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63mm"/>
    </style:style>
    <style:style style:name="co2" style:family="table-column">
      <style:table-column-properties fo:break-before="auto" style:column-width="21.71mm"/>
    </style:style>
    <style:style style:name="co3" style:family="table-column">
      <style:table-column-properties fo:break-before="auto" style:column-width="44.01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43.32mm"/>
    </style:style>
    <style:style style:name="co6" style:family="table-column">
      <style:table-column-properties fo:break-before="auto" style:column-width="123.75mm"/>
    </style:style>
    <style:style style:name="co7" style:family="table-column">
      <style:table-column-properties fo:break-before="auto" style:column-width="29.74mm"/>
    </style:style>
    <style:style style:name="co8" style:family="table-column">
      <style:table-column-properties fo:break-before="auto" style:column-width="29.51mm"/>
    </style:style>
    <style:style style:name="co9" style:family="table-column">
      <style:table-column-properties fo:break-before="auto" style:column-width="33.25mm"/>
    </style:style>
    <style:style style:name="co10" style:family="table-column">
      <style:table-column-properties fo:break-before="auto" style:column-width="45.09mm"/>
    </style:style>
    <style:style style:name="co11" style:family="table-column">
      <style:table-column-properties fo:break-before="auto" style:column-width="33.06mm"/>
    </style:style>
    <style:style style:name="co12" style:family="table-column">
      <style:table-column-properties fo:break-before="auto" style:column-width="28.38mm"/>
    </style:style>
    <style:style style:name="co13" style:family="table-column">
      <style:table-column-properties fo:break-before="auto" style:column-width="26.78mm"/>
    </style:style>
    <style:style style:name="co14" style:family="table-column">
      <style:table-column-properties fo:break-before="auto" style:column-width="41.65mm"/>
    </style:style>
    <style:style style:name="co15" style:family="table-column">
      <style:table-column-properties fo:break-before="auto" style:column-width="110.08mm"/>
    </style:style>
    <style:style style:name="co16" style:family="table-column">
      <style:table-column-properties fo:break-before="auto" style:column-width="30.04mm"/>
    </style:style>
    <style:style style:name="co17" style:family="table-column">
      <style:table-column-properties fo:break-before="auto" style:column-width="55.12mm"/>
    </style:style>
    <style:style style:name="co18" style:family="table-column">
      <style:table-column-properties fo:break-before="auto" style:column-width="94.49mm"/>
    </style:style>
    <style:style style:name="co19" style:family="table-column">
      <style:table-column-properties fo:break-before="auto" style:column-width="19.51mm"/>
    </style:style>
    <style:style style:name="co20" style:family="table-column">
      <style:table-column-properties fo:break-before="auto" style:column-width="20mm"/>
    </style:style>
    <style:style style:name="co21" style:family="table-column">
      <style:table-column-properties fo:break-before="auto" style:column-width="32.67mm"/>
    </style:style>
    <style:style style:name="co22" style:family="table-column">
      <style:table-column-properties fo:break-before="auto" style:column-width="46.06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22.31mm"/>
    </style:style>
    <style:style style:name="co25" style:family="table-column">
      <style:table-column-properties fo:break-before="auto" style:column-width="39.9mm"/>
    </style:style>
    <style:style style:name="co26" style:family="table-column">
      <style:table-column-properties fo:break-before="auto" style:column-width="93.7mm"/>
    </style:style>
    <style:style style:name="co27" style:family="table-column">
      <style:table-column-properties fo:break-before="auto" style:column-width="16.62mm"/>
    </style:style>
    <style:style style:name="co28" style:family="table-column">
      <style:table-column-properties fo:break-before="auto" style:column-width="35.17mm"/>
    </style:style>
    <style:style style:name="co29" style:family="table-column">
      <style:table-column-properties fo:break-before="auto" style:column-width="37.92mm"/>
    </style:style>
    <style:style style:name="co30" style:family="table-column">
      <style:table-column-properties fo:break-before="auto" style:column-width="89.24mm"/>
    </style:style>
    <style:style style:name="co31" style:family="table-column">
      <style:table-column-properties fo:break-before="auto" style:column-width="50.85mm"/>
    </style:style>
    <style:style style:name="co32" style:family="table-column">
      <style:table-column-properties fo:break-before="auto" style:column-width="31.66mm"/>
    </style:style>
    <style:style style:name="co33" style:family="table-column">
      <style:table-column-properties fo:break-before="auto" style:column-width="24.31mm"/>
    </style:style>
    <style:style style:name="co34" style:family="table-column">
      <style:table-column-properties fo:break-before="auto" style:column-width="45.37mm"/>
    </style:style>
    <style:style style:name="co35" style:family="table-column">
      <style:table-column-properties fo:break-before="auto" style:column-width="27.06mm"/>
    </style:style>
    <style:style style:name="co36" style:family="table-column">
      <style:table-column-properties fo:break-before="auto" style:column-width="46.71mm"/>
    </style:style>
    <style:style style:name="co37" style:family="table-column">
      <style:table-column-properties fo:break-before="auto" style:column-width="23.5mm"/>
    </style:style>
    <style:style style:name="co38" style:family="table-column">
      <style:table-column-properties fo:break-before="auto" style:column-width="82.07mm"/>
    </style:style>
    <style:style style:name="co39" style:family="table-column">
      <style:table-column-properties fo:break-before="auto" style:column-width="25.19mm"/>
    </style:style>
    <style:style style:name="co40" style:family="table-column">
      <style:table-column-properties fo:break-before="auto" style:column-width="20.41mm"/>
    </style:style>
    <style:style style:name="co41" style:family="table-column">
      <style:table-column-properties fo:break-before="auto" style:column-width="29.23mm"/>
    </style:style>
    <style:style style:name="co42" style:family="table-column">
      <style:table-column-properties fo:break-before="auto" style:column-width="43.27mm"/>
    </style:style>
    <style:style style:name="co43" style:family="table-column">
      <style:table-column-properties fo:break-before="auto" style:column-width="95.64mm"/>
    </style:style>
    <style:style style:name="co44" style:family="table-column">
      <style:table-column-properties fo:break-before="auto" style:column-width="80.29mm"/>
    </style:style>
    <style:style style:name="co45" style:family="table-column">
      <style:table-column-properties fo:break-before="auto" style:column-width="76.75mm"/>
    </style:style>
    <style:style style:name="co46" style:family="table-column">
      <style:table-column-properties fo:break-before="auto" style:column-width="67.33mm"/>
    </style:style>
    <style:style style:name="co47" style:family="table-column">
      <style:table-column-properties fo:break-before="auto" style:column-width="110.67mm"/>
    </style:style>
    <style:style style:name="co48" style:family="table-column">
      <style:table-column-properties fo:break-before="auto" style:column-width="21.41mm"/>
    </style:style>
    <style:style style:name="co49" style:family="table-column">
      <style:table-column-properties fo:break-before="auto" style:column-width="33.9mm"/>
    </style:style>
    <style:style style:name="co50" style:family="table-column">
      <style:table-column-properties fo:break-before="auto" style:column-width="49.34mm"/>
    </style:style>
    <style:style style:name="co51" style:family="table-column">
      <style:table-column-properties fo:break-before="auto" style:column-width="16.74mm"/>
    </style:style>
    <style:style style:name="co52" style:family="table-column">
      <style:table-column-properties fo:break-before="auto" style:column-width="6.05mm"/>
    </style:style>
    <style:style style:name="co53" style:family="table-column">
      <style:table-column-properties fo:break-before="auto" style:column-width="68.44mm"/>
    </style:style>
    <style:style style:name="co54" style:family="table-column">
      <style:table-column-properties fo:break-before="auto" style:column-width="31.36mm"/>
    </style:style>
    <style:style style:name="co55" style:family="table-column">
      <style:table-column-properties fo:break-before="auto" style:column-width="27.18mm"/>
    </style:style>
    <style:style style:name="co56" style:family="table-column">
      <style:table-column-properties fo:break-before="auto" style:column-width="16.44mm"/>
    </style:style>
    <style:style style:name="co57" style:family="table-column">
      <style:table-column-properties fo:break-before="auto" style:column-width="18.43mm"/>
    </style:style>
    <style:style style:name="co58" style:family="table-column">
      <style:table-column-properties fo:break-before="auto" style:column-width="25.89mm"/>
    </style:style>
    <style:style style:name="co59" style:family="table-column">
      <style:table-column-properties fo:break-before="auto" style:column-width="33.02mm"/>
    </style:style>
    <style:style style:name="co60" style:family="table-column">
      <style:table-column-properties fo:break-before="auto" style:column-width="35.49mm"/>
    </style:style>
    <style:style style:name="co61" style:family="table-column">
      <style:table-column-properties fo:break-before="auto" style:column-width="92.11mm"/>
    </style:style>
    <style:style style:name="co62" style:family="table-column">
      <style:table-column-properties fo:break-before="auto" style:column-width="47.2mm"/>
    </style:style>
    <style:style style:name="co63" style:family="table-column">
      <style:table-column-properties fo:break-before="auto" style:column-width="105.69mm"/>
    </style:style>
    <style:style style:name="co64" style:family="table-column">
      <style:table-column-properties fo:break-before="auto" style:column-width="27.78mm"/>
    </style:style>
    <style:style style:name="co65" style:family="table-column">
      <style:table-column-properties fo:break-before="auto" style:column-width="32.37mm"/>
    </style:style>
    <style:style style:name="co66" style:family="table-column">
      <style:table-column-properties fo:break-before="auto" style:column-width="63.36mm"/>
    </style:style>
    <style:style style:name="co67" style:family="table-column">
      <style:table-column-properties fo:break-before="auto" style:column-width="88.48mm"/>
    </style:style>
    <style:style style:name="co68" style:family="table-column">
      <style:table-column-properties fo:break-before="auto" style:column-width="16.33mm"/>
    </style:style>
    <style:style style:name="co69" style:family="table-column">
      <style:table-column-properties fo:break-before="auto" style:column-width="14.48mm"/>
    </style:style>
    <style:style style:name="co70" style:family="table-column">
      <style:table-column-properties fo:break-before="auto" style:column-width="79.29mm"/>
    </style:style>
    <style:style style:name="co71" style:family="table-column">
      <style:table-column-properties fo:break-before="auto" style:column-width="48.44mm"/>
    </style:style>
    <style:style style:name="co72" style:family="table-column">
      <style:table-column-properties fo:break-before="auto" style:column-width="15.66mm"/>
    </style:style>
    <style:style style:name="co73" style:family="table-column">
      <style:table-column-properties fo:break-before="auto" style:column-width="85.97mm"/>
    </style:style>
    <style:style style:name="co74" style:family="table-column">
      <style:table-column-properties fo:break-before="auto" style:column-width="74.51mm"/>
    </style:style>
    <style:style style:name="co75" style:family="table-column">
      <style:table-column-properties fo:break-before="auto" style:column-width="68.74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60.41mm"/>
    </style:style>
    <style:style style:name="co78" style:family="table-column">
      <style:table-column-properties fo:break-before="auto" style:column-width="40.92mm"/>
    </style:style>
    <style:style style:name="co79" style:family="table-column">
      <style:table-column-properties fo:break-before="auto" style:column-width="221.23mm"/>
    </style:style>
    <style:style style:name="co80" style:family="table-column">
      <style:table-column-properties fo:break-before="auto" style:column-width="34.77mm"/>
    </style:style>
    <style:style style:name="co81" style:family="table-column">
      <style:table-column-properties fo:break-before="auto" style:column-width="29.55mm"/>
    </style:style>
    <style:style style:name="co82" style:family="table-column">
      <style:table-column-properties fo:break-before="auto" style:column-width="32.49mm"/>
    </style:style>
    <style:style style:name="co83" style:family="table-column">
      <style:table-column-properties fo:break-before="auto" style:column-width="83.15mm"/>
    </style:style>
    <style:style style:name="co84" style:family="table-column">
      <style:table-column-properties fo:break-before="auto" style:column-width="14.31mm"/>
    </style:style>
    <style:style style:name="co85" style:family="table-column">
      <style:table-column-properties fo:break-before="auto" style:column-width="18.13mm"/>
    </style:style>
    <style:style style:name="co86" style:family="table-column">
      <style:table-column-properties fo:break-before="auto" style:column-width="105.99mm"/>
    </style:style>
    <style:style style:name="co87" style:family="table-column">
      <style:table-column-properties fo:break-before="auto" style:column-width="44.03mm"/>
    </style:style>
    <style:style style:name="co88" style:family="table-column">
      <style:table-column-properties fo:break-before="auto" style:column-width="104.72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7.34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28.29mm" fo:break-before="auto" style:use-optimal-row-height="false"/>
    </style:style>
    <style:style style:name="ro5" style:family="table-row">
      <style:table-row-properties style:row-height="10.71mm" fo:break-before="auto" style:use-optimal-row-height="false"/>
    </style:style>
    <style:style style:name="ro6" style:family="table-row">
      <style:table-row-properties style:row-height="12.9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6.72mm" fo:break-before="auto" style:use-optimal-row-height="false"/>
    </style:style>
    <style:style style:name="ro9" style:family="table-row">
      <style:table-row-properties style:row-height="5.94mm" fo:break-before="auto" style:use-optimal-row-height="false"/>
    </style:style>
    <style:style style:name="ro10" style:family="table-row">
      <style:table-row-properties style:row-height="24.99mm" fo:break-before="auto" style:use-optimal-row-height="false"/>
    </style:style>
    <style:style style:name="ro11" style:family="table-row">
      <style:table-row-properties style:row-height="7.69mm" fo:break-before="auto" style:use-optimal-row-height="false"/>
    </style:style>
    <style:style style:name="ro12" style:family="table-row">
      <style:table-row-properties style:row-height="9.47mm" fo:break-before="auto" style:use-optimal-row-height="false"/>
    </style:style>
    <style:style style:name="ro13" style:family="table-row">
      <style:table-row-properties style:row-height="13.16mm" fo:break-before="auto" style:use-optimal-row-height="false"/>
    </style:style>
    <style:style style:name="ro14" style:family="table-row">
      <style:table-row-properties style:row-height="11.57mm" fo:break-before="auto" style:use-optimal-row-height="fals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12.89mm" fo:break-before="auto" style:use-optimal-row-height="false"/>
    </style:style>
    <style:style style:name="ro17" style:family="table-row">
      <style:table-row-properties style:row-height="10mm" fo:break-before="auto" style:use-optimal-row-height="false"/>
    </style:style>
    <style:style style:name="ro18" style:family="table-row">
      <style:table-row-properties style:row-height="4.94mm" fo:break-before="auto" style:use-optimal-row-height="true"/>
    </style:style>
    <style:style style:name="ro19" style:family="table-row">
      <style:table-row-properties style:row-height="16.44mm" fo:break-before="auto" style:use-optimal-row-height="true"/>
    </style:style>
    <style:style style:name="ro20" style:family="table-row">
      <style:table-row-properties style:row-height="4.87mm" fo:break-before="auto" style:use-optimal-row-height="true"/>
    </style:style>
    <style:style style:name="ro21" style:family="table-row">
      <style:table-row-properties style:row-height="7.92mm" fo:break-before="auto" style:use-optimal-row-height="true"/>
    </style:style>
    <style:style style:name="ro22" style:family="table-row">
      <style:table-row-properties style:row-height="11.89mm" fo:break-before="auto" style:use-optimal-row-height="true"/>
    </style:style>
    <style:style style:name="ro23" style:family="table-row">
      <style:table-row-properties style:row-height="19.83mm" fo:break-before="auto" style:use-optimal-row-height="true"/>
    </style:style>
    <style:style style:name="ro24" style:family="table-row">
      <style:table-row-properties style:row-height="8.55mm" fo:break-before="auto" style:use-optimal-row-height="true"/>
    </style:style>
    <style:style style:name="ro25" style:family="table-row">
      <style:table-row-properties style:row-height="4.92mm" fo:break-before="auto" style:use-optimal-row-height="true"/>
    </style:style>
    <style:style style:name="ro26" style:family="table-row">
      <style:table-row-properties style:row-height="8.22mm" fo:break-before="auto" style:use-optimal-row-height="false"/>
    </style:style>
    <style:style style:name="ro27" style:family="table-row">
      <style:table-row-properties style:row-height="9.21mm" fo:break-before="auto" style:use-optimal-row-height="true"/>
    </style:style>
    <style:style style:name="ro28" style:family="table-row">
      <style:table-row-properties style:row-height="4.69mm" fo:break-before="auto" style:use-optimal-row-height="true"/>
    </style:style>
    <style:style style:name="ro29" style:family="table-row">
      <style:table-row-properties style:row-height="13.48m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18" style:family="table-cell" style:parent-style-name="Default">
      <style:table-cell-properties fo:border-bottom="none" fo:background-color="transparent" fo:border-left="none" fo:border-right="4pt solid #000000" fo:border-top="none"/>
      <style:text-properties style:font-name="Calibri1" fo:font-size="10pt" style:font-size-asian="10pt" style:font-size-complex="10pt"/>
    </style:style>
    <style:style style:name="ce1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2.0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22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3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1" fo:font-size="10pt" style:font-size-asian="10pt" style:font-size-complex="10pt"/>
    </style:style>
    <style:style style:name="ce2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Servidores.O6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Calibri1" fo:font-size="10pt" style:font-size-asian="10pt" style:font-size-complex="10pt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  <style:map style:condition="cell-content()=&quot;-- NO ENCUENTRO MI OPCIÓN --&quot;" style:apply-style-name="NO_5f_ENCONTRADO" style:base-cell-address="Servidores.O6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1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34" style:family="table-cell" style:parent-style-name="Default">
      <style:text-properties style:font-name="Calibri1" fo:font-size="10pt" style:font-size-asian="10pt" style:font-size-complex="10pt"/>
      <style:map style:condition="cell-content()&gt;0" style:apply-style-name="Correto" style:base-cell-address="Servidores.W6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39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0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71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5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Weblogic'.D6"/>
    </style:style>
    <style:style style:name="ce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Weblogic'.D6"/>
    </style:style>
    <style:style style:name="ce78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alibri1"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alibri1" fo:font-size="11pt" style:font-size-asian="11pt" style:font-size-complex="11pt"/>
    </style:style>
    <style:style style:name="ce82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Weblogic'.D6"/>
    </style:style>
    <style:style style:name="ce85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8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89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93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7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99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1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102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110" style:family="table-cell" style:parent-style-name="Default">
      <style:table-cell-properties fo:border-bottom="none" fo:border-left="0.06pt solid #000000" fo:border-right="none" fo:border-top="none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11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116" style:family="table-cell" style:parent-style-name="Default">
      <style:table-cell-properties fo:border-bottom="none" fo:border-left="none" fo:border-right="0.06pt solid #000000" fo:border-top="none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9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0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2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6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31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4.2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8.0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7.93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2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arq_serv)" table:allow-empty-cell="true" table:display-list="unsorted" table:base-cell-address="Servidores.P16">
          <table:error-message table:message-type="stop" table:display="true"/>
        </table:content-validation>
        <table:content-validation table:name="val8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9" table:condition="of:cell-content-is-in-list(Tipo_de_cluster)" table:allow-empty-cell="true" table:display-list="unsorted" table:base-cell-address="Servidores.R6"/>
        <table:content-validation table:name="val10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1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2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3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4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5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6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7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8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9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20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1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2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3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4" table:condition="of:cell-content-is-in-list(Tecnologia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5" table:condition="of:cell-content-is-in-list(activo_pasivo)" table:allow-empty-cell="true" table:display-list="unsorted" table:base-cell-address="'Oracle Database'.P2">
          <table:error-message table:message-type="stop" table:display="true"/>
        </table:content-validation>
        <table:content-validation table:name="val26" table:condition="of:cell-content-is-in-list(Criticidad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7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28" table:condition="of:cell-content-is-in-list(Metodo_de_Respal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9" table:condition="of:cell-content-is-in-list(Disponibilidad)" table:allow-empty-cell="true" table:display-list="unsorted" table:base-cell-address="'Oracle Weblogic'.P6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visibility="collapse" table:default-cell-style-name="ce7"/>
        <table:table-column table:style-name="co15" table:default-cell-style-name="ce28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16" table:default-cell-style-name="ce1"/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Incluir aquí la información de los servidores físicos y/o virtuales de su organismo que tienen desplegados productos Oracle BBDD y/o Weblogic</text:p>
          </table:table-cell>
          <table:covered-table-cell table:number-columns-repeated="2" table:style-name="Default"/>
          <table:covered-table-cell table:number-columns-repeated="5" table:style-name="ce2"/>
          <table:table-cell table:style-name="ce2" table:number-columns-repeated="2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3">
          <table:table-cell/>
          <table:table-cell table:style-name="ce4" office:value-type="string" calcext:value-type="string" table:number-columns-spanned="8" table:number-rows-spanned="1">
            <text:p>SERVIDOR FÍSICO</text:p>
          </table:table-cell>
          <table:covered-table-cell table:number-columns-repeated="2" table:style-name="Default"/>
          <table:covered-table-cell table:number-columns-repeated="4" table:style-name="ce2"/>
          <table:covered-table-cell table:style-name="ce10"/>
          <table:table-cell table:style-name="ce4" office:value-type="string" calcext:value-type="string" table:number-columns-spanned="4" table:number-rows-spanned="1">
            <text:p>SERVIDOR VIRTUAL</text:p>
          </table:table-cell>
          <table:covered-table-cell table:style-name="ce2"/>
          <table:covered-table-cell table:style-name="ce17"/>
          <table:covered-table-cell table:style-name="ce18"/>
          <table:table-cell table:style-name="ce22" office:value-type="string" calcext:value-type="string" table:number-columns-spanned="4" table:number-rows-spanned="1">
            <text:p>DATOS TÉCNICOS</text:p>
          </table:table-cell>
          <table:covered-table-cell table:number-columns-repeated="3" table:style-name="ce22"/>
          <table:table-cell table:style-name="ce22"/>
          <table:table-cell table:style-name="ce30" table:number-columns-repeated="969"/>
          <table:table-cell table:style-name="ce17" table:number-columns-repeated="24"/>
          <table:table-cell table:number-columns-repeated="13"/>
        </table:table-row>
        <table:table-row table:style-name="ro4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del servidor físico / Hostname (*)</text:p>
          </table:table-cell>
          <table:table-cell table:style-name="ce5" office:value-type="string" calcext:value-type="string">
            <text:p>Marca (*)</text:p>
          </table:table-cell>
          <table:table-cell table:style-name="ce5" office:value-type="string" calcext:value-type="string">
            <text:p>Modelo (*)</text:p>
          </table:table-cell>
          <table:table-cell table:style-name="ce5" office:value-type="string" calcext:value-type="string">
            <text:p>Tecnología servidor (*)</text:p>
          </table:table-cell>
          <table:table-cell table:style-name="ce5" office:value-type="string" calcext:value-type="string">
            <text:p>Nº Procesadores/CPUs del Servidor Físico (*)</text:p>
          </table:table-cell>
          <table:table-cell table:style-name="ce5" office:value-type="string" calcext:value-type="string">
            <text:p>Nº Cores por Procesador del Servidor Físico (*)</text:p>
          </table:table-cell>
          <table:table-cell table:style-name="ce11" office:value-type="string" calcext:value-type="string">
            <text:p>Nº Total Cores Normalizados</text:p>
          </table:table-cell>
          <table:table-cell table:style-name="ce13" office:value-type="string" calcext:value-type="string">
            <text:p>¿Virtualizado? (*)</text:p>
          </table:table-cell>
          <table:table-cell table:style-name="ce15" office:value-type="string" calcext:value-type="string">
            <text:p>Nombre de host virtual (*)</text:p>
          </table:table-cell>
          <table:table-cell table:style-name="ce15" office:value-type="string" calcext:value-type="string">
            <text:p>Nº Cores de la Máquina Virtual (*)</text:p>
          </table:table-cell>
          <table:table-cell table:style-name="ce19" office:value-type="string" calcext:value-type="string">
            <text:p>Nº Total Cores Normalizado (virtual)</text:p>
          </table:table-cell>
          <table:table-cell table:style-name="ce23" office:value-type="string" calcext:value-type="string">
            <office:annotation draw:style-name="gr1" draw:text-style-name="P2" svg:width="28.99mm" svg:height="56.25mm" svg:x="503.63mm" svg:y="8.72mm" draw:caption-point-x="-4.45mm" draw:caption-point-y="15.29m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26" office:value-type="string" calcext:value-type="string">
            <text:p>Sistema Operativo (*)</text:p>
          </table:table-cell>
          <table:table-cell table:style-name="ce26" office:value-type="string" calcext:value-type="string">
            <text:p>Arquitectura (*)</text:p>
          </table:table-cell>
          <table:table-cell table:style-name="ce26" office:value-type="string" calcext:value-type="string">
            <office:annotation draw:style-name="gr2" draw:text-style-name="P2" svg:width="28.99mm" svg:height="33.65mm" svg:x="698.15mm" svg:y="8.66mm" draw:caption-point-x="-3.72mm" draw:caption-point-y="15.35m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 (*)</text:p>
          </table:table-cell>
          <table:table-cell table:style-name="ce26" office:value-type="string" calcext:value-type="string">
            <text:p>Tipo Cluster</text:p>
          </table:table-cell>
          <table:table-cell table:style-name="ce31" office:value-type="string" calcext:value-type="string">
            <text:p>Observaciones / Comentarios del Organismo</text:p>
          </table:table-cell>
          <table:table-cell/>
          <table:table-cell table:style-name="ce33" office:value-type="string" calcext:value-type="string">
            <text:p>BBDD</text:p>
          </table:table-cell>
          <table:table-cell table:style-name="ce33" office:value-type="string" calcext:value-type="string">
            <text:p>SA</text:p>
          </table:table-cell>
          <table:table-cell table:style-name="ce33" office:value-type="string" calcext:value-type="string">
            <text:p>OK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6];[$datos.$Q$2:.$R$33];2;0)*[.G6]*[.H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6];&quot;No virtualizado&quot;)      ;&quot;&quot;      ; IF(EXACT([.J6];&quot;Virtualización lógica&quot;)           ;[.I6]           ; IF(EXACT([.J6];&quot;Virtualización física&quot;)               ;ROUNDUP(VLOOKUP([.$F6];[$datos.$Q$2:.$R$33];2;0)*[.L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6])+COUNTIF([$'Oracle Database'.$D$6:.$D$31];[.K6])" office:value-type="float" office:value="0" calcext:value-type="float">
            <text:p>0</text:p>
          </table:table-cell>
          <table:table-cell table:formula="of:=COUNTIF(['Oracle Weblogic'.$C$6:.$C$397];[.C6])+COUNTIF(['Oracle Weblogic'.$C$6:.$C$397];[.K6])" office:value-type="float" office:value="1" calcext:value-type="float">
            <text:p>1</text:p>
          </table:table-cell>
          <table:table-cell table:style-name="ce34" table:formula="of:=[.U6]+[.V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7];[$datos.$Q$2:.$R$33];2;0)*[.G7]*[.H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7];&quot;No virtualizado&quot;)      ;&quot;&quot;      ; IF(EXACT([.J7];&quot;Virtualización lógica&quot;)           ;[.I7]           ; IF(EXACT([.J7];&quot;Virtualización física&quot;)               ;ROUNDUP(VLOOKUP([.$F7];[$datos.$Q$2:.$R$33];2;0)*[.L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7])+COUNTIF([$'Oracle Database'.$D$6:.$D$31];[.K7])" office:value-type="float" office:value="0" calcext:value-type="float">
            <text:p>0</text:p>
          </table:table-cell>
          <table:table-cell table:formula="of:=COUNTIF(['Oracle Weblogic'.$C$6:.$C$397];[.C7])+COUNTIF(['Oracle Weblogic'.$C$6:.$C$397];[.K7])" office:value-type="float" office:value="1" calcext:value-type="float">
            <text:p>1</text:p>
          </table:table-cell>
          <table:table-cell table:style-name="ce34" table:formula="of:=[.U7]+[.V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8];[$datos.$Q$2:.$R$33];2;0)*[.G8]*[.H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8];&quot;No virtualizado&quot;)      ;&quot;&quot;      ; IF(EXACT([.J8];&quot;Virtualización lógica&quot;)           ;[.I8]           ; IF(EXACT([.J8];&quot;Virtualización física&quot;)               ;ROUNDUP(VLOOKUP([.$F8];[$datos.$Q$2:.$R$33];2;0)*[.L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8])+COUNTIF([$'Oracle Database'.$D$6:.$D$31];[.K8])" office:value-type="float" office:value="0" calcext:value-type="float">
            <text:p>0</text:p>
          </table:table-cell>
          <table:table-cell table:formula="of:=COUNTIF(['Oracle Weblogic'.$C$6:.$C$397];[.C8])+COUNTIF(['Oracle Weblogic'.$C$6:.$C$397];[.K8])" office:value-type="float" office:value="1" calcext:value-type="float">
            <text:p>1</text:p>
          </table:table-cell>
          <table:table-cell table:style-name="ce34" table:formula="of:=[.U8]+[.V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9];[$datos.$Q$2:.$R$33];2;0)*[.G9]*[.H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9];&quot;No virtualizado&quot;)      ;&quot;&quot;      ; IF(EXACT([.J9];&quot;Virtualización lógica&quot;)           ;[.I9]           ; IF(EXACT([.J9];&quot;Virtualización física&quot;)               ;ROUNDUP(VLOOKUP([.$F9];[$datos.$Q$2:.$R$33];2;0)*[.L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9])+COUNTIF([$'Oracle Database'.$D$6:.$D$31];[.K9])" office:value-type="float" office:value="0" calcext:value-type="float">
            <text:p>0</text:p>
          </table:table-cell>
          <table:table-cell table:formula="of:=COUNTIF(['Oracle Weblogic'.$C$6:.$C$397];[.C9])+COUNTIF(['Oracle Weblogic'.$C$6:.$C$397];[.K9])" office:value-type="float" office:value="1" calcext:value-type="float">
            <text:p>1</text:p>
          </table:table-cell>
          <table:table-cell table:style-name="ce34" table:formula="of:=[.U9]+[.V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0];[$datos.$Q$2:.$R$33];2;0)*[.G10]*[.H1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0];&quot;No virtualizado&quot;)      ;&quot;&quot;      ; IF(EXACT([.J10];&quot;Virtualización lógica&quot;)           ;[.I10]           ; IF(EXACT([.J10];&quot;Virtualización física&quot;)               ;ROUNDUP(VLOOKUP([.$F10];[$datos.$Q$2:.$R$33];2;0)*[.L1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0])+COUNTIF([$'Oracle Database'.$D$6:.$D$31];[.K10])" office:value-type="float" office:value="0" calcext:value-type="float">
            <text:p>0</text:p>
          </table:table-cell>
          <table:table-cell table:formula="of:=COUNTIF(['Oracle Weblogic'.$C$6:.$C$397];[.C10])+COUNTIF(['Oracle Weblogic'.$C$6:.$C$397];[.K10])" office:value-type="float" office:value="1" calcext:value-type="float">
            <text:p>1</text:p>
          </table:table-cell>
          <table:table-cell table:style-name="ce34" table:formula="of:=[.U10]+[.V1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1];[$datos.$Q$2:.$R$33];2;0)*[.G11]*[.H1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1];&quot;No virtualizado&quot;)      ;&quot;&quot;      ; IF(EXACT([.J11];&quot;Virtualización lógica&quot;)           ;[.I11]           ; IF(EXACT([.J11];&quot;Virtualización física&quot;)               ;ROUNDUP(VLOOKUP([.$F11];[$datos.$Q$2:.$R$33];2;0)*[.L1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1])+COUNTIF([$'Oracle Database'.$D$6:.$D$31];[.K11])" office:value-type="float" office:value="0" calcext:value-type="float">
            <text:p>0</text:p>
          </table:table-cell>
          <table:table-cell table:formula="of:=COUNTIF(['Oracle Weblogic'.$C$6:.$C$397];[.C11])+COUNTIF(['Oracle Weblogic'.$C$6:.$C$397];[.K11])" office:value-type="float" office:value="1" calcext:value-type="float">
            <text:p>1</text:p>
          </table:table-cell>
          <table:table-cell table:style-name="ce34" table:formula="of:=[.U11]+[.V1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2];[$datos.$Q$2:.$R$33];2;0)*[.G12]*[.H1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2];&quot;No virtualizado&quot;)      ;&quot;&quot;      ; IF(EXACT([.J12];&quot;Virtualización lógica&quot;)           ;[.I12]           ; IF(EXACT([.J12];&quot;Virtualización física&quot;)               ;ROUNDUP(VLOOKUP([.$F12];[$datos.$Q$2:.$R$33];2;0)*[.L1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2])+COUNTIF([$'Oracle Database'.$D$6:.$D$31];[.K12])" office:value-type="float" office:value="0" calcext:value-type="float">
            <text:p>0</text:p>
          </table:table-cell>
          <table:table-cell table:formula="of:=COUNTIF(['Oracle Weblogic'.$C$6:.$C$397];[.C12])+COUNTIF(['Oracle Weblogic'.$C$6:.$C$397];[.K12])" office:value-type="float" office:value="1" calcext:value-type="float">
            <text:p>1</text:p>
          </table:table-cell>
          <table:table-cell table:style-name="ce34" table:formula="of:=[.U12]+[.V1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8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3];[$datos.$Q$2:.$R$33];2;0)*[.G13]*[.H1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3];&quot;No virtualizado&quot;)      ;&quot;&quot;      ; IF(EXACT([.J13];&quot;Virtualización lógica&quot;)           ;[.I13]           ; IF(EXACT([.J13];&quot;Virtualización física&quot;)               ;ROUNDUP(VLOOKUP([.$F13];[$datos.$Q$2:.$R$33];2;0)*[.L1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3])+COUNTIF([$'Oracle Database'.$D$6:.$D$31];[.K13])" office:value-type="float" office:value="0" calcext:value-type="float">
            <text:p>0</text:p>
          </table:table-cell>
          <table:table-cell table:formula="of:=COUNTIF(['Oracle Weblogic'.$C$6:.$C$397];[.C13])+COUNTIF(['Oracle Weblogic'.$C$6:.$C$397];[.K13])" office:value-type="float" office:value="1" calcext:value-type="float">
            <text:p>1</text:p>
          </table:table-cell>
          <table:table-cell table:style-name="ce34" table:formula="of:=[.U13]+[.V1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9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4];[$datos.$Q$2:.$R$33];2;0)*[.G14]*[.H1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adm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4];&quot;No virtualizado&quot;)      ;&quot;&quot;      ; IF(EXACT([.J14];&quot;Virtualización lógica&quot;)           ;[.I14]           ; IF(EXACT([.J14];&quot;Virtualización física&quot;)               ;ROUNDUP(VLOOKUP([.$F14];[$datos.$Q$2:.$R$33];2;0)*[.L1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4])+COUNTIF([$'Oracle Database'.$D$6:.$D$31];[.K14])" office:value-type="float" office:value="0" calcext:value-type="float">
            <text:p>0</text:p>
          </table:table-cell>
          <table:table-cell table:formula="of:=COUNTIF(['Oracle Weblogic'.$C$6:.$C$397];[.C14])+COUNTIF(['Oracle Weblogic'.$C$6:.$C$397];[.K14])" office:value-type="float" office:value="1" calcext:value-type="float">
            <text:p>1</text:p>
          </table:table-cell>
          <table:table-cell table:style-name="ce34" table:formula="of:=[.U14]+[.V1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0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5];[$datos.$Q$2:.$R$33];2;0)*[.G15]*[.H1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admin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5];&quot;No virtualizado&quot;)      ;&quot;&quot;      ; IF(EXACT([.J15];&quot;Virtualización lógica&quot;)           ;[.I15]           ; IF(EXACT([.J15];&quot;Virtualización física&quot;)               ;ROUNDUP(VLOOKUP([.$F15];[$datos.$Q$2:.$R$33];2;0)*[.L1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5])+COUNTIF([$'Oracle Database'.$D$6:.$D$31];[.K15])" office:value-type="float" office:value="0" calcext:value-type="float">
            <text:p>0</text:p>
          </table:table-cell>
          <table:table-cell table:formula="of:=COUNTIF(['Oracle Weblogic'.$C$6:.$C$397];[.C15])+COUNTIF(['Oracle Weblogic'.$C$6:.$C$397];[.K15])" office:value-type="float" office:value="1" calcext:value-type="float">
            <text:p>1</text:p>
          </table:table-cell>
          <table:table-cell table:style-name="ce34" table:formula="of:=[.U15]+[.V1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6];[$datos.$Q$2:.$R$33];2;0)*[.G16]*[.H1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6];&quot;No virtualizado&quot;)      ;&quot;&quot;      ; IF(EXACT([.J16];&quot;Virtualización lógica&quot;)           ;[.I16]           ; IF(EXACT([.J16];&quot;Virtualización física&quot;)               ;ROUNDUP(VLOOKUP([.$F16];[$datos.$Q$2:.$R$33];2;0)*[.L1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6])+COUNTIF([$'Oracle Database'.$D$6:.$D$31];[.K16])" office:value-type="float" office:value="0" calcext:value-type="float">
            <text:p>0</text:p>
          </table:table-cell>
          <table:table-cell table:formula="of:=COUNTIF(['Oracle Weblogic'.$C$6:.$C$397];[.C16])+COUNTIF(['Oracle Weblogic'.$C$6:.$C$397];[.K16])" office:value-type="float" office:value="1" calcext:value-type="float">
            <text:p>1</text:p>
          </table:table-cell>
          <table:table-cell table:style-name="ce34" table:formula="of:=[.U16]+[.V1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2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7];[$datos.$Q$2:.$R$33];2;0)*[.G17]*[.H1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7];&quot;No virtualizado&quot;)      ;&quot;&quot;      ; IF(EXACT([.J17];&quot;Virtualización lógica&quot;)           ;[.I17]           ; IF(EXACT([.J17];&quot;Virtualización física&quot;)               ;ROUNDUP(VLOOKUP([.$F17];[$datos.$Q$2:.$R$33];2;0)*[.L1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7])+COUNTIF([$'Oracle Database'.$D$6:.$D$31];[.K17])" office:value-type="float" office:value="0" calcext:value-type="float">
            <text:p>0</text:p>
          </table:table-cell>
          <table:table-cell table:formula="of:=COUNTIF(['Oracle Weblogic'.$C$6:.$C$397];[.C17])+COUNTIF(['Oracle Weblogic'.$C$6:.$C$397];[.K17])" office:value-type="float" office:value="1" calcext:value-type="float">
            <text:p>1</text:p>
          </table:table-cell>
          <table:table-cell table:style-name="ce34" table:formula="of:=[.U17]+[.V1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3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8];[$datos.$Q$2:.$R$33];2;0)*[.G18]*[.H1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8];&quot;No virtualizado&quot;)      ;&quot;&quot;      ; IF(EXACT([.J18];&quot;Virtualización lógica&quot;)           ;[.I18]           ; IF(EXACT([.J18];&quot;Virtualización física&quot;)               ;ROUNDUP(VLOOKUP([.$F18];[$datos.$Q$2:.$R$33];2;0)*[.L1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8])+COUNTIF([$'Oracle Database'.$D$6:.$D$31];[.K18])" office:value-type="float" office:value="0" calcext:value-type="float">
            <text:p>0</text:p>
          </table:table-cell>
          <table:table-cell table:formula="of:=COUNTIF(['Oracle Weblogic'.$C$6:.$C$397];[.C18])+COUNTIF(['Oracle Weblogic'.$C$6:.$C$397];[.K18])" office:value-type="float" office:value="1" calcext:value-type="float">
            <text:p>1</text:p>
          </table:table-cell>
          <table:table-cell table:style-name="ce34" table:formula="of:=[.U18]+[.V1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4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9];[$datos.$Q$2:.$R$33];2;0)*[.G19]*[.H1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9];&quot;No virtualizado&quot;)      ;&quot;&quot;      ; IF(EXACT([.J19];&quot;Virtualización lógica&quot;)           ;[.I19]           ; IF(EXACT([.J19];&quot;Virtualización física&quot;)               ;ROUNDUP(VLOOKUP([.$F19];[$datos.$Q$2:.$R$33];2;0)*[.L1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9])+COUNTIF([$'Oracle Database'.$D$6:.$D$31];[.K19])" office:value-type="float" office:value="0" calcext:value-type="float">
            <text:p>0</text:p>
          </table:table-cell>
          <table:table-cell table:formula="of:=COUNTIF(['Oracle Weblogic'.$C$6:.$C$397];[.C19])+COUNTIF(['Oracle Weblogic'.$C$6:.$C$397];[.K19])" office:value-type="float" office:value="1" calcext:value-type="float">
            <text:p>1</text:p>
          </table:table-cell>
          <table:table-cell table:style-name="ce34" table:formula="of:=[.U19]+[.V1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5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0];[$datos.$Q$2:.$R$33];2;0)*[.G20]*[.H2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64b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0];&quot;No virtualizado&quot;)      ;&quot;&quot;      ; IF(EXACT([.J20];&quot;Virtualización lógica&quot;)           ;[.I20]           ; IF(EXACT([.J20];&quot;Virtualización física&quot;)               ;ROUNDUP(VLOOKUP([.$F20];[$datos.$Q$2:.$R$33];2;0)*[.L2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0])+COUNTIF([$'Oracle Database'.$D$6:.$D$31];[.K20])" office:value-type="float" office:value="0" calcext:value-type="float">
            <text:p>0</text:p>
          </table:table-cell>
          <table:table-cell table:formula="of:=COUNTIF(['Oracle Weblogic'.$C$6:.$C$397];[.C20])+COUNTIF(['Oracle Weblogic'.$C$6:.$C$397];[.K20])" office:value-type="float" office:value="1" calcext:value-type="float">
            <text:p>1</text:p>
          </table:table-cell>
          <table:table-cell table:style-name="ce34" table:formula="of:=[.U20]+[.V2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1];[$datos.$Q$2:.$R$33];2;0)*[.G21]*[.H2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64b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1];&quot;No virtualizado&quot;)      ;&quot;&quot;      ; IF(EXACT([.J21];&quot;Virtualización lógica&quot;)           ;[.I21]           ; IF(EXACT([.J21];&quot;Virtualización física&quot;)               ;ROUNDUP(VLOOKUP([.$F21];[$datos.$Q$2:.$R$33];2;0)*[.L2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1])+COUNTIF([$'Oracle Database'.$D$6:.$D$31];[.K21])" office:value-type="float" office:value="0" calcext:value-type="float">
            <text:p>0</text:p>
          </table:table-cell>
          <table:table-cell table:formula="of:=COUNTIF(['Oracle Weblogic'.$C$6:.$C$397];[.C21])+COUNTIF(['Oracle Weblogic'.$C$6:.$C$397];[.K21])" office:value-type="float" office:value="1" calcext:value-type="float">
            <text:p>1</text:p>
          </table:table-cell>
          <table:table-cell table:style-name="ce34" table:formula="of:=[.U21]+[.V2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2];[$datos.$Q$2:.$R$33];2;0)*[.G22]*[.H2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2];&quot;No virtualizado&quot;)      ;&quot;&quot;      ; IF(EXACT([.J22];&quot;Virtualización lógica&quot;)           ;[.I22]           ; IF(EXACT([.J22];&quot;Virtualización física&quot;)               ;ROUNDUP(VLOOKUP([.$F22];[$datos.$Q$2:.$R$33];2;0)*[.L2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2])+COUNTIF([$'Oracle Database'.$D$6:.$D$31];[.K22])" office:value-type="float" office:value="0" calcext:value-type="float">
            <text:p>0</text:p>
          </table:table-cell>
          <table:table-cell table:formula="of:=COUNTIF(['Oracle Weblogic'.$C$6:.$C$397];[.C22])+COUNTIF(['Oracle Weblogic'.$C$6:.$C$397];[.K22])" office:value-type="float" office:value="1" calcext:value-type="float">
            <text:p>1</text:p>
          </table:table-cell>
          <table:table-cell table:style-name="ce34" table:formula="of:=[.U22]+[.V2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8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3];[$datos.$Q$2:.$R$33];2;0)*[.G23]*[.H2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3];&quot;No virtualizado&quot;)      ;&quot;&quot;      ; IF(EXACT([.J23];&quot;Virtualización lógica&quot;)           ;[.I23]           ; IF(EXACT([.J23];&quot;Virtualización física&quot;)               ;ROUNDUP(VLOOKUP([.$F23];[$datos.$Q$2:.$R$33];2;0)*[.L2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3])+COUNTIF([$'Oracle Database'.$D$6:.$D$31];[.K23])" office:value-type="float" office:value="0" calcext:value-type="float">
            <text:p>0</text:p>
          </table:table-cell>
          <table:table-cell table:formula="of:=COUNTIF(['Oracle Weblogic'.$C$6:.$C$397];[.C23])+COUNTIF(['Oracle Weblogic'.$C$6:.$C$397];[.K23])" office:value-type="float" office:value="1" calcext:value-type="float">
            <text:p>1</text:p>
          </table:table-cell>
          <table:table-cell table:style-name="ce34" table:formula="of:=[.U23]+[.V2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9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4];[$datos.$Q$2:.$R$33];2;0)*[.G24]*[.H2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4];&quot;No virtualizado&quot;)      ;&quot;&quot;      ; IF(EXACT([.J24];&quot;Virtualización lógica&quot;)           ;[.I24]           ; IF(EXACT([.J24];&quot;Virtualización física&quot;)               ;ROUNDUP(VLOOKUP([.$F24];[$datos.$Q$2:.$R$33];2;0)*[.L2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4])+COUNTIF([$'Oracle Database'.$D$6:.$D$31];[.K24])" office:value-type="float" office:value="0" calcext:value-type="float">
            <text:p>0</text:p>
          </table:table-cell>
          <table:table-cell table:formula="of:=COUNTIF(['Oracle Weblogic'.$C$6:.$C$397];[.C24])+COUNTIF(['Oracle Weblogic'.$C$6:.$C$397];[.K24])" office:value-type="float" office:value="1" calcext:value-type="float">
            <text:p>1</text:p>
          </table:table-cell>
          <table:table-cell table:style-name="ce34" table:formula="of:=[.U24]+[.V2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0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5];[$datos.$Q$2:.$R$33];2;0)*[.G25]*[.H2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5];&quot;No virtualizado&quot;)      ;&quot;&quot;      ; IF(EXACT([.J25];&quot;Virtualización lógica&quot;)           ;[.I25]           ; IF(EXACT([.J25];&quot;Virtualización física&quot;)               ;ROUNDUP(VLOOKUP([.$F25];[$datos.$Q$2:.$R$33];2;0)*[.L2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5])+COUNTIF([$'Oracle Database'.$D$6:.$D$31];[.K25])" office:value-type="float" office:value="0" calcext:value-type="float">
            <text:p>0</text:p>
          </table:table-cell>
          <table:table-cell table:formula="of:=COUNTIF(['Oracle Weblogic'.$C$6:.$C$397];[.C25])+COUNTIF(['Oracle Weblogic'.$C$6:.$C$397];[.K25])" office:value-type="float" office:value="1" calcext:value-type="float">
            <text:p>1</text:p>
          </table:table-cell>
          <table:table-cell table:style-name="ce34" table:formula="of:=[.U25]+[.V2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6];[$datos.$Q$2:.$R$33];2;0)*[.G26]*[.H2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6];&quot;No virtualizado&quot;)      ;&quot;&quot;      ; IF(EXACT([.J26];&quot;Virtualización lógica&quot;)           ;[.I26]           ; IF(EXACT([.J26];&quot;Virtualización física&quot;)               ;ROUNDUP(VLOOKUP([.$F26];[$datos.$Q$2:.$R$33];2;0)*[.L2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6])+COUNTIF([$'Oracle Database'.$D$6:.$D$31];[.K26])" office:value-type="float" office:value="0" calcext:value-type="float">
            <text:p>0</text:p>
          </table:table-cell>
          <table:table-cell table:formula="of:=COUNTIF(['Oracle Weblogic'.$C$6:.$C$397];[.C26])+COUNTIF(['Oracle Weblogic'.$C$6:.$C$397];[.K26])" office:value-type="float" office:value="1" calcext:value-type="float">
            <text:p>1</text:p>
          </table:table-cell>
          <table:table-cell table:style-name="ce34" table:formula="of:=[.U26]+[.V2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2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7];[$datos.$Q$2:.$R$33];2;0)*[.G27]*[.H2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7];&quot;No virtualizado&quot;)      ;&quot;&quot;      ; IF(EXACT([.J27];&quot;Virtualización lógica&quot;)           ;[.I27]           ; IF(EXACT([.J27];&quot;Virtualización física&quot;)               ;ROUNDUP(VLOOKUP([.$F27];[$datos.$Q$2:.$R$33];2;0)*[.L2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7])+COUNTIF([$'Oracle Database'.$D$6:.$D$31];[.K27])" office:value-type="float" office:value="0" calcext:value-type="float">
            <text:p>0</text:p>
          </table:table-cell>
          <table:table-cell table:formula="of:=COUNTIF(['Oracle Weblogic'.$C$6:.$C$397];[.C27])+COUNTIF(['Oracle Weblogic'.$C$6:.$C$397];[.K27])" office:value-type="float" office:value="1" calcext:value-type="float">
            <text:p>1</text:p>
          </table:table-cell>
          <table:table-cell table:style-name="ce34" table:formula="of:=[.U27]+[.V2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3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8];[$datos.$Q$2:.$R$33];2;0)*[.G28]*[.H2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3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8];&quot;No virtualizado&quot;)      ;&quot;&quot;      ; IF(EXACT([.J28];&quot;Virtualización lógica&quot;)           ;[.I28]           ; IF(EXACT([.J28];&quot;Virtualización física&quot;)               ;ROUNDUP(VLOOKUP([.$F28];[$datos.$Q$2:.$R$33];2;0)*[.L2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8])+COUNTIF([$'Oracle Database'.$D$6:.$D$31];[.K28])" office:value-type="float" office:value="0" calcext:value-type="float">
            <text:p>0</text:p>
          </table:table-cell>
          <table:table-cell table:formula="of:=COUNTIF(['Oracle Weblogic'.$C$6:.$C$397];[.C28])+COUNTIF(['Oracle Weblogic'.$C$6:.$C$397];[.K28])" office:value-type="float" office:value="1" calcext:value-type="float">
            <text:p>1</text:p>
          </table:table-cell>
          <table:table-cell table:style-name="ce34" table:formula="of:=[.U28]+[.V2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4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9];[$datos.$Q$2:.$R$33];2;0)*[.G29]*[.H2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4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9];&quot;No virtualizado&quot;)      ;&quot;&quot;      ; IF(EXACT([.J29];&quot;Virtualización lógica&quot;)           ;[.I29]           ; IF(EXACT([.J29];&quot;Virtualización física&quot;)               ;ROUNDUP(VLOOKUP([.$F29];[$datos.$Q$2:.$R$33];2;0)*[.L2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9])+COUNTIF([$'Oracle Database'.$D$6:.$D$31];[.K29])" office:value-type="float" office:value="0" calcext:value-type="float">
            <text:p>0</text:p>
          </table:table-cell>
          <table:table-cell table:formula="of:=COUNTIF(['Oracle Weblogic'.$C$6:.$C$397];[.C29])+COUNTIF(['Oracle Weblogic'.$C$6:.$C$397];[.K29])" office:value-type="float" office:value="1" calcext:value-type="float">
            <text:p>1</text:p>
          </table:table-cell>
          <table:table-cell table:style-name="ce34" table:formula="of:=[.U29]+[.V2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0];[$datos.$Q$2:.$R$33];2;0)*[.G30]*[.H3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5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0];&quot;No virtualizado&quot;)      ;&quot;&quot;      ; IF(EXACT([.J30];&quot;Virtualización lógica&quot;)           ;[.I30]           ; IF(EXACT([.J30];&quot;Virtualización física&quot;)               ;ROUNDUP(VLOOKUP([.$F30];[$datos.$Q$2:.$R$33];2;0)*[.L3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0])+COUNTIF([$'Oracle Database'.$D$6:.$D$31];[.K30])" office:value-type="float" office:value="0" calcext:value-type="float">
            <text:p>0</text:p>
          </table:table-cell>
          <table:table-cell table:formula="of:=COUNTIF(['Oracle Weblogic'.$C$6:.$C$397];[.C30])+COUNTIF(['Oracle Weblogic'.$C$6:.$C$397];[.K30])" office:value-type="float" office:value="1" calcext:value-type="float">
            <text:p>1</text:p>
          </table:table-cell>
          <table:table-cell table:style-name="ce34" table:formula="of:=[.U30]+[.V3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1];[$datos.$Q$2:.$R$33];2;0)*[.G31]*[.H3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6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1];&quot;No virtualizado&quot;)      ;&quot;&quot;      ; IF(EXACT([.J31];&quot;Virtualización lógica&quot;)           ;[.I31]           ; IF(EXACT([.J31];&quot;Virtualización física&quot;)               ;ROUNDUP(VLOOKUP([.$F31];[$datos.$Q$2:.$R$33];2;0)*[.L3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1])+COUNTIF([$'Oracle Database'.$D$6:.$D$31];[.K31])" office:value-type="float" office:value="0" calcext:value-type="float">
            <text:p>0</text:p>
          </table:table-cell>
          <table:table-cell table:formula="of:=COUNTIF(['Oracle Weblogic'.$C$6:.$C$397];[.C31])+COUNTIF(['Oracle Weblogic'.$C$6:.$C$397];[.K31])" office:value-type="float" office:value="1" calcext:value-type="float">
            <text:p>1</text:p>
          </table:table-cell>
          <table:table-cell table:style-name="ce34" table:formula="of:=[.U31]+[.V3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7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2];[$datos.$Q$2:.$R$33];2;0)*[.G32]*[.H3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7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2];&quot;No virtualizado&quot;)      ;&quot;&quot;      ; IF(EXACT([.J32];&quot;Virtualización lógica&quot;)           ;[.I32]           ; IF(EXACT([.J32];&quot;Virtualización física&quot;)               ;ROUNDUP(VLOOKUP([.$F32];[$datos.$Q$2:.$R$33];2;0)*[.L3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2])+COUNTIF([$'Oracle Database'.$D$6:.$D$31];[.K32])" office:value-type="float" office:value="0" calcext:value-type="float">
            <text:p>0</text:p>
          </table:table-cell>
          <table:table-cell table:formula="of:=COUNTIF(['Oracle Weblogic'.$C$6:.$C$397];[.C32])+COUNTIF(['Oracle Weblogic'.$C$6:.$C$397];[.K32])" office:value-type="float" office:value="1" calcext:value-type="float">
            <text:p>1</text:p>
          </table:table-cell>
          <table:table-cell table:style-name="ce34" table:formula="of:=[.U32]+[.V3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8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3];[$datos.$Q$2:.$R$33];2;0)*[.G33]*[.H3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8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3];&quot;No virtualizado&quot;)      ;&quot;&quot;      ; IF(EXACT([.J33];&quot;Virtualización lógica&quot;)           ;[.I33]           ; IF(EXACT([.J33];&quot;Virtualización física&quot;)               ;ROUNDUP(VLOOKUP([.$F33];[$datos.$Q$2:.$R$33];2;0)*[.L3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3])+COUNTIF([$'Oracle Database'.$D$6:.$D$31];[.K33])" office:value-type="float" office:value="0" calcext:value-type="float">
            <text:p>0</text:p>
          </table:table-cell>
          <table:table-cell table:formula="of:=COUNTIF(['Oracle Weblogic'.$C$6:.$C$397];[.C33])+COUNTIF(['Oracle Weblogic'.$C$6:.$C$397];[.K33])" office:value-type="float" office:value="1" calcext:value-type="float">
            <text:p>1</text:p>
          </table:table-cell>
          <table:table-cell table:style-name="ce34" table:formula="of:=[.U33]+[.V3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9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4];[$datos.$Q$2:.$R$33];2;0)*[.G34]*[.H34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1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4];&quot;No virtualizado&quot;)      ;&quot;&quot;      ; IF(EXACT([.J34];&quot;Virtualización lógica&quot;)           ;[.I34]           ; IF(EXACT([.J34];&quot;Virtualización física&quot;)               ;ROUNDUP(VLOOKUP([.$F34];[$datos.$Q$2:.$R$33];2;0)*[.L34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4])+COUNTIF([$'Oracle Database'.$D$6:.$D$31];[.K34])" office:value-type="float" office:value="2" calcext:value-type="float">
            <text:p>2</text:p>
          </table:table-cell>
          <table:table-cell table:formula="of:=COUNTIF(['Oracle Weblogic'.$C$6:.$C$397];[.C34])+COUNTIF(['Oracle Weblogic'.$C$6:.$C$397];[.K34])" office:value-type="float" office:value="0" calcext:value-type="float">
            <text:p>0</text:p>
          </table:table-cell>
          <table:table-cell table:style-name="ce34" table:formula="of:=[.U34]+[.V34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0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5];[$datos.$Q$2:.$R$33];2;0)*[.G35]*[.H35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2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5];&quot;No virtualizado&quot;)      ;&quot;&quot;      ; IF(EXACT([.J35];&quot;Virtualización lógica&quot;)           ;[.I35]           ; IF(EXACT([.J35];&quot;Virtualización física&quot;)               ;ROUNDUP(VLOOKUP([.$F35];[$datos.$Q$2:.$R$33];2;0)*[.L35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5])+COUNTIF([$'Oracle Database'.$D$6:.$D$31];[.K35])" office:value-type="float" office:value="6" calcext:value-type="float">
            <text:p>6</text:p>
          </table:table-cell>
          <table:table-cell table:formula="of:=COUNTIF(['Oracle Weblogic'.$C$6:.$C$397];[.C35])+COUNTIF(['Oracle Weblogic'.$C$6:.$C$397];[.K35])" office:value-type="float" office:value="0" calcext:value-type="float">
            <text:p>0</text:p>
          </table:table-cell>
          <table:table-cell table:style-name="ce34" table:formula="of:=[.U35]+[.V35]" office:value-type="float" office:value="6" calcext:value-type="float">
            <text:p>6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6];[$datos.$Q$2:.$R$33];2;0)*[.G36]*[.H3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3</text:p>
          </table:table-cell>
          <table:table-cell table:style-name="ce8" office:value-type="float" office:value="5" calcext:value-type="float">
            <text:p>5</text:p>
          </table:table-cell>
          <table:table-cell table:style-name="ce20" table:formula="of:=IF(EXACT([.J36];&quot;No virtualizado&quot;)      ;&quot;&quot;      ; IF(EXACT([.J36];&quot;Virtualización lógica&quot;)           ;[.I36]           ; IF(EXACT([.J36];&quot;Virtualización física&quot;)               ;ROUNDUP(VLOOKUP([.$F36];[$datos.$Q$2:.$R$33];2;0)*[.L36])               ;&quot;Error&quot;)          )     )" office:value-type="float" office:value="5" calcext:value-type="float">
            <text:p>5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6])+COUNTIF([$'Oracle Database'.$D$6:.$D$31];[.K36])" office:value-type="float" office:value="4" calcext:value-type="float">
            <text:p>4</text:p>
          </table:table-cell>
          <table:table-cell table:formula="of:=COUNTIF(['Oracle Weblogic'.$C$6:.$C$397];[.C36])+COUNTIF(['Oracle Weblogic'.$C$6:.$C$397];[.K36])" office:value-type="float" office:value="0" calcext:value-type="float">
            <text:p>0</text:p>
          </table:table-cell>
          <table:table-cell table:style-name="ce34" table:formula="of:=[.U36]+[.V36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2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7];[$datos.$Q$2:.$R$33];2;0)*[.G37]*[.H37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7];&quot;No virtualizado&quot;)      ;&quot;&quot;      ; IF(EXACT([.J37];&quot;Virtualización lógica&quot;)           ;[.I37]           ; IF(EXACT([.J37];&quot;Virtualización física&quot;)               ;ROUNDUP(VLOOKUP([.$F37];[$datos.$Q$2:.$R$33];2;0)*[.L37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7])+COUNTIF([$'Oracle Database'.$D$6:.$D$31];[.K37])" office:value-type="float" office:value="4" calcext:value-type="float">
            <text:p>4</text:p>
          </table:table-cell>
          <table:table-cell table:formula="of:=COUNTIF(['Oracle Weblogic'.$C$6:.$C$397];[.C37])+COUNTIF(['Oracle Weblogic'.$C$6:.$C$397];[.K37])" office:value-type="float" office:value="0" calcext:value-type="float">
            <text:p>0</text:p>
          </table:table-cell>
          <table:table-cell table:style-name="ce34" table:formula="of:=[.U37]+[.V37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3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8];[$datos.$Q$2:.$R$33];2;0)*[.G38]*[.H38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8];&quot;No virtualizado&quot;)      ;&quot;&quot;      ; IF(EXACT([.J38];&quot;Virtualización lógica&quot;)           ;[.I38]           ; IF(EXACT([.J38];&quot;Virtualización física&quot;)               ;ROUNDUP(VLOOKUP([.$F38];[$datos.$Q$2:.$R$33];2;0)*[.L38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8])+COUNTIF([$'Oracle Database'.$D$6:.$D$31];[.K38])" office:value-type="float" office:value="4" calcext:value-type="float">
            <text:p>4</text:p>
          </table:table-cell>
          <table:table-cell table:formula="of:=COUNTIF(['Oracle Weblogic'.$C$6:.$C$397];[.C38])+COUNTIF(['Oracle Weblogic'.$C$6:.$C$397];[.K38])" office:value-type="float" office:value="0" calcext:value-type="float">
            <text:p>0</text:p>
          </table:table-cell>
          <table:table-cell table:style-name="ce34" table:formula="of:=[.U38]+[.V38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4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9];[$datos.$Q$2:.$R$33];2;0)*[.G39]*[.H3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9];&quot;No virtualizado&quot;)      ;&quot;&quot;      ; IF(EXACT([.J39];&quot;Virtualización lógica&quot;)           ;[.I39]           ; IF(EXACT([.J39];&quot;Virtualización física&quot;)               ;ROUNDUP(VLOOKUP([.$F39];[$datos.$Q$2:.$R$33];2;0)*[.L39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9])+COUNTIF([$'Oracle Database'.$D$6:.$D$31];[.K39])" office:value-type="float" office:value="2" calcext:value-type="float">
            <text:p>2</text:p>
          </table:table-cell>
          <table:table-cell table:formula="of:=COUNTIF(['Oracle Weblogic'.$C$6:.$C$397];[.C39])+COUNTIF(['Oracle Weblogic'.$C$6:.$C$397];[.K39])" office:value-type="float" office:value="0" calcext:value-type="float">
            <text:p>0</text:p>
          </table:table-cell>
          <table:table-cell table:style-name="ce34" table:formula="of:=[.U39]+[.V39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5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0];[$datos.$Q$2:.$R$33];2;0)*[.G40]*[.H40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p01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40];&quot;No virtualizado&quot;)      ;&quot;&quot;      ; IF(EXACT([.J40];&quot;Virtualización lógica&quot;)           ;[.I40]           ; IF(EXACT([.J40];&quot;Virtualización física&quot;)               ;ROUNDUP(VLOOKUP([.$F40];[$datos.$Q$2:.$R$33];2;0)*[.L40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0])+COUNTIF([$'Oracle Database'.$D$6:.$D$31];[.K40])" office:value-type="float" office:value="0" calcext:value-type="float">
            <text:p>0</text:p>
          </table:table-cell>
          <table:table-cell table:formula="of:=COUNTIF(['Oracle Weblogic'.$C$6:.$C$397];[.C40])+COUNTIF(['Oracle Weblogic'.$C$6:.$C$397];[.K40])" office:value-type="float" office:value="1" calcext:value-type="float">
            <text:p>1</text:p>
          </table:table-cell>
          <table:table-cell table:style-name="ce34" table:formula="of:=[.U40]+[.V4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6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1];[$datos.$Q$2:.$R$33];2;0)*[.G41]*[.H4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1];&quot;No virtualizado&quot;)      ;&quot;&quot;      ; IF(EXACT([.J41];&quot;Virtualización lógica&quot;)           ;[.I41]           ; IF(EXACT([.J41];&quot;Virtualización física&quot;)               ;ROUNDUP(VLOOKUP([.$F41];[$datos.$Q$2:.$R$33];2;0)*[.L41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1])+COUNTIF([$'Oracle Database'.$D$6:.$D$31];[.K41])" office:value-type="float" office:value="0" calcext:value-type="float">
            <text:p>0</text:p>
          </table:table-cell>
          <table:table-cell table:formula="of:=COUNTIF(['Oracle Weblogic'.$C$6:.$C$397];[.C41])+COUNTIF(['Oracle Weblogic'.$C$6:.$C$397];[.K41])" office:value-type="float" office:value="1" calcext:value-type="float">
            <text:p>1</text:p>
          </table:table-cell>
          <table:table-cell table:style-name="ce34" table:formula="of:=[.U41]+[.V4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7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2];[$datos.$Q$2:.$R$33];2;0)*[.G42]*[.H4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i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2];&quot;No virtualizado&quot;)      ;&quot;&quot;      ; IF(EXACT([.J42];&quot;Virtualización lógica&quot;)           ;[.I42]           ; IF(EXACT([.J42];&quot;Virtualización física&quot;)               ;ROUNDUP(VLOOKUP([.$F42];[$datos.$Q$2:.$R$33];2;0)*[.L42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2])+COUNTIF([$'Oracle Database'.$D$6:.$D$31];[.K42])" office:value-type="float" office:value="0" calcext:value-type="float">
            <text:p>0</text:p>
          </table:table-cell>
          <table:table-cell table:formula="of:=COUNTIF(['Oracle Weblogic'.$C$6:.$C$397];[.C42])+COUNTIF(['Oracle Weblogic'.$C$6:.$C$397];[.K42])" office:value-type="float" office:value="1" calcext:value-type="float">
            <text:p>1</text:p>
          </table:table-cell>
          <table:table-cell table:style-name="ce34" table:formula="of:=[.U42]+[.V4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8</text:p>
          </table:table-cell>
          <table:table-cell table:style-name="ce6" office:value-type="string" calcext:value-type="string">
            <text:p>gen.bd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X4200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table:formula="of:=ROUNDUP(VLOOKUP([.$F43];[$datos.$Q$2:.$R$33];2;0)*[.G43]*[.H43])" office:value-type="float" office:value="2" calcext:value-type="float">
            <text:p>2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3];&quot;No virtualizado&quot;)      ;&quot;&quot;      ; IF(EXACT([.J43];&quot;Virtualización lógica&quot;)           ;[.I43]           ; IF(EXACT([.J43];&quot;Virtualización física&quot;)               ;ROUNDUP(VLOOKUP([.$F43];[$datos.$Q$2:.$R$33];2;0)*[.L43])               ;&quot;Error&quot;)          )     )">
            <text:p/>
          </table:table-cell>
          <table:table-cell table:style-name="ce24"/>
          <table:table-cell table:style-name="ce27" table:content-validation-name="val6" office:value-type="string" calcext:value-type="string">
            <text:p>Oracle Solaris on x86 (32-bit)(10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29" table:content-validation-name="val9"/>
          <table:table-cell table:style-name="ce32"/>
          <table:table-cell/>
          <table:table-cell table:formula="of:=COUNTIF([$'Oracle Database'.$D$6:.$D$31];[.C43])+COUNTIF([$'Oracle Database'.$D$6:.$D$31];[.K43])" office:value-type="float" office:value="2" calcext:value-type="float">
            <text:p>2</text:p>
          </table:table-cell>
          <table:table-cell table:formula="of:=COUNTIF(['Oracle Weblogic'.$C$6:.$C$397];[.C43])+COUNTIF(['Oracle Weblogic'.$C$6:.$C$397];[.K43])" office:value-type="float" office:value="0" calcext:value-type="float">
            <text:p>0</text:p>
          </table:table-cell>
          <table:table-cell table:style-name="ce34" table:formula="of:=[.U43]+[.V43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9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4];[$datos.$Q$2:.$R$33];2;0)*[.G44]*[.H4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er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4];&quot;No virtualizado&quot;)      ;&quot;&quot;      ; IF(EXACT([.J44];&quot;Virtualización lógica&quot;)           ;[.I44]           ; IF(EXACT([.J44];&quot;Virtualización física&quot;)               ;ROUNDUP(VLOOKUP([.$F44];[$datos.$Q$2:.$R$33];2;0)*[.L4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4])+COUNTIF([$'Oracle Database'.$D$6:.$D$31];[.K44])" office:value-type="float" office:value="0" calcext:value-type="float">
            <text:p>0</text:p>
          </table:table-cell>
          <table:table-cell table:formula="of:=COUNTIF(['Oracle Weblogic'.$C$6:.$C$397];[.C44])+COUNTIF(['Oracle Weblogic'.$C$6:.$C$397];[.K44])" office:value-type="float" office:value="1" calcext:value-type="float">
            <text:p>1</text:p>
          </table:table-cell>
          <table:table-cell table:style-name="ce34" table:formula="of:=[.U44]+[.V4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0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5];[$datos.$Q$2:.$R$33];2;0)*[.G45]*[.H4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er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5];&quot;No virtualizado&quot;)      ;&quot;&quot;      ; IF(EXACT([.J45];&quot;Virtualización lógica&quot;)           ;[.I45]           ; IF(EXACT([.J45];&quot;Virtualización física&quot;)               ;ROUNDUP(VLOOKUP([.$F45];[$datos.$Q$2:.$R$33];2;0)*[.L4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5])+COUNTIF([$'Oracle Database'.$D$6:.$D$31];[.K45])" office:value-type="float" office:value="0" calcext:value-type="float">
            <text:p>0</text:p>
          </table:table-cell>
          <table:table-cell table:formula="of:=COUNTIF(['Oracle Weblogic'.$C$6:.$C$397];[.C45])+COUNTIF(['Oracle Weblogic'.$C$6:.$C$397];[.K45])" office:value-type="float" office:value="1" calcext:value-type="float">
            <text:p>1</text:p>
          </table:table-cell>
          <table:table-cell table:style-name="ce34" table:formula="of:=[.U45]+[.V4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1</text:p>
          </table:table-cell>
          <table:table-cell table:style-name="ce6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6];[$datos.$Q$2:.$R$33];2;0)*[.G46]*[.H4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infra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6];&quot;No virtualizado&quot;)      ;&quot;&quot;      ; IF(EXACT([.J46];&quot;Virtualización lógica&quot;)           ;[.I46]           ; IF(EXACT([.J46];&quot;Virtualización física&quot;)               ;ROUNDUP(VLOOKUP([.$F46];[$datos.$Q$2:.$R$33];2;0)*[.L4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6])+COUNTIF([$'Oracle Database'.$D$6:.$D$31];[.K46])" office:value-type="float" office:value="0" calcext:value-type="float">
            <text:p>0</text:p>
          </table:table-cell>
          <table:table-cell table:formula="of:=COUNTIF(['Oracle Weblogic'.$C$6:.$C$397];[.C46])+COUNTIF(['Oracle Weblogic'.$C$6:.$C$397];[.K46])" office:value-type="float" office:value="1" calcext:value-type="float">
            <text:p>1</text:p>
          </table:table-cell>
          <table:table-cell table:style-name="ce34" table:formula="of:=[.U46]+[.V4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2</text:p>
          </table:table-cell>
          <table:table-cell table:style-name="ce6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7];[$datos.$Q$2:.$R$33];2;0)*[.G47]*[.H4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int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7];&quot;No virtualizado&quot;)      ;&quot;&quot;      ; IF(EXACT([.J47];&quot;Virtualización lógica&quot;)           ;[.I47]           ; IF(EXACT([.J47];&quot;Virtualización física&quot;)               ;ROUNDUP(VLOOKUP([.$F47];[$datos.$Q$2:.$R$33];2;0)*[.L4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7])+COUNTIF([$'Oracle Database'.$D$6:.$D$31];[.K47])" office:value-type="float" office:value="0" calcext:value-type="float">
            <text:p>0</text:p>
          </table:table-cell>
          <table:table-cell table:formula="of:=COUNTIF(['Oracle Weblogic'.$C$6:.$C$397];[.C47])+COUNTIF(['Oracle Weblogic'.$C$6:.$C$397];[.K47])" office:value-type="float" office:value="1" calcext:value-type="float">
            <text:p>1</text:p>
          </table:table-cell>
          <table:table-cell table:style-name="ce34" table:formula="of:=[.U47]+[.V4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3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8];[$datos.$Q$2:.$R$33];2;0)*[.G48]*[.H4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8];&quot;No virtualizado&quot;)      ;&quot;&quot;      ; IF(EXACT([.J48];&quot;Virtualización lógica&quot;)           ;[.I48]           ; IF(EXACT([.J48];&quot;Virtualización física&quot;)               ;ROUNDUP(VLOOKUP([.$F48];[$datos.$Q$2:.$R$33];2;0)*[.L4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8])+COUNTIF([$'Oracle Database'.$D$6:.$D$31];[.K48])" office:value-type="float" office:value="0" calcext:value-type="float">
            <text:p>0</text:p>
          </table:table-cell>
          <table:table-cell table:formula="of:=COUNTIF(['Oracle Weblogic'.$C$6:.$C$397];[.C48])+COUNTIF(['Oracle Weblogic'.$C$6:.$C$397];[.K48])" office:value-type="float" office:value="1" calcext:value-type="float">
            <text:p>1</text:p>
          </table:table-cell>
          <table:table-cell table:style-name="ce34" table:formula="of:=[.U48]+[.V4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4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9];[$datos.$Q$2:.$R$33];2;0)*[.G49]*[.H4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9];&quot;No virtualizado&quot;)      ;&quot;&quot;      ; IF(EXACT([.J49];&quot;Virtualización lógica&quot;)           ;[.I49]           ; IF(EXACT([.J49];&quot;Virtualización física&quot;)               ;ROUNDUP(VLOOKUP([.$F49];[$datos.$Q$2:.$R$33];2;0)*[.L4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9])+COUNTIF([$'Oracle Database'.$D$6:.$D$31];[.K49])" office:value-type="float" office:value="0" calcext:value-type="float">
            <text:p>0</text:p>
          </table:table-cell>
          <table:table-cell table:formula="of:=COUNTIF(['Oracle Weblogic'.$C$6:.$C$397];[.C49])+COUNTIF(['Oracle Weblogic'.$C$6:.$C$397];[.K49])" office:value-type="float" office:value="1" calcext:value-type="float">
            <text:p>1</text:p>
          </table:table-cell>
          <table:table-cell table:style-name="ce34" table:formula="of:=[.U49]+[.V4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5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50];[$datos.$Q$2:.$R$33];2;0)*[.G50]*[.H5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seges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50];&quot;No virtualizado&quot;)      ;&quot;&quot;      ; IF(EXACT([.J50];&quot;Virtualización lógica&quot;)           ;[.I50]           ; IF(EXACT([.J50];&quot;Virtualización física&quot;)               ;ROUNDUP(VLOOKUP([.$F50];[$datos.$Q$2:.$R$33];2;0)*[.L5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0])+COUNTIF([$'Oracle Database'.$D$6:.$D$31];[.K50])" office:value-type="float" office:value="0" calcext:value-type="float">
            <text:p>0</text:p>
          </table:table-cell>
          <table:table-cell table:formula="of:=COUNTIF(['Oracle Weblogic'.$C$6:.$C$397];[.C50])+COUNTIF(['Oracle Weblogic'.$C$6:.$C$397];[.K50])" office:value-type="float" office:value="1" calcext:value-type="float">
            <text:p>1</text:p>
          </table:table-cell>
          <table:table-cell table:style-name="ce34" table:formula="of:=[.U50]+[.V5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6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51];[$datos.$Q$2:.$R$33];2;0)*[.G51]*[.H5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loud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1];&quot;No virtualizado&quot;)      ;&quot;&quot;      ; IF(EXACT([.J51];&quot;Virtualización lógica&quot;)           ;[.I51]           ; IF(EXACT([.J51];&quot;Virtualización física&quot;)               ;ROUNDUP(VLOOKUP([.$F51];[$datos.$Q$2:.$R$33];2;0)*[.L5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1])+COUNTIF([$'Oracle Database'.$D$6:.$D$31];[.K51])" office:value-type="float" office:value="0" calcext:value-type="float">
            <text:p>0</text:p>
          </table:table-cell>
          <table:table-cell table:formula="of:=COUNTIF(['Oracle Weblogic'.$C$6:.$C$397];[.C51])+COUNTIF(['Oracle Weblogic'.$C$6:.$C$397];[.K51])" office:value-type="float" office:value="1" calcext:value-type="float">
            <text:p>1</text:p>
          </table:table-cell>
          <table:table-cell table:style-name="ce34" table:formula="of:=[.U51]+[.V5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7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2];[$datos.$Q$2:.$R$33];2;0)*[.G52]*[.H52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stexplopac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2];&quot;No virtualizado&quot;)      ;&quot;&quot;      ; IF(EXACT([.J52];&quot;Virtualización lógica&quot;)           ;[.I52]           ; IF(EXACT([.J52];&quot;Virtualización física&quot;)               ;ROUNDUP(VLOOKUP([.$F52];[$datos.$Q$2:.$R$33];2;0)*[.L52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2])+COUNTIF([$'Oracle Database'.$D$6:.$D$31];[.K52])" office:value-type="float" office:value="1" calcext:value-type="float">
            <text:p>1</text:p>
          </table:table-cell>
          <table:table-cell table:formula="of:=COUNTIF(['Oracle Weblogic'.$C$6:.$C$397];[.C52])+COUNTIF(['Oracle Weblogic'.$C$6:.$C$397];[.K52])" office:value-type="float" office:value="0" calcext:value-type="float">
            <text:p>0</text:p>
          </table:table-cell>
          <table:table-cell table:style-name="ce34" table:formula="of:=[.U52]+[.V5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8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3];[$datos.$Q$2:.$R$33];2;0)*[.G53]*[.H53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oasg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3];&quot;No virtualizado&quot;)      ;&quot;&quot;      ; IF(EXACT([.J53];&quot;Virtualización lógica&quot;)           ;[.I53]           ; IF(EXACT([.J53];&quot;Virtualización física&quot;)               ;ROUNDUP(VLOOKUP([.$F53];[$datos.$Q$2:.$R$33];2;0)*[.L53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3])+COUNTIF([$'Oracle Database'.$D$6:.$D$31];[.K53])" office:value-type="float" office:value="0" calcext:value-type="float">
            <text:p>0</text:p>
          </table:table-cell>
          <table:table-cell table:formula="of:=COUNTIF(['Oracle Weblogic'.$C$6:.$C$397];[.C53])+COUNTIF(['Oracle Weblogic'.$C$6:.$C$397];[.K53])" office:value-type="float" office:value="1" calcext:value-type="float">
            <text:p>1</text:p>
          </table:table-cell>
          <table:table-cell table:style-name="ce34" table:formula="of:=[.U53]+[.V5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9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4];[$datos.$Q$2:.$R$33];2;0)*[.G54]*[.H54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oasp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4];&quot;No virtualizado&quot;)      ;&quot;&quot;      ; IF(EXACT([.J54];&quot;Virtualización lógica&quot;)           ;[.I54]           ; IF(EXACT([.J54];&quot;Virtualización física&quot;)               ;ROUNDUP(VLOOKUP([.$F54];[$datos.$Q$2:.$R$33];2;0)*[.L54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4])+COUNTIF([$'Oracle Database'.$D$6:.$D$31];[.K54])" office:value-type="float" office:value="0" calcext:value-type="float">
            <text:p>0</text:p>
          </table:table-cell>
          <table:table-cell table:formula="of:=COUNTIF(['Oracle Weblogic'.$C$6:.$C$397];[.C54])+COUNTIF(['Oracle Weblogic'.$C$6:.$C$397];[.K54])" office:value-type="float" office:value="1" calcext:value-type="float">
            <text:p>1</text:p>
          </table:table-cell>
          <table:table-cell table:style-name="ce34" table:formula="of:=[.U54]+[.V5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0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5];[$datos.$Q$2:.$R$33];2;0)*[.G55]*[.H5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desa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5];&quot;No virtualizado&quot;)      ;&quot;&quot;      ; IF(EXACT([.J55];&quot;Virtualización lógica&quot;)           ;[.I55]           ; IF(EXACT([.J55];&quot;Virtualización física&quot;)               ;ROUNDUP(VLOOKUP([.$F55];[$datos.$Q$2:.$R$33];2;0)*[.L55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5])+COUNTIF([$'Oracle Database'.$D$6:.$D$31];[.K55])" office:value-type="float" office:value="0" calcext:value-type="float">
            <text:p>0</text:p>
          </table:table-cell>
          <table:table-cell table:formula="of:=COUNTIF(['Oracle Weblogic'.$C$6:.$C$397];[.C55])+COUNTIF(['Oracle Weblogic'.$C$6:.$C$397];[.K55])" office:value-type="float" office:value="1" calcext:value-type="float">
            <text:p>1</text:p>
          </table:table-cell>
          <table:table-cell table:style-name="ce34" table:formula="of:=[.U55]+[.V5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6];[$datos.$Q$2:.$R$33];2;0)*[.G56]*[.H5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certif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6];&quot;No virtualizado&quot;)      ;&quot;&quot;      ; IF(EXACT([.J56];&quot;Virtualización lógica&quot;)           ;[.I56]           ; IF(EXACT([.J56];&quot;Virtualización física&quot;)               ;ROUNDUP(VLOOKUP([.$F56];[$datos.$Q$2:.$R$33];2;0)*[.L56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6])+COUNTIF([$'Oracle Database'.$D$6:.$D$31];[.K56])" office:value-type="float" office:value="0" calcext:value-type="float">
            <text:p>0</text:p>
          </table:table-cell>
          <table:table-cell table:formula="of:=COUNTIF(['Oracle Weblogic'.$C$6:.$C$397];[.C56])+COUNTIF(['Oracle Weblogic'.$C$6:.$C$397];[.K56])" office:value-type="float" office:value="1" calcext:value-type="float">
            <text:p>1</text:p>
          </table:table-cell>
          <table:table-cell table:style-name="ce34" table:formula="of:=[.U56]+[.V5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2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7];[$datos.$Q$2:.$R$33];2;0)*[.G57]*[.H57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stpac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7];&quot;No virtualizado&quot;)      ;&quot;&quot;      ; IF(EXACT([.J57];&quot;Virtualización lógica&quot;)           ;[.I57]           ; IF(EXACT([.J57];&quot;Virtualización física&quot;)               ;ROUNDUP(VLOOKUP([.$F57];[$datos.$Q$2:.$R$33];2;0)*[.L57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7])+COUNTIF([$'Oracle Database'.$D$6:.$D$31];[.K57])" office:value-type="float" office:value="1" calcext:value-type="float">
            <text:p>1</text:p>
          </table:table-cell>
          <table:table-cell table:formula="of:=COUNTIF(['Oracle Weblogic'.$C$6:.$C$397];[.C57])+COUNTIF(['Oracle Weblogic'.$C$6:.$C$397];[.K57])" office:value-type="float" office:value="0" calcext:value-type="float">
            <text:p>0</text:p>
          </table:table-cell>
          <table:table-cell table:style-name="ce34" table:formula="of:=[.U57]+[.V5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8];[$datos.$Q$2:.$R$33];2;0)*[.G58]*[.H5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8];&quot;No virtualizado&quot;)      ;&quot;&quot;      ; IF(EXACT([.J58];&quot;Virtualización lógica&quot;)           ;[.I58]           ; IF(EXACT([.J58];&quot;Virtualización física&quot;)               ;ROUNDUP(VLOOKUP([.$F58];[$datos.$Q$2:.$R$33];2;0)*[.L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9];[$datos.$Q$2:.$R$33];2;0)*[.G59]*[.H5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9];&quot;No virtualizado&quot;)      ;&quot;&quot;      ; IF(EXACT([.J59];&quot;Virtualización lógica&quot;)           ;[.I59]           ; IF(EXACT([.J59];&quot;Virtualización física&quot;)               ;ROUNDUP(VLOOKUP([.$F59];[$datos.$Q$2:.$R$33];2;0)*[.L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0];[$datos.$Q$2:.$R$33];2;0)*[.G60]*[.H6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0];&quot;No virtualizado&quot;)      ;&quot;&quot;      ; IF(EXACT([.J60];&quot;Virtualización lógica&quot;)           ;[.I60]           ; IF(EXACT([.J60];&quot;Virtualización física&quot;)               ;ROUNDUP(VLOOKUP([.$F60];[$datos.$Q$2:.$R$33];2;0)*[.L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1];[$datos.$Q$2:.$R$33];2;0)*[.G61]*[.H6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1];&quot;No virtualizado&quot;)      ;&quot;&quot;      ; IF(EXACT([.J61];&quot;Virtualización lógica&quot;)           ;[.I61]           ; IF(EXACT([.J61];&quot;Virtualización física&quot;)               ;ROUNDUP(VLOOKUP([.$F61];[$datos.$Q$2:.$R$33];2;0)*[.L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2];[$datos.$Q$2:.$R$33];2;0)*[.G62]*[.H6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2];&quot;No virtualizado&quot;)      ;&quot;&quot;      ; IF(EXACT([.J62];&quot;Virtualización lógica&quot;)           ;[.I62]           ; IF(EXACT([.J62];&quot;Virtualización física&quot;)               ;ROUNDUP(VLOOKUP([.$F62];[$datos.$Q$2:.$R$33];2;0)*[.L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3];[$datos.$Q$2:.$R$33];2;0)*[.G63]*[.H6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3];&quot;No virtualizado&quot;)      ;&quot;&quot;      ; IF(EXACT([.J63];&quot;Virtualización lógica&quot;)           ;[.I63]           ; IF(EXACT([.J63];&quot;Virtualización física&quot;)               ;ROUNDUP(VLOOKUP([.$F63];[$datos.$Q$2:.$R$33];2;0)*[.L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4];[$datos.$Q$2:.$R$33];2;0)*[.G64]*[.H6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4];&quot;No virtualizado&quot;)      ;&quot;&quot;      ; IF(EXACT([.J64];&quot;Virtualización lógica&quot;)           ;[.I64]           ; IF(EXACT([.J64];&quot;Virtualización física&quot;)               ;ROUNDUP(VLOOKUP([.$F64];[$datos.$Q$2:.$R$33];2;0)*[.L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5];[$datos.$Q$2:.$R$33];2;0)*[.G65]*[.H6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5];&quot;No virtualizado&quot;)      ;&quot;&quot;      ; IF(EXACT([.J65];&quot;Virtualización lógica&quot;)           ;[.I65]           ; IF(EXACT([.J65];&quot;Virtualización física&quot;)               ;ROUNDUP(VLOOKUP([.$F65];[$datos.$Q$2:.$R$33];2;0)*[.L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6];[$datos.$Q$2:.$R$33];2;0)*[.G66]*[.H6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6];&quot;No virtualizado&quot;)      ;&quot;&quot;      ; IF(EXACT([.J66];&quot;Virtualización lógica&quot;)           ;[.I66]           ; IF(EXACT([.J66];&quot;Virtualización física&quot;)               ;ROUNDUP(VLOOKUP([.$F66];[$datos.$Q$2:.$R$33];2;0)*[.L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7];[$datos.$Q$2:.$R$33];2;0)*[.G67]*[.H6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7];&quot;No virtualizado&quot;)      ;&quot;&quot;      ; IF(EXACT([.J67];&quot;Virtualización lógica&quot;)           ;[.I67]           ; IF(EXACT([.J67];&quot;Virtualización física&quot;)               ;ROUNDUP(VLOOKUP([.$F67];[$datos.$Q$2:.$R$33];2;0)*[.L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8];[$datos.$Q$2:.$R$33];2;0)*[.G68]*[.H6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8];&quot;No virtualizado&quot;)      ;&quot;&quot;      ; IF(EXACT([.J68];&quot;Virtualización lógica&quot;)           ;[.I68]           ; IF(EXACT([.J68];&quot;Virtualización física&quot;)               ;ROUNDUP(VLOOKUP([.$F68];[$datos.$Q$2:.$R$33];2;0)*[.L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9];[$datos.$Q$2:.$R$33];2;0)*[.G69]*[.H6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9];&quot;No virtualizado&quot;)      ;&quot;&quot;      ; IF(EXACT([.J69];&quot;Virtualización lógica&quot;)           ;[.I69]           ; IF(EXACT([.J69];&quot;Virtualización física&quot;)               ;ROUNDUP(VLOOKUP([.$F69];[$datos.$Q$2:.$R$33];2;0)*[.L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0];[$datos.$Q$2:.$R$33];2;0)*[.G70]*[.H7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0];&quot;No virtualizado&quot;)      ;&quot;&quot;      ; IF(EXACT([.J70];&quot;Virtualización lógica&quot;)           ;[.I70]           ; IF(EXACT([.J70];&quot;Virtualización física&quot;)               ;ROUNDUP(VLOOKUP([.$F70];[$datos.$Q$2:.$R$33];2;0)*[.L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1];[$datos.$Q$2:.$R$33];2;0)*[.G71]*[.H7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1];&quot;No virtualizado&quot;)      ;&quot;&quot;      ; IF(EXACT([.J71];&quot;Virtualización lógica&quot;)           ;[.I71]           ; IF(EXACT([.J71];&quot;Virtualización física&quot;)               ;ROUNDUP(VLOOKUP([.$F71];[$datos.$Q$2:.$R$33];2;0)*[.L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2];[$datos.$Q$2:.$R$33];2;0)*[.G72]*[.H7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2];&quot;No virtualizado&quot;)      ;&quot;&quot;      ; IF(EXACT([.J72];&quot;Virtualización lógica&quot;)           ;[.I72]           ; IF(EXACT([.J72];&quot;Virtualización física&quot;)               ;ROUNDUP(VLOOKUP([.$F72];[$datos.$Q$2:.$R$33];2;0)*[.L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3];[$datos.$Q$2:.$R$33];2;0)*[.G73]*[.H7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3];&quot;No virtualizado&quot;)      ;&quot;&quot;      ; IF(EXACT([.J73];&quot;Virtualización lógica&quot;)           ;[.I73]           ; IF(EXACT([.J73];&quot;Virtualización física&quot;)               ;ROUNDUP(VLOOKUP([.$F73];[$datos.$Q$2:.$R$33];2;0)*[.L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4];[$datos.$Q$2:.$R$33];2;0)*[.G74]*[.H7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4];&quot;No virtualizado&quot;)      ;&quot;&quot;      ; IF(EXACT([.J74];&quot;Virtualización lógica&quot;)           ;[.I74]           ; IF(EXACT([.J74];&quot;Virtualización física&quot;)               ;ROUNDUP(VLOOKUP([.$F74];[$datos.$Q$2:.$R$33];2;0)*[.L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5];[$datos.$Q$2:.$R$33];2;0)*[.G75]*[.H7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5];&quot;No virtualizado&quot;)      ;&quot;&quot;      ; IF(EXACT([.J75];&quot;Virtualización lógica&quot;)           ;[.I75]           ; IF(EXACT([.J75];&quot;Virtualización física&quot;)               ;ROUNDUP(VLOOKUP([.$F75];[$datos.$Q$2:.$R$33];2;0)*[.L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6];[$datos.$Q$2:.$R$33];2;0)*[.G76]*[.H7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6];&quot;No virtualizado&quot;)      ;&quot;&quot;      ; IF(EXACT([.J76];&quot;Virtualización lógica&quot;)           ;[.I76]           ; IF(EXACT([.J76];&quot;Virtualización física&quot;)               ;ROUNDUP(VLOOKUP([.$F76];[$datos.$Q$2:.$R$33];2;0)*[.L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7];[$datos.$Q$2:.$R$33];2;0)*[.G77]*[.H7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7];&quot;No virtualizado&quot;)      ;&quot;&quot;      ; IF(EXACT([.J77];&quot;Virtualización lógica&quot;)           ;[.I77]           ; IF(EXACT([.J77];&quot;Virtualización física&quot;)               ;ROUNDUP(VLOOKUP([.$F77];[$datos.$Q$2:.$R$33];2;0)*[.L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8];[$datos.$Q$2:.$R$33];2;0)*[.G78]*[.H7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8];&quot;No virtualizado&quot;)      ;&quot;&quot;      ; IF(EXACT([.J78];&quot;Virtualización lógica&quot;)           ;[.I78]           ; IF(EXACT([.J78];&quot;Virtualización física&quot;)               ;ROUNDUP(VLOOKUP([.$F78];[$datos.$Q$2:.$R$33];2;0)*[.L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9];[$datos.$Q$2:.$R$33];2;0)*[.G79]*[.H7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9];&quot;No virtualizado&quot;)      ;&quot;&quot;      ; IF(EXACT([.J79];&quot;Virtualización lógica&quot;)           ;[.I79]           ; IF(EXACT([.J79];&quot;Virtualización física&quot;)               ;ROUNDUP(VLOOKUP([.$F79];[$datos.$Q$2:.$R$33];2;0)*[.L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0];[$datos.$Q$2:.$R$33];2;0)*[.G80]*[.H8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0];&quot;No virtualizado&quot;)      ;&quot;&quot;      ; IF(EXACT([.J80];&quot;Virtualización lógica&quot;)           ;[.I80]           ; IF(EXACT([.J80];&quot;Virtualización física&quot;)               ;ROUNDUP(VLOOKUP([.$F80];[$datos.$Q$2:.$R$33];2;0)*[.L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1];[$datos.$Q$2:.$R$33];2;0)*[.G81]*[.H8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1];&quot;No virtualizado&quot;)      ;&quot;&quot;      ; IF(EXACT([.J81];&quot;Virtualización lógica&quot;)           ;[.I81]           ; IF(EXACT([.J81];&quot;Virtualización física&quot;)               ;ROUNDUP(VLOOKUP([.$F81];[$datos.$Q$2:.$R$33];2;0)*[.L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2];[$datos.$Q$2:.$R$33];2;0)*[.G82]*[.H8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2];&quot;No virtualizado&quot;)      ;&quot;&quot;      ; IF(EXACT([.J82];&quot;Virtualización lógica&quot;)           ;[.I82]           ; IF(EXACT([.J82];&quot;Virtualización física&quot;)               ;ROUNDUP(VLOOKUP([.$F82];[$datos.$Q$2:.$R$33];2;0)*[.L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3];[$datos.$Q$2:.$R$33];2;0)*[.G83]*[.H8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3];&quot;No virtualizado&quot;)      ;&quot;&quot;      ; IF(EXACT([.J83];&quot;Virtualización lógica&quot;)           ;[.I83]           ; IF(EXACT([.J83];&quot;Virtualización física&quot;)               ;ROUNDUP(VLOOKUP([.$F83];[$datos.$Q$2:.$R$33];2;0)*[.L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4];[$datos.$Q$2:.$R$33];2;0)*[.G84]*[.H8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4];&quot;No virtualizado&quot;)      ;&quot;&quot;      ; IF(EXACT([.J84];&quot;Virtualización lógica&quot;)           ;[.I84]           ; IF(EXACT([.J84];&quot;Virtualización física&quot;)               ;ROUNDUP(VLOOKUP([.$F84];[$datos.$Q$2:.$R$33];2;0)*[.L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5];[$datos.$Q$2:.$R$33];2;0)*[.G85]*[.H8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5];&quot;No virtualizado&quot;)      ;&quot;&quot;      ; IF(EXACT([.J85];&quot;Virtualización lógica&quot;)           ;[.I85]           ; IF(EXACT([.J85];&quot;Virtualización física&quot;)               ;ROUNDUP(VLOOKUP([.$F85];[$datos.$Q$2:.$R$33];2;0)*[.L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6];[$datos.$Q$2:.$R$33];2;0)*[.G86]*[.H8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6];&quot;No virtualizado&quot;)      ;&quot;&quot;      ; IF(EXACT([.J86];&quot;Virtualización lógica&quot;)           ;[.I86]           ; IF(EXACT([.J86];&quot;Virtualización física&quot;)               ;ROUNDUP(VLOOKUP([.$F86];[$datos.$Q$2:.$R$33];2;0)*[.L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7];[$datos.$Q$2:.$R$33];2;0)*[.G87]*[.H8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7];&quot;No virtualizado&quot;)      ;&quot;&quot;      ; IF(EXACT([.J87];&quot;Virtualización lógica&quot;)           ;[.I87]           ; IF(EXACT([.J87];&quot;Virtualización física&quot;)               ;ROUNDUP(VLOOKUP([.$F87];[$datos.$Q$2:.$R$33];2;0)*[.L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8];[$datos.$Q$2:.$R$33];2;0)*[.G88]*[.H8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8];&quot;No virtualizado&quot;)      ;&quot;&quot;      ; IF(EXACT([.J88];&quot;Virtualización lógica&quot;)           ;[.I88]           ; IF(EXACT([.J88];&quot;Virtualización física&quot;)               ;ROUNDUP(VLOOKUP([.$F88];[$datos.$Q$2:.$R$33];2;0)*[.L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9];[$datos.$Q$2:.$R$33];2;0)*[.G89]*[.H8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9];&quot;No virtualizado&quot;)      ;&quot;&quot;      ; IF(EXACT([.J89];&quot;Virtualización lógica&quot;)           ;[.I89]           ; IF(EXACT([.J89];&quot;Virtualización física&quot;)               ;ROUNDUP(VLOOKUP([.$F89];[$datos.$Q$2:.$R$33];2;0)*[.L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0];[$datos.$Q$2:.$R$33];2;0)*[.G90]*[.H9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0];&quot;No virtualizado&quot;)      ;&quot;&quot;      ; IF(EXACT([.J90];&quot;Virtualización lógica&quot;)           ;[.I90]           ; IF(EXACT([.J90];&quot;Virtualización física&quot;)               ;ROUNDUP(VLOOKUP([.$F90];[$datos.$Q$2:.$R$33];2;0)*[.L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1];[$datos.$Q$2:.$R$33];2;0)*[.G91]*[.H9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1];&quot;No virtualizado&quot;)      ;&quot;&quot;      ; IF(EXACT([.J91];&quot;Virtualización lógica&quot;)           ;[.I91]           ; IF(EXACT([.J91];&quot;Virtualización física&quot;)               ;ROUNDUP(VLOOKUP([.$F91];[$datos.$Q$2:.$R$33];2;0)*[.L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2];[$datos.$Q$2:.$R$33];2;0)*[.G92]*[.H9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2];&quot;No virtualizado&quot;)      ;&quot;&quot;      ; IF(EXACT([.J92];&quot;Virtualización lógica&quot;)           ;[.I92]           ; IF(EXACT([.J92];&quot;Virtualización física&quot;)               ;ROUNDUP(VLOOKUP([.$F92];[$datos.$Q$2:.$R$33];2;0)*[.L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3];[$datos.$Q$2:.$R$33];2;0)*[.G93]*[.H9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3];&quot;No virtualizado&quot;)      ;&quot;&quot;      ; IF(EXACT([.J93];&quot;Virtualización lógica&quot;)           ;[.I93]           ; IF(EXACT([.J93];&quot;Virtualización física&quot;)               ;ROUNDUP(VLOOKUP([.$F93];[$datos.$Q$2:.$R$33];2;0)*[.L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4];[$datos.$Q$2:.$R$33];2;0)*[.G94]*[.H9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4];&quot;No virtualizado&quot;)      ;&quot;&quot;      ; IF(EXACT([.J94];&quot;Virtualización lógica&quot;)           ;[.I94]           ; IF(EXACT([.J94];&quot;Virtualización física&quot;)               ;ROUNDUP(VLOOKUP([.$F94];[$datos.$Q$2:.$R$33];2;0)*[.L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5];[$datos.$Q$2:.$R$33];2;0)*[.G95]*[.H9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5];&quot;No virtualizado&quot;)      ;&quot;&quot;      ; IF(EXACT([.J95];&quot;Virtualización lógica&quot;)           ;[.I95]           ; IF(EXACT([.J95];&quot;Virtualización física&quot;)               ;ROUNDUP(VLOOKUP([.$F95];[$datos.$Q$2:.$R$33];2;0)*[.L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6];[$datos.$Q$2:.$R$33];2;0)*[.G96]*[.H9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6];&quot;No virtualizado&quot;)      ;&quot;&quot;      ; IF(EXACT([.J96];&quot;Virtualización lógica&quot;)           ;[.I96]           ; IF(EXACT([.J96];&quot;Virtualización física&quot;)               ;ROUNDUP(VLOOKUP([.$F96];[$datos.$Q$2:.$R$33];2;0)*[.L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7];[$datos.$Q$2:.$R$33];2;0)*[.G97]*[.H9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7];&quot;No virtualizado&quot;)      ;&quot;&quot;      ; IF(EXACT([.J97];&quot;Virtualización lógica&quot;)           ;[.I97]           ; IF(EXACT([.J97];&quot;Virtualización física&quot;)               ;ROUNDUP(VLOOKUP([.$F97];[$datos.$Q$2:.$R$33];2;0)*[.L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8];[$datos.$Q$2:.$R$33];2;0)*[.G98]*[.H9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8];&quot;No virtualizado&quot;)      ;&quot;&quot;      ; IF(EXACT([.J98];&quot;Virtualización lógica&quot;)           ;[.I98]           ; IF(EXACT([.J98];&quot;Virtualización física&quot;)               ;ROUNDUP(VLOOKUP([.$F98];[$datos.$Q$2:.$R$33];2;0)*[.L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9];[$datos.$Q$2:.$R$33];2;0)*[.G99]*[.H9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9];&quot;No virtualizado&quot;)      ;&quot;&quot;      ; IF(EXACT([.J99];&quot;Virtualización lógica&quot;)           ;[.I99]           ; IF(EXACT([.J99];&quot;Virtualización física&quot;)               ;ROUNDUP(VLOOKUP([.$F99];[$datos.$Q$2:.$R$33];2;0)*[.L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0];[$datos.$Q$2:.$R$33];2;0)*[.G100]*[.H10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Q$2:.$R$33];2;0)*[.L1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1];[$datos.$Q$2:.$R$33];2;0)*[.G101]*[.H10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Q$2:.$R$33];2;0)*[.L1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2];[$datos.$Q$2:.$R$33];2;0)*[.G102]*[.H10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Q$2:.$R$33];2;0)*[.L1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3];[$datos.$Q$2:.$R$33];2;0)*[.G103]*[.H10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Q$2:.$R$33];2;0)*[.L1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4];[$datos.$Q$2:.$R$33];2;0)*[.G104]*[.H10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Q$2:.$R$33];2;0)*[.L1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5];[$datos.$Q$2:.$R$33];2;0)*[.G105]*[.H10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Q$2:.$R$33];2;0)*[.L1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6];[$datos.$Q$2:.$R$33];2;0)*[.G106]*[.H10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Q$2:.$R$33];2;0)*[.L1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7];[$datos.$Q$2:.$R$33];2;0)*[.G107]*[.H10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Q$2:.$R$33];2;0)*[.L1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8];[$datos.$Q$2:.$R$33];2;0)*[.G108]*[.H10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Q$2:.$R$33];2;0)*[.L1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9];[$datos.$Q$2:.$R$33];2;0)*[.G109]*[.H10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Q$2:.$R$33];2;0)*[.L1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0];[$datos.$Q$2:.$R$33];2;0)*[.G110]*[.H11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Q$2:.$R$33];2;0)*[.L1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1];[$datos.$Q$2:.$R$33];2;0)*[.G111]*[.H11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Q$2:.$R$33];2;0)*[.L1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2];[$datos.$Q$2:.$R$33];2;0)*[.G112]*[.H11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Q$2:.$R$33];2;0)*[.L1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3];[$datos.$Q$2:.$R$33];2;0)*[.G113]*[.H11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Q$2:.$R$33];2;0)*[.L1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4];[$datos.$Q$2:.$R$33];2;0)*[.G114]*[.H11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Q$2:.$R$33];2;0)*[.L1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5];[$datos.$Q$2:.$R$33];2;0)*[.G115]*[.H11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Q$2:.$R$33];2;0)*[.L1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6];[$datos.$Q$2:.$R$33];2;0)*[.G116]*[.H11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Q$2:.$R$33];2;0)*[.L1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7];[$datos.$Q$2:.$R$33];2;0)*[.G117]*[.H11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Q$2:.$R$33];2;0)*[.L1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8];[$datos.$Q$2:.$R$33];2;0)*[.G118]*[.H11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Q$2:.$R$33];2;0)*[.L1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9];[$datos.$Q$2:.$R$33];2;0)*[.G119]*[.H11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Q$2:.$R$33];2;0)*[.L11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0];[$datos.$Q$2:.$R$33];2;0)*[.G120]*[.H12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Q$2:.$R$33];2;0)*[.L12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1];[$datos.$Q$2:.$R$33];2;0)*[.G121]*[.H12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Q$2:.$R$33];2;0)*[.L12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2];[$datos.$Q$2:.$R$33];2;0)*[.G122]*[.H12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Q$2:.$R$33];2;0)*[.L12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3];[$datos.$Q$2:.$R$33];2;0)*[.G123]*[.H12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Q$2:.$R$33];2;0)*[.L12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4];[$datos.$Q$2:.$R$33];2;0)*[.G124]*[.H12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Q$2:.$R$33];2;0)*[.L12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5];[$datos.$Q$2:.$R$33];2;0)*[.G125]*[.H12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Q$2:.$R$33];2;0)*[.L12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6];[$datos.$Q$2:.$R$33];2;0)*[.G126]*[.H12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Q$2:.$R$33];2;0)*[.L12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7];[$datos.$Q$2:.$R$33];2;0)*[.G127]*[.H12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Q$2:.$R$33];2;0)*[.L12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8];[$datos.$Q$2:.$R$33];2;0)*[.G128]*[.H12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Q$2:.$R$33];2;0)*[.L12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9];[$datos.$Q$2:.$R$33];2;0)*[.G129]*[.H12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Q$2:.$R$33];2;0)*[.L12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0];[$datos.$Q$2:.$R$33];2;0)*[.G130]*[.H13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Q$2:.$R$33];2;0)*[.L13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1];[$datos.$Q$2:.$R$33];2;0)*[.G131]*[.H13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Q$2:.$R$33];2;0)*[.L13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2];[$datos.$Q$2:.$R$33];2;0)*[.G132]*[.H13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Q$2:.$R$33];2;0)*[.L13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3];[$datos.$Q$2:.$R$33];2;0)*[.G133]*[.H13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Q$2:.$R$33];2;0)*[.L13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4];[$datos.$Q$2:.$R$33];2;0)*[.G134]*[.H13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Q$2:.$R$33];2;0)*[.L13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5];[$datos.$Q$2:.$R$33];2;0)*[.G135]*[.H13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Q$2:.$R$33];2;0)*[.L13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6];[$datos.$Q$2:.$R$33];2;0)*[.G136]*[.H13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Q$2:.$R$33];2;0)*[.L13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7];[$datos.$Q$2:.$R$33];2;0)*[.G137]*[.H13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Q$2:.$R$33];2;0)*[.L13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8];[$datos.$Q$2:.$R$33];2;0)*[.G138]*[.H13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Q$2:.$R$33];2;0)*[.L13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9];[$datos.$Q$2:.$R$33];2;0)*[.G139]*[.H13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Q$2:.$R$33];2;0)*[.L13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0];[$datos.$Q$2:.$R$33];2;0)*[.G140]*[.H14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Q$2:.$R$33];2;0)*[.L14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1];[$datos.$Q$2:.$R$33];2;0)*[.G141]*[.H14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Q$2:.$R$33];2;0)*[.L14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2];[$datos.$Q$2:.$R$33];2;0)*[.G142]*[.H14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Q$2:.$R$33];2;0)*[.L14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3];[$datos.$Q$2:.$R$33];2;0)*[.G143]*[.H14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Q$2:.$R$33];2;0)*[.L14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4];[$datos.$Q$2:.$R$33];2;0)*[.G144]*[.H14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Q$2:.$R$33];2;0)*[.L14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5];[$datos.$Q$2:.$R$33];2;0)*[.G145]*[.H14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Q$2:.$R$33];2;0)*[.L14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6];[$datos.$Q$2:.$R$33];2;0)*[.G146]*[.H14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Q$2:.$R$33];2;0)*[.L14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7];[$datos.$Q$2:.$R$33];2;0)*[.G147]*[.H14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Q$2:.$R$33];2;0)*[.L14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8];[$datos.$Q$2:.$R$33];2;0)*[.G148]*[.H14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Q$2:.$R$33];2;0)*[.L14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9];[$datos.$Q$2:.$R$33];2;0)*[.G149]*[.H14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Q$2:.$R$33];2;0)*[.L14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0];[$datos.$Q$2:.$R$33];2;0)*[.G150]*[.H15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Q$2:.$R$33];2;0)*[.L15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1];[$datos.$Q$2:.$R$33];2;0)*[.G151]*[.H15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Q$2:.$R$33];2;0)*[.L15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2];[$datos.$Q$2:.$R$33];2;0)*[.G152]*[.H15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Q$2:.$R$33];2;0)*[.L15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3];[$datos.$Q$2:.$R$33];2;0)*[.G153]*[.H15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Q$2:.$R$33];2;0)*[.L15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4];[$datos.$Q$2:.$R$33];2;0)*[.G154]*[.H15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Q$2:.$R$33];2;0)*[.L15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5];[$datos.$Q$2:.$R$33];2;0)*[.G155]*[.H15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Q$2:.$R$33];2;0)*[.L15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6];[$datos.$Q$2:.$R$33];2;0)*[.G156]*[.H15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Q$2:.$R$33];2;0)*[.L15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7];[$datos.$Q$2:.$R$33];2;0)*[.G157]*[.H15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Q$2:.$R$33];2;0)*[.L15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8];[$datos.$Q$2:.$R$33];2;0)*[.G158]*[.H15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Q$2:.$R$33];2;0)*[.L1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9];[$datos.$Q$2:.$R$33];2;0)*[.G159]*[.H15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Q$2:.$R$33];2;0)*[.L1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0];[$datos.$Q$2:.$R$33];2;0)*[.G160]*[.H16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Q$2:.$R$33];2;0)*[.L1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1];[$datos.$Q$2:.$R$33];2;0)*[.G161]*[.H16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Q$2:.$R$33];2;0)*[.L1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2];[$datos.$Q$2:.$R$33];2;0)*[.G162]*[.H16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Q$2:.$R$33];2;0)*[.L1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3];[$datos.$Q$2:.$R$33];2;0)*[.G163]*[.H16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Q$2:.$R$33];2;0)*[.L1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4];[$datos.$Q$2:.$R$33];2;0)*[.G164]*[.H16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Q$2:.$R$33];2;0)*[.L1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5];[$datos.$Q$2:.$R$33];2;0)*[.G165]*[.H16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Q$2:.$R$33];2;0)*[.L1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6];[$datos.$Q$2:.$R$33];2;0)*[.G166]*[.H16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Q$2:.$R$33];2;0)*[.L1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7];[$datos.$Q$2:.$R$33];2;0)*[.G167]*[.H16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Q$2:.$R$33];2;0)*[.L1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8];[$datos.$Q$2:.$R$33];2;0)*[.G168]*[.H16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Q$2:.$R$33];2;0)*[.L1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9];[$datos.$Q$2:.$R$33];2;0)*[.G169]*[.H16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Q$2:.$R$33];2;0)*[.L1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0];[$datos.$Q$2:.$R$33];2;0)*[.G170]*[.H17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Q$2:.$R$33];2;0)*[.L1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1];[$datos.$Q$2:.$R$33];2;0)*[.G171]*[.H17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Q$2:.$R$33];2;0)*[.L1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2];[$datos.$Q$2:.$R$33];2;0)*[.G172]*[.H17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Q$2:.$R$33];2;0)*[.L1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3];[$datos.$Q$2:.$R$33];2;0)*[.G173]*[.H17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Q$2:.$R$33];2;0)*[.L1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4];[$datos.$Q$2:.$R$33];2;0)*[.G174]*[.H17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Q$2:.$R$33];2;0)*[.L1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5];[$datos.$Q$2:.$R$33];2;0)*[.G175]*[.H17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Q$2:.$R$33];2;0)*[.L1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6];[$datos.$Q$2:.$R$33];2;0)*[.G176]*[.H17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Q$2:.$R$33];2;0)*[.L1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7];[$datos.$Q$2:.$R$33];2;0)*[.G177]*[.H17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Q$2:.$R$33];2;0)*[.L1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8];[$datos.$Q$2:.$R$33];2;0)*[.G178]*[.H17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Q$2:.$R$33];2;0)*[.L1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9];[$datos.$Q$2:.$R$33];2;0)*[.G179]*[.H17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Q$2:.$R$33];2;0)*[.L1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0];[$datos.$Q$2:.$R$33];2;0)*[.G180]*[.H18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Q$2:.$R$33];2;0)*[.L1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1];[$datos.$Q$2:.$R$33];2;0)*[.G181]*[.H18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Q$2:.$R$33];2;0)*[.L1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2];[$datos.$Q$2:.$R$33];2;0)*[.G182]*[.H18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Q$2:.$R$33];2;0)*[.L1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3];[$datos.$Q$2:.$R$33];2;0)*[.G183]*[.H18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Q$2:.$R$33];2;0)*[.L1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4];[$datos.$Q$2:.$R$33];2;0)*[.G184]*[.H18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Q$2:.$R$33];2;0)*[.L1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5];[$datos.$Q$2:.$R$33];2;0)*[.G185]*[.H18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Q$2:.$R$33];2;0)*[.L1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6];[$datos.$Q$2:.$R$33];2;0)*[.G186]*[.H18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Q$2:.$R$33];2;0)*[.L1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7];[$datos.$Q$2:.$R$33];2;0)*[.G187]*[.H18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Q$2:.$R$33];2;0)*[.L1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8];[$datos.$Q$2:.$R$33];2;0)*[.G188]*[.H18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Q$2:.$R$33];2;0)*[.L1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9];[$datos.$Q$2:.$R$33];2;0)*[.G189]*[.H18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Q$2:.$R$33];2;0)*[.L1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0];[$datos.$Q$2:.$R$33];2;0)*[.G190]*[.H19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Q$2:.$R$33];2;0)*[.L1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1];[$datos.$Q$2:.$R$33];2;0)*[.G191]*[.H19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Q$2:.$R$33];2;0)*[.L1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2];[$datos.$Q$2:.$R$33];2;0)*[.G192]*[.H19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Q$2:.$R$33];2;0)*[.L1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3];[$datos.$Q$2:.$R$33];2;0)*[.G193]*[.H19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Q$2:.$R$33];2;0)*[.L1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4];[$datos.$Q$2:.$R$33];2;0)*[.G194]*[.H19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Q$2:.$R$33];2;0)*[.L1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5];[$datos.$Q$2:.$R$33];2;0)*[.G195]*[.H19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Q$2:.$R$33];2;0)*[.L1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6];[$datos.$Q$2:.$R$33];2;0)*[.G196]*[.H19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Q$2:.$R$33];2;0)*[.L1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7];[$datos.$Q$2:.$R$33];2;0)*[.G197]*[.H19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Q$2:.$R$33];2;0)*[.L1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8];[$datos.$Q$2:.$R$33];2;0)*[.G198]*[.H19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Q$2:.$R$33];2;0)*[.L1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9];[$datos.$Q$2:.$R$33];2;0)*[.G199]*[.H19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Q$2:.$R$33];2;0)*[.L1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0];[$datos.$Q$2:.$R$33];2;0)*[.G200]*[.H20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Q$2:.$R$33];2;0)*[.L2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1];[$datos.$Q$2:.$R$33];2;0)*[.G201]*[.H20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Q$2:.$R$33];2;0)*[.L2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2];[$datos.$Q$2:.$R$33];2;0)*[.G202]*[.H20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Q$2:.$R$33];2;0)*[.L2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3];[$datos.$Q$2:.$R$33];2;0)*[.G203]*[.H20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Q$2:.$R$33];2;0)*[.L2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4];[$datos.$Q$2:.$R$33];2;0)*[.G204]*[.H20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Q$2:.$R$33];2;0)*[.L2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5];[$datos.$Q$2:.$R$33];2;0)*[.G205]*[.H20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Q$2:.$R$33];2;0)*[.L2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6];[$datos.$Q$2:.$R$33];2;0)*[.G206]*[.H20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Q$2:.$R$33];2;0)*[.L2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7];[$datos.$Q$2:.$R$33];2;0)*[.G207]*[.H20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Q$2:.$R$33];2;0)*[.L2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8];[$datos.$Q$2:.$R$33];2;0)*[.G208]*[.H20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Q$2:.$R$33];2;0)*[.L2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9];[$datos.$Q$2:.$R$33];2;0)*[.G209]*[.H20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Q$2:.$R$33];2;0)*[.L2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0];[$datos.$Q$2:.$R$33];2;0)*[.G210]*[.H21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Q$2:.$R$33];2;0)*[.L2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1];[$datos.$Q$2:.$R$33];2;0)*[.G211]*[.H21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Q$2:.$R$33];2;0)*[.L2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2];[$datos.$Q$2:.$R$33];2;0)*[.G212]*[.H21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Q$2:.$R$33];2;0)*[.L2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3];[$datos.$Q$2:.$R$33];2;0)*[.G213]*[.H21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Q$2:.$R$33];2;0)*[.L2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4];[$datos.$Q$2:.$R$33];2;0)*[.G214]*[.H21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Q$2:.$R$33];2;0)*[.L2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5];[$datos.$Q$2:.$R$33];2;0)*[.G215]*[.H21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Q$2:.$R$33];2;0)*[.L2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6];[$datos.$Q$2:.$R$33];2;0)*[.G216]*[.H21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Q$2:.$R$33];2;0)*[.L2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7];[$datos.$Q$2:.$R$33];2;0)*[.G217]*[.H21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Q$2:.$R$33];2;0)*[.L2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8];[$datos.$Q$2:.$R$33];2;0)*[.G218]*[.H21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Q$2:.$R$33];2;0)*[.L2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6" table:number-rows-repeated="36">
          <table:table-cell table:number-columns-repeated="10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 table:number-rows-repeated="1047763">
          <table:table-cell table:number-columns-repeated="1024"/>
        </table:table-row>
        <table:table-row table:style-name="ro7" table:number-rows-repeated="55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ervidores.O6:Servidores.O218 Servidores.R6:Servidores.R218">
            <calcext:condition calcext:apply-style-name="NO_ENCONTRADO" calcext:value="=&quot;-- NO ENCUENTRO MI OPCIÓN --&quot;" calcext:base-cell-address="Servidores.O6"/>
          </calcext:conditional-format>
          <calcext:conditional-format calcext:target-range-address="Servidores.W6:Servidores.W57">
            <calcext:condition calcext:apply-style-name="Correto" calcext:value="&gt;0" calcext:base-cell-address="Servidores.W6"/>
          </calcext:conditional-format>
        </calcext:conditional-formats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4" table:default-cell-style-name="ce7"/>
        <table:table-column table:style-name="co25" table:default-cell-style-name="ce7"/>
        <table:table-column table:style-name="co9" table:default-cell-style-name="ce7"/>
        <table:table-column table:style-name="co26" table:default-cell-style-name="ce7"/>
        <table:table-column table:style-name="co27" table:visibility="collapse" table:default-cell-style-name="ce7"/>
        <table:table-column table:style-name="co28" table:visibility="collapse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21"/>
        <table:table-column table:style-name="co32" table:default-cell-style-name="ce7"/>
        <table:table-column table:style-name="co33" table:visibility="collapse" table:default-cell-style-name="ce7"/>
        <table:table-column table:style-name="co34" table:default-cell-style-name="ce7"/>
        <table:table-column table:style-name="co35" table:default-cell-style-name="ce21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8" table:default-cell-style-name="ce7"/>
        <table:table-column table:style-name="co46" table:default-cell-style-name="ce1"/>
        <table:table-column table:style-name="co47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8" table:default-cell-style-name="ce1"/>
        <table:table-column table:style-name="co23" table:number-columns-repeated="3" table:default-cell-style-name="Default"/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8">
          <table:table-cell/>
          <table:table-cell table:style-name="ce3" office:value-type="string" calcext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3"/>
          <table:covered-table-cell table:number-columns-repeated="2" table:style-name="ce17"/>
          <table:covered-table-cell table:style-name="ce21"/>
          <table:covered-table-cell table:style-name="ce17"/>
          <table:table-cell table:style-name="ce30" table:number-columns-repeated="2"/>
          <table:table-cell table:style-name="ce3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9">
          <table:table-cell/>
          <table:table-cell table:style-name="ce4" table:number-columns-spanned="7" table:number-rows-spanned="1"/>
          <table:covered-table-cell table:number-columns-repeated="2" table:style-name="ce17"/>
          <table:covered-table-cell table:style-name="ce23" office:value-type="string" calcext:value-type="string">
            <text:p>Producto y versión</text:p>
          </table:covered-table-cell>
          <table:covered-table-cell table:style-name="ce17"/>
          <table:covered-table-cell table:style-name="ce21"/>
          <table:covered-table-cell table:style-name="ce17"/>
          <table:table-cell table:style-name="ce40" office:value-type="string" calcext:value-type="string" table:number-columns-spanned="2" table:number-rows-spanned="1">
            <text:p>Infraestructura de Alta Disponibilidad</text:p>
          </table:table-cell>
          <table:covered-table-cell table:style-name="ce30"/>
          <table:table-cell table:style-name="ce17" table:number-columns-repeated="2"/>
          <table:table-cell table:style-name="ce65" table:number-columns-repeated="9"/>
          <table:table-cell table:style-name="ce40" office:value-type="string" calcext:value-type="string" table:number-columns-spanned="2" table:number-rows-spanned="1">
            <text:p>Servicio TI de Negocio</text:p>
          </table:table-cell>
          <table:covered-table-cell table:style-name="ce23"/>
          <table:table-cell table:style-name="ce65"/>
          <table:table-cell table:style-name="ce30" table:number-columns-repeated="968"/>
          <table:table-cell table:style-name="ce17" table:number-columns-repeated="24"/>
          <table:table-cell table:number-columns-repeated="8"/>
        </table:table-row>
        <table:table-row table:style-name="ro10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Instancia <text:s/>/ SID (*)</text:p>
          </table:table-cell>
          <table:table-cell table:style-name="ce5" office:value-type="string" calcext:value-type="string">
            <office:annotation draw:style-name="gr3" draw:text-style-name="P2" svg:width="60.22mm" svg:height="20.09mm" svg:x="109.69mm" svg:y="21.48mm" draw:caption-point-x="-5.71mm" draw:caption-point-y="0.31m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5" office:value-type="string" calcext:value-type="string">
            <text:p>Infraestructura de Alta Disponibilidad (*)</text:p>
          </table:table-cell>
          <table:table-cell table:style-name="ce23" office:value-type="string" calcext:value-type="string">
            <text:p>Tipo de nodo</text:p>
          </table:table-cell>
          <table:table-cell table:style-name="ce23" office:value-type="string" calcext:value-type="string">
            <office:annotation draw:style-name="gr2" draw:text-style-name="P2" svg:width="81.96mm" svg:height="33.65mm" svg:x="411.65mm" svg:y="7.98mm" draw:caption-point-x="-4.3mm" draw:caption-point-y="13.81mm">
              <dc:date>2015-07-29T00:00:00</dc:date>
              <text:p text:style-name="P1"><text:span text:style-name="T1">Para el caso de instancias de BD primarias que tengan otras instancias que actúen de respaldo (Ej: relación primaria-standby, dataguard, RAC, etc), incluir los nombres de instancias que dan respaldo a dicha primaria, separados por coma</text:span></text:p>
            </office:annotation>
            <text:p>Instancias BD relacionadas (respaldo)</text:p>
          </table:table-cell>
          <table:table-cell table:style-name="ce23" office:value-type="string" calcext:value-type="string">
            <text:p>Nombre de <text:s/>Cluster/Dominio</text:p>
          </table:table-cell>
          <table:table-cell table:style-name="ce23" office:value-type="string" calcext:value-type="string">
            <text:p>Método de respaldo</text:p>
          </table:table-cell>
          <table:table-cell table:style-name="ce5" office:value-type="string" calcext:value-type="string">
            <text:p>Activo/Pasivo (*)</text:p>
          </table:table-cell>
          <table:table-cell table:style-name="ce23" office:value-type="string" calcext:value-type="string">
            <text:p>Plan de Backup</text:p>
          </table:table-cell>
          <table:table-cell table:style-name="ce23" office:value-type="string" calcext:value-type="string">
            <text:p>Archivelog Mode</text:p>
          </table:table-cell>
          <table:table-cell table:style-name="ce23" office:value-type="string" calcext:value-type="string">
            <text:p>Consola de Administración</text:p>
          </table:table-cell>
          <table:table-cell table:style-name="ce5" office:value-type="string" calcext:value-type="string">
            <text:p>Partitioning (*)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 Servicio TI de Negocio <text:s/>(Aplicación Soportada)</text:p>
          </table:table-cell>
          <table:table-cell table:style-name="ce23" office:value-type="string" calcext:value-type="string">
            <text:p>Descripcion Servicio TI de Negocio <text:s/></text:p>
          </table:table-cell>
          <table:table-cell table:style-name="ce23" office:value-type="string" calcext:value-type="string">
            <text:p>Observaciones de la instancia de BD</text:p>
          </table:table-cell>
          <table:table-cell table:style-name="ce31" office:value-type="string" calcext:value-type="string">
            <text:p>Observaciones / Comentarios del Organismo</text:p>
          </table:table-cell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</text:p>
          </table:table-cell>
          <table:table-cell table:style-name="ce36" office:value-type="string" calcext:value-type="string">
            <text:p>BDPACI</text:p>
          </table:table-cell>
          <table:table-cell table:style-name="ce37" table:content-validation-name="val11" office:value-type="string" calcext:value-type="string">
            <text:p>cl10vp01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6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6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office:value-type="string" calcext:value-type="string">
            <text:p>STPAC</text:p>
          </table:table-cell>
          <table:table-cell table:style-name="ce36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PAC, GDPU, DGA,GAAGRO,IPOP,GRABAPAC,PANE</text:p>
          </table:table-cell>
          <table:table-cell table:style-name="ce70" office:value-type="string" calcext:value-type="string">
            <text:p>Politica agraria común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</text:p>
          </table:table-cell>
          <table:table-cell table:style-name="ce36" office:value-type="string" calcext:value-type="string">
            <text:p>STPAC</text:p>
          </table:table-cell>
          <table:table-cell table:style-name="ce37" table:content-validation-name="val11" office:value-type="string" calcext:value-type="string">
            <text:p>clivmstpac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7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7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ESTADÍSTICAS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63" table:content-validation-name="val16" office:value-type="string" calcext:value-type="string">
            <text:p>Secundario/Standby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PAC, GDPU</text:p>
          </table:table-cell>
          <table:table-cell table:style-name="ce70" office:value-type="string" calcext:value-type="string">
            <text:p>Politica agraria común</text:p>
          </table:table-cell>
          <table:table-cell table:style-name="ce8" office:value-type="string" calcext:value-type="string">
            <text:p>Standby de la instancia BDPACI para estadísticas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</text:p>
          </table:table-cell>
          <table:table-cell table:style-name="ce36" office:value-type="string" calcext:value-type="string">
            <text:p>EXPLOI</text:p>
          </table:table-cell>
          <table:table-cell table:style-name="ce37" table:content-validation-name="val11" office:value-type="string" calcext:value-type="string">
            <text:p>cl10vp01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8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8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2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OLIVAR, MENUCAP, WAPA, GAIA</text:p>
          </table:table-cell>
          <table:table-cell table:style-name="ce70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</text:p>
          </table:table-cell>
          <table:table-cell table:style-name="ce36" office:value-type="string" calcext:value-type="string">
            <text:p>EXPLO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9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9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3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GANADERIA, CPS, PAIS,SGP</text:p>
          </table:table-cell>
          <table:table-cell table:style-name="ce68"/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</text:p>
          </table:table-cell>
          <table:table-cell table:style-name="ce36" office:value-type="string" calcext:value-type="string">
            <text:p>INFRA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0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0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4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OAS (Repositorios)</text:p>
          </table:table-cell>
          <table:table-cell table:style-name="ce68" office:value-type="string" calcext:value-type="string">
            <text:p>InfraEstructura de OAS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2">
          <table:table-cell/>
          <table:table-cell table:style-name="ce6" office:value-type="string" calcext:value-type="string">
            <text:p>BD_6</text:p>
          </table:table-cell>
          <table:table-cell table:style-name="ce36" office:value-type="string" calcext:value-type="string">
            <text:p>ESCI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1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1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5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ECSI, SLFP, INPE,REPOSITORI (REPORT 6I)</text:p>
          </table:table-cell>
          <table:table-cell table:style-name="ce70" office:value-type="string" calcext:value-type="string">
            <text:p>Sistema de localización de la flota pesquera y Evaluación de controles del sistema integrado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3">
          <table:table-cell/>
          <table:table-cell table:style-name="ce6" office:value-type="string" calcext:value-type="string">
            <text:p>BD_7</text:p>
          </table:table-cell>
          <table:table-cell table:style-name="ce36" office:value-type="string" calcext:value-type="string">
            <text:p>EXPLO10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2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2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6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DIPA, AFORA, AGRO, ASIG, AVVA, COCO, FCA, FEDER, FIT,FORESTA,IDRA,IFOPA,LIPE, IPOP,LAYE, MOLU, OBSPRECIO, PATRIMONIO, PENTAHO,ROAE, RVITI,SAPA, SEG,USA</text:p>
          </table:table-cell>
          <table:table-cell table:style-name="ce70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</text:p>
          </table:table-cell>
          <table:table-cell table:style-name="ce36" office:value-type="string" calcext:value-type="string">
            <text:p>PADME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3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3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7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<text:s/>AFIRMA,SOLICITA, ALFRESCO, AGATA, PORTAFIRMAS</text:p>
          </table:table-cell>
          <table:table-cell table:style-name="ce68" office:value-type="string" calcext:value-type="string">
            <text:p>Adminitración Electrónic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</text:p>
          </table:table-cell>
          <table:table-cell table:style-name="ce36" office:value-type="string" calcext:value-type="string">
            <text:p>WEB10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4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4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8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INTRANET, PORTAL,COMUN, SOS</text:p>
          </table:table-cell>
          <table:table-cell table:style-name="ce70" office:value-type="string" calcext:value-type="string">
            <text:p>Portal de la Consejerí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</text:p>
          </table:table-cell>
          <table:table-cell table:style-name="ce36" office:value-type="string" calcext:value-type="string">
            <text:p>CERTIF110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5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5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9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Certificación Aplicaciones bd-10g</text:p>
          </table:table-cell>
          <table:table-cell table:style-name="ce68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</text:p>
          </table:table-cell>
          <table:table-cell table:style-name="ce36" office:value-type="string" calcext:value-type="string">
            <text:p>BDINTE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6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6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50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Integración Aplicaciones bd-10g</text:p>
          </table:table-cell>
          <table:table-cell table:style-name="ce68" office:value-type="string" calcext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</text:p>
          </table:table-cell>
          <table:table-cell table:style-name="ce36" office:value-type="string" calcext:value-type="string">
            <text:p>CERTIPAC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7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7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51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Certificación PAC</text:p>
          </table:table-cell>
          <table:table-cell table:style-name="ce68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</text:p>
          </table:table-cell>
          <table:table-cell table:style-name="ce36" office:value-type="string" calcext:value-type="string">
            <text:p>PACLIENT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8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8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ESTADÍSTICAS</text:p>
          </table:table-cell>
          <table:table-cell table:style-name="ce52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PAC</text:p>
          </table:table-cell>
          <table:table-cell table:style-name="ce68" office:value-type="string" calcext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4">
          <table:table-cell/>
          <table:table-cell table:style-name="ce6" office:value-type="string" calcext:value-type="string">
            <text:p>BD_14</text:p>
          </table:table-cell>
          <table:table-cell table:style-name="ce36" office:value-type="string" calcext:value-type="string">
            <text:p>FAGA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19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19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3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GEAP, FAGA</text:p>
          </table:table-cell>
          <table:table-cell table:style-name="ce70" office:value-type="string" calcext:value-type="string">
            <text:p>Fondo Andaluz de Gestión Agraria, Gestión de Expediente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5">
          <table:table-cell/>
          <table:table-cell table:style-name="ce6" office:value-type="string" calcext:value-type="string">
            <text:p>BD_15</text:p>
          </table:table-cell>
          <table:table-cell table:style-name="ce36" office:value-type="string" calcext:value-type="string">
            <text:p>EXPLOPAC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0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0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4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64" office:value-type="string" calcext:value-type="string">
            <text:p>STEXPLOPAC</text:p>
          </table:table-cell>
          <table:table-cell table:style-name="ce36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PSU, PACFEGA</text:p>
          </table:table-cell>
          <table:table-cell table:style-name="ce70" office:value-type="string" calcext:value-type="string">
            <text:p>Politica agraria común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</text:p>
          </table:table-cell>
          <table:table-cell table:style-name="ce36" office:value-type="string" calcext:value-type="string">
            <text:p>PADME11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1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1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5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ECO</text:p>
          </table:table-cell>
          <table:table-cell table:style-name="ce68" office:value-type="string" calcext:value-type="string">
            <text:p>Adminitración Electrónic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</text:p>
          </table:table-cell>
          <table:table-cell table:style-name="ce36" office:value-type="string" calcext:value-type="string">
            <text:p>CATALOGO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2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2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6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RMAN (CATALOGO)</text:p>
          </table:table-cell>
          <table:table-cell table:style-name="ce68" office:value-type="string" calcext:value-type="string">
            <text:p>Rman Catálogo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6">
          <table:table-cell/>
          <table:table-cell table:style-name="ce6" office:value-type="string" calcext:value-type="string">
            <text:p>BD_18</text:p>
          </table:table-cell>
          <table:table-cell table:style-name="ce36" office:value-type="string" calcext:value-type="string">
            <text:p>EXPLO11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3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3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7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CONTROL DE PRESENCIA, PORTAL AGAPA, QUEST, REDO, CMAP, PADA, MAYA, SCRT, SISV, CATA, CENSOF, ERA, CROF</text:p>
          </table:table-cell>
          <table:table-cell table:style-name="ce70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7">
          <table:table-cell/>
          <table:table-cell table:style-name="ce6" office:value-type="string" calcext:value-type="string">
            <text:p>BD_19</text:p>
          </table:table-cell>
          <table:table-cell table:style-name="ce36" office:value-type="string" calcext:value-type="string">
            <text:p>SIGJA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4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4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8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68" office:value-type="string" calcext:value-type="string">
            <text:p>SIGPAC, ALEGACIONES SIGPAC</text:p>
          </table:table-cell>
          <table:table-cell table:style-name="ce70" office:value-type="string" calcext:value-type="string">
            <text:p>Sistema de informacion geografica de parcelario agricola y Alegaciones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</text:p>
          </table:table-cell>
          <table:table-cell table:style-name="ce36" office:value-type="string" calcext:value-type="string">
            <text:p>CERTIF11</text:p>
          </table:table-cell>
          <table:table-cell table:style-name="ce37" table:content-validation-name="val11" office:value-type="string" calcext:value-type="string">
            <text:p>cl11vp03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5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5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59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Certificación Aplicaciones bd-11g</text:p>
          </table:table-cell>
          <table:table-cell table:style-name="ce68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</text:p>
          </table:table-cell>
          <table:table-cell table:style-name="ce36" office:value-type="string" calcext:value-type="string">
            <text:p>CLOUD</text:p>
          </table:table-cell>
          <table:table-cell table:style-name="ce37" table:content-validation-name="val11" office:value-type="string" calcext:value-type="string">
            <text:p>cl11vp03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6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6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60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Dataguard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number-columns-repeated="2" table:style-name="ce68" office:value-type="string" calcext:value-type="string">
            <text:p>Gestor, Administrador, Monitorizador de BBDD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</text:p>
          </table:table-cell>
          <table:table-cell table:style-name="ce36" office:value-type="string" calcext:value-type="string">
            <text:p>BDINTE11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7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7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61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Integración Aplicaciones (11g) </text:p>
          </table:table-cell>
          <table:table-cell table:style-name="ce68" office:value-type="string" calcext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</text:p>
          </table:table-cell>
          <table:table-cell table:style-name="ce36" office:value-type="string" calcext:value-type="string">
            <text:p>CERPAC11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8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8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62" table:content-validation-name="val14" office:value-type="string" calcext:value-type="string">
            <text:p>Activo-Pasivo (Cluster terceros)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PAC,PACFEGA</text:p>
          </table:table-cell>
          <table:table-cell table:style-name="ce68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</text:p>
          </table:table-cell>
          <table:table-cell table:style-name="ce36" office:value-type="string" calcext:value-type="string">
            <text:p>GEN</text:p>
          </table:table-cell>
          <table:table-cell table:style-name="ce37" table:content-validation-name="val11" office:value-type="string" calcext:value-type="string">
            <text:p>gen.bd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29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29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NO INSTALADO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EXPEDIENTES NEGATIVOS</text:p>
          </table:table-cell>
          <table:table-cell table:style-name="ce68" office:value-type="string" calcext:value-type="string">
            <text:p>Gestión de Expedientes negativos de la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</text:p>
          </table:table-cell>
          <table:table-cell table:style-name="ce36" office:value-type="string" calcext:value-type="string">
            <text:p>PACRETRO</text:p>
          </table:table-cell>
          <table:table-cell table:style-name="ce37" table:content-validation-name="val11" office:value-type="string" calcext:value-type="string">
            <text:p>gen.bd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30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30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63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NO INSTALADO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SIMULACION PAGOS PAC</text:p>
          </table:table-cell>
          <table:table-cell table:style-name="ce68" office:value-type="string" calcext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</text:p>
          </table:table-cell>
          <table:table-cell table:style-name="ce36" office:value-type="string" calcext:value-type="string">
            <text:p>STEXPLOPAC</text:p>
          </table:table-cell>
          <table:table-cell table:style-name="ce37" table:content-validation-name="val11" office:value-type="string" calcext:value-type="string">
            <text:p>clivmstexplopac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31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31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ESTADÍSTICAS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63" table:content-validation-name="val16" office:value-type="string" calcext:value-type="string">
            <text:p>Secundario/Standby</text:p>
          </table:table-cell>
          <table:table-cell table:style-name="ce64"/>
          <table:table-cell table:style-name="ce36"/>
          <table:table-cell table:style-name="ce66" table:content-validation-name="val17" office:value-type="string" calcext:value-type="string">
            <text:p>Sin Respaldo</text:p>
          </table:table-cell>
          <table:table-cell table:style-name="ce63" table:content-validation-name="val18" office:value-type="string" calcext:value-type="string">
            <text:p>Activo</text:p>
          </table:table-cell>
          <table:table-cell table:style-name="ce67" table:content-validation-name="val19" office:value-type="string" calcext:value-type="string">
            <text:p>RMAN</text:p>
          </table:table-cell>
          <table:table-cell table:style-name="ce68" table:content-validation-name="val20" office:value-type="string" calcext:value-type="string">
            <text:p>SI</text:p>
          </table:table-cell>
          <table:table-cell table:style-name="ce69" table:content-validation-name="val21" office:value-type="string" calcext:value-type="string">
            <text:p>Cloud Control 12c Release 4 (12.1.0.4)</text:p>
          </table:table-cell>
          <table:table-cell table:style-name="ce68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68" office:value-type="string" calcext:value-type="string">
            <text:p>PSU, PACFEGA</text:p>
          </table:table-cell>
          <table:table-cell table:style-name="ce70" office:value-type="string" calcext:value-type="string">
            <text:p>Politica agraria común</text:p>
          </table:table-cell>
          <table:table-cell table:style-name="ce8" office:value-type="string" calcext:value-type="string">
            <text:p>Standby de la instancia EXPLOPAC para estadísticas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5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6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7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8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9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0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1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2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3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4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5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6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7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8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19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0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1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2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3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4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5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6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7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8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29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0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1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2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3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4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5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6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7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8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3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3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4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4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5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5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6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6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7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7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8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8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9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399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0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00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1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01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2];[$datos.$D$2:.$F$75];2;0)" office:value-type="string" office:string-value="" calcext:value-type="error">
            <text:p>#N/D</text:p>
          </table:table-cell>
          <table:table-cell table:style-name="ce39" table:content-validation-name="val4" table:formula="of:=VLOOKUP([.E402];[$datos.$D$2:.$F$75];3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63" table:content-validation-name="val16"/>
          <table:table-cell table:style-name="ce36" table:number-columns-repeated="2"/>
          <table:table-cell table:style-name="ce66" table:content-validation-name="val17"/>
          <table:table-cell table:style-name="ce63" table:content-validation-name="val18"/>
          <table:table-cell table:style-name="ce67" table:content-validation-name="val19"/>
          <table:table-cell table:style-name="ce68" table:content-validation-name="val20"/>
          <table:table-cell table:style-name="ce69" table:content-validation-name="val21"/>
          <table:table-cell table:style-name="ce68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68" table:number-columns-repeated="2"/>
          <table:table-cell table:style-name="ce8"/>
          <table:table-cell table:number-columns-repeated="1000"/>
        </table:table-row>
        <table:table-row table:style-name="ro11" table:number-rows-repeated="27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 table:style-name="ce1"/>
          <table:table-cell table:style-name="ce7"/>
          <table:table-cell table:style-name="ce1" table:number-columns-repeated="2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3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/>
          <table:table-cell table:style-name="ce7"/>
          <table:table-cell/>
          <table:table-cell table:content-validation-name="val20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04776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 table:number-rows-repeated="6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calcext:conditional-formats>
          <calcext:conditional-format calcext:target-range-address="'Oracle Database'.E6:'Oracle Database'.E402 'Oracle Database'.I29:'Oracle Database'.I402 'Oracle Database'.M6:'Oracle Database'.M402 'Oracle Database'.O6:'Oracle Database'.O402 'Oracle Database'.Q6:'Oracle Database'.Q402 'Oracle Database'.I6:'Oracle Database'.I7">
            <calcext:condition calcext:apply-style-name="NO_ENCONTRADO" calcext:value="=&quot;-- NO ENCUENTRO MI OPCIÓN --&quot;" calcext:base-cell-address="'Oracle Database'.E6"/>
          </calcext:conditional-format>
          <calcext:conditional-format calcext:target-range-address="'Oracle Database'.I8:'Oracle Database'.I8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9:'Oracle Database'.I9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0:'Oracle Database'.I10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1:'Oracle Database'.I11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2:'Oracle Database'.I12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3:'Oracle Database'.I13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4:'Oracle Database'.I14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5:'Oracle Database'.I15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6:'Oracle Database'.I16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7:'Oracle Database'.I17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8:'Oracle Database'.I18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19:'Oracle Database'.I19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0:'Oracle Database'.I20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1:'Oracle Database'.I21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2:'Oracle Database'.I22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3:'Oracle Database'.I23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4:'Oracle Database'.I24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5:'Oracle Database'.I25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6:'Oracle Database'.I26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7:'Oracle Database'.I27">
            <calcext:condition calcext:apply-style-name="NO_ENCONTRADO" calcext:value="=&quot;-- NO ENCUENTRO MI OPCIÓN --&quot;" calcext:base-cell-address="'Oracle Database'.I6"/>
          </calcext:conditional-format>
          <calcext:conditional-format calcext:target-range-address="'Oracle Database'.I28:'Oracle Database'.I28">
            <calcext:condition calcext:apply-style-name="NO_ENCONTRADO" calcext:value="=&quot;-- NO ENCUENTRO MI OPCIÓN --&quot;" calcext:base-cell-address="'Oracle Database'.I6"/>
          </calcext:conditional-format>
        </calcext:conditional-formats>
      </table:table>
      <table:table table:name="Oracle Weblogic" table:style-name="ta2" table:print="false">
        <office:forms form:automatic-focus="false" form:apply-design-mode="false"/>
        <table:table-column table:style-name="co1" table:default-cell-style-name="Default"/>
        <table:table-column table:style-name="co48" table:default-cell-style-name="ce7"/>
        <table:table-column table:style-name="co49" table:default-cell-style-name="ce7"/>
        <table:table-column table:style-name="co45" table:default-cell-style-name="ce7"/>
        <table:table-column table:style-name="co50" table:visibility="collapse" table:default-cell-style-name="ce7"/>
        <table:table-column table:style-name="co51" table:visibility="collapse" table:default-cell-style-name="ce7"/>
        <table:table-column table:style-name="co52" table:visibility="collapse" table:default-cell-style-name="ce7"/>
        <table:table-column table:style-name="co53" table:default-cell-style-name="ce7"/>
        <table:table-column table:style-name="co54" table:visibility="collapse" table:number-columns-repeated="2" table:default-cell-style-name="ce7"/>
        <table:table-column table:style-name="co55" table:default-cell-style-name="ce21"/>
        <table:table-column table:style-name="co30" table:default-cell-style-name="ce7"/>
        <table:table-column table:style-name="co56" table:visibility="collapse" table:default-cell-style-name="ce7"/>
        <table:table-column table:style-name="co57" table:visibility="collapse" table:default-cell-style-name="ce7"/>
        <table:table-column table:style-name="co58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18" table:default-cell-style-name="ce7"/>
        <table:table-column table:style-name="co23" table:number-columns-repeated="993" table:default-cell-style-name="ce7"/>
        <table:table-column table:style-name="co23" table:number-columns-repeated="3" table:default-cell-style-name="ce1"/>
        <table:table-column table:style-name="co23" table:number-columns-repeated="7" table:default-cell-style-name="Default"/>
        <table:table-row table:style-name="ro18">
          <table:table-cell/>
          <table:table-cell table:style-name="ce2"/>
          <table:table-cell table:style-name="ce71" table:number-columns-repeated="5"/>
          <table:table-cell table:style-name="ce17"/>
          <table:table-cell table:style-name="ce80" table:number-columns-repeated="2"/>
          <table:table-cell table:style-name="ce30" table:number-columns-repeated="2"/>
          <table:table-cell table:style-name="ce17" table:number-columns-repeated="2"/>
          <table:table-cell table:style-name="ce71" table:number-columns-repeated="3"/>
          <table:table-cell table:style-name="ce80" table:number-columns-repeated="3"/>
          <table:table-cell table:style-name="ce17"/>
          <table:table-cell table:style-name="ce80"/>
          <table:table-cell table:style-name="ce91"/>
          <table:table-cell table:style-name="ce92" table:number-columns-repeated="982"/>
          <table:table-cell table:style-name="ce80" table:number-columns-repeated="18"/>
          <table:table-cell/>
        </table:table-row>
        <table:table-row table:style-name="ro18">
          <table:table-cell/>
          <table:table-cell table:style-name="ce3" office:value-type="string" calcext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72"/>
          <table:covered-table-cell table:number-columns-repeated="4" table:style-name="ce75"/>
          <table:covered-table-cell table:style-name="ce79"/>
          <table:covered-table-cell table:number-columns-repeated="2" table:style-name="ce81"/>
          <table:covered-table-cell table:number-columns-repeated="2" table:style-name="ce83"/>
          <table:table-cell table:style-name="ce17" table:number-columns-repeated="2"/>
          <table:table-cell table:style-name="ce71" table:number-columns-repeated="3"/>
          <table:table-cell table:style-name="ce80" table:number-columns-repeated="3"/>
          <table:table-cell table:style-name="ce17"/>
          <table:table-cell table:style-name="ce80"/>
          <table:table-cell table:style-name="ce91"/>
          <table:table-cell table:style-name="ce92" table:number-columns-repeated="982"/>
          <table:table-cell table:style-name="ce80" table:number-columns-repeated="18"/>
          <table:table-cell/>
        </table:table-row>
        <table:table-row table:style-name="ro18">
          <table:table-cell/>
          <table:table-cell table:style-name="ce2"/>
          <table:table-cell table:style-name="ce73"/>
          <table:table-cell table:style-name="ce71" table:number-columns-repeated="4"/>
          <table:table-cell table:style-name="ce17"/>
          <table:table-cell table:style-name="ce80" table:number-columns-repeated="2"/>
          <table:table-cell table:style-name="ce30" table:number-columns-repeated="2"/>
          <table:table-cell table:style-name="ce17" table:number-columns-repeated="2"/>
          <table:table-cell table:style-name="ce71" table:number-columns-repeated="3"/>
          <table:table-cell table:style-name="ce80" table:number-columns-repeated="3"/>
          <table:table-cell table:style-name="ce17"/>
          <table:table-cell table:style-name="ce80"/>
          <table:table-cell table:style-name="ce91"/>
          <table:table-cell table:style-name="ce92" table:number-columns-repeated="982"/>
          <table:table-cell table:style-name="ce80" table:number-columns-repeated="18"/>
          <table:table-cell/>
        </table:table-row>
        <table:table-row table:style-name="ro19">
          <table:table-cell/>
          <table:table-cell table:style-name="ce22" table:number-columns-spanned="7" table:number-rows-spanned="1"/>
          <table:covered-table-cell table:style-name="ce71"/>
          <table:covered-table-cell table:style-name="ce23" office:value-type="string" calcext:value-type="string">
            <text:p>Producto y versión</text:p>
          </table:covered-table-cell>
          <table:covered-table-cell table:number-columns-repeated="3" table:style-name="ce71"/>
          <table:covered-table-cell table:style-name="ce17"/>
          <table:table-cell table:style-name="ce82" office:value-type="string" calcext:value-type="string" table:number-columns-spanned="2" table:number-rows-spanned="1">
            <text:p>Infraestructura de Alta Disponibilidad/Balanceo</text:p>
          </table:table-cell>
          <table:covered-table-cell table:style-name="ce80"/>
          <table:table-cell table:style-name="ce65"/>
          <table:table-cell table:style-name="ce40" office:value-type="string" calcext:value-type="string" table:number-columns-spanned="2" table:number-rows-spanned="1">
            <text:p>Forms y Reports</text:p>
          </table:table-cell>
          <table:covered-table-cell table:style-name="ce17"/>
          <table:table-cell table:style-name="ce17"/>
          <table:table-cell table:style-name="ce85" table:number-columns-repeated="3"/>
          <table:table-cell table:style-name="ce40" office:value-type="string" calcext:value-type="string" table:number-columns-spanned="2" table:number-rows-spanned="1">
            <text:p>Servicio TI de Negocio</text:p>
          </table:table-cell>
          <table:covered-table-cell table:style-name="ce80"/>
          <table:table-cell table:style-name="ce89"/>
          <table:table-cell table:style-name="ce30"/>
          <table:table-cell table:style-name="ce80"/>
          <table:table-cell table:style-name="ce91"/>
          <table:table-cell table:style-name="ce92" table:number-columns-repeated="982"/>
          <table:table-cell table:style-name="ce80" table:number-columns-repeated="18"/>
          <table:table-cell/>
        </table:table-row>
        <table:table-row table:style-name="ro19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office:annotation draw:style-name="gr4" draw:text-style-name="P2" svg:width="28.99mm" svg:height="39.93mm" svg:x="69.7mm" svg:y="31.01mm" draw:caption-point-x="-5.86mm" draw:caption-point-y="0.34m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Producto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23" office:value-type="string" calcext:value-type="string">
            <office:annotation draw:style-name="gr5" draw:text-style-name="P2" svg:width="81.96mm" svg:height="24.61mm" svg:x="214.23mm" svg:y="17.52mm" draw:caption-point-x="-5.21mm" draw:caption-point-y="13.83m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23" office:value-type="string" calcext:value-type="string">
            <text:p>Nombre de Cluster/Dominio</text:p>
          </table:table-cell>
          <table:table-cell table:style-name="ce5" office:value-type="string" calcext:value-type="string">
            <text:p>Activo/Pasivo (*)</text:p>
          </table:table-cell>
          <table:table-cell table:style-name="ce5" office:value-type="string" calcext:value-type="string">
            <text:p>Forms y Reports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_Servicio_TI_de_Negocio <text:s/>(Aplicación Soportada)</text:p>
          </table:table-cell>
          <table:table-cell table:style-name="ce23" office:value-type="string" calcext:value-type="string">
            <text:p>Descripcion_Servicio_TI_de_Negocio <text:s/></text:p>
          </table:table-cell>
          <table:table-cell table:style-name="ce23" office:value-type="string" calcext:value-type="string">
            <text:p>Observaciones del Servidor de Aplicaciones</text:p>
          </table:table-cell>
          <table:table-cell table:style-name="ce31" office:value-type="string" calcext:value-type="string">
            <text:p>Observaciones / Comentarios del Organismo</text:p>
          </table:table-cell>
          <table:table-cell table:style-name="ce90" table:number-columns-repeated="992"/>
          <table:table-cell table:style-name="ce1"/>
          <table:table-cell table:number-columns-repeated="10"/>
        </table:table-row>
        <table:table-row table:style-name="ro20">
          <table:table-cell/>
          <table:table-cell table:style-name="ce6" office:value-type="string" calcext:value-type="string">
            <text:p>WL_1</text:p>
          </table:table-cell>
          <table:table-cell table:style-name="ce74" table:content-validation-name="val11" office:value-type="string" calcext:value-type="string">
            <text:p>vmhttpic01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6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6];[$datos.$G$2:.$J$40];3;0)" office:value-type="string" office:string-value="10.3" calcext:value-type="string">
            <text:p>10.3</text:p>
          </table:table-cell>
          <table:table-cell table:style-name="ce78" table:formula="of:=VLOOKUP([.D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6];[$datos.$V$2:.$X$15];2;0)" office:value-type="float" office:value="0" calcext:value-type="float">
            <text:p>0</text:p>
          </table:table-cell>
          <table:table-cell table:style-name="ce78" table:formula="of:=VLOOKUP([.L6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</text:p>
          </table:table-cell>
          <table:table-cell table:style-name="ce74" table:content-validation-name="val11" office:value-type="string" calcext:value-type="string">
            <text:p>vmhttpic02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7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7];[$datos.$G$2:.$J$40];3;0)" office:value-type="string" office:string-value="10.3" calcext:value-type="string">
            <text:p>10.3</text:p>
          </table:table-cell>
          <table:table-cell table:style-name="ce78" table:formula="of:=VLOOKUP([.D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7];[$datos.$V$2:.$X$15];2;0)" office:value-type="float" office:value="0" calcext:value-type="float">
            <text:p>0</text:p>
          </table:table-cell>
          <table:table-cell table:style-name="ce78" table:formula="of:=VLOOKUP([.L7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</text:p>
          </table:table-cell>
          <table:table-cell table:style-name="ce74" table:content-validation-name="val11" office:value-type="string" calcext:value-type="string">
            <text:p>vmhttpic03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8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8];[$datos.$G$2:.$J$40];3;0)" office:value-type="string" office:string-value="10.3" calcext:value-type="string">
            <text:p>10.3</text:p>
          </table:table-cell>
          <table:table-cell table:style-name="ce78" table:formula="of:=VLOOKUP([.D8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8];[$datos.$V$2:.$X$15];2;0)" office:value-type="float" office:value="0" calcext:value-type="float">
            <text:p>0</text:p>
          </table:table-cell>
          <table:table-cell table:style-name="ce78" table:formula="of:=VLOOKUP([.L8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</text:p>
          </table:table-cell>
          <table:table-cell table:style-name="ce74" table:content-validation-name="val11" office:value-type="string" calcext:value-type="string">
            <text:p>vmhttpic04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9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9];[$datos.$G$2:.$J$40];3;0)" office:value-type="string" office:string-value="10.3" calcext:value-type="string">
            <text:p>10.3</text:p>
          </table:table-cell>
          <table:table-cell table:style-name="ce78" table:formula="of:=VLOOKUP([.D9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9];[$datos.$V$2:.$X$15];2;0)" office:value-type="float" office:value="0" calcext:value-type="float">
            <text:p>0</text:p>
          </table:table-cell>
          <table:table-cell table:style-name="ce78" table:formula="of:=VLOOKUP([.L9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</text:p>
          </table:table-cell>
          <table:table-cell table:style-name="ce74" table:content-validation-name="val11" office:value-type="string" calcext:value-type="string">
            <text:p>vmhttpp01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10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0];[$datos.$G$2:.$J$40];3;0)" office:value-type="string" office:string-value="10.3" calcext:value-type="string">
            <text:p>10.3</text:p>
          </table:table-cell>
          <table:table-cell table:style-name="ce78" table:formula="of:=VLOOKUP([.D1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0];[$datos.$V$2:.$X$15];2;0)" office:value-type="float" office:value="0" calcext:value-type="float">
            <text:p>0</text:p>
          </table:table-cell>
          <table:table-cell table:style-name="ce78" table:formula="of:=VLOOKUP([.L10];[$datos.$V$2:.$X$15];3;0)" office:value-type="float" office:value="0" calcext:value-type="float">
            <text:p>0</text:p>
          </table:table-cell>
          <table:table-cell table:style-name="ce86" table:content-validation-name="val28" office:value-type="string" calcext:value-type="string">
            <text:p>MUY 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SERVIDOR HTTP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</text:p>
          </table:table-cell>
          <table:table-cell table:style-name="ce74" table:content-validation-name="val11" office:value-type="string" calcext:value-type="string">
            <text:p>vmhttpp02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11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1];[$datos.$G$2:.$J$40];3;0)" office:value-type="string" office:string-value="10.3" calcext:value-type="string">
            <text:p>10.3</text:p>
          </table:table-cell>
          <table:table-cell table:style-name="ce78" table:formula="of:=VLOOKUP([.D1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1];[$datos.$V$2:.$X$15];2;0)" office:value-type="float" office:value="0" calcext:value-type="float">
            <text:p>0</text:p>
          </table:table-cell>
          <table:table-cell table:style-name="ce78" table:formula="of:=VLOOKUP([.L11];[$datos.$V$2:.$X$15];3;0)" office:value-type="float" office:value="0" calcext:value-type="float">
            <text:p>0</text:p>
          </table:table-cell>
          <table:table-cell table:style-name="ce86" table:content-validation-name="val28" office:value-type="string" calcext:value-type="string">
            <text:p>MUY 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SERVIDOR HTTP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</text:p>
          </table:table-cell>
          <table:table-cell table:style-name="ce74" table:content-validation-name="val11" office:value-type="string" calcext:value-type="string">
            <text:p>vmhttpp03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12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2];[$datos.$G$2:.$J$40];3;0)" office:value-type="string" office:string-value="10.3" calcext:value-type="string">
            <text:p>10.3</text:p>
          </table:table-cell>
          <table:table-cell table:style-name="ce78" table:formula="of:=VLOOKUP([.D12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2];[$datos.$V$2:.$X$15];2;0)" office:value-type="float" office:value="0" calcext:value-type="float">
            <text:p>0</text:p>
          </table:table-cell>
          <table:table-cell table:style-name="ce78" table:formula="of:=VLOOKUP([.L12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SERVIDOR HTTP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</text:p>
          </table:table-cell>
          <table:table-cell table:style-name="ce74" table:content-validation-name="val11" office:value-type="string" calcext:value-type="string">
            <text:p>vmhttpp04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13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3];[$datos.$G$2:.$J$40];3;0)" office:value-type="string" office:string-value="10.3" calcext:value-type="string">
            <text:p>10.3</text:p>
          </table:table-cell>
          <table:table-cell table:style-name="ce78" table:formula="of:=VLOOKUP([.D13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3];[$datos.$V$2:.$X$15];2;0)" office:value-type="float" office:value="0" calcext:value-type="float">
            <text:p>0</text:p>
          </table:table-cell>
          <table:table-cell table:style-name="ce78" table:formula="of:=VLOOKUP([.L13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SERVIDOR HTTP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</text:p>
          </table:table-cell>
          <table:table-cell table:style-name="ce74" table:content-validation-name="val11" office:value-type="string" calcext:value-type="string">
            <text:p>vmwlsadm</text:p>
          </table:table-cell>
          <table:table-cell table:style-name="ce77" table:content-validation-name="val24" office:value-type="string" calcext:value-type="string">
            <text:p>Oracle WebLogic Server 12.1.3</text:p>
          </table:table-cell>
          <table:table-cell table:style-name="ce78" table:formula="of:=VLOOKUP([.D14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4];[$datos.$G$2:.$J$40];3;0)" office:value-type="string" office:string-value="12.1" calcext:value-type="string">
            <text:p>12.1</text:p>
          </table:table-cell>
          <table:table-cell table:style-name="ce78" table:formula="of:=VLOOKUP([.D14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4];[$datos.$V$2:.$X$15];2;0)" office:value-type="float" office:value="0" calcext:value-type="float">
            <text:p>0</text:p>
          </table:table-cell>
          <table:table-cell table:style-name="ce78" table:formula="of:=VLOOKUP([.L14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-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0</text:p>
          </table:table-cell>
          <table:table-cell table:style-name="ce74" table:content-validation-name="val11" office:value-type="string" calcext:value-type="string">
            <text:p>vmwlsadmin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15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5];[$datos.$G$2:.$J$40];3;0)" office:value-type="string" office:string-value="10.3" calcext:value-type="string">
            <text:p>10.3</text:p>
          </table:table-cell>
          <table:table-cell table:style-name="ce78" table:formula="of:=VLOOKUP([.D15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5];[$datos.$V$2:.$X$15];2;0)" office:value-type="float" office:value="0" calcext:value-type="float">
            <text:p>0</text:p>
          </table:table-cell>
          <table:table-cell table:style-name="ce78" table:formula="of:=VLOOKUP([.L15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1</text:p>
          </table:table-cell>
          <table:table-cell table:style-name="ce74" table:content-validation-name="val11" office:value-type="string" calcext:value-type="string">
            <text:p>vmwlsc01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16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6];[$datos.$G$2:.$J$40];3;0)" office:value-type="string" office:string-value="10.3" calcext:value-type="string">
            <text:p>10.3</text:p>
          </table:table-cell>
          <table:table-cell table:style-name="ce78" table:formula="of:=VLOOKUP([.D1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6];[$datos.$V$2:.$X$15];2;0)" office:value-type="float" office:value="0" calcext:value-type="float">
            <text:p>0</text:p>
          </table:table-cell>
          <table:table-cell table:style-name="ce78" table:formula="of:=VLOOKUP([.L16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2</text:p>
          </table:table-cell>
          <table:table-cell table:style-name="ce74" table:content-validation-name="val11" office:value-type="string" calcext:value-type="string">
            <text:p>vmwlsc02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17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7];[$datos.$G$2:.$J$40];3;0)" office:value-type="string" office:string-value="10.3" calcext:value-type="string">
            <text:p>10.3</text:p>
          </table:table-cell>
          <table:table-cell table:style-name="ce78" table:formula="of:=VLOOKUP([.D1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7];[$datos.$V$2:.$X$15];2;0)" office:value-type="float" office:value="0" calcext:value-type="float">
            <text:p>0</text:p>
          </table:table-cell>
          <table:table-cell table:style-name="ce78" table:formula="of:=VLOOKUP([.L17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3</text:p>
          </table:table-cell>
          <table:table-cell table:style-name="ce74" table:content-validation-name="val11" office:value-type="string" calcext:value-type="string">
            <text:p>vmwlsc03</text:p>
          </table:table-cell>
          <table:table-cell table:style-name="ce77" table:content-validation-name="val24" office:value-type="string" calcext:value-type="string">
            <text:p>Oracle WebLogic Server 12.1.3</text:p>
          </table:table-cell>
          <table:table-cell table:style-name="ce78" table:formula="of:=VLOOKUP([.D18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8];[$datos.$G$2:.$J$40];3;0)" office:value-type="string" office:string-value="12.1" calcext:value-type="string">
            <text:p>12.1</text:p>
          </table:table-cell>
          <table:table-cell table:style-name="ce78" table:formula="of:=VLOOKUP([.D18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8];[$datos.$V$2:.$X$15];2;0)" office:value-type="float" office:value="0" calcext:value-type="float">
            <text:p>0</text:p>
          </table:table-cell>
          <table:table-cell table:style-name="ce78" table:formula="of:=VLOOKUP([.L18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4</text:p>
          </table:table-cell>
          <table:table-cell table:style-name="ce74" table:content-validation-name="val11" office:value-type="string" calcext:value-type="string">
            <text:p>vmwlsc04</text:p>
          </table:table-cell>
          <table:table-cell table:style-name="ce77" table:content-validation-name="val24" office:value-type="string" calcext:value-type="string">
            <text:p>Oracle WebLogic Server 12.1.3</text:p>
          </table:table-cell>
          <table:table-cell table:style-name="ce78" table:formula="of:=VLOOKUP([.D19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19];[$datos.$G$2:.$J$40];3;0)" office:value-type="string" office:string-value="12.1" calcext:value-type="string">
            <text:p>12.1</text:p>
          </table:table-cell>
          <table:table-cell table:style-name="ce78" table:formula="of:=VLOOKUP([.D19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19];[$datos.$V$2:.$X$15];2;0)" office:value-type="float" office:value="0" calcext:value-type="float">
            <text:p>0</text:p>
          </table:table-cell>
          <table:table-cell table:style-name="ce78" table:formula="of:=VLOOKUP([.L19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5</text:p>
          </table:table-cell>
          <table:table-cell table:style-name="ce74" table:content-validation-name="val11" office:value-type="string" calcext:value-type="string">
            <text:p>vmwlsc64b02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0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0];[$datos.$G$2:.$J$40];3;0)" office:value-type="string" office:string-value="10.3" calcext:value-type="string">
            <text:p>10.3</text:p>
          </table:table-cell>
          <table:table-cell table:style-name="ce78" table:formula="of:=VLOOKUP([.D2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0];[$datos.$V$2:.$X$15];2;0)" office:value-type="float" office:value="0" calcext:value-type="float">
            <text:p>0</text:p>
          </table:table-cell>
          <table:table-cell table:style-name="ce78" table:formula="of:=VLOOKUP([.L20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6</text:p>
          </table:table-cell>
          <table:table-cell table:style-name="ce74" table:content-validation-name="val11" office:value-type="string" calcext:value-type="string">
            <text:p>vmwlsc64b03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1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1];[$datos.$G$2:.$J$40];3;0)" office:value-type="string" office:string-value="10.3" calcext:value-type="string">
            <text:p>10.3</text:p>
          </table:table-cell>
          <table:table-cell table:style-name="ce78" table:formula="of:=VLOOKUP([.D2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1];[$datos.$V$2:.$X$15];2;0)" office:value-type="float" office:value="0" calcext:value-type="float">
            <text:p>0</text:p>
          </table:table-cell>
          <table:table-cell table:style-name="ce78" table:formula="of:=VLOOKUP([.L21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7</text:p>
          </table:table-cell>
          <table:table-cell table:style-name="ce74" table:content-validation-name="val11" office:value-type="string" calcext:value-type="string">
            <text:p>vmwlsi01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2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2];[$datos.$G$2:.$J$40];3;0)" office:value-type="string" office:string-value="10.3" calcext:value-type="string">
            <text:p>10.3</text:p>
          </table:table-cell>
          <table:table-cell table:style-name="ce78" table:formula="of:=VLOOKUP([.D22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2];[$datos.$V$2:.$X$15];2;0)" office:value-type="float" office:value="0" calcext:value-type="float">
            <text:p>0</text:p>
          </table:table-cell>
          <table:table-cell table:style-name="ce78" table:formula="of:=VLOOKUP([.L22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8</text:p>
          </table:table-cell>
          <table:table-cell table:style-name="ce74" table:content-validation-name="val11" office:value-type="string" calcext:value-type="string">
            <text:p>vmwlsi02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3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3];[$datos.$G$2:.$J$40];3;0)" office:value-type="string" office:string-value="10.3" calcext:value-type="string">
            <text:p>10.3</text:p>
          </table:table-cell>
          <table:table-cell table:style-name="ce78" table:formula="of:=VLOOKUP([.D23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3];[$datos.$V$2:.$X$15];2;0)" office:value-type="float" office:value="0" calcext:value-type="float">
            <text:p>0</text:p>
          </table:table-cell>
          <table:table-cell table:style-name="ce78" table:formula="of:=VLOOKUP([.L23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19</text:p>
          </table:table-cell>
          <table:table-cell table:style-name="ce74" table:content-validation-name="val11" office:value-type="string" calcext:value-type="string">
            <text:p>vmwlsi03</text:p>
          </table:table-cell>
          <table:table-cell table:style-name="ce77" table:content-validation-name="val24" office:value-type="string" calcext:value-type="string">
            <text:p>Oracle WebLogic Server 12.1.3</text:p>
          </table:table-cell>
          <table:table-cell table:style-name="ce78" table:formula="of:=VLOOKUP([.D24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4];[$datos.$G$2:.$J$40];3;0)" office:value-type="string" office:string-value="12.1" calcext:value-type="string">
            <text:p>12.1</text:p>
          </table:table-cell>
          <table:table-cell table:style-name="ce78" table:formula="of:=VLOOKUP([.D24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4];[$datos.$V$2:.$X$15];2;0)" office:value-type="float" office:value="0" calcext:value-type="float">
            <text:p>0</text:p>
          </table:table-cell>
          <table:table-cell table:style-name="ce78" table:formula="of:=VLOOKUP([.L24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0</text:p>
          </table:table-cell>
          <table:table-cell table:style-name="ce74" table:content-validation-name="val11" office:value-type="string" calcext:value-type="string">
            <text:p>vmwlsi04</text:p>
          </table:table-cell>
          <table:table-cell table:style-name="ce77" table:content-validation-name="val24" office:value-type="string" calcext:value-type="string">
            <text:p>Oracle WebLogic Server 12.1.3</text:p>
          </table:table-cell>
          <table:table-cell table:style-name="ce78" table:formula="of:=VLOOKUP([.D25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5];[$datos.$G$2:.$J$40];3;0)" office:value-type="string" office:string-value="12.1" calcext:value-type="string">
            <text:p>12.1</text:p>
          </table:table-cell>
          <table:table-cell table:style-name="ce78" table:formula="of:=VLOOKUP([.D25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5];[$datos.$V$2:.$X$15];2;0)" office:value-type="float" office:value="0" calcext:value-type="float">
            <text:p>0</text:p>
          </table:table-cell>
          <table:table-cell table:style-name="ce78" table:formula="of:=VLOOKUP([.L25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PRECAMPAÑA / CAMPAÑA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</text:p>
          </table:table-cell>
          <table:table-cell table:style-name="ce74" table:content-validation-name="val11" office:value-type="string" calcext:value-type="string">
            <text:p>vmwlsp01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6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6];[$datos.$G$2:.$J$40];3;0)" office:value-type="string" office:string-value="10.3" calcext:value-type="string">
            <text:p>10.3</text:p>
          </table:table-cell>
          <table:table-cell table:style-name="ce78" table:formula="of:=VLOOKUP([.D2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6];[$datos.$V$2:.$X$15];2;0)" office:value-type="float" office:value="0" calcext:value-type="float">
            <text:p>0</text:p>
          </table:table-cell>
          <table:table-cell table:style-name="ce78" table:formula="of:=VLOOKUP([.L26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ADSG / ECSI / FEDER / FITEMAWEB / GESLWS / GSSASERVICE / GTA / LAYEWEB / LIPE / MAPVIEWER / PIGAN / RPCWEB / SAFAC / SIGGAN / SOS / TOPWEB / TOPWS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</text:p>
          </table:table-cell>
          <table:table-cell table:style-name="ce74" table:content-validation-name="val11" office:value-type="string" calcext:value-type="string">
            <text:p>vmwlsp02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7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7];[$datos.$G$2:.$J$40];3;0)" office:value-type="string" office:string-value="10.3" calcext:value-type="string">
            <text:p>10.3</text:p>
          </table:table-cell>
          <table:table-cell table:style-name="ce78" table:formula="of:=VLOOKUP([.D2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7];[$datos.$V$2:.$X$15];2;0)" office:value-type="float" office:value="0" calcext:value-type="float">
            <text:p>0</text:p>
          </table:table-cell>
          <table:table-cell table:style-name="ce78" table:formula="of:=VLOOKUP([.L27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AIRE / CCMWEB / CFQP / CFPQWS / CPS / CROFWEB / GRIA / GSPV / IDAPES / IDAWS / IPOP / IPOPWS / LIPE / PRECIOS / QUEST / <text:s/>ROAE / SCRTS / SIGPACWS / SISV / SIGSAFAC / SSA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</text:p>
          </table:table-cell>
          <table:table-cell table:style-name="ce74" table:content-validation-name="val11" office:value-type="string" calcext:value-type="string">
            <text:p>vmwlsp03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8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8];[$datos.$G$2:.$J$40];3;0)" office:value-type="string" office:string-value="10.3" calcext:value-type="string">
            <text:p>10.3</text:p>
          </table:table-cell>
          <table:table-cell table:style-name="ce78" table:formula="of:=VLOOKUP([.D28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8];[$datos.$V$2:.$X$15];2;0)" office:value-type="float" office:value="0" calcext:value-type="float">
            <text:p>0</text:p>
          </table:table-cell>
          <table:table-cell table:style-name="ce78" table:formula="of:=VLOOKUP([.L28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PAC / PACCLIENT / GAAGRO / CMAP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</text:p>
          </table:table-cell>
          <table:table-cell table:style-name="ce74" table:content-validation-name="val11" office:value-type="string" calcext:value-type="string">
            <text:p>vmwlsp04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29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29];[$datos.$G$2:.$J$40];3;0)" office:value-type="string" office:string-value="10.3" calcext:value-type="string">
            <text:p>10.3</text:p>
          </table:table-cell>
          <table:table-cell table:style-name="ce78" table:formula="of:=VLOOKUP([.D29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29];[$datos.$V$2:.$X$15];2;0)" office:value-type="float" office:value="0" calcext:value-type="float">
            <text:p>0</text:p>
          </table:table-cell>
          <table:table-cell table:style-name="ce78" table:formula="of:=VLOOKUP([.L29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PSU / CSU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</text:p>
          </table:table-cell>
          <table:table-cell table:style-name="ce74" table:content-validation-name="val11" office:value-type="string" calcext:value-type="string">
            <text:p>vmwlsp05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30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30];[$datos.$G$2:.$J$40];3;0)" office:value-type="string" office:string-value="10.3" calcext:value-type="string">
            <text:p>10.3</text:p>
          </table:table-cell>
          <table:table-cell table:style-name="ce78" table:formula="of:=VLOOKUP([.D3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0];[$datos.$V$2:.$X$15];2;0)" office:value-type="float" office:value="0" calcext:value-type="float">
            <text:p>0</text:p>
          </table:table-cell>
          <table:table-cell table:style-name="ce78" table:formula="of:=VLOOKUP([.L30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PSU / CSU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6</text:p>
          </table:table-cell>
          <table:table-cell table:style-name="ce74" table:content-validation-name="val11" office:value-type="string" calcext:value-type="string">
            <text:p>vmwlsp06</text:p>
          </table:table-cell>
          <table:table-cell table:style-name="ce77" table:content-validation-name="val24" office:value-type="string" calcext:value-type="string">
            <text:p>Oracle WebLogic Server 10.3.6</text:p>
          </table:table-cell>
          <table:table-cell table:style-name="ce78" table:formula="of:=VLOOKUP([.D31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31];[$datos.$G$2:.$J$40];3;0)" office:value-type="string" office:string-value="10.3" calcext:value-type="string">
            <text:p>10.3</text:p>
          </table:table-cell>
          <table:table-cell table:style-name="ce78" table:formula="of:=VLOOKUP([.D3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1];[$datos.$V$2:.$X$15];2;0)" office:value-type="float" office:value="0" calcext:value-type="float">
            <text:p>0</text:p>
          </table:table-cell>
          <table:table-cell table:style-name="ce78" table:formula="of:=VLOOKUP([.L31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PSU / CSU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7</text:p>
          </table:table-cell>
          <table:table-cell table:style-name="ce74" table:content-validation-name="val11" office:value-type="string" calcext:value-type="string">
            <text:p>vmwlsp07</text:p>
          </table:table-cell>
          <table:table-cell table:style-name="ce77" table:content-validation-name="val24" office:value-type="string" calcext:value-type="string">
            <text:p>Oracle WebLogic Server 12.1.3</text:p>
          </table:table-cell>
          <table:table-cell table:style-name="ce78" table:formula="of:=VLOOKUP([.D32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32];[$datos.$G$2:.$J$40];3;0)" office:value-type="string" office:string-value="12.1" calcext:value-type="string">
            <text:p>12.1</text:p>
          </table:table-cell>
          <table:table-cell table:style-name="ce78" table:formula="of:=VLOOKUP([.D32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2];[$datos.$V$2:.$X$15];2;0)" office:value-type="float" office:value="0" calcext:value-type="float">
            <text:p>0</text:p>
          </table:table-cell>
          <table:table-cell table:style-name="ce78" table:formula="of:=VLOOKUP([.L32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N/A</text:p>
          </table:table-cell>
          <table:table-cell table:style-name="ce86" office:value-type="string" calcext:value-type="string">
            <text:p>TODO EL AÑO</text:p>
          </table:table-cell>
          <table:table-cell table:style-name="ce87" office:value-type="string" calcext:value-type="string">
            <text:p>-</text:p>
          </table:table-cell>
          <table:table-cell table:style-name="ce74" table:number-columns-repeated="2"/>
          <table:table-cell table:style-name="ce32"/>
          <table:table-cell table:style-name="ce1" table:number-columns-repeated="3"/>
          <table:table-cell table:number-columns-repeated="1000"/>
        </table:table-row>
        <table:table-row table:style-name="ro20">
          <table:table-cell/>
          <table:table-cell table:style-name="ce6" office:value-type="string" calcext:value-type="string">
            <text:p>WL_28</text:p>
          </table:table-cell>
          <table:table-cell table:style-name="ce74" table:content-validation-name="val11" office:value-type="string" calcext:value-type="string">
            <text:p>vmwlsp08</text:p>
          </table:table-cell>
          <table:table-cell table:style-name="ce77" table:content-validation-name="val24" office:value-type="string" calcext:value-type="string">
            <text:p>Oracle WebLogic Server 12.1.3</text:p>
          </table:table-cell>
          <table:table-cell table:style-name="ce78" table:formula="of:=VLOOKUP([.D33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33];[$datos.$G$2:.$J$40];3;0)" office:value-type="string" office:string-value="12.1" calcext:value-type="string">
            <text:p>12.1</text:p>
          </table:table-cell>
          <table:table-cell table:style-name="ce78" table:formula="of:=VLOOKUP([.D33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3];[$datos.$V$2:.$X$15];2;0)" office:value-type="float" office:value="0" calcext:value-type="float">
            <text:p>0</text:p>
          </table:table-cell>
          <table:table-cell table:style-name="ce78" table:formula="of:=VLOOKUP([.L33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N/A</text:p>
          </table:table-cell>
          <table:table-cell table:style-name="ce86" office:value-type="string" calcext:value-type="string">
            <text:p>TODO EL AÑO</text:p>
          </table:table-cell>
          <table:table-cell table:style-name="ce87" office:value-type="string" calcext:value-type="string">
            <text:p>-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9</text:p>
          </table:table-cell>
          <table:table-cell table:style-name="ce74" table:content-validation-name="val11" office:value-type="string" calcext:value-type="string">
            <text:p>vmintoas01</text:p>
          </table:table-cell>
          <table:table-cell table:style-name="ce77" table:content-validation-name="val24" office:value-type="string" calcext:value-type="string">
            <text:p>Oracle Application Server 10.1.2.x</text:p>
          </table:table-cell>
          <table:table-cell table:style-name="ce78" table:formula="of:=VLOOKUP([.D34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34];[$datos.$G$2:.$J$40];3;0)" office:value-type="string" office:string-value="10.1" calcext:value-type="string">
            <text:p>10.1</text:p>
          </table:table-cell>
          <table:table-cell table:style-name="ce78" table:formula="of:=VLOOKUP([.D34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4];[$datos.$V$2:.$X$15];2;0)" office:value-type="float" office:value="0" calcext:value-type="float">
            <text:p>0</text:p>
          </table:table-cell>
          <table:table-cell table:style-name="ce78" table:formula="of:=VLOOKUP([.L34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N/A</text:p>
          </table:table-cell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30</text:p>
          </table:table-cell>
          <table:table-cell table:style-name="ce74" table:content-validation-name="val11" office:value-type="string" calcext:value-type="string">
            <text:p>vmoas01</text:p>
          </table:table-cell>
          <table:table-cell table:style-name="ce77" table:content-validation-name="val24" office:value-type="string" calcext:value-type="string">
            <text:p>Oracle Application Server 10.1.2.x</text:p>
          </table:table-cell>
          <table:table-cell table:style-name="ce78" table:formula="of:=VLOOKUP([.D35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35];[$datos.$G$2:.$J$40];3;0)" office:value-type="string" office:string-value="10.1" calcext:value-type="string">
            <text:p>10.1</text:p>
          </table:table-cell>
          <table:table-cell table:style-name="ce78" table:formula="of:=VLOOKUP([.D35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5];[$datos.$V$2:.$X$15];2;0)" office:value-type="float" office:value="0" calcext:value-type="float">
            <text:p>0</text:p>
          </table:table-cell>
          <table:table-cell table:style-name="ce78" table:formula="of:=VLOOKUP([.L35];[$datos.$V$2:.$X$15];3;0)" office:value-type="float" office:value="0" calcext:value-type="float">
            <text:p>0</text:p>
          </table:table-cell>
          <table:table-cell table:style-name="ce86" table:content-validation-name="val28" office:value-type="string" calcext:value-type="string">
            <text:p>MEDI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31</text:p>
          </table:table-cell>
          <table:table-cell table:style-name="ce74" table:content-validation-name="val11" office:value-type="string" calcext:value-type="string">
            <text:p>vmoas02</text:p>
          </table:table-cell>
          <table:table-cell table:style-name="ce77" table:content-validation-name="val24" office:value-type="string" calcext:value-type="string">
            <text:p>Oracle Application Server 10.1.2.x</text:p>
          </table:table-cell>
          <table:table-cell table:style-name="ce78" table:formula="of:=VLOOKUP([.D36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36];[$datos.$G$2:.$J$40];3;0)" office:value-type="string" office:string-value="10.1" calcext:value-type="string">
            <text:p>10.1</text:p>
          </table:table-cell>
          <table:table-cell table:style-name="ce78" table:formula="of:=VLOOKUP([.D36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6];[$datos.$V$2:.$X$15];2;0)" office:value-type="float" office:value="0" calcext:value-type="float">
            <text:p>0</text:p>
          </table:table-cell>
          <table:table-cell table:style-name="ce78" table:formula="of:=VLOOKUP([.L36];[$datos.$V$2:.$X$15];3;0)" office:value-type="float" office:value="0" calcext:value-type="float">
            <text:p>0</text:p>
          </table:table-cell>
          <table:table-cell table:style-name="ce86" table:content-validation-name="val28" office:value-type="string" calcext:value-type="string">
            <text:p>MEDI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CAMPAÑA</text:p>
          </table:table-cell>
          <table:table-cell table:style-name="ce87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2</text:p>
          </table:table-cell>
          <table:table-cell table:style-name="ce74" table:content-validation-name="val11" office:value-type="string" calcext:value-type="string">
            <text:p>vmceroas01</text:p>
          </table:table-cell>
          <table:table-cell table:style-name="ce77" table:content-validation-name="val24" office:value-type="string" calcext:value-type="string">
            <text:p>Oracle Application Server 10.1.2.x</text:p>
          </table:table-cell>
          <table:table-cell table:style-name="ce78" table:formula="of:=VLOOKUP([.D37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37];[$datos.$G$2:.$J$40];3;0)" office:value-type="string" office:string-value="10.1" calcext:value-type="string">
            <text:p>10.1</text:p>
          </table:table-cell>
          <table:table-cell table:style-name="ce78" table:formula="of:=VLOOKUP([.D37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7];[$datos.$V$2:.$X$15];2;0)" office:value-type="float" office:value="0" calcext:value-type="float">
            <text:p>0</text:p>
          </table:table-cell>
          <table:table-cell table:style-name="ce78" table:formula="of:=VLOOKUP([.L37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3</text:p>
          </table:table-cell>
          <table:table-cell table:style-name="ce74" table:content-validation-name="val11" office:value-type="string" calcext:value-type="string">
            <text:p>vmceroas02</text:p>
          </table:table-cell>
          <table:table-cell table:style-name="ce77" table:content-validation-name="val24" office:value-type="string" calcext:value-type="string">
            <text:p>Oracle Application Server 10.1.2.x</text:p>
          </table:table-cell>
          <table:table-cell table:style-name="ce78" table:formula="of:=VLOOKUP([.D38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38];[$datos.$G$2:.$J$40];3;0)" office:value-type="string" office:string-value="10.1" calcext:value-type="string">
            <text:p>10.1</text:p>
          </table:table-cell>
          <table:table-cell table:style-name="ce78" table:formula="of:=VLOOKUP([.D38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8];[$datos.$V$2:.$X$15];2;0)" office:value-type="float" office:value="0" calcext:value-type="float">
            <text:p>0</text:p>
          </table:table-cell>
          <table:table-cell table:style-name="ce78" table:formula="of:=VLOOKUP([.L38];[$datos.$V$2:.$X$15];3;0)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4</text:p>
          </table:table-cell>
          <table:table-cell table:style-name="ce74" table:content-validation-name="val11" office:value-type="string" calcext:value-type="string">
            <text:p>vmseges</text:p>
          </table:table-cell>
          <table:table-cell table:style-name="ce77" table:content-validation-name="val24" office:value-type="string" calcext:value-type="string">
            <text:p>Oracle Application Server  10.1.3.x</text:p>
          </table:table-cell>
          <table:table-cell table:style-name="ce78" table:formula="of:=VLOOKUP([.D39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39];[$datos.$G$2:.$J$40];3;0)" office:value-type="string" office:string-value="10.1" calcext:value-type="string">
            <text:p>10.1</text:p>
          </table:table-cell>
          <table:table-cell table:style-name="ce78" table:formula="of:=VLOOKUP([.D39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26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style-name="ce78" table:formula="of:=VLOOKUP([.L39];[$datos.$V$2:.$X$15];2;0)" office:value-type="float" office:value="0" calcext:value-type="float">
            <text:p>0</text:p>
          </table:table-cell>
          <table:table-cell table:style-name="ce78" table:formula="of:=VLOOKUP([.L39];[$datos.$V$2:.$X$15];3;0)" office:value-type="float" office:value="0" calcext:value-type="float">
            <text:p>0</text:p>
          </table:table-cell>
          <table:table-cell table:style-name="ce86" table:content-validation-name="val28" office:value-type="string" calcext:value-type="string">
            <text:p>MEDI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TODO EL AÑO</text:p>
          </table:table-cell>
          <table:table-cell table:style-name="ce87" office:value-type="string" calcext:value-type="string">
            <text:p>SEGGES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5</text:p>
          </table:table-cell>
          <table:table-cell table:style-name="ce74" table:content-validation-name="val11" office:value-type="string" calcext:value-type="string">
            <text:p>clivmwlsp01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40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40];[$datos.$G$2:.$J$40];3;0)" office:value-type="string" office:string-value="10.3" calcext:value-type="string">
            <text:p>10.3</text:p>
          </table:table-cell>
          <table:table-cell table:style-name="ce78" table:formula="of:=VLOOKUP([.D40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Oracle Forms and Reports 11R1 (11.1.1.7)</text:p>
          </table:table-cell>
          <table:table-cell table:style-name="ce78" table:formula="of:=VLOOKUP([.L40];[$datos.$V$2:.$X$15];2;0)" office:value-type="string" office:string-value="11.1" calcext:value-type="string">
            <text:p>11.1</text:p>
          </table:table-cell>
          <table:table-cell table:style-name="ce78" table:formula="of:=VLOOKUP([.L40];[$datos.$V$2:.$X$15];3;0)" office:value-type="string" office:string-value="1.7" calcext:value-type="string">
            <text:p>1.7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TODO EL AÑO</text:p>
          </table:table-cell>
          <table:table-cell table:style-name="ce87" office:value-type="string" calcext:value-type="string">
            <text:p>GESL / SIRMA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6</text:p>
          </table:table-cell>
          <table:table-cell table:style-name="ce74" table:content-validation-name="val11" office:value-type="string" calcext:value-type="string">
            <text:p>clivmwlsc01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41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41];[$datos.$G$2:.$J$40];3;0)" office:value-type="string" office:string-value="10.3" calcext:value-type="string">
            <text:p>10.3</text:p>
          </table:table-cell>
          <table:table-cell table:style-name="ce78" table:formula="of:=VLOOKUP([.D41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Oracle Forms and Reports 11R1 (11.1.1.7)</text:p>
          </table:table-cell>
          <table:table-cell table:style-name="ce78" table:formula="of:=VLOOKUP([.L41];[$datos.$V$2:.$X$15];2;0)" office:value-type="string" office:string-value="11.1" calcext:value-type="string">
            <text:p>11.1</text:p>
          </table:table-cell>
          <table:table-cell table:style-name="ce78" table:formula="of:=VLOOKUP([.L41];[$datos.$V$2:.$X$15];3;0)" office:value-type="string" office:string-value="1.7" calcext:value-type="string">
            <text:p>1.7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TODO EL AÑO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7</text:p>
          </table:table-cell>
          <table:table-cell table:style-name="ce74" table:content-validation-name="val11" office:value-type="string" calcext:value-type="string">
            <text:p>clivmwlsi01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42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42];[$datos.$G$2:.$J$40];3;0)" office:value-type="string" office:string-value="10.3" calcext:value-type="string">
            <text:p>10.3</text:p>
          </table:table-cell>
          <table:table-cell table:style-name="ce78" table:formula="of:=VLOOKUP([.D42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DESARROLLO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Oracle Forms and Reports 11R1 (11.1.1.7)</text:p>
          </table:table-cell>
          <table:table-cell table:style-name="ce78" table:formula="of:=VLOOKUP([.L42];[$datos.$V$2:.$X$15];2;0)" office:value-type="string" office:string-value="11.1" calcext:value-type="string">
            <text:p>11.1</text:p>
          </table:table-cell>
          <table:table-cell table:style-name="ce78" table:formula="of:=VLOOKUP([.L42];[$datos.$V$2:.$X$15];3;0)" office:value-type="string" office:string-value="1.7" calcext:value-type="string">
            <text:p>1.7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TODO EL AÑO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8</text:p>
          </table:table-cell>
          <table:table-cell table:style-name="ce74" table:content-validation-name="val11" office:value-type="string" calcext:value-type="string">
            <text:p>clivmoasg</text:p>
          </table:table-cell>
          <table:table-cell table:style-name="ce76" table:content-validation-name="val23" office:value-type="string" calcext:value-type="string">
            <text:p>Oracle Application Server 10.1.2.x</text:p>
          </table:table-cell>
          <table:table-cell table:style-name="ce78" table:formula="of:=VLOOKUP([.D43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43];[$datos.$G$2:.$J$40];3;0)" office:value-type="string" office:string-value="10.1" calcext:value-type="string">
            <text:p>10.1</text:p>
          </table:table-cell>
          <table:table-cell table:style-name="ce78" table:formula="of:=VLOOKUP([.D43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Oracle Forms and Reports 10.1.2</text:p>
          </table:table-cell>
          <table:table-cell table:style-name="ce78" table:formula="of:=VLOOKUP([.L43];[$datos.$V$2:.$X$15];2;0)" office:value-type="string" office:string-value="10.1" calcext:value-type="string">
            <text:p>10.1</text:p>
          </table:table-cell>
          <table:table-cell table:style-name="ce78" table:formula="of:=VLOOKUP([.L43];[$datos.$V$2:.$X$15];3;0)" office:value-type="string" office:string-value="2.x" calcext:value-type="string">
            <text:p>2.x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TODO EL AÑO</text:p>
          </table:table-cell>
          <table:table-cell table:style-name="ce87" office:value-type="string" calcext:value-type="string">
            <text:p>SIGGAN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39</text:p>
          </table:table-cell>
          <table:table-cell table:style-name="ce74" table:content-validation-name="val11" office:value-type="string" calcext:value-type="string">
            <text:p>clivmoasp</text:p>
          </table:table-cell>
          <table:table-cell table:style-name="ce76" table:content-validation-name="val23" office:value-type="string" calcext:value-type="string">
            <text:p>Oracle Application Server 10.1.2.x</text:p>
          </table:table-cell>
          <table:table-cell table:style-name="ce78" table:formula="of:=VLOOKUP([.D44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44];[$datos.$G$2:.$J$40];3;0)" office:value-type="string" office:string-value="10.1" calcext:value-type="string">
            <text:p>10.1</text:p>
          </table:table-cell>
          <table:table-cell table:style-name="ce78" table:formula="of:=VLOOKUP([.D44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Oracle Forms and Reports 10.1.2</text:p>
          </table:table-cell>
          <table:table-cell table:style-name="ce78" table:formula="of:=VLOOKUP([.L44];[$datos.$V$2:.$X$15];2;0)" office:value-type="string" office:string-value="10.1" calcext:value-type="string">
            <text:p>10.1</text:p>
          </table:table-cell>
          <table:table-cell table:style-name="ce78" table:formula="of:=VLOOKUP([.L44];[$datos.$V$2:.$X$15];3;0)" office:value-type="string" office:string-value="2.x" calcext:value-type="string">
            <text:p>2.x</text:p>
          </table:table-cell>
          <table:table-cell table:style-name="ce86" table:content-validation-name="val22" office:value-type="string" calcext:value-type="string">
            <text:p>ALT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TODO EL AÑO</text:p>
          </table:table-cell>
          <table:table-cell table:style-name="ce87" office:value-type="string" calcext:value-type="string">
            <text:p>MEXA / SUSEF / PATC / ALEGSIG / SLFP / GRIA / GICA / VITICOLA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0</text:p>
          </table:table-cell>
          <table:table-cell table:style-name="ce74" table:content-validation-name="val11" office:value-type="string" calcext:value-type="string">
            <text:p>clivmcertif</text:p>
          </table:table-cell>
          <table:table-cell table:style-name="ce76" table:content-validation-name="val23" office:value-type="string" calcext:value-type="string">
            <text:p>Oracle Application Server 10.1.2.x</text:p>
          </table:table-cell>
          <table:table-cell table:style-name="ce78" table:formula="of:=VLOOKUP([.D45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45];[$datos.$G$2:.$J$40];3;0)" office:value-type="string" office:string-value="10.1" calcext:value-type="string">
            <text:p>10.1</text:p>
          </table:table-cell>
          <table:table-cell table:style-name="ce78" table:formula="of:=VLOOKUP([.D45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Oracle Forms and Reports 10.1.2</text:p>
          </table:table-cell>
          <table:table-cell table:style-name="ce78" table:formula="of:=VLOOKUP([.L45];[$datos.$V$2:.$X$15];2;0)" office:value-type="string" office:string-value="10.1" calcext:value-type="string">
            <text:p>10.1</text:p>
          </table:table-cell>
          <table:table-cell table:style-name="ce78" table:formula="of:=VLOOKUP([.L45];[$datos.$V$2:.$X$15];3;0)" office:value-type="string" office:string-value="2.x" calcext:value-type="string">
            <text:p>2.x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TODO EL AÑO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1</text:p>
          </table:table-cell>
          <table:table-cell table:style-name="ce74" table:content-validation-name="val11" office:value-type="string" calcext:value-type="string">
            <text:p>clivmdesa</text:p>
          </table:table-cell>
          <table:table-cell table:style-name="ce76" table:content-validation-name="val23" office:value-type="string" calcext:value-type="string">
            <text:p>Oracle Application Server 10.1.2.x</text:p>
          </table:table-cell>
          <table:table-cell table:style-name="ce78" table:formula="of:=VLOOKUP([.D46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46];[$datos.$G$2:.$J$40];3;0)" office:value-type="string" office:string-value="10.1" calcext:value-type="string">
            <text:p>10.1</text:p>
          </table:table-cell>
          <table:table-cell table:style-name="ce78" table:formula="of:=VLOOKUP([.D46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DESARROLLO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Oracle Forms and Reports 10.1.2</text:p>
          </table:table-cell>
          <table:table-cell table:style-name="ce78" table:formula="of:=VLOOKUP([.L46];[$datos.$V$2:.$X$15];2;0)" office:value-type="string" office:string-value="10.1" calcext:value-type="string">
            <text:p>10.1</text:p>
          </table:table-cell>
          <table:table-cell table:style-name="ce78" table:formula="of:=VLOOKUP([.L46];[$datos.$V$2:.$X$15];3;0)" office:value-type="string" office:string-value="2.x" calcext:value-type="string">
            <text:p>2.x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12x5</text:p>
          </table:table-cell>
          <table:table-cell table:style-name="ce86" office:value-type="string" calcext:value-type="string">
            <text:p>TODO EL AÑO</text:p>
          </table:table-cell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2</text:p>
          </table:table-cell>
          <table:table-cell table:style-name="ce74" table:content-validation-name="val11" office:value-type="string" calcext:value-type="string">
            <text:p>vmcloud</text:p>
          </table:table-cell>
          <table:table-cell table:style-name="ce76" table:content-validation-name="val23" office:value-type="string" calcext:value-type="string">
            <text:p>Oracle WebLogic Server 10.3.6</text:p>
          </table:table-cell>
          <table:table-cell table:style-name="ce78" table:formula="of:=VLOOKUP([.D47];[$datos.$G$2:.$J$40];2;0)" office:value-type="string" office:string-value="Oracle WebLogic Server" calcext:value-type="string">
            <text:p>Oracle WebLogic Server</text:p>
          </table:table-cell>
          <table:table-cell table:style-name="ce78" table:formula="of:=VLOOKUP([.D47];[$datos.$G$2:.$J$40];3;0)" office:value-type="string" office:string-value="10.3" calcext:value-type="string">
            <text:p>10.3</text:p>
          </table:table-cell>
          <table:table-cell table:style-name="ce78" table:formula="of:=VLOOKUP([.D47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BAJA</text:p>
          </table:table-cell>
          <table:table-cell table:style-name="ce86" table:content-validation-name="val29" office:value-type="string" calcext:value-type="string">
            <text:p>8x5</text:p>
          </table:table-cell>
          <table:table-cell table:style-name="ce86" office:value-type="string" calcext:value-type="string">
            <text:p>TODO EL AÑO</text:p>
          </table:table-cell>
          <table:table-cell table:style-name="ce88" office:value-type="string" calcext:value-type="string">
            <text:p>Cloud Control 12c Release 4 (12.1.0.4)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3</text:p>
          </table:table-cell>
          <table:table-cell table:style-name="ce74" table:content-validation-name="val11" office:value-type="string" calcext:value-type="string">
            <text:p>vminfra</text:p>
          </table:table-cell>
          <table:table-cell table:style-name="ce76" table:content-validation-name="val23" office:value-type="string" calcext:value-type="string">
            <text:p>Oracle Application Server 10.1.2.x</text:p>
          </table:table-cell>
          <table:table-cell table:style-name="ce78" table:formula="of:=VLOOKUP([.D48];[$datos.$G$2:.$J$40];2;0)" office:value-type="string" office:string-value="Oracle Application Server " calcext:value-type="string">
            <text:p>Oracle Application Server </text:p>
          </table:table-cell>
          <table:table-cell table:style-name="ce78" table:formula="of:=VLOOKUP([.D48];[$datos.$G$2:.$J$40];3;0)" office:value-type="string" office:string-value="10.1" calcext:value-type="string">
            <text:p>10.1</text:p>
          </table:table-cell>
          <table:table-cell table:style-name="ce78" table:formula="of:=VLOOKUP([.D48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74" table:number-columns-repeated="2"/>
          <table:table-cell table:style-name="ce63" table:content-validation-name="val18" office:value-type="string" calcext:value-type="string">
            <text:p>Activo</text:p>
          </table:table-cell>
          <table:table-cell table:style-name="ce84" table:content-validation-name="val27" office:value-type="string" calcext:value-type="string">
            <text:p>NO INSTALADO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86" table:content-validation-name="val22" office:value-type="string" calcext:value-type="string">
            <text:p>MEDIA</text:p>
          </table:table-cell>
          <table:table-cell table:style-name="ce86" table:content-validation-name="val29" office:value-type="string" calcext:value-type="string">
            <text:p>24x7</text:p>
          </table:table-cell>
          <table:table-cell table:style-name="ce86" office:value-type="string" calcext:value-type="string">
            <text:p>TODO EL AÑO</text:p>
          </table:table-cell>
          <table:table-cell table:style-name="ce87" office:value-type="string" calcext:value-type="string">
            <text:p>Infraestructura de OAS</text:p>
          </table:table-cell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49];[$datos.$G$2:.$J$40];2;0)" office:value-type="string" office:string-value="" calcext:value-type="error">
            <text:p>#N/D</text:p>
          </table:table-cell>
          <table:table-cell table:style-name="ce78" table:formula="of:=VLOOKUP([.D49];[$datos.$G$2:.$J$40];3;0)" office:value-type="string" office:string-value="" calcext:value-type="error">
            <text:p>#N/D</text:p>
          </table:table-cell>
          <table:table-cell table:style-name="ce78" table:formula="of:=VLOOKUP([.D4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49];[$datos.$V$2:.$X$15];2;0)" office:value-type="string" office:string-value="" calcext:value-type="error">
            <text:p>#N/D</text:p>
          </table:table-cell>
          <table:table-cell table:style-name="ce78" table:formula="of:=VLOOKUP([.L4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0];[$datos.$G$2:.$J$40];2;0)" office:value-type="string" office:string-value="" calcext:value-type="error">
            <text:p>#N/D</text:p>
          </table:table-cell>
          <table:table-cell table:style-name="ce78" table:formula="of:=VLOOKUP([.D50];[$datos.$G$2:.$J$40];3;0)" office:value-type="string" office:string-value="" calcext:value-type="error">
            <text:p>#N/D</text:p>
          </table:table-cell>
          <table:table-cell table:style-name="ce78" table:formula="of:=VLOOKUP([.D5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0];[$datos.$V$2:.$X$15];2;0)" office:value-type="string" office:string-value="" calcext:value-type="error">
            <text:p>#N/D</text:p>
          </table:table-cell>
          <table:table-cell table:style-name="ce78" table:formula="of:=VLOOKUP([.L5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1];[$datos.$G$2:.$J$40];2;0)" office:value-type="string" office:string-value="" calcext:value-type="error">
            <text:p>#N/D</text:p>
          </table:table-cell>
          <table:table-cell table:style-name="ce78" table:formula="of:=VLOOKUP([.D51];[$datos.$G$2:.$J$40];3;0)" office:value-type="string" office:string-value="" calcext:value-type="error">
            <text:p>#N/D</text:p>
          </table:table-cell>
          <table:table-cell table:style-name="ce78" table:formula="of:=VLOOKUP([.D5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1];[$datos.$V$2:.$X$15];2;0)" office:value-type="string" office:string-value="" calcext:value-type="error">
            <text:p>#N/D</text:p>
          </table:table-cell>
          <table:table-cell table:style-name="ce78" table:formula="of:=VLOOKUP([.L5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2];[$datos.$G$2:.$J$40];2;0)" office:value-type="string" office:string-value="" calcext:value-type="error">
            <text:p>#N/D</text:p>
          </table:table-cell>
          <table:table-cell table:style-name="ce78" table:formula="of:=VLOOKUP([.D52];[$datos.$G$2:.$J$40];3;0)" office:value-type="string" office:string-value="" calcext:value-type="error">
            <text:p>#N/D</text:p>
          </table:table-cell>
          <table:table-cell table:style-name="ce78" table:formula="of:=VLOOKUP([.D5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2];[$datos.$V$2:.$X$15];2;0)" office:value-type="string" office:string-value="" calcext:value-type="error">
            <text:p>#N/D</text:p>
          </table:table-cell>
          <table:table-cell table:style-name="ce78" table:formula="of:=VLOOKUP([.L5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3];[$datos.$G$2:.$J$40];2;0)" office:value-type="string" office:string-value="" calcext:value-type="error">
            <text:p>#N/D</text:p>
          </table:table-cell>
          <table:table-cell table:style-name="ce78" table:formula="of:=VLOOKUP([.D53];[$datos.$G$2:.$J$40];3;0)" office:value-type="string" office:string-value="" calcext:value-type="error">
            <text:p>#N/D</text:p>
          </table:table-cell>
          <table:table-cell table:style-name="ce78" table:formula="of:=VLOOKUP([.D5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3];[$datos.$V$2:.$X$15];2;0)" office:value-type="string" office:string-value="" calcext:value-type="error">
            <text:p>#N/D</text:p>
          </table:table-cell>
          <table:table-cell table:style-name="ce78" table:formula="of:=VLOOKUP([.L5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4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4];[$datos.$G$2:.$J$40];2;0)" office:value-type="string" office:string-value="" calcext:value-type="error">
            <text:p>#N/D</text:p>
          </table:table-cell>
          <table:table-cell table:style-name="ce78" table:formula="of:=VLOOKUP([.D54];[$datos.$G$2:.$J$40];3;0)" office:value-type="string" office:string-value="" calcext:value-type="error">
            <text:p>#N/D</text:p>
          </table:table-cell>
          <table:table-cell table:style-name="ce78" table:formula="of:=VLOOKUP([.D5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4];[$datos.$V$2:.$X$15];2;0)" office:value-type="string" office:string-value="" calcext:value-type="error">
            <text:p>#N/D</text:p>
          </table:table-cell>
          <table:table-cell table:style-name="ce78" table:formula="of:=VLOOKUP([.L5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5];[$datos.$G$2:.$J$40];2;0)" office:value-type="string" office:string-value="" calcext:value-type="error">
            <text:p>#N/D</text:p>
          </table:table-cell>
          <table:table-cell table:style-name="ce78" table:formula="of:=VLOOKUP([.D55];[$datos.$G$2:.$J$40];3;0)" office:value-type="string" office:string-value="" calcext:value-type="error">
            <text:p>#N/D</text:p>
          </table:table-cell>
          <table:table-cell table:style-name="ce78" table:formula="of:=VLOOKUP([.D5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5];[$datos.$V$2:.$X$15];2;0)" office:value-type="string" office:string-value="" calcext:value-type="error">
            <text:p>#N/D</text:p>
          </table:table-cell>
          <table:table-cell table:style-name="ce78" table:formula="of:=VLOOKUP([.L5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6];[$datos.$G$2:.$J$40];2;0)" office:value-type="string" office:string-value="" calcext:value-type="error">
            <text:p>#N/D</text:p>
          </table:table-cell>
          <table:table-cell table:style-name="ce78" table:formula="of:=VLOOKUP([.D56];[$datos.$G$2:.$J$40];3;0)" office:value-type="string" office:string-value="" calcext:value-type="error">
            <text:p>#N/D</text:p>
          </table:table-cell>
          <table:table-cell table:style-name="ce78" table:formula="of:=VLOOKUP([.D5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6];[$datos.$V$2:.$X$15];2;0)" office:value-type="string" office:string-value="" calcext:value-type="error">
            <text:p>#N/D</text:p>
          </table:table-cell>
          <table:table-cell table:style-name="ce78" table:formula="of:=VLOOKUP([.L5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7];[$datos.$G$2:.$J$40];2;0)" office:value-type="string" office:string-value="" calcext:value-type="error">
            <text:p>#N/D</text:p>
          </table:table-cell>
          <table:table-cell table:style-name="ce78" table:formula="of:=VLOOKUP([.D57];[$datos.$G$2:.$J$40];3;0)" office:value-type="string" office:string-value="" calcext:value-type="error">
            <text:p>#N/D</text:p>
          </table:table-cell>
          <table:table-cell table:style-name="ce78" table:formula="of:=VLOOKUP([.D5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7];[$datos.$V$2:.$X$15];2;0)" office:value-type="string" office:string-value="" calcext:value-type="error">
            <text:p>#N/D</text:p>
          </table:table-cell>
          <table:table-cell table:style-name="ce78" table:formula="of:=VLOOKUP([.L5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8];[$datos.$G$2:.$J$40];2;0)" office:value-type="string" office:string-value="" calcext:value-type="error">
            <text:p>#N/D</text:p>
          </table:table-cell>
          <table:table-cell table:style-name="ce78" table:formula="of:=VLOOKUP([.D58];[$datos.$G$2:.$J$40];3;0)" office:value-type="string" office:string-value="" calcext:value-type="error">
            <text:p>#N/D</text:p>
          </table:table-cell>
          <table:table-cell table:style-name="ce78" table:formula="of:=VLOOKUP([.D5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8];[$datos.$V$2:.$X$15];2;0)" office:value-type="string" office:string-value="" calcext:value-type="error">
            <text:p>#N/D</text:p>
          </table:table-cell>
          <table:table-cell table:style-name="ce78" table:formula="of:=VLOOKUP([.L5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59];[$datos.$G$2:.$J$40];2;0)" office:value-type="string" office:string-value="" calcext:value-type="error">
            <text:p>#N/D</text:p>
          </table:table-cell>
          <table:table-cell table:style-name="ce78" table:formula="of:=VLOOKUP([.D59];[$datos.$G$2:.$J$40];3;0)" office:value-type="string" office:string-value="" calcext:value-type="error">
            <text:p>#N/D</text:p>
          </table:table-cell>
          <table:table-cell table:style-name="ce78" table:formula="of:=VLOOKUP([.D5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59];[$datos.$V$2:.$X$15];2;0)" office:value-type="string" office:string-value="" calcext:value-type="error">
            <text:p>#N/D</text:p>
          </table:table-cell>
          <table:table-cell table:style-name="ce78" table:formula="of:=VLOOKUP([.L5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0];[$datos.$G$2:.$J$40];2;0)" office:value-type="string" office:string-value="" calcext:value-type="error">
            <text:p>#N/D</text:p>
          </table:table-cell>
          <table:table-cell table:style-name="ce78" table:formula="of:=VLOOKUP([.D60];[$datos.$G$2:.$J$40];3;0)" office:value-type="string" office:string-value="" calcext:value-type="error">
            <text:p>#N/D</text:p>
          </table:table-cell>
          <table:table-cell table:style-name="ce78" table:formula="of:=VLOOKUP([.D6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0];[$datos.$V$2:.$X$15];2;0)" office:value-type="string" office:string-value="" calcext:value-type="error">
            <text:p>#N/D</text:p>
          </table:table-cell>
          <table:table-cell table:style-name="ce78" table:formula="of:=VLOOKUP([.L6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1];[$datos.$G$2:.$J$40];2;0)" office:value-type="string" office:string-value="" calcext:value-type="error">
            <text:p>#N/D</text:p>
          </table:table-cell>
          <table:table-cell table:style-name="ce78" table:formula="of:=VLOOKUP([.D61];[$datos.$G$2:.$J$40];3;0)" office:value-type="string" office:string-value="" calcext:value-type="error">
            <text:p>#N/D</text:p>
          </table:table-cell>
          <table:table-cell table:style-name="ce78" table:formula="of:=VLOOKUP([.D6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1];[$datos.$V$2:.$X$15];2;0)" office:value-type="string" office:string-value="" calcext:value-type="error">
            <text:p>#N/D</text:p>
          </table:table-cell>
          <table:table-cell table:style-name="ce78" table:formula="of:=VLOOKUP([.L6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2];[$datos.$G$2:.$J$40];2;0)" office:value-type="string" office:string-value="" calcext:value-type="error">
            <text:p>#N/D</text:p>
          </table:table-cell>
          <table:table-cell table:style-name="ce78" table:formula="of:=VLOOKUP([.D62];[$datos.$G$2:.$J$40];3;0)" office:value-type="string" office:string-value="" calcext:value-type="error">
            <text:p>#N/D</text:p>
          </table:table-cell>
          <table:table-cell table:style-name="ce78" table:formula="of:=VLOOKUP([.D6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2];[$datos.$V$2:.$X$15];2;0)" office:value-type="string" office:string-value="" calcext:value-type="error">
            <text:p>#N/D</text:p>
          </table:table-cell>
          <table:table-cell table:style-name="ce78" table:formula="of:=VLOOKUP([.L6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3];[$datos.$G$2:.$J$40];2;0)" office:value-type="string" office:string-value="" calcext:value-type="error">
            <text:p>#N/D</text:p>
          </table:table-cell>
          <table:table-cell table:style-name="ce78" table:formula="of:=VLOOKUP([.D63];[$datos.$G$2:.$J$40];3;0)" office:value-type="string" office:string-value="" calcext:value-type="error">
            <text:p>#N/D</text:p>
          </table:table-cell>
          <table:table-cell table:style-name="ce78" table:formula="of:=VLOOKUP([.D6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3];[$datos.$V$2:.$X$15];2;0)" office:value-type="string" office:string-value="" calcext:value-type="error">
            <text:p>#N/D</text:p>
          </table:table-cell>
          <table:table-cell table:style-name="ce78" table:formula="of:=VLOOKUP([.L6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5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4];[$datos.$G$2:.$J$40];2;0)" office:value-type="string" office:string-value="" calcext:value-type="error">
            <text:p>#N/D</text:p>
          </table:table-cell>
          <table:table-cell table:style-name="ce78" table:formula="of:=VLOOKUP([.D64];[$datos.$G$2:.$J$40];3;0)" office:value-type="string" office:string-value="" calcext:value-type="error">
            <text:p>#N/D</text:p>
          </table:table-cell>
          <table:table-cell table:style-name="ce78" table:formula="of:=VLOOKUP([.D6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4];[$datos.$V$2:.$X$15];2;0)" office:value-type="string" office:string-value="" calcext:value-type="error">
            <text:p>#N/D</text:p>
          </table:table-cell>
          <table:table-cell table:style-name="ce78" table:formula="of:=VLOOKUP([.L6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5];[$datos.$G$2:.$J$40];2;0)" office:value-type="string" office:string-value="" calcext:value-type="error">
            <text:p>#N/D</text:p>
          </table:table-cell>
          <table:table-cell table:style-name="ce78" table:formula="of:=VLOOKUP([.D65];[$datos.$G$2:.$J$40];3;0)" office:value-type="string" office:string-value="" calcext:value-type="error">
            <text:p>#N/D</text:p>
          </table:table-cell>
          <table:table-cell table:style-name="ce78" table:formula="of:=VLOOKUP([.D6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5];[$datos.$V$2:.$X$15];2;0)" office:value-type="string" office:string-value="" calcext:value-type="error">
            <text:p>#N/D</text:p>
          </table:table-cell>
          <table:table-cell table:style-name="ce78" table:formula="of:=VLOOKUP([.L6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6];[$datos.$G$2:.$J$40];2;0)" office:value-type="string" office:string-value="" calcext:value-type="error">
            <text:p>#N/D</text:p>
          </table:table-cell>
          <table:table-cell table:style-name="ce78" table:formula="of:=VLOOKUP([.D66];[$datos.$G$2:.$J$40];3;0)" office:value-type="string" office:string-value="" calcext:value-type="error">
            <text:p>#N/D</text:p>
          </table:table-cell>
          <table:table-cell table:style-name="ce78" table:formula="of:=VLOOKUP([.D6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6];[$datos.$V$2:.$X$15];2;0)" office:value-type="string" office:string-value="" calcext:value-type="error">
            <text:p>#N/D</text:p>
          </table:table-cell>
          <table:table-cell table:style-name="ce78" table:formula="of:=VLOOKUP([.L6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7];[$datos.$G$2:.$J$40];2;0)" office:value-type="string" office:string-value="" calcext:value-type="error">
            <text:p>#N/D</text:p>
          </table:table-cell>
          <table:table-cell table:style-name="ce78" table:formula="of:=VLOOKUP([.D67];[$datos.$G$2:.$J$40];3;0)" office:value-type="string" office:string-value="" calcext:value-type="error">
            <text:p>#N/D</text:p>
          </table:table-cell>
          <table:table-cell table:style-name="ce78" table:formula="of:=VLOOKUP([.D6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7];[$datos.$V$2:.$X$15];2;0)" office:value-type="string" office:string-value="" calcext:value-type="error">
            <text:p>#N/D</text:p>
          </table:table-cell>
          <table:table-cell table:style-name="ce78" table:formula="of:=VLOOKUP([.L6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8];[$datos.$G$2:.$J$40];2;0)" office:value-type="string" office:string-value="" calcext:value-type="error">
            <text:p>#N/D</text:p>
          </table:table-cell>
          <table:table-cell table:style-name="ce78" table:formula="of:=VLOOKUP([.D68];[$datos.$G$2:.$J$40];3;0)" office:value-type="string" office:string-value="" calcext:value-type="error">
            <text:p>#N/D</text:p>
          </table:table-cell>
          <table:table-cell table:style-name="ce78" table:formula="of:=VLOOKUP([.D6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8];[$datos.$V$2:.$X$15];2;0)" office:value-type="string" office:string-value="" calcext:value-type="error">
            <text:p>#N/D</text:p>
          </table:table-cell>
          <table:table-cell table:style-name="ce78" table:formula="of:=VLOOKUP([.L6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69];[$datos.$G$2:.$J$40];2;0)" office:value-type="string" office:string-value="" calcext:value-type="error">
            <text:p>#N/D</text:p>
          </table:table-cell>
          <table:table-cell table:style-name="ce78" table:formula="of:=VLOOKUP([.D69];[$datos.$G$2:.$J$40];3;0)" office:value-type="string" office:string-value="" calcext:value-type="error">
            <text:p>#N/D</text:p>
          </table:table-cell>
          <table:table-cell table:style-name="ce78" table:formula="of:=VLOOKUP([.D6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69];[$datos.$V$2:.$X$15];2;0)" office:value-type="string" office:string-value="" calcext:value-type="error">
            <text:p>#N/D</text:p>
          </table:table-cell>
          <table:table-cell table:style-name="ce78" table:formula="of:=VLOOKUP([.L6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0];[$datos.$G$2:.$J$40];2;0)" office:value-type="string" office:string-value="" calcext:value-type="error">
            <text:p>#N/D</text:p>
          </table:table-cell>
          <table:table-cell table:style-name="ce78" table:formula="of:=VLOOKUP([.D70];[$datos.$G$2:.$J$40];3;0)" office:value-type="string" office:string-value="" calcext:value-type="error">
            <text:p>#N/D</text:p>
          </table:table-cell>
          <table:table-cell table:style-name="ce78" table:formula="of:=VLOOKUP([.D7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0];[$datos.$V$2:.$X$15];2;0)" office:value-type="string" office:string-value="" calcext:value-type="error">
            <text:p>#N/D</text:p>
          </table:table-cell>
          <table:table-cell table:style-name="ce78" table:formula="of:=VLOOKUP([.L7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1];[$datos.$G$2:.$J$40];2;0)" office:value-type="string" office:string-value="" calcext:value-type="error">
            <text:p>#N/D</text:p>
          </table:table-cell>
          <table:table-cell table:style-name="ce78" table:formula="of:=VLOOKUP([.D71];[$datos.$G$2:.$J$40];3;0)" office:value-type="string" office:string-value="" calcext:value-type="error">
            <text:p>#N/D</text:p>
          </table:table-cell>
          <table:table-cell table:style-name="ce78" table:formula="of:=VLOOKUP([.D7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1];[$datos.$V$2:.$X$15];2;0)" office:value-type="string" office:string-value="" calcext:value-type="error">
            <text:p>#N/D</text:p>
          </table:table-cell>
          <table:table-cell table:style-name="ce78" table:formula="of:=VLOOKUP([.L7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2];[$datos.$G$2:.$J$40];2;0)" office:value-type="string" office:string-value="" calcext:value-type="error">
            <text:p>#N/D</text:p>
          </table:table-cell>
          <table:table-cell table:style-name="ce78" table:formula="of:=VLOOKUP([.D72];[$datos.$G$2:.$J$40];3;0)" office:value-type="string" office:string-value="" calcext:value-type="error">
            <text:p>#N/D</text:p>
          </table:table-cell>
          <table:table-cell table:style-name="ce78" table:formula="of:=VLOOKUP([.D7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2];[$datos.$V$2:.$X$15];2;0)" office:value-type="string" office:string-value="" calcext:value-type="error">
            <text:p>#N/D</text:p>
          </table:table-cell>
          <table:table-cell table:style-name="ce78" table:formula="of:=VLOOKUP([.L7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3];[$datos.$G$2:.$J$40];2;0)" office:value-type="string" office:string-value="" calcext:value-type="error">
            <text:p>#N/D</text:p>
          </table:table-cell>
          <table:table-cell table:style-name="ce78" table:formula="of:=VLOOKUP([.D73];[$datos.$G$2:.$J$40];3;0)" office:value-type="string" office:string-value="" calcext:value-type="error">
            <text:p>#N/D</text:p>
          </table:table-cell>
          <table:table-cell table:style-name="ce78" table:formula="of:=VLOOKUP([.D7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3];[$datos.$V$2:.$X$15];2;0)" office:value-type="string" office:string-value="" calcext:value-type="error">
            <text:p>#N/D</text:p>
          </table:table-cell>
          <table:table-cell table:style-name="ce78" table:formula="of:=VLOOKUP([.L7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6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4];[$datos.$G$2:.$J$40];2;0)" office:value-type="string" office:string-value="" calcext:value-type="error">
            <text:p>#N/D</text:p>
          </table:table-cell>
          <table:table-cell table:style-name="ce78" table:formula="of:=VLOOKUP([.D74];[$datos.$G$2:.$J$40];3;0)" office:value-type="string" office:string-value="" calcext:value-type="error">
            <text:p>#N/D</text:p>
          </table:table-cell>
          <table:table-cell table:style-name="ce78" table:formula="of:=VLOOKUP([.D7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4];[$datos.$V$2:.$X$15];2;0)" office:value-type="string" office:string-value="" calcext:value-type="error">
            <text:p>#N/D</text:p>
          </table:table-cell>
          <table:table-cell table:style-name="ce78" table:formula="of:=VLOOKUP([.L7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5];[$datos.$G$2:.$J$40];2;0)" office:value-type="string" office:string-value="" calcext:value-type="error">
            <text:p>#N/D</text:p>
          </table:table-cell>
          <table:table-cell table:style-name="ce78" table:formula="of:=VLOOKUP([.D75];[$datos.$G$2:.$J$40];3;0)" office:value-type="string" office:string-value="" calcext:value-type="error">
            <text:p>#N/D</text:p>
          </table:table-cell>
          <table:table-cell table:style-name="ce78" table:formula="of:=VLOOKUP([.D7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5];[$datos.$V$2:.$X$15];2;0)" office:value-type="string" office:string-value="" calcext:value-type="error">
            <text:p>#N/D</text:p>
          </table:table-cell>
          <table:table-cell table:style-name="ce78" table:formula="of:=VLOOKUP([.L7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6];[$datos.$G$2:.$J$40];2;0)" office:value-type="string" office:string-value="" calcext:value-type="error">
            <text:p>#N/D</text:p>
          </table:table-cell>
          <table:table-cell table:style-name="ce78" table:formula="of:=VLOOKUP([.D76];[$datos.$G$2:.$J$40];3;0)" office:value-type="string" office:string-value="" calcext:value-type="error">
            <text:p>#N/D</text:p>
          </table:table-cell>
          <table:table-cell table:style-name="ce78" table:formula="of:=VLOOKUP([.D7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6];[$datos.$V$2:.$X$15];2;0)" office:value-type="string" office:string-value="" calcext:value-type="error">
            <text:p>#N/D</text:p>
          </table:table-cell>
          <table:table-cell table:style-name="ce78" table:formula="of:=VLOOKUP([.L7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7];[$datos.$G$2:.$J$40];2;0)" office:value-type="string" office:string-value="" calcext:value-type="error">
            <text:p>#N/D</text:p>
          </table:table-cell>
          <table:table-cell table:style-name="ce78" table:formula="of:=VLOOKUP([.D77];[$datos.$G$2:.$J$40];3;0)" office:value-type="string" office:string-value="" calcext:value-type="error">
            <text:p>#N/D</text:p>
          </table:table-cell>
          <table:table-cell table:style-name="ce78" table:formula="of:=VLOOKUP([.D7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7];[$datos.$V$2:.$X$15];2;0)" office:value-type="string" office:string-value="" calcext:value-type="error">
            <text:p>#N/D</text:p>
          </table:table-cell>
          <table:table-cell table:style-name="ce78" table:formula="of:=VLOOKUP([.L7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8];[$datos.$G$2:.$J$40];2;0)" office:value-type="string" office:string-value="" calcext:value-type="error">
            <text:p>#N/D</text:p>
          </table:table-cell>
          <table:table-cell table:style-name="ce78" table:formula="of:=VLOOKUP([.D78];[$datos.$G$2:.$J$40];3;0)" office:value-type="string" office:string-value="" calcext:value-type="error">
            <text:p>#N/D</text:p>
          </table:table-cell>
          <table:table-cell table:style-name="ce78" table:formula="of:=VLOOKUP([.D7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8];[$datos.$V$2:.$X$15];2;0)" office:value-type="string" office:string-value="" calcext:value-type="error">
            <text:p>#N/D</text:p>
          </table:table-cell>
          <table:table-cell table:style-name="ce78" table:formula="of:=VLOOKUP([.L7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79];[$datos.$G$2:.$J$40];2;0)" office:value-type="string" office:string-value="" calcext:value-type="error">
            <text:p>#N/D</text:p>
          </table:table-cell>
          <table:table-cell table:style-name="ce78" table:formula="of:=VLOOKUP([.D79];[$datos.$G$2:.$J$40];3;0)" office:value-type="string" office:string-value="" calcext:value-type="error">
            <text:p>#N/D</text:p>
          </table:table-cell>
          <table:table-cell table:style-name="ce78" table:formula="of:=VLOOKUP([.D7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79];[$datos.$V$2:.$X$15];2;0)" office:value-type="string" office:string-value="" calcext:value-type="error">
            <text:p>#N/D</text:p>
          </table:table-cell>
          <table:table-cell table:style-name="ce78" table:formula="of:=VLOOKUP([.L7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0];[$datos.$G$2:.$J$40];2;0)" office:value-type="string" office:string-value="" calcext:value-type="error">
            <text:p>#N/D</text:p>
          </table:table-cell>
          <table:table-cell table:style-name="ce78" table:formula="of:=VLOOKUP([.D80];[$datos.$G$2:.$J$40];3;0)" office:value-type="string" office:string-value="" calcext:value-type="error">
            <text:p>#N/D</text:p>
          </table:table-cell>
          <table:table-cell table:style-name="ce78" table:formula="of:=VLOOKUP([.D8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0];[$datos.$V$2:.$X$15];2;0)" office:value-type="string" office:string-value="" calcext:value-type="error">
            <text:p>#N/D</text:p>
          </table:table-cell>
          <table:table-cell table:style-name="ce78" table:formula="of:=VLOOKUP([.L8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1];[$datos.$G$2:.$J$40];2;0)" office:value-type="string" office:string-value="" calcext:value-type="error">
            <text:p>#N/D</text:p>
          </table:table-cell>
          <table:table-cell table:style-name="ce78" table:formula="of:=VLOOKUP([.D81];[$datos.$G$2:.$J$40];3;0)" office:value-type="string" office:string-value="" calcext:value-type="error">
            <text:p>#N/D</text:p>
          </table:table-cell>
          <table:table-cell table:style-name="ce78" table:formula="of:=VLOOKUP([.D8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1];[$datos.$V$2:.$X$15];2;0)" office:value-type="string" office:string-value="" calcext:value-type="error">
            <text:p>#N/D</text:p>
          </table:table-cell>
          <table:table-cell table:style-name="ce78" table:formula="of:=VLOOKUP([.L8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2];[$datos.$G$2:.$J$40];2;0)" office:value-type="string" office:string-value="" calcext:value-type="error">
            <text:p>#N/D</text:p>
          </table:table-cell>
          <table:table-cell table:style-name="ce78" table:formula="of:=VLOOKUP([.D82];[$datos.$G$2:.$J$40];3;0)" office:value-type="string" office:string-value="" calcext:value-type="error">
            <text:p>#N/D</text:p>
          </table:table-cell>
          <table:table-cell table:style-name="ce78" table:formula="of:=VLOOKUP([.D8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2];[$datos.$V$2:.$X$15];2;0)" office:value-type="string" office:string-value="" calcext:value-type="error">
            <text:p>#N/D</text:p>
          </table:table-cell>
          <table:table-cell table:style-name="ce78" table:formula="of:=VLOOKUP([.L8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3];[$datos.$G$2:.$J$40];2;0)" office:value-type="string" office:string-value="" calcext:value-type="error">
            <text:p>#N/D</text:p>
          </table:table-cell>
          <table:table-cell table:style-name="ce78" table:formula="of:=VLOOKUP([.D83];[$datos.$G$2:.$J$40];3;0)" office:value-type="string" office:string-value="" calcext:value-type="error">
            <text:p>#N/D</text:p>
          </table:table-cell>
          <table:table-cell table:style-name="ce78" table:formula="of:=VLOOKUP([.D8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3];[$datos.$V$2:.$X$15];2;0)" office:value-type="string" office:string-value="" calcext:value-type="error">
            <text:p>#N/D</text:p>
          </table:table-cell>
          <table:table-cell table:style-name="ce78" table:formula="of:=VLOOKUP([.L8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4];[$datos.$G$2:.$J$40];2;0)" office:value-type="string" office:string-value="" calcext:value-type="error">
            <text:p>#N/D</text:p>
          </table:table-cell>
          <table:table-cell table:style-name="ce78" table:formula="of:=VLOOKUP([.D84];[$datos.$G$2:.$J$40];3;0)" office:value-type="string" office:string-value="" calcext:value-type="error">
            <text:p>#N/D</text:p>
          </table:table-cell>
          <table:table-cell table:style-name="ce78" table:formula="of:=VLOOKUP([.D8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4];[$datos.$V$2:.$X$15];2;0)" office:value-type="string" office:string-value="" calcext:value-type="error">
            <text:p>#N/D</text:p>
          </table:table-cell>
          <table:table-cell table:style-name="ce78" table:formula="of:=VLOOKUP([.L8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5];[$datos.$G$2:.$J$40];2;0)" office:value-type="string" office:string-value="" calcext:value-type="error">
            <text:p>#N/D</text:p>
          </table:table-cell>
          <table:table-cell table:style-name="ce78" table:formula="of:=VLOOKUP([.D85];[$datos.$G$2:.$J$40];3;0)" office:value-type="string" office:string-value="" calcext:value-type="error">
            <text:p>#N/D</text:p>
          </table:table-cell>
          <table:table-cell table:style-name="ce78" table:formula="of:=VLOOKUP([.D8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5];[$datos.$V$2:.$X$15];2;0)" office:value-type="string" office:string-value="" calcext:value-type="error">
            <text:p>#N/D</text:p>
          </table:table-cell>
          <table:table-cell table:style-name="ce78" table:formula="of:=VLOOKUP([.L8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6];[$datos.$G$2:.$J$40];2;0)" office:value-type="string" office:string-value="" calcext:value-type="error">
            <text:p>#N/D</text:p>
          </table:table-cell>
          <table:table-cell table:style-name="ce78" table:formula="of:=VLOOKUP([.D86];[$datos.$G$2:.$J$40];3;0)" office:value-type="string" office:string-value="" calcext:value-type="error">
            <text:p>#N/D</text:p>
          </table:table-cell>
          <table:table-cell table:style-name="ce78" table:formula="of:=VLOOKUP([.D8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6];[$datos.$V$2:.$X$15];2;0)" office:value-type="string" office:string-value="" calcext:value-type="error">
            <text:p>#N/D</text:p>
          </table:table-cell>
          <table:table-cell table:style-name="ce78" table:formula="of:=VLOOKUP([.L8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7];[$datos.$G$2:.$J$40];2;0)" office:value-type="string" office:string-value="" calcext:value-type="error">
            <text:p>#N/D</text:p>
          </table:table-cell>
          <table:table-cell table:style-name="ce78" table:formula="of:=VLOOKUP([.D87];[$datos.$G$2:.$J$40];3;0)" office:value-type="string" office:string-value="" calcext:value-type="error">
            <text:p>#N/D</text:p>
          </table:table-cell>
          <table:table-cell table:style-name="ce78" table:formula="of:=VLOOKUP([.D8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7];[$datos.$V$2:.$X$15];2;0)" office:value-type="string" office:string-value="" calcext:value-type="error">
            <text:p>#N/D</text:p>
          </table:table-cell>
          <table:table-cell table:style-name="ce78" table:formula="of:=VLOOKUP([.L8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8];[$datos.$G$2:.$J$40];2;0)" office:value-type="string" office:string-value="" calcext:value-type="error">
            <text:p>#N/D</text:p>
          </table:table-cell>
          <table:table-cell table:style-name="ce78" table:formula="of:=VLOOKUP([.D88];[$datos.$G$2:.$J$40];3;0)" office:value-type="string" office:string-value="" calcext:value-type="error">
            <text:p>#N/D</text:p>
          </table:table-cell>
          <table:table-cell table:style-name="ce78" table:formula="of:=VLOOKUP([.D8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8];[$datos.$V$2:.$X$15];2;0)" office:value-type="string" office:string-value="" calcext:value-type="error">
            <text:p>#N/D</text:p>
          </table:table-cell>
          <table:table-cell table:style-name="ce78" table:formula="of:=VLOOKUP([.L8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89];[$datos.$G$2:.$J$40];2;0)" office:value-type="string" office:string-value="" calcext:value-type="error">
            <text:p>#N/D</text:p>
          </table:table-cell>
          <table:table-cell table:style-name="ce78" table:formula="of:=VLOOKUP([.D89];[$datos.$G$2:.$J$40];3;0)" office:value-type="string" office:string-value="" calcext:value-type="error">
            <text:p>#N/D</text:p>
          </table:table-cell>
          <table:table-cell table:style-name="ce78" table:formula="of:=VLOOKUP([.D8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89];[$datos.$V$2:.$X$15];2;0)" office:value-type="string" office:string-value="" calcext:value-type="error">
            <text:p>#N/D</text:p>
          </table:table-cell>
          <table:table-cell table:style-name="ce78" table:formula="of:=VLOOKUP([.L8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0];[$datos.$G$2:.$J$40];2;0)" office:value-type="string" office:string-value="" calcext:value-type="error">
            <text:p>#N/D</text:p>
          </table:table-cell>
          <table:table-cell table:style-name="ce78" table:formula="of:=VLOOKUP([.D90];[$datos.$G$2:.$J$40];3;0)" office:value-type="string" office:string-value="" calcext:value-type="error">
            <text:p>#N/D</text:p>
          </table:table-cell>
          <table:table-cell table:style-name="ce78" table:formula="of:=VLOOKUP([.D9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0];[$datos.$V$2:.$X$15];2;0)" office:value-type="string" office:string-value="" calcext:value-type="error">
            <text:p>#N/D</text:p>
          </table:table-cell>
          <table:table-cell table:style-name="ce78" table:formula="of:=VLOOKUP([.L9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1];[$datos.$G$2:.$J$40];2;0)" office:value-type="string" office:string-value="" calcext:value-type="error">
            <text:p>#N/D</text:p>
          </table:table-cell>
          <table:table-cell table:style-name="ce78" table:formula="of:=VLOOKUP([.D91];[$datos.$G$2:.$J$40];3;0)" office:value-type="string" office:string-value="" calcext:value-type="error">
            <text:p>#N/D</text:p>
          </table:table-cell>
          <table:table-cell table:style-name="ce78" table:formula="of:=VLOOKUP([.D9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1];[$datos.$V$2:.$X$15];2;0)" office:value-type="string" office:string-value="" calcext:value-type="error">
            <text:p>#N/D</text:p>
          </table:table-cell>
          <table:table-cell table:style-name="ce78" table:formula="of:=VLOOKUP([.L9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2];[$datos.$G$2:.$J$40];2;0)" office:value-type="string" office:string-value="" calcext:value-type="error">
            <text:p>#N/D</text:p>
          </table:table-cell>
          <table:table-cell table:style-name="ce78" table:formula="of:=VLOOKUP([.D92];[$datos.$G$2:.$J$40];3;0)" office:value-type="string" office:string-value="" calcext:value-type="error">
            <text:p>#N/D</text:p>
          </table:table-cell>
          <table:table-cell table:style-name="ce78" table:formula="of:=VLOOKUP([.D9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2];[$datos.$V$2:.$X$15];2;0)" office:value-type="string" office:string-value="" calcext:value-type="error">
            <text:p>#N/D</text:p>
          </table:table-cell>
          <table:table-cell table:style-name="ce78" table:formula="of:=VLOOKUP([.L9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3];[$datos.$G$2:.$J$40];2;0)" office:value-type="string" office:string-value="" calcext:value-type="error">
            <text:p>#N/D</text:p>
          </table:table-cell>
          <table:table-cell table:style-name="ce78" table:formula="of:=VLOOKUP([.D93];[$datos.$G$2:.$J$40];3;0)" office:value-type="string" office:string-value="" calcext:value-type="error">
            <text:p>#N/D</text:p>
          </table:table-cell>
          <table:table-cell table:style-name="ce78" table:formula="of:=VLOOKUP([.D9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3];[$datos.$V$2:.$X$15];2;0)" office:value-type="string" office:string-value="" calcext:value-type="error">
            <text:p>#N/D</text:p>
          </table:table-cell>
          <table:table-cell table:style-name="ce78" table:formula="of:=VLOOKUP([.L9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8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4];[$datos.$G$2:.$J$40];2;0)" office:value-type="string" office:string-value="" calcext:value-type="error">
            <text:p>#N/D</text:p>
          </table:table-cell>
          <table:table-cell table:style-name="ce78" table:formula="of:=VLOOKUP([.D94];[$datos.$G$2:.$J$40];3;0)" office:value-type="string" office:string-value="" calcext:value-type="error">
            <text:p>#N/D</text:p>
          </table:table-cell>
          <table:table-cell table:style-name="ce78" table:formula="of:=VLOOKUP([.D9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4];[$datos.$V$2:.$X$15];2;0)" office:value-type="string" office:string-value="" calcext:value-type="error">
            <text:p>#N/D</text:p>
          </table:table-cell>
          <table:table-cell table:style-name="ce78" table:formula="of:=VLOOKUP([.L9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5];[$datos.$G$2:.$J$40];2;0)" office:value-type="string" office:string-value="" calcext:value-type="error">
            <text:p>#N/D</text:p>
          </table:table-cell>
          <table:table-cell table:style-name="ce78" table:formula="of:=VLOOKUP([.D95];[$datos.$G$2:.$J$40];3;0)" office:value-type="string" office:string-value="" calcext:value-type="error">
            <text:p>#N/D</text:p>
          </table:table-cell>
          <table:table-cell table:style-name="ce78" table:formula="of:=VLOOKUP([.D9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5];[$datos.$V$2:.$X$15];2;0)" office:value-type="string" office:string-value="" calcext:value-type="error">
            <text:p>#N/D</text:p>
          </table:table-cell>
          <table:table-cell table:style-name="ce78" table:formula="of:=VLOOKUP([.L9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6];[$datos.$G$2:.$J$40];2;0)" office:value-type="string" office:string-value="" calcext:value-type="error">
            <text:p>#N/D</text:p>
          </table:table-cell>
          <table:table-cell table:style-name="ce78" table:formula="of:=VLOOKUP([.D96];[$datos.$G$2:.$J$40];3;0)" office:value-type="string" office:string-value="" calcext:value-type="error">
            <text:p>#N/D</text:p>
          </table:table-cell>
          <table:table-cell table:style-name="ce78" table:formula="of:=VLOOKUP([.D9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6];[$datos.$V$2:.$X$15];2;0)" office:value-type="string" office:string-value="" calcext:value-type="error">
            <text:p>#N/D</text:p>
          </table:table-cell>
          <table:table-cell table:style-name="ce78" table:formula="of:=VLOOKUP([.L9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7];[$datos.$G$2:.$J$40];2;0)" office:value-type="string" office:string-value="" calcext:value-type="error">
            <text:p>#N/D</text:p>
          </table:table-cell>
          <table:table-cell table:style-name="ce78" table:formula="of:=VLOOKUP([.D97];[$datos.$G$2:.$J$40];3;0)" office:value-type="string" office:string-value="" calcext:value-type="error">
            <text:p>#N/D</text:p>
          </table:table-cell>
          <table:table-cell table:style-name="ce78" table:formula="of:=VLOOKUP([.D9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7];[$datos.$V$2:.$X$15];2;0)" office:value-type="string" office:string-value="" calcext:value-type="error">
            <text:p>#N/D</text:p>
          </table:table-cell>
          <table:table-cell table:style-name="ce78" table:formula="of:=VLOOKUP([.L9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8];[$datos.$G$2:.$J$40];2;0)" office:value-type="string" office:string-value="" calcext:value-type="error">
            <text:p>#N/D</text:p>
          </table:table-cell>
          <table:table-cell table:style-name="ce78" table:formula="of:=VLOOKUP([.D98];[$datos.$G$2:.$J$40];3;0)" office:value-type="string" office:string-value="" calcext:value-type="error">
            <text:p>#N/D</text:p>
          </table:table-cell>
          <table:table-cell table:style-name="ce78" table:formula="of:=VLOOKUP([.D9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8];[$datos.$V$2:.$X$15];2;0)" office:value-type="string" office:string-value="" calcext:value-type="error">
            <text:p>#N/D</text:p>
          </table:table-cell>
          <table:table-cell table:style-name="ce78" table:formula="of:=VLOOKUP([.L9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99];[$datos.$G$2:.$J$40];2;0)" office:value-type="string" office:string-value="" calcext:value-type="error">
            <text:p>#N/D</text:p>
          </table:table-cell>
          <table:table-cell table:style-name="ce78" table:formula="of:=VLOOKUP([.D99];[$datos.$G$2:.$J$40];3;0)" office:value-type="string" office:string-value="" calcext:value-type="error">
            <text:p>#N/D</text:p>
          </table:table-cell>
          <table:table-cell table:style-name="ce78" table:formula="of:=VLOOKUP([.D9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99];[$datos.$V$2:.$X$15];2;0)" office:value-type="string" office:string-value="" calcext:value-type="error">
            <text:p>#N/D</text:p>
          </table:table-cell>
          <table:table-cell table:style-name="ce78" table:formula="of:=VLOOKUP([.L9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0];[$datos.$G$2:.$J$40];2;0)" office:value-type="string" office:string-value="" calcext:value-type="error">
            <text:p>#N/D</text:p>
          </table:table-cell>
          <table:table-cell table:style-name="ce78" table:formula="of:=VLOOKUP([.D100];[$datos.$G$2:.$J$40];3;0)" office:value-type="string" office:string-value="" calcext:value-type="error">
            <text:p>#N/D</text:p>
          </table:table-cell>
          <table:table-cell table:style-name="ce78" table:formula="of:=VLOOKUP([.D10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0];[$datos.$V$2:.$X$15];2;0)" office:value-type="string" office:string-value="" calcext:value-type="error">
            <text:p>#N/D</text:p>
          </table:table-cell>
          <table:table-cell table:style-name="ce78" table:formula="of:=VLOOKUP([.L10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1];[$datos.$G$2:.$J$40];2;0)" office:value-type="string" office:string-value="" calcext:value-type="error">
            <text:p>#N/D</text:p>
          </table:table-cell>
          <table:table-cell table:style-name="ce78" table:formula="of:=VLOOKUP([.D101];[$datos.$G$2:.$J$40];3;0)" office:value-type="string" office:string-value="" calcext:value-type="error">
            <text:p>#N/D</text:p>
          </table:table-cell>
          <table:table-cell table:style-name="ce78" table:formula="of:=VLOOKUP([.D10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1];[$datos.$V$2:.$X$15];2;0)" office:value-type="string" office:string-value="" calcext:value-type="error">
            <text:p>#N/D</text:p>
          </table:table-cell>
          <table:table-cell table:style-name="ce78" table:formula="of:=VLOOKUP([.L10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2];[$datos.$G$2:.$J$40];2;0)" office:value-type="string" office:string-value="" calcext:value-type="error">
            <text:p>#N/D</text:p>
          </table:table-cell>
          <table:table-cell table:style-name="ce78" table:formula="of:=VLOOKUP([.D102];[$datos.$G$2:.$J$40];3;0)" office:value-type="string" office:string-value="" calcext:value-type="error">
            <text:p>#N/D</text:p>
          </table:table-cell>
          <table:table-cell table:style-name="ce78" table:formula="of:=VLOOKUP([.D10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2];[$datos.$V$2:.$X$15];2;0)" office:value-type="string" office:string-value="" calcext:value-type="error">
            <text:p>#N/D</text:p>
          </table:table-cell>
          <table:table-cell table:style-name="ce78" table:formula="of:=VLOOKUP([.L10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3];[$datos.$G$2:.$J$40];2;0)" office:value-type="string" office:string-value="" calcext:value-type="error">
            <text:p>#N/D</text:p>
          </table:table-cell>
          <table:table-cell table:style-name="ce78" table:formula="of:=VLOOKUP([.D103];[$datos.$G$2:.$J$40];3;0)" office:value-type="string" office:string-value="" calcext:value-type="error">
            <text:p>#N/D</text:p>
          </table:table-cell>
          <table:table-cell table:style-name="ce78" table:formula="of:=VLOOKUP([.D10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3];[$datos.$V$2:.$X$15];2;0)" office:value-type="string" office:string-value="" calcext:value-type="error">
            <text:p>#N/D</text:p>
          </table:table-cell>
          <table:table-cell table:style-name="ce78" table:formula="of:=VLOOKUP([.L10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9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4];[$datos.$G$2:.$J$40];2;0)" office:value-type="string" office:string-value="" calcext:value-type="error">
            <text:p>#N/D</text:p>
          </table:table-cell>
          <table:table-cell table:style-name="ce78" table:formula="of:=VLOOKUP([.D104];[$datos.$G$2:.$J$40];3;0)" office:value-type="string" office:string-value="" calcext:value-type="error">
            <text:p>#N/D</text:p>
          </table:table-cell>
          <table:table-cell table:style-name="ce78" table:formula="of:=VLOOKUP([.D10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4];[$datos.$V$2:.$X$15];2;0)" office:value-type="string" office:string-value="" calcext:value-type="error">
            <text:p>#N/D</text:p>
          </table:table-cell>
          <table:table-cell table:style-name="ce78" table:formula="of:=VLOOKUP([.L10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5];[$datos.$G$2:.$J$40];2;0)" office:value-type="string" office:string-value="" calcext:value-type="error">
            <text:p>#N/D</text:p>
          </table:table-cell>
          <table:table-cell table:style-name="ce78" table:formula="of:=VLOOKUP([.D105];[$datos.$G$2:.$J$40];3;0)" office:value-type="string" office:string-value="" calcext:value-type="error">
            <text:p>#N/D</text:p>
          </table:table-cell>
          <table:table-cell table:style-name="ce78" table:formula="of:=VLOOKUP([.D10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5];[$datos.$V$2:.$X$15];2;0)" office:value-type="string" office:string-value="" calcext:value-type="error">
            <text:p>#N/D</text:p>
          </table:table-cell>
          <table:table-cell table:style-name="ce78" table:formula="of:=VLOOKUP([.L10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6];[$datos.$G$2:.$J$40];2;0)" office:value-type="string" office:string-value="" calcext:value-type="error">
            <text:p>#N/D</text:p>
          </table:table-cell>
          <table:table-cell table:style-name="ce78" table:formula="of:=VLOOKUP([.D106];[$datos.$G$2:.$J$40];3;0)" office:value-type="string" office:string-value="" calcext:value-type="error">
            <text:p>#N/D</text:p>
          </table:table-cell>
          <table:table-cell table:style-name="ce78" table:formula="of:=VLOOKUP([.D10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6];[$datos.$V$2:.$X$15];2;0)" office:value-type="string" office:string-value="" calcext:value-type="error">
            <text:p>#N/D</text:p>
          </table:table-cell>
          <table:table-cell table:style-name="ce78" table:formula="of:=VLOOKUP([.L10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7];[$datos.$G$2:.$J$40];2;0)" office:value-type="string" office:string-value="" calcext:value-type="error">
            <text:p>#N/D</text:p>
          </table:table-cell>
          <table:table-cell table:style-name="ce78" table:formula="of:=VLOOKUP([.D107];[$datos.$G$2:.$J$40];3;0)" office:value-type="string" office:string-value="" calcext:value-type="error">
            <text:p>#N/D</text:p>
          </table:table-cell>
          <table:table-cell table:style-name="ce78" table:formula="of:=VLOOKUP([.D10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7];[$datos.$V$2:.$X$15];2;0)" office:value-type="string" office:string-value="" calcext:value-type="error">
            <text:p>#N/D</text:p>
          </table:table-cell>
          <table:table-cell table:style-name="ce78" table:formula="of:=VLOOKUP([.L10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8];[$datos.$G$2:.$J$40];2;0)" office:value-type="string" office:string-value="" calcext:value-type="error">
            <text:p>#N/D</text:p>
          </table:table-cell>
          <table:table-cell table:style-name="ce78" table:formula="of:=VLOOKUP([.D108];[$datos.$G$2:.$J$40];3;0)" office:value-type="string" office:string-value="" calcext:value-type="error">
            <text:p>#N/D</text:p>
          </table:table-cell>
          <table:table-cell table:style-name="ce78" table:formula="of:=VLOOKUP([.D10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8];[$datos.$V$2:.$X$15];2;0)" office:value-type="string" office:string-value="" calcext:value-type="error">
            <text:p>#N/D</text:p>
          </table:table-cell>
          <table:table-cell table:style-name="ce78" table:formula="of:=VLOOKUP([.L10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09];[$datos.$G$2:.$J$40];2;0)" office:value-type="string" office:string-value="" calcext:value-type="error">
            <text:p>#N/D</text:p>
          </table:table-cell>
          <table:table-cell table:style-name="ce78" table:formula="of:=VLOOKUP([.D109];[$datos.$G$2:.$J$40];3;0)" office:value-type="string" office:string-value="" calcext:value-type="error">
            <text:p>#N/D</text:p>
          </table:table-cell>
          <table:table-cell table:style-name="ce78" table:formula="of:=VLOOKUP([.D10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09];[$datos.$V$2:.$X$15];2;0)" office:value-type="string" office:string-value="" calcext:value-type="error">
            <text:p>#N/D</text:p>
          </table:table-cell>
          <table:table-cell table:style-name="ce78" table:formula="of:=VLOOKUP([.L10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0];[$datos.$G$2:.$J$40];2;0)" office:value-type="string" office:string-value="" calcext:value-type="error">
            <text:p>#N/D</text:p>
          </table:table-cell>
          <table:table-cell table:style-name="ce78" table:formula="of:=VLOOKUP([.D110];[$datos.$G$2:.$J$40];3;0)" office:value-type="string" office:string-value="" calcext:value-type="error">
            <text:p>#N/D</text:p>
          </table:table-cell>
          <table:table-cell table:style-name="ce78" table:formula="of:=VLOOKUP([.D11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0];[$datos.$V$2:.$X$15];2;0)" office:value-type="string" office:string-value="" calcext:value-type="error">
            <text:p>#N/D</text:p>
          </table:table-cell>
          <table:table-cell table:style-name="ce78" table:formula="of:=VLOOKUP([.L11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1];[$datos.$G$2:.$J$40];2;0)" office:value-type="string" office:string-value="" calcext:value-type="error">
            <text:p>#N/D</text:p>
          </table:table-cell>
          <table:table-cell table:style-name="ce78" table:formula="of:=VLOOKUP([.D111];[$datos.$G$2:.$J$40];3;0)" office:value-type="string" office:string-value="" calcext:value-type="error">
            <text:p>#N/D</text:p>
          </table:table-cell>
          <table:table-cell table:style-name="ce78" table:formula="of:=VLOOKUP([.D11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1];[$datos.$V$2:.$X$15];2;0)" office:value-type="string" office:string-value="" calcext:value-type="error">
            <text:p>#N/D</text:p>
          </table:table-cell>
          <table:table-cell table:style-name="ce78" table:formula="of:=VLOOKUP([.L11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2];[$datos.$G$2:.$J$40];2;0)" office:value-type="string" office:string-value="" calcext:value-type="error">
            <text:p>#N/D</text:p>
          </table:table-cell>
          <table:table-cell table:style-name="ce78" table:formula="of:=VLOOKUP([.D112];[$datos.$G$2:.$J$40];3;0)" office:value-type="string" office:string-value="" calcext:value-type="error">
            <text:p>#N/D</text:p>
          </table:table-cell>
          <table:table-cell table:style-name="ce78" table:formula="of:=VLOOKUP([.D11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2];[$datos.$V$2:.$X$15];2;0)" office:value-type="string" office:string-value="" calcext:value-type="error">
            <text:p>#N/D</text:p>
          </table:table-cell>
          <table:table-cell table:style-name="ce78" table:formula="of:=VLOOKUP([.L11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3];[$datos.$G$2:.$J$40];2;0)" office:value-type="string" office:string-value="" calcext:value-type="error">
            <text:p>#N/D</text:p>
          </table:table-cell>
          <table:table-cell table:style-name="ce78" table:formula="of:=VLOOKUP([.D113];[$datos.$G$2:.$J$40];3;0)" office:value-type="string" office:string-value="" calcext:value-type="error">
            <text:p>#N/D</text:p>
          </table:table-cell>
          <table:table-cell table:style-name="ce78" table:formula="of:=VLOOKUP([.D11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3];[$datos.$V$2:.$X$15];2;0)" office:value-type="string" office:string-value="" calcext:value-type="error">
            <text:p>#N/D</text:p>
          </table:table-cell>
          <table:table-cell table:style-name="ce78" table:formula="of:=VLOOKUP([.L11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0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4];[$datos.$G$2:.$J$40];2;0)" office:value-type="string" office:string-value="" calcext:value-type="error">
            <text:p>#N/D</text:p>
          </table:table-cell>
          <table:table-cell table:style-name="ce78" table:formula="of:=VLOOKUP([.D114];[$datos.$G$2:.$J$40];3;0)" office:value-type="string" office:string-value="" calcext:value-type="error">
            <text:p>#N/D</text:p>
          </table:table-cell>
          <table:table-cell table:style-name="ce78" table:formula="of:=VLOOKUP([.D11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4];[$datos.$V$2:.$X$15];2;0)" office:value-type="string" office:string-value="" calcext:value-type="error">
            <text:p>#N/D</text:p>
          </table:table-cell>
          <table:table-cell table:style-name="ce78" table:formula="of:=VLOOKUP([.L11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5];[$datos.$G$2:.$J$40];2;0)" office:value-type="string" office:string-value="" calcext:value-type="error">
            <text:p>#N/D</text:p>
          </table:table-cell>
          <table:table-cell table:style-name="ce78" table:formula="of:=VLOOKUP([.D115];[$datos.$G$2:.$J$40];3;0)" office:value-type="string" office:string-value="" calcext:value-type="error">
            <text:p>#N/D</text:p>
          </table:table-cell>
          <table:table-cell table:style-name="ce78" table:formula="of:=VLOOKUP([.D11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5];[$datos.$V$2:.$X$15];2;0)" office:value-type="string" office:string-value="" calcext:value-type="error">
            <text:p>#N/D</text:p>
          </table:table-cell>
          <table:table-cell table:style-name="ce78" table:formula="of:=VLOOKUP([.L11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6];[$datos.$G$2:.$J$40];2;0)" office:value-type="string" office:string-value="" calcext:value-type="error">
            <text:p>#N/D</text:p>
          </table:table-cell>
          <table:table-cell table:style-name="ce78" table:formula="of:=VLOOKUP([.D116];[$datos.$G$2:.$J$40];3;0)" office:value-type="string" office:string-value="" calcext:value-type="error">
            <text:p>#N/D</text:p>
          </table:table-cell>
          <table:table-cell table:style-name="ce78" table:formula="of:=VLOOKUP([.D11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6];[$datos.$V$2:.$X$15];2;0)" office:value-type="string" office:string-value="" calcext:value-type="error">
            <text:p>#N/D</text:p>
          </table:table-cell>
          <table:table-cell table:style-name="ce78" table:formula="of:=VLOOKUP([.L11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7];[$datos.$G$2:.$J$40];2;0)" office:value-type="string" office:string-value="" calcext:value-type="error">
            <text:p>#N/D</text:p>
          </table:table-cell>
          <table:table-cell table:style-name="ce78" table:formula="of:=VLOOKUP([.D117];[$datos.$G$2:.$J$40];3;0)" office:value-type="string" office:string-value="" calcext:value-type="error">
            <text:p>#N/D</text:p>
          </table:table-cell>
          <table:table-cell table:style-name="ce78" table:formula="of:=VLOOKUP([.D11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7];[$datos.$V$2:.$X$15];2;0)" office:value-type="string" office:string-value="" calcext:value-type="error">
            <text:p>#N/D</text:p>
          </table:table-cell>
          <table:table-cell table:style-name="ce78" table:formula="of:=VLOOKUP([.L11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8];[$datos.$G$2:.$J$40];2;0)" office:value-type="string" office:string-value="" calcext:value-type="error">
            <text:p>#N/D</text:p>
          </table:table-cell>
          <table:table-cell table:style-name="ce78" table:formula="of:=VLOOKUP([.D118];[$datos.$G$2:.$J$40];3;0)" office:value-type="string" office:string-value="" calcext:value-type="error">
            <text:p>#N/D</text:p>
          </table:table-cell>
          <table:table-cell table:style-name="ce78" table:formula="of:=VLOOKUP([.D11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8];[$datos.$V$2:.$X$15];2;0)" office:value-type="string" office:string-value="" calcext:value-type="error">
            <text:p>#N/D</text:p>
          </table:table-cell>
          <table:table-cell table:style-name="ce78" table:formula="of:=VLOOKUP([.L11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19];[$datos.$G$2:.$J$40];2;0)" office:value-type="string" office:string-value="" calcext:value-type="error">
            <text:p>#N/D</text:p>
          </table:table-cell>
          <table:table-cell table:style-name="ce78" table:formula="of:=VLOOKUP([.D119];[$datos.$G$2:.$J$40];3;0)" office:value-type="string" office:string-value="" calcext:value-type="error">
            <text:p>#N/D</text:p>
          </table:table-cell>
          <table:table-cell table:style-name="ce78" table:formula="of:=VLOOKUP([.D11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19];[$datos.$V$2:.$X$15];2;0)" office:value-type="string" office:string-value="" calcext:value-type="error">
            <text:p>#N/D</text:p>
          </table:table-cell>
          <table:table-cell table:style-name="ce78" table:formula="of:=VLOOKUP([.L11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0];[$datos.$G$2:.$J$40];2;0)" office:value-type="string" office:string-value="" calcext:value-type="error">
            <text:p>#N/D</text:p>
          </table:table-cell>
          <table:table-cell table:style-name="ce78" table:formula="of:=VLOOKUP([.D120];[$datos.$G$2:.$J$40];3;0)" office:value-type="string" office:string-value="" calcext:value-type="error">
            <text:p>#N/D</text:p>
          </table:table-cell>
          <table:table-cell table:style-name="ce78" table:formula="of:=VLOOKUP([.D12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0];[$datos.$V$2:.$X$15];2;0)" office:value-type="string" office:string-value="" calcext:value-type="error">
            <text:p>#N/D</text:p>
          </table:table-cell>
          <table:table-cell table:style-name="ce78" table:formula="of:=VLOOKUP([.L12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1];[$datos.$G$2:.$J$40];2;0)" office:value-type="string" office:string-value="" calcext:value-type="error">
            <text:p>#N/D</text:p>
          </table:table-cell>
          <table:table-cell table:style-name="ce78" table:formula="of:=VLOOKUP([.D121];[$datos.$G$2:.$J$40];3;0)" office:value-type="string" office:string-value="" calcext:value-type="error">
            <text:p>#N/D</text:p>
          </table:table-cell>
          <table:table-cell table:style-name="ce78" table:formula="of:=VLOOKUP([.D12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1];[$datos.$V$2:.$X$15];2;0)" office:value-type="string" office:string-value="" calcext:value-type="error">
            <text:p>#N/D</text:p>
          </table:table-cell>
          <table:table-cell table:style-name="ce78" table:formula="of:=VLOOKUP([.L12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2];[$datos.$G$2:.$J$40];2;0)" office:value-type="string" office:string-value="" calcext:value-type="error">
            <text:p>#N/D</text:p>
          </table:table-cell>
          <table:table-cell table:style-name="ce78" table:formula="of:=VLOOKUP([.D122];[$datos.$G$2:.$J$40];3;0)" office:value-type="string" office:string-value="" calcext:value-type="error">
            <text:p>#N/D</text:p>
          </table:table-cell>
          <table:table-cell table:style-name="ce78" table:formula="of:=VLOOKUP([.D12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2];[$datos.$V$2:.$X$15];2;0)" office:value-type="string" office:string-value="" calcext:value-type="error">
            <text:p>#N/D</text:p>
          </table:table-cell>
          <table:table-cell table:style-name="ce78" table:formula="of:=VLOOKUP([.L12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3];[$datos.$G$2:.$J$40];2;0)" office:value-type="string" office:string-value="" calcext:value-type="error">
            <text:p>#N/D</text:p>
          </table:table-cell>
          <table:table-cell table:style-name="ce78" table:formula="of:=VLOOKUP([.D123];[$datos.$G$2:.$J$40];3;0)" office:value-type="string" office:string-value="" calcext:value-type="error">
            <text:p>#N/D</text:p>
          </table:table-cell>
          <table:table-cell table:style-name="ce78" table:formula="of:=VLOOKUP([.D12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3];[$datos.$V$2:.$X$15];2;0)" office:value-type="string" office:string-value="" calcext:value-type="error">
            <text:p>#N/D</text:p>
          </table:table-cell>
          <table:table-cell table:style-name="ce78" table:formula="of:=VLOOKUP([.L12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4];[$datos.$G$2:.$J$40];2;0)" office:value-type="string" office:string-value="" calcext:value-type="error">
            <text:p>#N/D</text:p>
          </table:table-cell>
          <table:table-cell table:style-name="ce78" table:formula="of:=VLOOKUP([.D124];[$datos.$G$2:.$J$40];3;0)" office:value-type="string" office:string-value="" calcext:value-type="error">
            <text:p>#N/D</text:p>
          </table:table-cell>
          <table:table-cell table:style-name="ce78" table:formula="of:=VLOOKUP([.D12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4];[$datos.$V$2:.$X$15];2;0)" office:value-type="string" office:string-value="" calcext:value-type="error">
            <text:p>#N/D</text:p>
          </table:table-cell>
          <table:table-cell table:style-name="ce78" table:formula="of:=VLOOKUP([.L12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5];[$datos.$G$2:.$J$40];2;0)" office:value-type="string" office:string-value="" calcext:value-type="error">
            <text:p>#N/D</text:p>
          </table:table-cell>
          <table:table-cell table:style-name="ce78" table:formula="of:=VLOOKUP([.D125];[$datos.$G$2:.$J$40];3;0)" office:value-type="string" office:string-value="" calcext:value-type="error">
            <text:p>#N/D</text:p>
          </table:table-cell>
          <table:table-cell table:style-name="ce78" table:formula="of:=VLOOKUP([.D12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5];[$datos.$V$2:.$X$15];2;0)" office:value-type="string" office:string-value="" calcext:value-type="error">
            <text:p>#N/D</text:p>
          </table:table-cell>
          <table:table-cell table:style-name="ce78" table:formula="of:=VLOOKUP([.L12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6];[$datos.$G$2:.$J$40];2;0)" office:value-type="string" office:string-value="" calcext:value-type="error">
            <text:p>#N/D</text:p>
          </table:table-cell>
          <table:table-cell table:style-name="ce78" table:formula="of:=VLOOKUP([.D126];[$datos.$G$2:.$J$40];3;0)" office:value-type="string" office:string-value="" calcext:value-type="error">
            <text:p>#N/D</text:p>
          </table:table-cell>
          <table:table-cell table:style-name="ce78" table:formula="of:=VLOOKUP([.D12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6];[$datos.$V$2:.$X$15];2;0)" office:value-type="string" office:string-value="" calcext:value-type="error">
            <text:p>#N/D</text:p>
          </table:table-cell>
          <table:table-cell table:style-name="ce78" table:formula="of:=VLOOKUP([.L12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7];[$datos.$G$2:.$J$40];2;0)" office:value-type="string" office:string-value="" calcext:value-type="error">
            <text:p>#N/D</text:p>
          </table:table-cell>
          <table:table-cell table:style-name="ce78" table:formula="of:=VLOOKUP([.D127];[$datos.$G$2:.$J$40];3;0)" office:value-type="string" office:string-value="" calcext:value-type="error">
            <text:p>#N/D</text:p>
          </table:table-cell>
          <table:table-cell table:style-name="ce78" table:formula="of:=VLOOKUP([.D12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7];[$datos.$V$2:.$X$15];2;0)" office:value-type="string" office:string-value="" calcext:value-type="error">
            <text:p>#N/D</text:p>
          </table:table-cell>
          <table:table-cell table:style-name="ce78" table:formula="of:=VLOOKUP([.L12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8];[$datos.$G$2:.$J$40];2;0)" office:value-type="string" office:string-value="" calcext:value-type="error">
            <text:p>#N/D</text:p>
          </table:table-cell>
          <table:table-cell table:style-name="ce78" table:formula="of:=VLOOKUP([.D128];[$datos.$G$2:.$J$40];3;0)" office:value-type="string" office:string-value="" calcext:value-type="error">
            <text:p>#N/D</text:p>
          </table:table-cell>
          <table:table-cell table:style-name="ce78" table:formula="of:=VLOOKUP([.D12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8];[$datos.$V$2:.$X$15];2;0)" office:value-type="string" office:string-value="" calcext:value-type="error">
            <text:p>#N/D</text:p>
          </table:table-cell>
          <table:table-cell table:style-name="ce78" table:formula="of:=VLOOKUP([.L12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29];[$datos.$G$2:.$J$40];2;0)" office:value-type="string" office:string-value="" calcext:value-type="error">
            <text:p>#N/D</text:p>
          </table:table-cell>
          <table:table-cell table:style-name="ce78" table:formula="of:=VLOOKUP([.D129];[$datos.$G$2:.$J$40];3;0)" office:value-type="string" office:string-value="" calcext:value-type="error">
            <text:p>#N/D</text:p>
          </table:table-cell>
          <table:table-cell table:style-name="ce78" table:formula="of:=VLOOKUP([.D12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29];[$datos.$V$2:.$X$15];2;0)" office:value-type="string" office:string-value="" calcext:value-type="error">
            <text:p>#N/D</text:p>
          </table:table-cell>
          <table:table-cell table:style-name="ce78" table:formula="of:=VLOOKUP([.L12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0];[$datos.$G$2:.$J$40];2;0)" office:value-type="string" office:string-value="" calcext:value-type="error">
            <text:p>#N/D</text:p>
          </table:table-cell>
          <table:table-cell table:style-name="ce78" table:formula="of:=VLOOKUP([.D130];[$datos.$G$2:.$J$40];3;0)" office:value-type="string" office:string-value="" calcext:value-type="error">
            <text:p>#N/D</text:p>
          </table:table-cell>
          <table:table-cell table:style-name="ce78" table:formula="of:=VLOOKUP([.D13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0];[$datos.$V$2:.$X$15];2;0)" office:value-type="string" office:string-value="" calcext:value-type="error">
            <text:p>#N/D</text:p>
          </table:table-cell>
          <table:table-cell table:style-name="ce78" table:formula="of:=VLOOKUP([.L13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1];[$datos.$G$2:.$J$40];2;0)" office:value-type="string" office:string-value="" calcext:value-type="error">
            <text:p>#N/D</text:p>
          </table:table-cell>
          <table:table-cell table:style-name="ce78" table:formula="of:=VLOOKUP([.D131];[$datos.$G$2:.$J$40];3;0)" office:value-type="string" office:string-value="" calcext:value-type="error">
            <text:p>#N/D</text:p>
          </table:table-cell>
          <table:table-cell table:style-name="ce78" table:formula="of:=VLOOKUP([.D13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1];[$datos.$V$2:.$X$15];2;0)" office:value-type="string" office:string-value="" calcext:value-type="error">
            <text:p>#N/D</text:p>
          </table:table-cell>
          <table:table-cell table:style-name="ce78" table:formula="of:=VLOOKUP([.L13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2];[$datos.$G$2:.$J$40];2;0)" office:value-type="string" office:string-value="" calcext:value-type="error">
            <text:p>#N/D</text:p>
          </table:table-cell>
          <table:table-cell table:style-name="ce78" table:formula="of:=VLOOKUP([.D132];[$datos.$G$2:.$J$40];3;0)" office:value-type="string" office:string-value="" calcext:value-type="error">
            <text:p>#N/D</text:p>
          </table:table-cell>
          <table:table-cell table:style-name="ce78" table:formula="of:=VLOOKUP([.D13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2];[$datos.$V$2:.$X$15];2;0)" office:value-type="string" office:string-value="" calcext:value-type="error">
            <text:p>#N/D</text:p>
          </table:table-cell>
          <table:table-cell table:style-name="ce78" table:formula="of:=VLOOKUP([.L13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3];[$datos.$G$2:.$J$40];2;0)" office:value-type="string" office:string-value="" calcext:value-type="error">
            <text:p>#N/D</text:p>
          </table:table-cell>
          <table:table-cell table:style-name="ce78" table:formula="of:=VLOOKUP([.D133];[$datos.$G$2:.$J$40];3;0)" office:value-type="string" office:string-value="" calcext:value-type="error">
            <text:p>#N/D</text:p>
          </table:table-cell>
          <table:table-cell table:style-name="ce78" table:formula="of:=VLOOKUP([.D13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3];[$datos.$V$2:.$X$15];2;0)" office:value-type="string" office:string-value="" calcext:value-type="error">
            <text:p>#N/D</text:p>
          </table:table-cell>
          <table:table-cell table:style-name="ce78" table:formula="of:=VLOOKUP([.L13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2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4];[$datos.$G$2:.$J$40];2;0)" office:value-type="string" office:string-value="" calcext:value-type="error">
            <text:p>#N/D</text:p>
          </table:table-cell>
          <table:table-cell table:style-name="ce78" table:formula="of:=VLOOKUP([.D134];[$datos.$G$2:.$J$40];3;0)" office:value-type="string" office:string-value="" calcext:value-type="error">
            <text:p>#N/D</text:p>
          </table:table-cell>
          <table:table-cell table:style-name="ce78" table:formula="of:=VLOOKUP([.D13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4];[$datos.$V$2:.$X$15];2;0)" office:value-type="string" office:string-value="" calcext:value-type="error">
            <text:p>#N/D</text:p>
          </table:table-cell>
          <table:table-cell table:style-name="ce78" table:formula="of:=VLOOKUP([.L13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5];[$datos.$G$2:.$J$40];2;0)" office:value-type="string" office:string-value="" calcext:value-type="error">
            <text:p>#N/D</text:p>
          </table:table-cell>
          <table:table-cell table:style-name="ce78" table:formula="of:=VLOOKUP([.D135];[$datos.$G$2:.$J$40];3;0)" office:value-type="string" office:string-value="" calcext:value-type="error">
            <text:p>#N/D</text:p>
          </table:table-cell>
          <table:table-cell table:style-name="ce78" table:formula="of:=VLOOKUP([.D13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5];[$datos.$V$2:.$X$15];2;0)" office:value-type="string" office:string-value="" calcext:value-type="error">
            <text:p>#N/D</text:p>
          </table:table-cell>
          <table:table-cell table:style-name="ce78" table:formula="of:=VLOOKUP([.L13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6];[$datos.$G$2:.$J$40];2;0)" office:value-type="string" office:string-value="" calcext:value-type="error">
            <text:p>#N/D</text:p>
          </table:table-cell>
          <table:table-cell table:style-name="ce78" table:formula="of:=VLOOKUP([.D136];[$datos.$G$2:.$J$40];3;0)" office:value-type="string" office:string-value="" calcext:value-type="error">
            <text:p>#N/D</text:p>
          </table:table-cell>
          <table:table-cell table:style-name="ce78" table:formula="of:=VLOOKUP([.D13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6];[$datos.$V$2:.$X$15];2;0)" office:value-type="string" office:string-value="" calcext:value-type="error">
            <text:p>#N/D</text:p>
          </table:table-cell>
          <table:table-cell table:style-name="ce78" table:formula="of:=VLOOKUP([.L13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7];[$datos.$G$2:.$J$40];2;0)" office:value-type="string" office:string-value="" calcext:value-type="error">
            <text:p>#N/D</text:p>
          </table:table-cell>
          <table:table-cell table:style-name="ce78" table:formula="of:=VLOOKUP([.D137];[$datos.$G$2:.$J$40];3;0)" office:value-type="string" office:string-value="" calcext:value-type="error">
            <text:p>#N/D</text:p>
          </table:table-cell>
          <table:table-cell table:style-name="ce78" table:formula="of:=VLOOKUP([.D13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7];[$datos.$V$2:.$X$15];2;0)" office:value-type="string" office:string-value="" calcext:value-type="error">
            <text:p>#N/D</text:p>
          </table:table-cell>
          <table:table-cell table:style-name="ce78" table:formula="of:=VLOOKUP([.L13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8];[$datos.$G$2:.$J$40];2;0)" office:value-type="string" office:string-value="" calcext:value-type="error">
            <text:p>#N/D</text:p>
          </table:table-cell>
          <table:table-cell table:style-name="ce78" table:formula="of:=VLOOKUP([.D138];[$datos.$G$2:.$J$40];3;0)" office:value-type="string" office:string-value="" calcext:value-type="error">
            <text:p>#N/D</text:p>
          </table:table-cell>
          <table:table-cell table:style-name="ce78" table:formula="of:=VLOOKUP([.D13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8];[$datos.$V$2:.$X$15];2;0)" office:value-type="string" office:string-value="" calcext:value-type="error">
            <text:p>#N/D</text:p>
          </table:table-cell>
          <table:table-cell table:style-name="ce78" table:formula="of:=VLOOKUP([.L13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39];[$datos.$G$2:.$J$40];2;0)" office:value-type="string" office:string-value="" calcext:value-type="error">
            <text:p>#N/D</text:p>
          </table:table-cell>
          <table:table-cell table:style-name="ce78" table:formula="of:=VLOOKUP([.D139];[$datos.$G$2:.$J$40];3;0)" office:value-type="string" office:string-value="" calcext:value-type="error">
            <text:p>#N/D</text:p>
          </table:table-cell>
          <table:table-cell table:style-name="ce78" table:formula="of:=VLOOKUP([.D13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39];[$datos.$V$2:.$X$15];2;0)" office:value-type="string" office:string-value="" calcext:value-type="error">
            <text:p>#N/D</text:p>
          </table:table-cell>
          <table:table-cell table:style-name="ce78" table:formula="of:=VLOOKUP([.L13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0];[$datos.$G$2:.$J$40];2;0)" office:value-type="string" office:string-value="" calcext:value-type="error">
            <text:p>#N/D</text:p>
          </table:table-cell>
          <table:table-cell table:style-name="ce78" table:formula="of:=VLOOKUP([.D140];[$datos.$G$2:.$J$40];3;0)" office:value-type="string" office:string-value="" calcext:value-type="error">
            <text:p>#N/D</text:p>
          </table:table-cell>
          <table:table-cell table:style-name="ce78" table:formula="of:=VLOOKUP([.D14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0];[$datos.$V$2:.$X$15];2;0)" office:value-type="string" office:string-value="" calcext:value-type="error">
            <text:p>#N/D</text:p>
          </table:table-cell>
          <table:table-cell table:style-name="ce78" table:formula="of:=VLOOKUP([.L14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1];[$datos.$G$2:.$J$40];2;0)" office:value-type="string" office:string-value="" calcext:value-type="error">
            <text:p>#N/D</text:p>
          </table:table-cell>
          <table:table-cell table:style-name="ce78" table:formula="of:=VLOOKUP([.D141];[$datos.$G$2:.$J$40];3;0)" office:value-type="string" office:string-value="" calcext:value-type="error">
            <text:p>#N/D</text:p>
          </table:table-cell>
          <table:table-cell table:style-name="ce78" table:formula="of:=VLOOKUP([.D14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1];[$datos.$V$2:.$X$15];2;0)" office:value-type="string" office:string-value="" calcext:value-type="error">
            <text:p>#N/D</text:p>
          </table:table-cell>
          <table:table-cell table:style-name="ce78" table:formula="of:=VLOOKUP([.L14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2];[$datos.$G$2:.$J$40];2;0)" office:value-type="string" office:string-value="" calcext:value-type="error">
            <text:p>#N/D</text:p>
          </table:table-cell>
          <table:table-cell table:style-name="ce78" table:formula="of:=VLOOKUP([.D142];[$datos.$G$2:.$J$40];3;0)" office:value-type="string" office:string-value="" calcext:value-type="error">
            <text:p>#N/D</text:p>
          </table:table-cell>
          <table:table-cell table:style-name="ce78" table:formula="of:=VLOOKUP([.D14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2];[$datos.$V$2:.$X$15];2;0)" office:value-type="string" office:string-value="" calcext:value-type="error">
            <text:p>#N/D</text:p>
          </table:table-cell>
          <table:table-cell table:style-name="ce78" table:formula="of:=VLOOKUP([.L14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3];[$datos.$G$2:.$J$40];2;0)" office:value-type="string" office:string-value="" calcext:value-type="error">
            <text:p>#N/D</text:p>
          </table:table-cell>
          <table:table-cell table:style-name="ce78" table:formula="of:=VLOOKUP([.D143];[$datos.$G$2:.$J$40];3;0)" office:value-type="string" office:string-value="" calcext:value-type="error">
            <text:p>#N/D</text:p>
          </table:table-cell>
          <table:table-cell table:style-name="ce78" table:formula="of:=VLOOKUP([.D14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3];[$datos.$V$2:.$X$15];2;0)" office:value-type="string" office:string-value="" calcext:value-type="error">
            <text:p>#N/D</text:p>
          </table:table-cell>
          <table:table-cell table:style-name="ce78" table:formula="of:=VLOOKUP([.L14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3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4];[$datos.$G$2:.$J$40];2;0)" office:value-type="string" office:string-value="" calcext:value-type="error">
            <text:p>#N/D</text:p>
          </table:table-cell>
          <table:table-cell table:style-name="ce78" table:formula="of:=VLOOKUP([.D144];[$datos.$G$2:.$J$40];3;0)" office:value-type="string" office:string-value="" calcext:value-type="error">
            <text:p>#N/D</text:p>
          </table:table-cell>
          <table:table-cell table:style-name="ce78" table:formula="of:=VLOOKUP([.D14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4];[$datos.$V$2:.$X$15];2;0)" office:value-type="string" office:string-value="" calcext:value-type="error">
            <text:p>#N/D</text:p>
          </table:table-cell>
          <table:table-cell table:style-name="ce78" table:formula="of:=VLOOKUP([.L14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5];[$datos.$G$2:.$J$40];2;0)" office:value-type="string" office:string-value="" calcext:value-type="error">
            <text:p>#N/D</text:p>
          </table:table-cell>
          <table:table-cell table:style-name="ce78" table:formula="of:=VLOOKUP([.D145];[$datos.$G$2:.$J$40];3;0)" office:value-type="string" office:string-value="" calcext:value-type="error">
            <text:p>#N/D</text:p>
          </table:table-cell>
          <table:table-cell table:style-name="ce78" table:formula="of:=VLOOKUP([.D14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5];[$datos.$V$2:.$X$15];2;0)" office:value-type="string" office:string-value="" calcext:value-type="error">
            <text:p>#N/D</text:p>
          </table:table-cell>
          <table:table-cell table:style-name="ce78" table:formula="of:=VLOOKUP([.L14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6];[$datos.$G$2:.$J$40];2;0)" office:value-type="string" office:string-value="" calcext:value-type="error">
            <text:p>#N/D</text:p>
          </table:table-cell>
          <table:table-cell table:style-name="ce78" table:formula="of:=VLOOKUP([.D146];[$datos.$G$2:.$J$40];3;0)" office:value-type="string" office:string-value="" calcext:value-type="error">
            <text:p>#N/D</text:p>
          </table:table-cell>
          <table:table-cell table:style-name="ce78" table:formula="of:=VLOOKUP([.D14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6];[$datos.$V$2:.$X$15];2;0)" office:value-type="string" office:string-value="" calcext:value-type="error">
            <text:p>#N/D</text:p>
          </table:table-cell>
          <table:table-cell table:style-name="ce78" table:formula="of:=VLOOKUP([.L14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7];[$datos.$G$2:.$J$40];2;0)" office:value-type="string" office:string-value="" calcext:value-type="error">
            <text:p>#N/D</text:p>
          </table:table-cell>
          <table:table-cell table:style-name="ce78" table:formula="of:=VLOOKUP([.D147];[$datos.$G$2:.$J$40];3;0)" office:value-type="string" office:string-value="" calcext:value-type="error">
            <text:p>#N/D</text:p>
          </table:table-cell>
          <table:table-cell table:style-name="ce78" table:formula="of:=VLOOKUP([.D14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7];[$datos.$V$2:.$X$15];2;0)" office:value-type="string" office:string-value="" calcext:value-type="error">
            <text:p>#N/D</text:p>
          </table:table-cell>
          <table:table-cell table:style-name="ce78" table:formula="of:=VLOOKUP([.L14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8];[$datos.$G$2:.$J$40];2;0)" office:value-type="string" office:string-value="" calcext:value-type="error">
            <text:p>#N/D</text:p>
          </table:table-cell>
          <table:table-cell table:style-name="ce78" table:formula="of:=VLOOKUP([.D148];[$datos.$G$2:.$J$40];3;0)" office:value-type="string" office:string-value="" calcext:value-type="error">
            <text:p>#N/D</text:p>
          </table:table-cell>
          <table:table-cell table:style-name="ce78" table:formula="of:=VLOOKUP([.D14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8];[$datos.$V$2:.$X$15];2;0)" office:value-type="string" office:string-value="" calcext:value-type="error">
            <text:p>#N/D</text:p>
          </table:table-cell>
          <table:table-cell table:style-name="ce78" table:formula="of:=VLOOKUP([.L14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49];[$datos.$G$2:.$J$40];2;0)" office:value-type="string" office:string-value="" calcext:value-type="error">
            <text:p>#N/D</text:p>
          </table:table-cell>
          <table:table-cell table:style-name="ce78" table:formula="of:=VLOOKUP([.D149];[$datos.$G$2:.$J$40];3;0)" office:value-type="string" office:string-value="" calcext:value-type="error">
            <text:p>#N/D</text:p>
          </table:table-cell>
          <table:table-cell table:style-name="ce78" table:formula="of:=VLOOKUP([.D14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49];[$datos.$V$2:.$X$15];2;0)" office:value-type="string" office:string-value="" calcext:value-type="error">
            <text:p>#N/D</text:p>
          </table:table-cell>
          <table:table-cell table:style-name="ce78" table:formula="of:=VLOOKUP([.L14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0];[$datos.$G$2:.$J$40];2;0)" office:value-type="string" office:string-value="" calcext:value-type="error">
            <text:p>#N/D</text:p>
          </table:table-cell>
          <table:table-cell table:style-name="ce78" table:formula="of:=VLOOKUP([.D150];[$datos.$G$2:.$J$40];3;0)" office:value-type="string" office:string-value="" calcext:value-type="error">
            <text:p>#N/D</text:p>
          </table:table-cell>
          <table:table-cell table:style-name="ce78" table:formula="of:=VLOOKUP([.D15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0];[$datos.$V$2:.$X$15];2;0)" office:value-type="string" office:string-value="" calcext:value-type="error">
            <text:p>#N/D</text:p>
          </table:table-cell>
          <table:table-cell table:style-name="ce78" table:formula="of:=VLOOKUP([.L15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1];[$datos.$G$2:.$J$40];2;0)" office:value-type="string" office:string-value="" calcext:value-type="error">
            <text:p>#N/D</text:p>
          </table:table-cell>
          <table:table-cell table:style-name="ce78" table:formula="of:=VLOOKUP([.D151];[$datos.$G$2:.$J$40];3;0)" office:value-type="string" office:string-value="" calcext:value-type="error">
            <text:p>#N/D</text:p>
          </table:table-cell>
          <table:table-cell table:style-name="ce78" table:formula="of:=VLOOKUP([.D15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1];[$datos.$V$2:.$X$15];2;0)" office:value-type="string" office:string-value="" calcext:value-type="error">
            <text:p>#N/D</text:p>
          </table:table-cell>
          <table:table-cell table:style-name="ce78" table:formula="of:=VLOOKUP([.L15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2];[$datos.$G$2:.$J$40];2;0)" office:value-type="string" office:string-value="" calcext:value-type="error">
            <text:p>#N/D</text:p>
          </table:table-cell>
          <table:table-cell table:style-name="ce78" table:formula="of:=VLOOKUP([.D152];[$datos.$G$2:.$J$40];3;0)" office:value-type="string" office:string-value="" calcext:value-type="error">
            <text:p>#N/D</text:p>
          </table:table-cell>
          <table:table-cell table:style-name="ce78" table:formula="of:=VLOOKUP([.D15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2];[$datos.$V$2:.$X$15];2;0)" office:value-type="string" office:string-value="" calcext:value-type="error">
            <text:p>#N/D</text:p>
          </table:table-cell>
          <table:table-cell table:style-name="ce78" table:formula="of:=VLOOKUP([.L15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3];[$datos.$G$2:.$J$40];2;0)" office:value-type="string" office:string-value="" calcext:value-type="error">
            <text:p>#N/D</text:p>
          </table:table-cell>
          <table:table-cell table:style-name="ce78" table:formula="of:=VLOOKUP([.D153];[$datos.$G$2:.$J$40];3;0)" office:value-type="string" office:string-value="" calcext:value-type="error">
            <text:p>#N/D</text:p>
          </table:table-cell>
          <table:table-cell table:style-name="ce78" table:formula="of:=VLOOKUP([.D15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3];[$datos.$V$2:.$X$15];2;0)" office:value-type="string" office:string-value="" calcext:value-type="error">
            <text:p>#N/D</text:p>
          </table:table-cell>
          <table:table-cell table:style-name="ce78" table:formula="of:=VLOOKUP([.L15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4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4];[$datos.$G$2:.$J$40];2;0)" office:value-type="string" office:string-value="" calcext:value-type="error">
            <text:p>#N/D</text:p>
          </table:table-cell>
          <table:table-cell table:style-name="ce78" table:formula="of:=VLOOKUP([.D154];[$datos.$G$2:.$J$40];3;0)" office:value-type="string" office:string-value="" calcext:value-type="error">
            <text:p>#N/D</text:p>
          </table:table-cell>
          <table:table-cell table:style-name="ce78" table:formula="of:=VLOOKUP([.D15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4];[$datos.$V$2:.$X$15];2;0)" office:value-type="string" office:string-value="" calcext:value-type="error">
            <text:p>#N/D</text:p>
          </table:table-cell>
          <table:table-cell table:style-name="ce78" table:formula="of:=VLOOKUP([.L15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5];[$datos.$G$2:.$J$40];2;0)" office:value-type="string" office:string-value="" calcext:value-type="error">
            <text:p>#N/D</text:p>
          </table:table-cell>
          <table:table-cell table:style-name="ce78" table:formula="of:=VLOOKUP([.D155];[$datos.$G$2:.$J$40];3;0)" office:value-type="string" office:string-value="" calcext:value-type="error">
            <text:p>#N/D</text:p>
          </table:table-cell>
          <table:table-cell table:style-name="ce78" table:formula="of:=VLOOKUP([.D15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5];[$datos.$V$2:.$X$15];2;0)" office:value-type="string" office:string-value="" calcext:value-type="error">
            <text:p>#N/D</text:p>
          </table:table-cell>
          <table:table-cell table:style-name="ce78" table:formula="of:=VLOOKUP([.L15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6];[$datos.$G$2:.$J$40];2;0)" office:value-type="string" office:string-value="" calcext:value-type="error">
            <text:p>#N/D</text:p>
          </table:table-cell>
          <table:table-cell table:style-name="ce78" table:formula="of:=VLOOKUP([.D156];[$datos.$G$2:.$J$40];3;0)" office:value-type="string" office:string-value="" calcext:value-type="error">
            <text:p>#N/D</text:p>
          </table:table-cell>
          <table:table-cell table:style-name="ce78" table:formula="of:=VLOOKUP([.D15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6];[$datos.$V$2:.$X$15];2;0)" office:value-type="string" office:string-value="" calcext:value-type="error">
            <text:p>#N/D</text:p>
          </table:table-cell>
          <table:table-cell table:style-name="ce78" table:formula="of:=VLOOKUP([.L15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7];[$datos.$G$2:.$J$40];2;0)" office:value-type="string" office:string-value="" calcext:value-type="error">
            <text:p>#N/D</text:p>
          </table:table-cell>
          <table:table-cell table:style-name="ce78" table:formula="of:=VLOOKUP([.D157];[$datos.$G$2:.$J$40];3;0)" office:value-type="string" office:string-value="" calcext:value-type="error">
            <text:p>#N/D</text:p>
          </table:table-cell>
          <table:table-cell table:style-name="ce78" table:formula="of:=VLOOKUP([.D15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7];[$datos.$V$2:.$X$15];2;0)" office:value-type="string" office:string-value="" calcext:value-type="error">
            <text:p>#N/D</text:p>
          </table:table-cell>
          <table:table-cell table:style-name="ce78" table:formula="of:=VLOOKUP([.L15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8];[$datos.$G$2:.$J$40];2;0)" office:value-type="string" office:string-value="" calcext:value-type="error">
            <text:p>#N/D</text:p>
          </table:table-cell>
          <table:table-cell table:style-name="ce78" table:formula="of:=VLOOKUP([.D158];[$datos.$G$2:.$J$40];3;0)" office:value-type="string" office:string-value="" calcext:value-type="error">
            <text:p>#N/D</text:p>
          </table:table-cell>
          <table:table-cell table:style-name="ce78" table:formula="of:=VLOOKUP([.D15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8];[$datos.$V$2:.$X$15];2;0)" office:value-type="string" office:string-value="" calcext:value-type="error">
            <text:p>#N/D</text:p>
          </table:table-cell>
          <table:table-cell table:style-name="ce78" table:formula="of:=VLOOKUP([.L15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59];[$datos.$G$2:.$J$40];2;0)" office:value-type="string" office:string-value="" calcext:value-type="error">
            <text:p>#N/D</text:p>
          </table:table-cell>
          <table:table-cell table:style-name="ce78" table:formula="of:=VLOOKUP([.D159];[$datos.$G$2:.$J$40];3;0)" office:value-type="string" office:string-value="" calcext:value-type="error">
            <text:p>#N/D</text:p>
          </table:table-cell>
          <table:table-cell table:style-name="ce78" table:formula="of:=VLOOKUP([.D15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59];[$datos.$V$2:.$X$15];2;0)" office:value-type="string" office:string-value="" calcext:value-type="error">
            <text:p>#N/D</text:p>
          </table:table-cell>
          <table:table-cell table:style-name="ce78" table:formula="of:=VLOOKUP([.L15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0];[$datos.$G$2:.$J$40];2;0)" office:value-type="string" office:string-value="" calcext:value-type="error">
            <text:p>#N/D</text:p>
          </table:table-cell>
          <table:table-cell table:style-name="ce78" table:formula="of:=VLOOKUP([.D160];[$datos.$G$2:.$J$40];3;0)" office:value-type="string" office:string-value="" calcext:value-type="error">
            <text:p>#N/D</text:p>
          </table:table-cell>
          <table:table-cell table:style-name="ce78" table:formula="of:=VLOOKUP([.D16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0];[$datos.$V$2:.$X$15];2;0)" office:value-type="string" office:string-value="" calcext:value-type="error">
            <text:p>#N/D</text:p>
          </table:table-cell>
          <table:table-cell table:style-name="ce78" table:formula="of:=VLOOKUP([.L16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1];[$datos.$G$2:.$J$40];2;0)" office:value-type="string" office:string-value="" calcext:value-type="error">
            <text:p>#N/D</text:p>
          </table:table-cell>
          <table:table-cell table:style-name="ce78" table:formula="of:=VLOOKUP([.D161];[$datos.$G$2:.$J$40];3;0)" office:value-type="string" office:string-value="" calcext:value-type="error">
            <text:p>#N/D</text:p>
          </table:table-cell>
          <table:table-cell table:style-name="ce78" table:formula="of:=VLOOKUP([.D16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1];[$datos.$V$2:.$X$15];2;0)" office:value-type="string" office:string-value="" calcext:value-type="error">
            <text:p>#N/D</text:p>
          </table:table-cell>
          <table:table-cell table:style-name="ce78" table:formula="of:=VLOOKUP([.L16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2];[$datos.$G$2:.$J$40];2;0)" office:value-type="string" office:string-value="" calcext:value-type="error">
            <text:p>#N/D</text:p>
          </table:table-cell>
          <table:table-cell table:style-name="ce78" table:formula="of:=VLOOKUP([.D162];[$datos.$G$2:.$J$40];3;0)" office:value-type="string" office:string-value="" calcext:value-type="error">
            <text:p>#N/D</text:p>
          </table:table-cell>
          <table:table-cell table:style-name="ce78" table:formula="of:=VLOOKUP([.D16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2];[$datos.$V$2:.$X$15];2;0)" office:value-type="string" office:string-value="" calcext:value-type="error">
            <text:p>#N/D</text:p>
          </table:table-cell>
          <table:table-cell table:style-name="ce78" table:formula="of:=VLOOKUP([.L16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3];[$datos.$G$2:.$J$40];2;0)" office:value-type="string" office:string-value="" calcext:value-type="error">
            <text:p>#N/D</text:p>
          </table:table-cell>
          <table:table-cell table:style-name="ce78" table:formula="of:=VLOOKUP([.D163];[$datos.$G$2:.$J$40];3;0)" office:value-type="string" office:string-value="" calcext:value-type="error">
            <text:p>#N/D</text:p>
          </table:table-cell>
          <table:table-cell table:style-name="ce78" table:formula="of:=VLOOKUP([.D16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3];[$datos.$V$2:.$X$15];2;0)" office:value-type="string" office:string-value="" calcext:value-type="error">
            <text:p>#N/D</text:p>
          </table:table-cell>
          <table:table-cell table:style-name="ce78" table:formula="of:=VLOOKUP([.L16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4];[$datos.$G$2:.$J$40];2;0)" office:value-type="string" office:string-value="" calcext:value-type="error">
            <text:p>#N/D</text:p>
          </table:table-cell>
          <table:table-cell table:style-name="ce78" table:formula="of:=VLOOKUP([.D164];[$datos.$G$2:.$J$40];3;0)" office:value-type="string" office:string-value="" calcext:value-type="error">
            <text:p>#N/D</text:p>
          </table:table-cell>
          <table:table-cell table:style-name="ce78" table:formula="of:=VLOOKUP([.D16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4];[$datos.$V$2:.$X$15];2;0)" office:value-type="string" office:string-value="" calcext:value-type="error">
            <text:p>#N/D</text:p>
          </table:table-cell>
          <table:table-cell table:style-name="ce78" table:formula="of:=VLOOKUP([.L16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5];[$datos.$G$2:.$J$40];2;0)" office:value-type="string" office:string-value="" calcext:value-type="error">
            <text:p>#N/D</text:p>
          </table:table-cell>
          <table:table-cell table:style-name="ce78" table:formula="of:=VLOOKUP([.D165];[$datos.$G$2:.$J$40];3;0)" office:value-type="string" office:string-value="" calcext:value-type="error">
            <text:p>#N/D</text:p>
          </table:table-cell>
          <table:table-cell table:style-name="ce78" table:formula="of:=VLOOKUP([.D16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5];[$datos.$V$2:.$X$15];2;0)" office:value-type="string" office:string-value="" calcext:value-type="error">
            <text:p>#N/D</text:p>
          </table:table-cell>
          <table:table-cell table:style-name="ce78" table:formula="of:=VLOOKUP([.L16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6];[$datos.$G$2:.$J$40];2;0)" office:value-type="string" office:string-value="" calcext:value-type="error">
            <text:p>#N/D</text:p>
          </table:table-cell>
          <table:table-cell table:style-name="ce78" table:formula="of:=VLOOKUP([.D166];[$datos.$G$2:.$J$40];3;0)" office:value-type="string" office:string-value="" calcext:value-type="error">
            <text:p>#N/D</text:p>
          </table:table-cell>
          <table:table-cell table:style-name="ce78" table:formula="of:=VLOOKUP([.D16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6];[$datos.$V$2:.$X$15];2;0)" office:value-type="string" office:string-value="" calcext:value-type="error">
            <text:p>#N/D</text:p>
          </table:table-cell>
          <table:table-cell table:style-name="ce78" table:formula="of:=VLOOKUP([.L16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7];[$datos.$G$2:.$J$40];2;0)" office:value-type="string" office:string-value="" calcext:value-type="error">
            <text:p>#N/D</text:p>
          </table:table-cell>
          <table:table-cell table:style-name="ce78" table:formula="of:=VLOOKUP([.D167];[$datos.$G$2:.$J$40];3;0)" office:value-type="string" office:string-value="" calcext:value-type="error">
            <text:p>#N/D</text:p>
          </table:table-cell>
          <table:table-cell table:style-name="ce78" table:formula="of:=VLOOKUP([.D16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7];[$datos.$V$2:.$X$15];2;0)" office:value-type="string" office:string-value="" calcext:value-type="error">
            <text:p>#N/D</text:p>
          </table:table-cell>
          <table:table-cell table:style-name="ce78" table:formula="of:=VLOOKUP([.L16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8];[$datos.$G$2:.$J$40];2;0)" office:value-type="string" office:string-value="" calcext:value-type="error">
            <text:p>#N/D</text:p>
          </table:table-cell>
          <table:table-cell table:style-name="ce78" table:formula="of:=VLOOKUP([.D168];[$datos.$G$2:.$J$40];3;0)" office:value-type="string" office:string-value="" calcext:value-type="error">
            <text:p>#N/D</text:p>
          </table:table-cell>
          <table:table-cell table:style-name="ce78" table:formula="of:=VLOOKUP([.D16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8];[$datos.$V$2:.$X$15];2;0)" office:value-type="string" office:string-value="" calcext:value-type="error">
            <text:p>#N/D</text:p>
          </table:table-cell>
          <table:table-cell table:style-name="ce78" table:formula="of:=VLOOKUP([.L16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69];[$datos.$G$2:.$J$40];2;0)" office:value-type="string" office:string-value="" calcext:value-type="error">
            <text:p>#N/D</text:p>
          </table:table-cell>
          <table:table-cell table:style-name="ce78" table:formula="of:=VLOOKUP([.D169];[$datos.$G$2:.$J$40];3;0)" office:value-type="string" office:string-value="" calcext:value-type="error">
            <text:p>#N/D</text:p>
          </table:table-cell>
          <table:table-cell table:style-name="ce78" table:formula="of:=VLOOKUP([.D16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69];[$datos.$V$2:.$X$15];2;0)" office:value-type="string" office:string-value="" calcext:value-type="error">
            <text:p>#N/D</text:p>
          </table:table-cell>
          <table:table-cell table:style-name="ce78" table:formula="of:=VLOOKUP([.L16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0];[$datos.$G$2:.$J$40];2;0)" office:value-type="string" office:string-value="" calcext:value-type="error">
            <text:p>#N/D</text:p>
          </table:table-cell>
          <table:table-cell table:style-name="ce78" table:formula="of:=VLOOKUP([.D170];[$datos.$G$2:.$J$40];3;0)" office:value-type="string" office:string-value="" calcext:value-type="error">
            <text:p>#N/D</text:p>
          </table:table-cell>
          <table:table-cell table:style-name="ce78" table:formula="of:=VLOOKUP([.D17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0];[$datos.$V$2:.$X$15];2;0)" office:value-type="string" office:string-value="" calcext:value-type="error">
            <text:p>#N/D</text:p>
          </table:table-cell>
          <table:table-cell table:style-name="ce78" table:formula="of:=VLOOKUP([.L17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1];[$datos.$G$2:.$J$40];2;0)" office:value-type="string" office:string-value="" calcext:value-type="error">
            <text:p>#N/D</text:p>
          </table:table-cell>
          <table:table-cell table:style-name="ce78" table:formula="of:=VLOOKUP([.D171];[$datos.$G$2:.$J$40];3;0)" office:value-type="string" office:string-value="" calcext:value-type="error">
            <text:p>#N/D</text:p>
          </table:table-cell>
          <table:table-cell table:style-name="ce78" table:formula="of:=VLOOKUP([.D17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1];[$datos.$V$2:.$X$15];2;0)" office:value-type="string" office:string-value="" calcext:value-type="error">
            <text:p>#N/D</text:p>
          </table:table-cell>
          <table:table-cell table:style-name="ce78" table:formula="of:=VLOOKUP([.L17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2];[$datos.$G$2:.$J$40];2;0)" office:value-type="string" office:string-value="" calcext:value-type="error">
            <text:p>#N/D</text:p>
          </table:table-cell>
          <table:table-cell table:style-name="ce78" table:formula="of:=VLOOKUP([.D172];[$datos.$G$2:.$J$40];3;0)" office:value-type="string" office:string-value="" calcext:value-type="error">
            <text:p>#N/D</text:p>
          </table:table-cell>
          <table:table-cell table:style-name="ce78" table:formula="of:=VLOOKUP([.D17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2];[$datos.$V$2:.$X$15];2;0)" office:value-type="string" office:string-value="" calcext:value-type="error">
            <text:p>#N/D</text:p>
          </table:table-cell>
          <table:table-cell table:style-name="ce78" table:formula="of:=VLOOKUP([.L17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3];[$datos.$G$2:.$J$40];2;0)" office:value-type="string" office:string-value="" calcext:value-type="error">
            <text:p>#N/D</text:p>
          </table:table-cell>
          <table:table-cell table:style-name="ce78" table:formula="of:=VLOOKUP([.D173];[$datos.$G$2:.$J$40];3;0)" office:value-type="string" office:string-value="" calcext:value-type="error">
            <text:p>#N/D</text:p>
          </table:table-cell>
          <table:table-cell table:style-name="ce78" table:formula="of:=VLOOKUP([.D17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3];[$datos.$V$2:.$X$15];2;0)" office:value-type="string" office:string-value="" calcext:value-type="error">
            <text:p>#N/D</text:p>
          </table:table-cell>
          <table:table-cell table:style-name="ce78" table:formula="of:=VLOOKUP([.L17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6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4];[$datos.$G$2:.$J$40];2;0)" office:value-type="string" office:string-value="" calcext:value-type="error">
            <text:p>#N/D</text:p>
          </table:table-cell>
          <table:table-cell table:style-name="ce78" table:formula="of:=VLOOKUP([.D174];[$datos.$G$2:.$J$40];3;0)" office:value-type="string" office:string-value="" calcext:value-type="error">
            <text:p>#N/D</text:p>
          </table:table-cell>
          <table:table-cell table:style-name="ce78" table:formula="of:=VLOOKUP([.D17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4];[$datos.$V$2:.$X$15];2;0)" office:value-type="string" office:string-value="" calcext:value-type="error">
            <text:p>#N/D</text:p>
          </table:table-cell>
          <table:table-cell table:style-name="ce78" table:formula="of:=VLOOKUP([.L17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5];[$datos.$G$2:.$J$40];2;0)" office:value-type="string" office:string-value="" calcext:value-type="error">
            <text:p>#N/D</text:p>
          </table:table-cell>
          <table:table-cell table:style-name="ce78" table:formula="of:=VLOOKUP([.D175];[$datos.$G$2:.$J$40];3;0)" office:value-type="string" office:string-value="" calcext:value-type="error">
            <text:p>#N/D</text:p>
          </table:table-cell>
          <table:table-cell table:style-name="ce78" table:formula="of:=VLOOKUP([.D17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5];[$datos.$V$2:.$X$15];2;0)" office:value-type="string" office:string-value="" calcext:value-type="error">
            <text:p>#N/D</text:p>
          </table:table-cell>
          <table:table-cell table:style-name="ce78" table:formula="of:=VLOOKUP([.L17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6];[$datos.$G$2:.$J$40];2;0)" office:value-type="string" office:string-value="" calcext:value-type="error">
            <text:p>#N/D</text:p>
          </table:table-cell>
          <table:table-cell table:style-name="ce78" table:formula="of:=VLOOKUP([.D176];[$datos.$G$2:.$J$40];3;0)" office:value-type="string" office:string-value="" calcext:value-type="error">
            <text:p>#N/D</text:p>
          </table:table-cell>
          <table:table-cell table:style-name="ce78" table:formula="of:=VLOOKUP([.D17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6];[$datos.$V$2:.$X$15];2;0)" office:value-type="string" office:string-value="" calcext:value-type="error">
            <text:p>#N/D</text:p>
          </table:table-cell>
          <table:table-cell table:style-name="ce78" table:formula="of:=VLOOKUP([.L17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7];[$datos.$G$2:.$J$40];2;0)" office:value-type="string" office:string-value="" calcext:value-type="error">
            <text:p>#N/D</text:p>
          </table:table-cell>
          <table:table-cell table:style-name="ce78" table:formula="of:=VLOOKUP([.D177];[$datos.$G$2:.$J$40];3;0)" office:value-type="string" office:string-value="" calcext:value-type="error">
            <text:p>#N/D</text:p>
          </table:table-cell>
          <table:table-cell table:style-name="ce78" table:formula="of:=VLOOKUP([.D17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7];[$datos.$V$2:.$X$15];2;0)" office:value-type="string" office:string-value="" calcext:value-type="error">
            <text:p>#N/D</text:p>
          </table:table-cell>
          <table:table-cell table:style-name="ce78" table:formula="of:=VLOOKUP([.L17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8];[$datos.$G$2:.$J$40];2;0)" office:value-type="string" office:string-value="" calcext:value-type="error">
            <text:p>#N/D</text:p>
          </table:table-cell>
          <table:table-cell table:style-name="ce78" table:formula="of:=VLOOKUP([.D178];[$datos.$G$2:.$J$40];3;0)" office:value-type="string" office:string-value="" calcext:value-type="error">
            <text:p>#N/D</text:p>
          </table:table-cell>
          <table:table-cell table:style-name="ce78" table:formula="of:=VLOOKUP([.D17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8];[$datos.$V$2:.$X$15];2;0)" office:value-type="string" office:string-value="" calcext:value-type="error">
            <text:p>#N/D</text:p>
          </table:table-cell>
          <table:table-cell table:style-name="ce78" table:formula="of:=VLOOKUP([.L17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79];[$datos.$G$2:.$J$40];2;0)" office:value-type="string" office:string-value="" calcext:value-type="error">
            <text:p>#N/D</text:p>
          </table:table-cell>
          <table:table-cell table:style-name="ce78" table:formula="of:=VLOOKUP([.D179];[$datos.$G$2:.$J$40];3;0)" office:value-type="string" office:string-value="" calcext:value-type="error">
            <text:p>#N/D</text:p>
          </table:table-cell>
          <table:table-cell table:style-name="ce78" table:formula="of:=VLOOKUP([.D17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79];[$datos.$V$2:.$X$15];2;0)" office:value-type="string" office:string-value="" calcext:value-type="error">
            <text:p>#N/D</text:p>
          </table:table-cell>
          <table:table-cell table:style-name="ce78" table:formula="of:=VLOOKUP([.L17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0];[$datos.$G$2:.$J$40];2;0)" office:value-type="string" office:string-value="" calcext:value-type="error">
            <text:p>#N/D</text:p>
          </table:table-cell>
          <table:table-cell table:style-name="ce78" table:formula="of:=VLOOKUP([.D180];[$datos.$G$2:.$J$40];3;0)" office:value-type="string" office:string-value="" calcext:value-type="error">
            <text:p>#N/D</text:p>
          </table:table-cell>
          <table:table-cell table:style-name="ce78" table:formula="of:=VLOOKUP([.D18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0];[$datos.$V$2:.$X$15];2;0)" office:value-type="string" office:string-value="" calcext:value-type="error">
            <text:p>#N/D</text:p>
          </table:table-cell>
          <table:table-cell table:style-name="ce78" table:formula="of:=VLOOKUP([.L18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1];[$datos.$G$2:.$J$40];2;0)" office:value-type="string" office:string-value="" calcext:value-type="error">
            <text:p>#N/D</text:p>
          </table:table-cell>
          <table:table-cell table:style-name="ce78" table:formula="of:=VLOOKUP([.D181];[$datos.$G$2:.$J$40];3;0)" office:value-type="string" office:string-value="" calcext:value-type="error">
            <text:p>#N/D</text:p>
          </table:table-cell>
          <table:table-cell table:style-name="ce78" table:formula="of:=VLOOKUP([.D18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1];[$datos.$V$2:.$X$15];2;0)" office:value-type="string" office:string-value="" calcext:value-type="error">
            <text:p>#N/D</text:p>
          </table:table-cell>
          <table:table-cell table:style-name="ce78" table:formula="of:=VLOOKUP([.L18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2];[$datos.$G$2:.$J$40];2;0)" office:value-type="string" office:string-value="" calcext:value-type="error">
            <text:p>#N/D</text:p>
          </table:table-cell>
          <table:table-cell table:style-name="ce78" table:formula="of:=VLOOKUP([.D182];[$datos.$G$2:.$J$40];3;0)" office:value-type="string" office:string-value="" calcext:value-type="error">
            <text:p>#N/D</text:p>
          </table:table-cell>
          <table:table-cell table:style-name="ce78" table:formula="of:=VLOOKUP([.D18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2];[$datos.$V$2:.$X$15];2;0)" office:value-type="string" office:string-value="" calcext:value-type="error">
            <text:p>#N/D</text:p>
          </table:table-cell>
          <table:table-cell table:style-name="ce78" table:formula="of:=VLOOKUP([.L18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3];[$datos.$G$2:.$J$40];2;0)" office:value-type="string" office:string-value="" calcext:value-type="error">
            <text:p>#N/D</text:p>
          </table:table-cell>
          <table:table-cell table:style-name="ce78" table:formula="of:=VLOOKUP([.D183];[$datos.$G$2:.$J$40];3;0)" office:value-type="string" office:string-value="" calcext:value-type="error">
            <text:p>#N/D</text:p>
          </table:table-cell>
          <table:table-cell table:style-name="ce78" table:formula="of:=VLOOKUP([.D18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3];[$datos.$V$2:.$X$15];2;0)" office:value-type="string" office:string-value="" calcext:value-type="error">
            <text:p>#N/D</text:p>
          </table:table-cell>
          <table:table-cell table:style-name="ce78" table:formula="of:=VLOOKUP([.L18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7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4];[$datos.$G$2:.$J$40];2;0)" office:value-type="string" office:string-value="" calcext:value-type="error">
            <text:p>#N/D</text:p>
          </table:table-cell>
          <table:table-cell table:style-name="ce78" table:formula="of:=VLOOKUP([.D184];[$datos.$G$2:.$J$40];3;0)" office:value-type="string" office:string-value="" calcext:value-type="error">
            <text:p>#N/D</text:p>
          </table:table-cell>
          <table:table-cell table:style-name="ce78" table:formula="of:=VLOOKUP([.D18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4];[$datos.$V$2:.$X$15];2;0)" office:value-type="string" office:string-value="" calcext:value-type="error">
            <text:p>#N/D</text:p>
          </table:table-cell>
          <table:table-cell table:style-name="ce78" table:formula="of:=VLOOKUP([.L18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5];[$datos.$G$2:.$J$40];2;0)" office:value-type="string" office:string-value="" calcext:value-type="error">
            <text:p>#N/D</text:p>
          </table:table-cell>
          <table:table-cell table:style-name="ce78" table:formula="of:=VLOOKUP([.D185];[$datos.$G$2:.$J$40];3;0)" office:value-type="string" office:string-value="" calcext:value-type="error">
            <text:p>#N/D</text:p>
          </table:table-cell>
          <table:table-cell table:style-name="ce78" table:formula="of:=VLOOKUP([.D18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5];[$datos.$V$2:.$X$15];2;0)" office:value-type="string" office:string-value="" calcext:value-type="error">
            <text:p>#N/D</text:p>
          </table:table-cell>
          <table:table-cell table:style-name="ce78" table:formula="of:=VLOOKUP([.L18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6];[$datos.$G$2:.$J$40];2;0)" office:value-type="string" office:string-value="" calcext:value-type="error">
            <text:p>#N/D</text:p>
          </table:table-cell>
          <table:table-cell table:style-name="ce78" table:formula="of:=VLOOKUP([.D186];[$datos.$G$2:.$J$40];3;0)" office:value-type="string" office:string-value="" calcext:value-type="error">
            <text:p>#N/D</text:p>
          </table:table-cell>
          <table:table-cell table:style-name="ce78" table:formula="of:=VLOOKUP([.D18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6];[$datos.$V$2:.$X$15];2;0)" office:value-type="string" office:string-value="" calcext:value-type="error">
            <text:p>#N/D</text:p>
          </table:table-cell>
          <table:table-cell table:style-name="ce78" table:formula="of:=VLOOKUP([.L18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7];[$datos.$G$2:.$J$40];2;0)" office:value-type="string" office:string-value="" calcext:value-type="error">
            <text:p>#N/D</text:p>
          </table:table-cell>
          <table:table-cell table:style-name="ce78" table:formula="of:=VLOOKUP([.D187];[$datos.$G$2:.$J$40];3;0)" office:value-type="string" office:string-value="" calcext:value-type="error">
            <text:p>#N/D</text:p>
          </table:table-cell>
          <table:table-cell table:style-name="ce78" table:formula="of:=VLOOKUP([.D18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7];[$datos.$V$2:.$X$15];2;0)" office:value-type="string" office:string-value="" calcext:value-type="error">
            <text:p>#N/D</text:p>
          </table:table-cell>
          <table:table-cell table:style-name="ce78" table:formula="of:=VLOOKUP([.L18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8];[$datos.$G$2:.$J$40];2;0)" office:value-type="string" office:string-value="" calcext:value-type="error">
            <text:p>#N/D</text:p>
          </table:table-cell>
          <table:table-cell table:style-name="ce78" table:formula="of:=VLOOKUP([.D188];[$datos.$G$2:.$J$40];3;0)" office:value-type="string" office:string-value="" calcext:value-type="error">
            <text:p>#N/D</text:p>
          </table:table-cell>
          <table:table-cell table:style-name="ce78" table:formula="of:=VLOOKUP([.D18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8];[$datos.$V$2:.$X$15];2;0)" office:value-type="string" office:string-value="" calcext:value-type="error">
            <text:p>#N/D</text:p>
          </table:table-cell>
          <table:table-cell table:style-name="ce78" table:formula="of:=VLOOKUP([.L18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89];[$datos.$G$2:.$J$40];2;0)" office:value-type="string" office:string-value="" calcext:value-type="error">
            <text:p>#N/D</text:p>
          </table:table-cell>
          <table:table-cell table:style-name="ce78" table:formula="of:=VLOOKUP([.D189];[$datos.$G$2:.$J$40];3;0)" office:value-type="string" office:string-value="" calcext:value-type="error">
            <text:p>#N/D</text:p>
          </table:table-cell>
          <table:table-cell table:style-name="ce78" table:formula="of:=VLOOKUP([.D18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89];[$datos.$V$2:.$X$15];2;0)" office:value-type="string" office:string-value="" calcext:value-type="error">
            <text:p>#N/D</text:p>
          </table:table-cell>
          <table:table-cell table:style-name="ce78" table:formula="of:=VLOOKUP([.L18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0];[$datos.$G$2:.$J$40];2;0)" office:value-type="string" office:string-value="" calcext:value-type="error">
            <text:p>#N/D</text:p>
          </table:table-cell>
          <table:table-cell table:style-name="ce78" table:formula="of:=VLOOKUP([.D190];[$datos.$G$2:.$J$40];3;0)" office:value-type="string" office:string-value="" calcext:value-type="error">
            <text:p>#N/D</text:p>
          </table:table-cell>
          <table:table-cell table:style-name="ce78" table:formula="of:=VLOOKUP([.D19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0];[$datos.$V$2:.$X$15];2;0)" office:value-type="string" office:string-value="" calcext:value-type="error">
            <text:p>#N/D</text:p>
          </table:table-cell>
          <table:table-cell table:style-name="ce78" table:formula="of:=VLOOKUP([.L19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1];[$datos.$G$2:.$J$40];2;0)" office:value-type="string" office:string-value="" calcext:value-type="error">
            <text:p>#N/D</text:p>
          </table:table-cell>
          <table:table-cell table:style-name="ce78" table:formula="of:=VLOOKUP([.D191];[$datos.$G$2:.$J$40];3;0)" office:value-type="string" office:string-value="" calcext:value-type="error">
            <text:p>#N/D</text:p>
          </table:table-cell>
          <table:table-cell table:style-name="ce78" table:formula="of:=VLOOKUP([.D19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1];[$datos.$V$2:.$X$15];2;0)" office:value-type="string" office:string-value="" calcext:value-type="error">
            <text:p>#N/D</text:p>
          </table:table-cell>
          <table:table-cell table:style-name="ce78" table:formula="of:=VLOOKUP([.L19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2];[$datos.$G$2:.$J$40];2;0)" office:value-type="string" office:string-value="" calcext:value-type="error">
            <text:p>#N/D</text:p>
          </table:table-cell>
          <table:table-cell table:style-name="ce78" table:formula="of:=VLOOKUP([.D192];[$datos.$G$2:.$J$40];3;0)" office:value-type="string" office:string-value="" calcext:value-type="error">
            <text:p>#N/D</text:p>
          </table:table-cell>
          <table:table-cell table:style-name="ce78" table:formula="of:=VLOOKUP([.D19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2];[$datos.$V$2:.$X$15];2;0)" office:value-type="string" office:string-value="" calcext:value-type="error">
            <text:p>#N/D</text:p>
          </table:table-cell>
          <table:table-cell table:style-name="ce78" table:formula="of:=VLOOKUP([.L19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3];[$datos.$G$2:.$J$40];2;0)" office:value-type="string" office:string-value="" calcext:value-type="error">
            <text:p>#N/D</text:p>
          </table:table-cell>
          <table:table-cell table:style-name="ce78" table:formula="of:=VLOOKUP([.D193];[$datos.$G$2:.$J$40];3;0)" office:value-type="string" office:string-value="" calcext:value-type="error">
            <text:p>#N/D</text:p>
          </table:table-cell>
          <table:table-cell table:style-name="ce78" table:formula="of:=VLOOKUP([.D19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3];[$datos.$V$2:.$X$15];2;0)" office:value-type="string" office:string-value="" calcext:value-type="error">
            <text:p>#N/D</text:p>
          </table:table-cell>
          <table:table-cell table:style-name="ce78" table:formula="of:=VLOOKUP([.L19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8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4];[$datos.$G$2:.$J$40];2;0)" office:value-type="string" office:string-value="" calcext:value-type="error">
            <text:p>#N/D</text:p>
          </table:table-cell>
          <table:table-cell table:style-name="ce78" table:formula="of:=VLOOKUP([.D194];[$datos.$G$2:.$J$40];3;0)" office:value-type="string" office:string-value="" calcext:value-type="error">
            <text:p>#N/D</text:p>
          </table:table-cell>
          <table:table-cell table:style-name="ce78" table:formula="of:=VLOOKUP([.D19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4];[$datos.$V$2:.$X$15];2;0)" office:value-type="string" office:string-value="" calcext:value-type="error">
            <text:p>#N/D</text:p>
          </table:table-cell>
          <table:table-cell table:style-name="ce78" table:formula="of:=VLOOKUP([.L19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5];[$datos.$G$2:.$J$40];2;0)" office:value-type="string" office:string-value="" calcext:value-type="error">
            <text:p>#N/D</text:p>
          </table:table-cell>
          <table:table-cell table:style-name="ce78" table:formula="of:=VLOOKUP([.D195];[$datos.$G$2:.$J$40];3;0)" office:value-type="string" office:string-value="" calcext:value-type="error">
            <text:p>#N/D</text:p>
          </table:table-cell>
          <table:table-cell table:style-name="ce78" table:formula="of:=VLOOKUP([.D19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5];[$datos.$V$2:.$X$15];2;0)" office:value-type="string" office:string-value="" calcext:value-type="error">
            <text:p>#N/D</text:p>
          </table:table-cell>
          <table:table-cell table:style-name="ce78" table:formula="of:=VLOOKUP([.L19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6];[$datos.$G$2:.$J$40];2;0)" office:value-type="string" office:string-value="" calcext:value-type="error">
            <text:p>#N/D</text:p>
          </table:table-cell>
          <table:table-cell table:style-name="ce78" table:formula="of:=VLOOKUP([.D196];[$datos.$G$2:.$J$40];3;0)" office:value-type="string" office:string-value="" calcext:value-type="error">
            <text:p>#N/D</text:p>
          </table:table-cell>
          <table:table-cell table:style-name="ce78" table:formula="of:=VLOOKUP([.D19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6];[$datos.$V$2:.$X$15];2;0)" office:value-type="string" office:string-value="" calcext:value-type="error">
            <text:p>#N/D</text:p>
          </table:table-cell>
          <table:table-cell table:style-name="ce78" table:formula="of:=VLOOKUP([.L19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7];[$datos.$G$2:.$J$40];2;0)" office:value-type="string" office:string-value="" calcext:value-type="error">
            <text:p>#N/D</text:p>
          </table:table-cell>
          <table:table-cell table:style-name="ce78" table:formula="of:=VLOOKUP([.D197];[$datos.$G$2:.$J$40];3;0)" office:value-type="string" office:string-value="" calcext:value-type="error">
            <text:p>#N/D</text:p>
          </table:table-cell>
          <table:table-cell table:style-name="ce78" table:formula="of:=VLOOKUP([.D19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7];[$datos.$V$2:.$X$15];2;0)" office:value-type="string" office:string-value="" calcext:value-type="error">
            <text:p>#N/D</text:p>
          </table:table-cell>
          <table:table-cell table:style-name="ce78" table:formula="of:=VLOOKUP([.L19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8];[$datos.$G$2:.$J$40];2;0)" office:value-type="string" office:string-value="" calcext:value-type="error">
            <text:p>#N/D</text:p>
          </table:table-cell>
          <table:table-cell table:style-name="ce78" table:formula="of:=VLOOKUP([.D198];[$datos.$G$2:.$J$40];3;0)" office:value-type="string" office:string-value="" calcext:value-type="error">
            <text:p>#N/D</text:p>
          </table:table-cell>
          <table:table-cell table:style-name="ce78" table:formula="of:=VLOOKUP([.D19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8];[$datos.$V$2:.$X$15];2;0)" office:value-type="string" office:string-value="" calcext:value-type="error">
            <text:p>#N/D</text:p>
          </table:table-cell>
          <table:table-cell table:style-name="ce78" table:formula="of:=VLOOKUP([.L19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199];[$datos.$G$2:.$J$40];2;0)" office:value-type="string" office:string-value="" calcext:value-type="error">
            <text:p>#N/D</text:p>
          </table:table-cell>
          <table:table-cell table:style-name="ce78" table:formula="of:=VLOOKUP([.D199];[$datos.$G$2:.$J$40];3;0)" office:value-type="string" office:string-value="" calcext:value-type="error">
            <text:p>#N/D</text:p>
          </table:table-cell>
          <table:table-cell table:style-name="ce78" table:formula="of:=VLOOKUP([.D19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199];[$datos.$V$2:.$X$15];2;0)" office:value-type="string" office:string-value="" calcext:value-type="error">
            <text:p>#N/D</text:p>
          </table:table-cell>
          <table:table-cell table:style-name="ce78" table:formula="of:=VLOOKUP([.L19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0];[$datos.$G$2:.$J$40];2;0)" office:value-type="string" office:string-value="" calcext:value-type="error">
            <text:p>#N/D</text:p>
          </table:table-cell>
          <table:table-cell table:style-name="ce78" table:formula="of:=VLOOKUP([.D200];[$datos.$G$2:.$J$40];3;0)" office:value-type="string" office:string-value="" calcext:value-type="error">
            <text:p>#N/D</text:p>
          </table:table-cell>
          <table:table-cell table:style-name="ce78" table:formula="of:=VLOOKUP([.D20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0];[$datos.$V$2:.$X$15];2;0)" office:value-type="string" office:string-value="" calcext:value-type="error">
            <text:p>#N/D</text:p>
          </table:table-cell>
          <table:table-cell table:style-name="ce78" table:formula="of:=VLOOKUP([.L20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1];[$datos.$G$2:.$J$40];2;0)" office:value-type="string" office:string-value="" calcext:value-type="error">
            <text:p>#N/D</text:p>
          </table:table-cell>
          <table:table-cell table:style-name="ce78" table:formula="of:=VLOOKUP([.D201];[$datos.$G$2:.$J$40];3;0)" office:value-type="string" office:string-value="" calcext:value-type="error">
            <text:p>#N/D</text:p>
          </table:table-cell>
          <table:table-cell table:style-name="ce78" table:formula="of:=VLOOKUP([.D20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1];[$datos.$V$2:.$X$15];2;0)" office:value-type="string" office:string-value="" calcext:value-type="error">
            <text:p>#N/D</text:p>
          </table:table-cell>
          <table:table-cell table:style-name="ce78" table:formula="of:=VLOOKUP([.L20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2];[$datos.$G$2:.$J$40];2;0)" office:value-type="string" office:string-value="" calcext:value-type="error">
            <text:p>#N/D</text:p>
          </table:table-cell>
          <table:table-cell table:style-name="ce78" table:formula="of:=VLOOKUP([.D202];[$datos.$G$2:.$J$40];3;0)" office:value-type="string" office:string-value="" calcext:value-type="error">
            <text:p>#N/D</text:p>
          </table:table-cell>
          <table:table-cell table:style-name="ce78" table:formula="of:=VLOOKUP([.D20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2];[$datos.$V$2:.$X$15];2;0)" office:value-type="string" office:string-value="" calcext:value-type="error">
            <text:p>#N/D</text:p>
          </table:table-cell>
          <table:table-cell table:style-name="ce78" table:formula="of:=VLOOKUP([.L20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3];[$datos.$G$2:.$J$40];2;0)" office:value-type="string" office:string-value="" calcext:value-type="error">
            <text:p>#N/D</text:p>
          </table:table-cell>
          <table:table-cell table:style-name="ce78" table:formula="of:=VLOOKUP([.D203];[$datos.$G$2:.$J$40];3;0)" office:value-type="string" office:string-value="" calcext:value-type="error">
            <text:p>#N/D</text:p>
          </table:table-cell>
          <table:table-cell table:style-name="ce78" table:formula="of:=VLOOKUP([.D20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3];[$datos.$V$2:.$X$15];2;0)" office:value-type="string" office:string-value="" calcext:value-type="error">
            <text:p>#N/D</text:p>
          </table:table-cell>
          <table:table-cell table:style-name="ce78" table:formula="of:=VLOOKUP([.L20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9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4];[$datos.$G$2:.$J$40];2;0)" office:value-type="string" office:string-value="" calcext:value-type="error">
            <text:p>#N/D</text:p>
          </table:table-cell>
          <table:table-cell table:style-name="ce78" table:formula="of:=VLOOKUP([.D204];[$datos.$G$2:.$J$40];3;0)" office:value-type="string" office:string-value="" calcext:value-type="error">
            <text:p>#N/D</text:p>
          </table:table-cell>
          <table:table-cell table:style-name="ce78" table:formula="of:=VLOOKUP([.D20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4];[$datos.$V$2:.$X$15];2;0)" office:value-type="string" office:string-value="" calcext:value-type="error">
            <text:p>#N/D</text:p>
          </table:table-cell>
          <table:table-cell table:style-name="ce78" table:formula="of:=VLOOKUP([.L20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5];[$datos.$G$2:.$J$40];2;0)" office:value-type="string" office:string-value="" calcext:value-type="error">
            <text:p>#N/D</text:p>
          </table:table-cell>
          <table:table-cell table:style-name="ce78" table:formula="of:=VLOOKUP([.D205];[$datos.$G$2:.$J$40];3;0)" office:value-type="string" office:string-value="" calcext:value-type="error">
            <text:p>#N/D</text:p>
          </table:table-cell>
          <table:table-cell table:style-name="ce78" table:formula="of:=VLOOKUP([.D20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5];[$datos.$V$2:.$X$15];2;0)" office:value-type="string" office:string-value="" calcext:value-type="error">
            <text:p>#N/D</text:p>
          </table:table-cell>
          <table:table-cell table:style-name="ce78" table:formula="of:=VLOOKUP([.L20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6];[$datos.$G$2:.$J$40];2;0)" office:value-type="string" office:string-value="" calcext:value-type="error">
            <text:p>#N/D</text:p>
          </table:table-cell>
          <table:table-cell table:style-name="ce78" table:formula="of:=VLOOKUP([.D206];[$datos.$G$2:.$J$40];3;0)" office:value-type="string" office:string-value="" calcext:value-type="error">
            <text:p>#N/D</text:p>
          </table:table-cell>
          <table:table-cell table:style-name="ce78" table:formula="of:=VLOOKUP([.D20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6];[$datos.$V$2:.$X$15];2;0)" office:value-type="string" office:string-value="" calcext:value-type="error">
            <text:p>#N/D</text:p>
          </table:table-cell>
          <table:table-cell table:style-name="ce78" table:formula="of:=VLOOKUP([.L20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7];[$datos.$G$2:.$J$40];2;0)" office:value-type="string" office:string-value="" calcext:value-type="error">
            <text:p>#N/D</text:p>
          </table:table-cell>
          <table:table-cell table:style-name="ce78" table:formula="of:=VLOOKUP([.D207];[$datos.$G$2:.$J$40];3;0)" office:value-type="string" office:string-value="" calcext:value-type="error">
            <text:p>#N/D</text:p>
          </table:table-cell>
          <table:table-cell table:style-name="ce78" table:formula="of:=VLOOKUP([.D20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7];[$datos.$V$2:.$X$15];2;0)" office:value-type="string" office:string-value="" calcext:value-type="error">
            <text:p>#N/D</text:p>
          </table:table-cell>
          <table:table-cell table:style-name="ce78" table:formula="of:=VLOOKUP([.L20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8];[$datos.$G$2:.$J$40];2;0)" office:value-type="string" office:string-value="" calcext:value-type="error">
            <text:p>#N/D</text:p>
          </table:table-cell>
          <table:table-cell table:style-name="ce78" table:formula="of:=VLOOKUP([.D208];[$datos.$G$2:.$J$40];3;0)" office:value-type="string" office:string-value="" calcext:value-type="error">
            <text:p>#N/D</text:p>
          </table:table-cell>
          <table:table-cell table:style-name="ce78" table:formula="of:=VLOOKUP([.D20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8];[$datos.$V$2:.$X$15];2;0)" office:value-type="string" office:string-value="" calcext:value-type="error">
            <text:p>#N/D</text:p>
          </table:table-cell>
          <table:table-cell table:style-name="ce78" table:formula="of:=VLOOKUP([.L20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09];[$datos.$G$2:.$J$40];2;0)" office:value-type="string" office:string-value="" calcext:value-type="error">
            <text:p>#N/D</text:p>
          </table:table-cell>
          <table:table-cell table:style-name="ce78" table:formula="of:=VLOOKUP([.D209];[$datos.$G$2:.$J$40];3;0)" office:value-type="string" office:string-value="" calcext:value-type="error">
            <text:p>#N/D</text:p>
          </table:table-cell>
          <table:table-cell table:style-name="ce78" table:formula="of:=VLOOKUP([.D20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09];[$datos.$V$2:.$X$15];2;0)" office:value-type="string" office:string-value="" calcext:value-type="error">
            <text:p>#N/D</text:p>
          </table:table-cell>
          <table:table-cell table:style-name="ce78" table:formula="of:=VLOOKUP([.L20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0];[$datos.$G$2:.$J$40];2;0)" office:value-type="string" office:string-value="" calcext:value-type="error">
            <text:p>#N/D</text:p>
          </table:table-cell>
          <table:table-cell table:style-name="ce78" table:formula="of:=VLOOKUP([.D210];[$datos.$G$2:.$J$40];3;0)" office:value-type="string" office:string-value="" calcext:value-type="error">
            <text:p>#N/D</text:p>
          </table:table-cell>
          <table:table-cell table:style-name="ce78" table:formula="of:=VLOOKUP([.D21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0];[$datos.$V$2:.$X$15];2;0)" office:value-type="string" office:string-value="" calcext:value-type="error">
            <text:p>#N/D</text:p>
          </table:table-cell>
          <table:table-cell table:style-name="ce78" table:formula="of:=VLOOKUP([.L21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1];[$datos.$G$2:.$J$40];2;0)" office:value-type="string" office:string-value="" calcext:value-type="error">
            <text:p>#N/D</text:p>
          </table:table-cell>
          <table:table-cell table:style-name="ce78" table:formula="of:=VLOOKUP([.D211];[$datos.$G$2:.$J$40];3;0)" office:value-type="string" office:string-value="" calcext:value-type="error">
            <text:p>#N/D</text:p>
          </table:table-cell>
          <table:table-cell table:style-name="ce78" table:formula="of:=VLOOKUP([.D21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1];[$datos.$V$2:.$X$15];2;0)" office:value-type="string" office:string-value="" calcext:value-type="error">
            <text:p>#N/D</text:p>
          </table:table-cell>
          <table:table-cell table:style-name="ce78" table:formula="of:=VLOOKUP([.L21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2];[$datos.$G$2:.$J$40];2;0)" office:value-type="string" office:string-value="" calcext:value-type="error">
            <text:p>#N/D</text:p>
          </table:table-cell>
          <table:table-cell table:style-name="ce78" table:formula="of:=VLOOKUP([.D212];[$datos.$G$2:.$J$40];3;0)" office:value-type="string" office:string-value="" calcext:value-type="error">
            <text:p>#N/D</text:p>
          </table:table-cell>
          <table:table-cell table:style-name="ce78" table:formula="of:=VLOOKUP([.D21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2];[$datos.$V$2:.$X$15];2;0)" office:value-type="string" office:string-value="" calcext:value-type="error">
            <text:p>#N/D</text:p>
          </table:table-cell>
          <table:table-cell table:style-name="ce78" table:formula="of:=VLOOKUP([.L21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3];[$datos.$G$2:.$J$40];2;0)" office:value-type="string" office:string-value="" calcext:value-type="error">
            <text:p>#N/D</text:p>
          </table:table-cell>
          <table:table-cell table:style-name="ce78" table:formula="of:=VLOOKUP([.D213];[$datos.$G$2:.$J$40];3;0)" office:value-type="string" office:string-value="" calcext:value-type="error">
            <text:p>#N/D</text:p>
          </table:table-cell>
          <table:table-cell table:style-name="ce78" table:formula="of:=VLOOKUP([.D21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3];[$datos.$V$2:.$X$15];2;0)" office:value-type="string" office:string-value="" calcext:value-type="error">
            <text:p>#N/D</text:p>
          </table:table-cell>
          <table:table-cell table:style-name="ce78" table:formula="of:=VLOOKUP([.L21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0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4];[$datos.$G$2:.$J$40];2;0)" office:value-type="string" office:string-value="" calcext:value-type="error">
            <text:p>#N/D</text:p>
          </table:table-cell>
          <table:table-cell table:style-name="ce78" table:formula="of:=VLOOKUP([.D214];[$datos.$G$2:.$J$40];3;0)" office:value-type="string" office:string-value="" calcext:value-type="error">
            <text:p>#N/D</text:p>
          </table:table-cell>
          <table:table-cell table:style-name="ce78" table:formula="of:=VLOOKUP([.D21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4];[$datos.$V$2:.$X$15];2;0)" office:value-type="string" office:string-value="" calcext:value-type="error">
            <text:p>#N/D</text:p>
          </table:table-cell>
          <table:table-cell table:style-name="ce78" table:formula="of:=VLOOKUP([.L21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5];[$datos.$G$2:.$J$40];2;0)" office:value-type="string" office:string-value="" calcext:value-type="error">
            <text:p>#N/D</text:p>
          </table:table-cell>
          <table:table-cell table:style-name="ce78" table:formula="of:=VLOOKUP([.D215];[$datos.$G$2:.$J$40];3;0)" office:value-type="string" office:string-value="" calcext:value-type="error">
            <text:p>#N/D</text:p>
          </table:table-cell>
          <table:table-cell table:style-name="ce78" table:formula="of:=VLOOKUP([.D21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5];[$datos.$V$2:.$X$15];2;0)" office:value-type="string" office:string-value="" calcext:value-type="error">
            <text:p>#N/D</text:p>
          </table:table-cell>
          <table:table-cell table:style-name="ce78" table:formula="of:=VLOOKUP([.L21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6];[$datos.$G$2:.$J$40];2;0)" office:value-type="string" office:string-value="" calcext:value-type="error">
            <text:p>#N/D</text:p>
          </table:table-cell>
          <table:table-cell table:style-name="ce78" table:formula="of:=VLOOKUP([.D216];[$datos.$G$2:.$J$40];3;0)" office:value-type="string" office:string-value="" calcext:value-type="error">
            <text:p>#N/D</text:p>
          </table:table-cell>
          <table:table-cell table:style-name="ce78" table:formula="of:=VLOOKUP([.D21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6];[$datos.$V$2:.$X$15];2;0)" office:value-type="string" office:string-value="" calcext:value-type="error">
            <text:p>#N/D</text:p>
          </table:table-cell>
          <table:table-cell table:style-name="ce78" table:formula="of:=VLOOKUP([.L21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7];[$datos.$G$2:.$J$40];2;0)" office:value-type="string" office:string-value="" calcext:value-type="error">
            <text:p>#N/D</text:p>
          </table:table-cell>
          <table:table-cell table:style-name="ce78" table:formula="of:=VLOOKUP([.D217];[$datos.$G$2:.$J$40];3;0)" office:value-type="string" office:string-value="" calcext:value-type="error">
            <text:p>#N/D</text:p>
          </table:table-cell>
          <table:table-cell table:style-name="ce78" table:formula="of:=VLOOKUP([.D21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7];[$datos.$V$2:.$X$15];2;0)" office:value-type="string" office:string-value="" calcext:value-type="error">
            <text:p>#N/D</text:p>
          </table:table-cell>
          <table:table-cell table:style-name="ce78" table:formula="of:=VLOOKUP([.L21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8];[$datos.$G$2:.$J$40];2;0)" office:value-type="string" office:string-value="" calcext:value-type="error">
            <text:p>#N/D</text:p>
          </table:table-cell>
          <table:table-cell table:style-name="ce78" table:formula="of:=VLOOKUP([.D218];[$datos.$G$2:.$J$40];3;0)" office:value-type="string" office:string-value="" calcext:value-type="error">
            <text:p>#N/D</text:p>
          </table:table-cell>
          <table:table-cell table:style-name="ce78" table:formula="of:=VLOOKUP([.D21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8];[$datos.$V$2:.$X$15];2;0)" office:value-type="string" office:string-value="" calcext:value-type="error">
            <text:p>#N/D</text:p>
          </table:table-cell>
          <table:table-cell table:style-name="ce78" table:formula="of:=VLOOKUP([.L21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19];[$datos.$G$2:.$J$40];2;0)" office:value-type="string" office:string-value="" calcext:value-type="error">
            <text:p>#N/D</text:p>
          </table:table-cell>
          <table:table-cell table:style-name="ce78" table:formula="of:=VLOOKUP([.D219];[$datos.$G$2:.$J$40];3;0)" office:value-type="string" office:string-value="" calcext:value-type="error">
            <text:p>#N/D</text:p>
          </table:table-cell>
          <table:table-cell table:style-name="ce78" table:formula="of:=VLOOKUP([.D21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19];[$datos.$V$2:.$X$15];2;0)" office:value-type="string" office:string-value="" calcext:value-type="error">
            <text:p>#N/D</text:p>
          </table:table-cell>
          <table:table-cell table:style-name="ce78" table:formula="of:=VLOOKUP([.L21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0];[$datos.$G$2:.$J$40];2;0)" office:value-type="string" office:string-value="" calcext:value-type="error">
            <text:p>#N/D</text:p>
          </table:table-cell>
          <table:table-cell table:style-name="ce78" table:formula="of:=VLOOKUP([.D220];[$datos.$G$2:.$J$40];3;0)" office:value-type="string" office:string-value="" calcext:value-type="error">
            <text:p>#N/D</text:p>
          </table:table-cell>
          <table:table-cell table:style-name="ce78" table:formula="of:=VLOOKUP([.D22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0];[$datos.$V$2:.$X$15];2;0)" office:value-type="string" office:string-value="" calcext:value-type="error">
            <text:p>#N/D</text:p>
          </table:table-cell>
          <table:table-cell table:style-name="ce78" table:formula="of:=VLOOKUP([.L22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1];[$datos.$G$2:.$J$40];2;0)" office:value-type="string" office:string-value="" calcext:value-type="error">
            <text:p>#N/D</text:p>
          </table:table-cell>
          <table:table-cell table:style-name="ce78" table:formula="of:=VLOOKUP([.D221];[$datos.$G$2:.$J$40];3;0)" office:value-type="string" office:string-value="" calcext:value-type="error">
            <text:p>#N/D</text:p>
          </table:table-cell>
          <table:table-cell table:style-name="ce78" table:formula="of:=VLOOKUP([.D22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1];[$datos.$V$2:.$X$15];2;0)" office:value-type="string" office:string-value="" calcext:value-type="error">
            <text:p>#N/D</text:p>
          </table:table-cell>
          <table:table-cell table:style-name="ce78" table:formula="of:=VLOOKUP([.L22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2];[$datos.$G$2:.$J$40];2;0)" office:value-type="string" office:string-value="" calcext:value-type="error">
            <text:p>#N/D</text:p>
          </table:table-cell>
          <table:table-cell table:style-name="ce78" table:formula="of:=VLOOKUP([.D222];[$datos.$G$2:.$J$40];3;0)" office:value-type="string" office:string-value="" calcext:value-type="error">
            <text:p>#N/D</text:p>
          </table:table-cell>
          <table:table-cell table:style-name="ce78" table:formula="of:=VLOOKUP([.D22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2];[$datos.$V$2:.$X$15];2;0)" office:value-type="string" office:string-value="" calcext:value-type="error">
            <text:p>#N/D</text:p>
          </table:table-cell>
          <table:table-cell table:style-name="ce78" table:formula="of:=VLOOKUP([.L22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3];[$datos.$G$2:.$J$40];2;0)" office:value-type="string" office:string-value="" calcext:value-type="error">
            <text:p>#N/D</text:p>
          </table:table-cell>
          <table:table-cell table:style-name="ce78" table:formula="of:=VLOOKUP([.D223];[$datos.$G$2:.$J$40];3;0)" office:value-type="string" office:string-value="" calcext:value-type="error">
            <text:p>#N/D</text:p>
          </table:table-cell>
          <table:table-cell table:style-name="ce78" table:formula="of:=VLOOKUP([.D22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3];[$datos.$V$2:.$X$15];2;0)" office:value-type="string" office:string-value="" calcext:value-type="error">
            <text:p>#N/D</text:p>
          </table:table-cell>
          <table:table-cell table:style-name="ce78" table:formula="of:=VLOOKUP([.L22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1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4];[$datos.$G$2:.$J$40];2;0)" office:value-type="string" office:string-value="" calcext:value-type="error">
            <text:p>#N/D</text:p>
          </table:table-cell>
          <table:table-cell table:style-name="ce78" table:formula="of:=VLOOKUP([.D224];[$datos.$G$2:.$J$40];3;0)" office:value-type="string" office:string-value="" calcext:value-type="error">
            <text:p>#N/D</text:p>
          </table:table-cell>
          <table:table-cell table:style-name="ce78" table:formula="of:=VLOOKUP([.D22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4];[$datos.$V$2:.$X$15];2;0)" office:value-type="string" office:string-value="" calcext:value-type="error">
            <text:p>#N/D</text:p>
          </table:table-cell>
          <table:table-cell table:style-name="ce78" table:formula="of:=VLOOKUP([.L22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5];[$datos.$G$2:.$J$40];2;0)" office:value-type="string" office:string-value="" calcext:value-type="error">
            <text:p>#N/D</text:p>
          </table:table-cell>
          <table:table-cell table:style-name="ce78" table:formula="of:=VLOOKUP([.D225];[$datos.$G$2:.$J$40];3;0)" office:value-type="string" office:string-value="" calcext:value-type="error">
            <text:p>#N/D</text:p>
          </table:table-cell>
          <table:table-cell table:style-name="ce78" table:formula="of:=VLOOKUP([.D22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5];[$datos.$V$2:.$X$15];2;0)" office:value-type="string" office:string-value="" calcext:value-type="error">
            <text:p>#N/D</text:p>
          </table:table-cell>
          <table:table-cell table:style-name="ce78" table:formula="of:=VLOOKUP([.L22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6];[$datos.$G$2:.$J$40];2;0)" office:value-type="string" office:string-value="" calcext:value-type="error">
            <text:p>#N/D</text:p>
          </table:table-cell>
          <table:table-cell table:style-name="ce78" table:formula="of:=VLOOKUP([.D226];[$datos.$G$2:.$J$40];3;0)" office:value-type="string" office:string-value="" calcext:value-type="error">
            <text:p>#N/D</text:p>
          </table:table-cell>
          <table:table-cell table:style-name="ce78" table:formula="of:=VLOOKUP([.D22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6];[$datos.$V$2:.$X$15];2;0)" office:value-type="string" office:string-value="" calcext:value-type="error">
            <text:p>#N/D</text:p>
          </table:table-cell>
          <table:table-cell table:style-name="ce78" table:formula="of:=VLOOKUP([.L22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7];[$datos.$G$2:.$J$40];2;0)" office:value-type="string" office:string-value="" calcext:value-type="error">
            <text:p>#N/D</text:p>
          </table:table-cell>
          <table:table-cell table:style-name="ce78" table:formula="of:=VLOOKUP([.D227];[$datos.$G$2:.$J$40];3;0)" office:value-type="string" office:string-value="" calcext:value-type="error">
            <text:p>#N/D</text:p>
          </table:table-cell>
          <table:table-cell table:style-name="ce78" table:formula="of:=VLOOKUP([.D22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7];[$datos.$V$2:.$X$15];2;0)" office:value-type="string" office:string-value="" calcext:value-type="error">
            <text:p>#N/D</text:p>
          </table:table-cell>
          <table:table-cell table:style-name="ce78" table:formula="of:=VLOOKUP([.L22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8];[$datos.$G$2:.$J$40];2;0)" office:value-type="string" office:string-value="" calcext:value-type="error">
            <text:p>#N/D</text:p>
          </table:table-cell>
          <table:table-cell table:style-name="ce78" table:formula="of:=VLOOKUP([.D228];[$datos.$G$2:.$J$40];3;0)" office:value-type="string" office:string-value="" calcext:value-type="error">
            <text:p>#N/D</text:p>
          </table:table-cell>
          <table:table-cell table:style-name="ce78" table:formula="of:=VLOOKUP([.D22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8];[$datos.$V$2:.$X$15];2;0)" office:value-type="string" office:string-value="" calcext:value-type="error">
            <text:p>#N/D</text:p>
          </table:table-cell>
          <table:table-cell table:style-name="ce78" table:formula="of:=VLOOKUP([.L22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29];[$datos.$G$2:.$J$40];2;0)" office:value-type="string" office:string-value="" calcext:value-type="error">
            <text:p>#N/D</text:p>
          </table:table-cell>
          <table:table-cell table:style-name="ce78" table:formula="of:=VLOOKUP([.D229];[$datos.$G$2:.$J$40];3;0)" office:value-type="string" office:string-value="" calcext:value-type="error">
            <text:p>#N/D</text:p>
          </table:table-cell>
          <table:table-cell table:style-name="ce78" table:formula="of:=VLOOKUP([.D22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29];[$datos.$V$2:.$X$15];2;0)" office:value-type="string" office:string-value="" calcext:value-type="error">
            <text:p>#N/D</text:p>
          </table:table-cell>
          <table:table-cell table:style-name="ce78" table:formula="of:=VLOOKUP([.L22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0];[$datos.$G$2:.$J$40];2;0)" office:value-type="string" office:string-value="" calcext:value-type="error">
            <text:p>#N/D</text:p>
          </table:table-cell>
          <table:table-cell table:style-name="ce78" table:formula="of:=VLOOKUP([.D230];[$datos.$G$2:.$J$40];3;0)" office:value-type="string" office:string-value="" calcext:value-type="error">
            <text:p>#N/D</text:p>
          </table:table-cell>
          <table:table-cell table:style-name="ce78" table:formula="of:=VLOOKUP([.D23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0];[$datos.$V$2:.$X$15];2;0)" office:value-type="string" office:string-value="" calcext:value-type="error">
            <text:p>#N/D</text:p>
          </table:table-cell>
          <table:table-cell table:style-name="ce78" table:formula="of:=VLOOKUP([.L23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1];[$datos.$G$2:.$J$40];2;0)" office:value-type="string" office:string-value="" calcext:value-type="error">
            <text:p>#N/D</text:p>
          </table:table-cell>
          <table:table-cell table:style-name="ce78" table:formula="of:=VLOOKUP([.D231];[$datos.$G$2:.$J$40];3;0)" office:value-type="string" office:string-value="" calcext:value-type="error">
            <text:p>#N/D</text:p>
          </table:table-cell>
          <table:table-cell table:style-name="ce78" table:formula="of:=VLOOKUP([.D23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1];[$datos.$V$2:.$X$15];2;0)" office:value-type="string" office:string-value="" calcext:value-type="error">
            <text:p>#N/D</text:p>
          </table:table-cell>
          <table:table-cell table:style-name="ce78" table:formula="of:=VLOOKUP([.L23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2];[$datos.$G$2:.$J$40];2;0)" office:value-type="string" office:string-value="" calcext:value-type="error">
            <text:p>#N/D</text:p>
          </table:table-cell>
          <table:table-cell table:style-name="ce78" table:formula="of:=VLOOKUP([.D232];[$datos.$G$2:.$J$40];3;0)" office:value-type="string" office:string-value="" calcext:value-type="error">
            <text:p>#N/D</text:p>
          </table:table-cell>
          <table:table-cell table:style-name="ce78" table:formula="of:=VLOOKUP([.D23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2];[$datos.$V$2:.$X$15];2;0)" office:value-type="string" office:string-value="" calcext:value-type="error">
            <text:p>#N/D</text:p>
          </table:table-cell>
          <table:table-cell table:style-name="ce78" table:formula="of:=VLOOKUP([.L23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3];[$datos.$G$2:.$J$40];2;0)" office:value-type="string" office:string-value="" calcext:value-type="error">
            <text:p>#N/D</text:p>
          </table:table-cell>
          <table:table-cell table:style-name="ce78" table:formula="of:=VLOOKUP([.D233];[$datos.$G$2:.$J$40];3;0)" office:value-type="string" office:string-value="" calcext:value-type="error">
            <text:p>#N/D</text:p>
          </table:table-cell>
          <table:table-cell table:style-name="ce78" table:formula="of:=VLOOKUP([.D23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3];[$datos.$V$2:.$X$15];2;0)" office:value-type="string" office:string-value="" calcext:value-type="error">
            <text:p>#N/D</text:p>
          </table:table-cell>
          <table:table-cell table:style-name="ce78" table:formula="of:=VLOOKUP([.L23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2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4];[$datos.$G$2:.$J$40];2;0)" office:value-type="string" office:string-value="" calcext:value-type="error">
            <text:p>#N/D</text:p>
          </table:table-cell>
          <table:table-cell table:style-name="ce78" table:formula="of:=VLOOKUP([.D234];[$datos.$G$2:.$J$40];3;0)" office:value-type="string" office:string-value="" calcext:value-type="error">
            <text:p>#N/D</text:p>
          </table:table-cell>
          <table:table-cell table:style-name="ce78" table:formula="of:=VLOOKUP([.D23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4];[$datos.$V$2:.$X$15];2;0)" office:value-type="string" office:string-value="" calcext:value-type="error">
            <text:p>#N/D</text:p>
          </table:table-cell>
          <table:table-cell table:style-name="ce78" table:formula="of:=VLOOKUP([.L23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5];[$datos.$G$2:.$J$40];2;0)" office:value-type="string" office:string-value="" calcext:value-type="error">
            <text:p>#N/D</text:p>
          </table:table-cell>
          <table:table-cell table:style-name="ce78" table:formula="of:=VLOOKUP([.D235];[$datos.$G$2:.$J$40];3;0)" office:value-type="string" office:string-value="" calcext:value-type="error">
            <text:p>#N/D</text:p>
          </table:table-cell>
          <table:table-cell table:style-name="ce78" table:formula="of:=VLOOKUP([.D23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5];[$datos.$V$2:.$X$15];2;0)" office:value-type="string" office:string-value="" calcext:value-type="error">
            <text:p>#N/D</text:p>
          </table:table-cell>
          <table:table-cell table:style-name="ce78" table:formula="of:=VLOOKUP([.L23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6];[$datos.$G$2:.$J$40];2;0)" office:value-type="string" office:string-value="" calcext:value-type="error">
            <text:p>#N/D</text:p>
          </table:table-cell>
          <table:table-cell table:style-name="ce78" table:formula="of:=VLOOKUP([.D236];[$datos.$G$2:.$J$40];3;0)" office:value-type="string" office:string-value="" calcext:value-type="error">
            <text:p>#N/D</text:p>
          </table:table-cell>
          <table:table-cell table:style-name="ce78" table:formula="of:=VLOOKUP([.D23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6];[$datos.$V$2:.$X$15];2;0)" office:value-type="string" office:string-value="" calcext:value-type="error">
            <text:p>#N/D</text:p>
          </table:table-cell>
          <table:table-cell table:style-name="ce78" table:formula="of:=VLOOKUP([.L23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7];[$datos.$G$2:.$J$40];2;0)" office:value-type="string" office:string-value="" calcext:value-type="error">
            <text:p>#N/D</text:p>
          </table:table-cell>
          <table:table-cell table:style-name="ce78" table:formula="of:=VLOOKUP([.D237];[$datos.$G$2:.$J$40];3;0)" office:value-type="string" office:string-value="" calcext:value-type="error">
            <text:p>#N/D</text:p>
          </table:table-cell>
          <table:table-cell table:style-name="ce78" table:formula="of:=VLOOKUP([.D23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7];[$datos.$V$2:.$X$15];2;0)" office:value-type="string" office:string-value="" calcext:value-type="error">
            <text:p>#N/D</text:p>
          </table:table-cell>
          <table:table-cell table:style-name="ce78" table:formula="of:=VLOOKUP([.L23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8];[$datos.$G$2:.$J$40];2;0)" office:value-type="string" office:string-value="" calcext:value-type="error">
            <text:p>#N/D</text:p>
          </table:table-cell>
          <table:table-cell table:style-name="ce78" table:formula="of:=VLOOKUP([.D238];[$datos.$G$2:.$J$40];3;0)" office:value-type="string" office:string-value="" calcext:value-type="error">
            <text:p>#N/D</text:p>
          </table:table-cell>
          <table:table-cell table:style-name="ce78" table:formula="of:=VLOOKUP([.D23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8];[$datos.$V$2:.$X$15];2;0)" office:value-type="string" office:string-value="" calcext:value-type="error">
            <text:p>#N/D</text:p>
          </table:table-cell>
          <table:table-cell table:style-name="ce78" table:formula="of:=VLOOKUP([.L23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39];[$datos.$G$2:.$J$40];2;0)" office:value-type="string" office:string-value="" calcext:value-type="error">
            <text:p>#N/D</text:p>
          </table:table-cell>
          <table:table-cell table:style-name="ce78" table:formula="of:=VLOOKUP([.D239];[$datos.$G$2:.$J$40];3;0)" office:value-type="string" office:string-value="" calcext:value-type="error">
            <text:p>#N/D</text:p>
          </table:table-cell>
          <table:table-cell table:style-name="ce78" table:formula="of:=VLOOKUP([.D23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39];[$datos.$V$2:.$X$15];2;0)" office:value-type="string" office:string-value="" calcext:value-type="error">
            <text:p>#N/D</text:p>
          </table:table-cell>
          <table:table-cell table:style-name="ce78" table:formula="of:=VLOOKUP([.L23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0];[$datos.$G$2:.$J$40];2;0)" office:value-type="string" office:string-value="" calcext:value-type="error">
            <text:p>#N/D</text:p>
          </table:table-cell>
          <table:table-cell table:style-name="ce78" table:formula="of:=VLOOKUP([.D240];[$datos.$G$2:.$J$40];3;0)" office:value-type="string" office:string-value="" calcext:value-type="error">
            <text:p>#N/D</text:p>
          </table:table-cell>
          <table:table-cell table:style-name="ce78" table:formula="of:=VLOOKUP([.D24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0];[$datos.$V$2:.$X$15];2;0)" office:value-type="string" office:string-value="" calcext:value-type="error">
            <text:p>#N/D</text:p>
          </table:table-cell>
          <table:table-cell table:style-name="ce78" table:formula="of:=VLOOKUP([.L24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1];[$datos.$G$2:.$J$40];2;0)" office:value-type="string" office:string-value="" calcext:value-type="error">
            <text:p>#N/D</text:p>
          </table:table-cell>
          <table:table-cell table:style-name="ce78" table:formula="of:=VLOOKUP([.D241];[$datos.$G$2:.$J$40];3;0)" office:value-type="string" office:string-value="" calcext:value-type="error">
            <text:p>#N/D</text:p>
          </table:table-cell>
          <table:table-cell table:style-name="ce78" table:formula="of:=VLOOKUP([.D24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1];[$datos.$V$2:.$X$15];2;0)" office:value-type="string" office:string-value="" calcext:value-type="error">
            <text:p>#N/D</text:p>
          </table:table-cell>
          <table:table-cell table:style-name="ce78" table:formula="of:=VLOOKUP([.L24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2];[$datos.$G$2:.$J$40];2;0)" office:value-type="string" office:string-value="" calcext:value-type="error">
            <text:p>#N/D</text:p>
          </table:table-cell>
          <table:table-cell table:style-name="ce78" table:formula="of:=VLOOKUP([.D242];[$datos.$G$2:.$J$40];3;0)" office:value-type="string" office:string-value="" calcext:value-type="error">
            <text:p>#N/D</text:p>
          </table:table-cell>
          <table:table-cell table:style-name="ce78" table:formula="of:=VLOOKUP([.D24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2];[$datos.$V$2:.$X$15];2;0)" office:value-type="string" office:string-value="" calcext:value-type="error">
            <text:p>#N/D</text:p>
          </table:table-cell>
          <table:table-cell table:style-name="ce78" table:formula="of:=VLOOKUP([.L24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3];[$datos.$G$2:.$J$40];2;0)" office:value-type="string" office:string-value="" calcext:value-type="error">
            <text:p>#N/D</text:p>
          </table:table-cell>
          <table:table-cell table:style-name="ce78" table:formula="of:=VLOOKUP([.D243];[$datos.$G$2:.$J$40];3;0)" office:value-type="string" office:string-value="" calcext:value-type="error">
            <text:p>#N/D</text:p>
          </table:table-cell>
          <table:table-cell table:style-name="ce78" table:formula="of:=VLOOKUP([.D24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3];[$datos.$V$2:.$X$15];2;0)" office:value-type="string" office:string-value="" calcext:value-type="error">
            <text:p>#N/D</text:p>
          </table:table-cell>
          <table:table-cell table:style-name="ce78" table:formula="of:=VLOOKUP([.L24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3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4];[$datos.$G$2:.$J$40];2;0)" office:value-type="string" office:string-value="" calcext:value-type="error">
            <text:p>#N/D</text:p>
          </table:table-cell>
          <table:table-cell table:style-name="ce78" table:formula="of:=VLOOKUP([.D244];[$datos.$G$2:.$J$40];3;0)" office:value-type="string" office:string-value="" calcext:value-type="error">
            <text:p>#N/D</text:p>
          </table:table-cell>
          <table:table-cell table:style-name="ce78" table:formula="of:=VLOOKUP([.D24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4];[$datos.$V$2:.$X$15];2;0)" office:value-type="string" office:string-value="" calcext:value-type="error">
            <text:p>#N/D</text:p>
          </table:table-cell>
          <table:table-cell table:style-name="ce78" table:formula="of:=VLOOKUP([.L24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5];[$datos.$G$2:.$J$40];2;0)" office:value-type="string" office:string-value="" calcext:value-type="error">
            <text:p>#N/D</text:p>
          </table:table-cell>
          <table:table-cell table:style-name="ce78" table:formula="of:=VLOOKUP([.D245];[$datos.$G$2:.$J$40];3;0)" office:value-type="string" office:string-value="" calcext:value-type="error">
            <text:p>#N/D</text:p>
          </table:table-cell>
          <table:table-cell table:style-name="ce78" table:formula="of:=VLOOKUP([.D24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5];[$datos.$V$2:.$X$15];2;0)" office:value-type="string" office:string-value="" calcext:value-type="error">
            <text:p>#N/D</text:p>
          </table:table-cell>
          <table:table-cell table:style-name="ce78" table:formula="of:=VLOOKUP([.L24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6];[$datos.$G$2:.$J$40];2;0)" office:value-type="string" office:string-value="" calcext:value-type="error">
            <text:p>#N/D</text:p>
          </table:table-cell>
          <table:table-cell table:style-name="ce78" table:formula="of:=VLOOKUP([.D246];[$datos.$G$2:.$J$40];3;0)" office:value-type="string" office:string-value="" calcext:value-type="error">
            <text:p>#N/D</text:p>
          </table:table-cell>
          <table:table-cell table:style-name="ce78" table:formula="of:=VLOOKUP([.D24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6];[$datos.$V$2:.$X$15];2;0)" office:value-type="string" office:string-value="" calcext:value-type="error">
            <text:p>#N/D</text:p>
          </table:table-cell>
          <table:table-cell table:style-name="ce78" table:formula="of:=VLOOKUP([.L24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7];[$datos.$G$2:.$J$40];2;0)" office:value-type="string" office:string-value="" calcext:value-type="error">
            <text:p>#N/D</text:p>
          </table:table-cell>
          <table:table-cell table:style-name="ce78" table:formula="of:=VLOOKUP([.D247];[$datos.$G$2:.$J$40];3;0)" office:value-type="string" office:string-value="" calcext:value-type="error">
            <text:p>#N/D</text:p>
          </table:table-cell>
          <table:table-cell table:style-name="ce78" table:formula="of:=VLOOKUP([.D24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7];[$datos.$V$2:.$X$15];2;0)" office:value-type="string" office:string-value="" calcext:value-type="error">
            <text:p>#N/D</text:p>
          </table:table-cell>
          <table:table-cell table:style-name="ce78" table:formula="of:=VLOOKUP([.L24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8];[$datos.$G$2:.$J$40];2;0)" office:value-type="string" office:string-value="" calcext:value-type="error">
            <text:p>#N/D</text:p>
          </table:table-cell>
          <table:table-cell table:style-name="ce78" table:formula="of:=VLOOKUP([.D248];[$datos.$G$2:.$J$40];3;0)" office:value-type="string" office:string-value="" calcext:value-type="error">
            <text:p>#N/D</text:p>
          </table:table-cell>
          <table:table-cell table:style-name="ce78" table:formula="of:=VLOOKUP([.D24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8];[$datos.$V$2:.$X$15];2;0)" office:value-type="string" office:string-value="" calcext:value-type="error">
            <text:p>#N/D</text:p>
          </table:table-cell>
          <table:table-cell table:style-name="ce78" table:formula="of:=VLOOKUP([.L24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49];[$datos.$G$2:.$J$40];2;0)" office:value-type="string" office:string-value="" calcext:value-type="error">
            <text:p>#N/D</text:p>
          </table:table-cell>
          <table:table-cell table:style-name="ce78" table:formula="of:=VLOOKUP([.D249];[$datos.$G$2:.$J$40];3;0)" office:value-type="string" office:string-value="" calcext:value-type="error">
            <text:p>#N/D</text:p>
          </table:table-cell>
          <table:table-cell table:style-name="ce78" table:formula="of:=VLOOKUP([.D24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49];[$datos.$V$2:.$X$15];2;0)" office:value-type="string" office:string-value="" calcext:value-type="error">
            <text:p>#N/D</text:p>
          </table:table-cell>
          <table:table-cell table:style-name="ce78" table:formula="of:=VLOOKUP([.L24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0];[$datos.$G$2:.$J$40];2;0)" office:value-type="string" office:string-value="" calcext:value-type="error">
            <text:p>#N/D</text:p>
          </table:table-cell>
          <table:table-cell table:style-name="ce78" table:formula="of:=VLOOKUP([.D250];[$datos.$G$2:.$J$40];3;0)" office:value-type="string" office:string-value="" calcext:value-type="error">
            <text:p>#N/D</text:p>
          </table:table-cell>
          <table:table-cell table:style-name="ce78" table:formula="of:=VLOOKUP([.D25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0];[$datos.$V$2:.$X$15];2;0)" office:value-type="string" office:string-value="" calcext:value-type="error">
            <text:p>#N/D</text:p>
          </table:table-cell>
          <table:table-cell table:style-name="ce78" table:formula="of:=VLOOKUP([.L25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1];[$datos.$G$2:.$J$40];2;0)" office:value-type="string" office:string-value="" calcext:value-type="error">
            <text:p>#N/D</text:p>
          </table:table-cell>
          <table:table-cell table:style-name="ce78" table:formula="of:=VLOOKUP([.D251];[$datos.$G$2:.$J$40];3;0)" office:value-type="string" office:string-value="" calcext:value-type="error">
            <text:p>#N/D</text:p>
          </table:table-cell>
          <table:table-cell table:style-name="ce78" table:formula="of:=VLOOKUP([.D25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1];[$datos.$V$2:.$X$15];2;0)" office:value-type="string" office:string-value="" calcext:value-type="error">
            <text:p>#N/D</text:p>
          </table:table-cell>
          <table:table-cell table:style-name="ce78" table:formula="of:=VLOOKUP([.L25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2];[$datos.$G$2:.$J$40];2;0)" office:value-type="string" office:string-value="" calcext:value-type="error">
            <text:p>#N/D</text:p>
          </table:table-cell>
          <table:table-cell table:style-name="ce78" table:formula="of:=VLOOKUP([.D252];[$datos.$G$2:.$J$40];3;0)" office:value-type="string" office:string-value="" calcext:value-type="error">
            <text:p>#N/D</text:p>
          </table:table-cell>
          <table:table-cell table:style-name="ce78" table:formula="of:=VLOOKUP([.D25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2];[$datos.$V$2:.$X$15];2;0)" office:value-type="string" office:string-value="" calcext:value-type="error">
            <text:p>#N/D</text:p>
          </table:table-cell>
          <table:table-cell table:style-name="ce78" table:formula="of:=VLOOKUP([.L25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3];[$datos.$G$2:.$J$40];2;0)" office:value-type="string" office:string-value="" calcext:value-type="error">
            <text:p>#N/D</text:p>
          </table:table-cell>
          <table:table-cell table:style-name="ce78" table:formula="of:=VLOOKUP([.D253];[$datos.$G$2:.$J$40];3;0)" office:value-type="string" office:string-value="" calcext:value-type="error">
            <text:p>#N/D</text:p>
          </table:table-cell>
          <table:table-cell table:style-name="ce78" table:formula="of:=VLOOKUP([.D25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3];[$datos.$V$2:.$X$15];2;0)" office:value-type="string" office:string-value="" calcext:value-type="error">
            <text:p>#N/D</text:p>
          </table:table-cell>
          <table:table-cell table:style-name="ce78" table:formula="of:=VLOOKUP([.L25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4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4];[$datos.$G$2:.$J$40];2;0)" office:value-type="string" office:string-value="" calcext:value-type="error">
            <text:p>#N/D</text:p>
          </table:table-cell>
          <table:table-cell table:style-name="ce78" table:formula="of:=VLOOKUP([.D254];[$datos.$G$2:.$J$40];3;0)" office:value-type="string" office:string-value="" calcext:value-type="error">
            <text:p>#N/D</text:p>
          </table:table-cell>
          <table:table-cell table:style-name="ce78" table:formula="of:=VLOOKUP([.D25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4];[$datos.$V$2:.$X$15];2;0)" office:value-type="string" office:string-value="" calcext:value-type="error">
            <text:p>#N/D</text:p>
          </table:table-cell>
          <table:table-cell table:style-name="ce78" table:formula="of:=VLOOKUP([.L25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5];[$datos.$G$2:.$J$40];2;0)" office:value-type="string" office:string-value="" calcext:value-type="error">
            <text:p>#N/D</text:p>
          </table:table-cell>
          <table:table-cell table:style-name="ce78" table:formula="of:=VLOOKUP([.D255];[$datos.$G$2:.$J$40];3;0)" office:value-type="string" office:string-value="" calcext:value-type="error">
            <text:p>#N/D</text:p>
          </table:table-cell>
          <table:table-cell table:style-name="ce78" table:formula="of:=VLOOKUP([.D25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5];[$datos.$V$2:.$X$15];2;0)" office:value-type="string" office:string-value="" calcext:value-type="error">
            <text:p>#N/D</text:p>
          </table:table-cell>
          <table:table-cell table:style-name="ce78" table:formula="of:=VLOOKUP([.L25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6];[$datos.$G$2:.$J$40];2;0)" office:value-type="string" office:string-value="" calcext:value-type="error">
            <text:p>#N/D</text:p>
          </table:table-cell>
          <table:table-cell table:style-name="ce78" table:formula="of:=VLOOKUP([.D256];[$datos.$G$2:.$J$40];3;0)" office:value-type="string" office:string-value="" calcext:value-type="error">
            <text:p>#N/D</text:p>
          </table:table-cell>
          <table:table-cell table:style-name="ce78" table:formula="of:=VLOOKUP([.D25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6];[$datos.$V$2:.$X$15];2;0)" office:value-type="string" office:string-value="" calcext:value-type="error">
            <text:p>#N/D</text:p>
          </table:table-cell>
          <table:table-cell table:style-name="ce78" table:formula="of:=VLOOKUP([.L25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7];[$datos.$G$2:.$J$40];2;0)" office:value-type="string" office:string-value="" calcext:value-type="error">
            <text:p>#N/D</text:p>
          </table:table-cell>
          <table:table-cell table:style-name="ce78" table:formula="of:=VLOOKUP([.D257];[$datos.$G$2:.$J$40];3;0)" office:value-type="string" office:string-value="" calcext:value-type="error">
            <text:p>#N/D</text:p>
          </table:table-cell>
          <table:table-cell table:style-name="ce78" table:formula="of:=VLOOKUP([.D25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7];[$datos.$V$2:.$X$15];2;0)" office:value-type="string" office:string-value="" calcext:value-type="error">
            <text:p>#N/D</text:p>
          </table:table-cell>
          <table:table-cell table:style-name="ce78" table:formula="of:=VLOOKUP([.L25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8];[$datos.$G$2:.$J$40];2;0)" office:value-type="string" office:string-value="" calcext:value-type="error">
            <text:p>#N/D</text:p>
          </table:table-cell>
          <table:table-cell table:style-name="ce78" table:formula="of:=VLOOKUP([.D258];[$datos.$G$2:.$J$40];3;0)" office:value-type="string" office:string-value="" calcext:value-type="error">
            <text:p>#N/D</text:p>
          </table:table-cell>
          <table:table-cell table:style-name="ce78" table:formula="of:=VLOOKUP([.D25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8];[$datos.$V$2:.$X$15];2;0)" office:value-type="string" office:string-value="" calcext:value-type="error">
            <text:p>#N/D</text:p>
          </table:table-cell>
          <table:table-cell table:style-name="ce78" table:formula="of:=VLOOKUP([.L25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59];[$datos.$G$2:.$J$40];2;0)" office:value-type="string" office:string-value="" calcext:value-type="error">
            <text:p>#N/D</text:p>
          </table:table-cell>
          <table:table-cell table:style-name="ce78" table:formula="of:=VLOOKUP([.D259];[$datos.$G$2:.$J$40];3;0)" office:value-type="string" office:string-value="" calcext:value-type="error">
            <text:p>#N/D</text:p>
          </table:table-cell>
          <table:table-cell table:style-name="ce78" table:formula="of:=VLOOKUP([.D25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59];[$datos.$V$2:.$X$15];2;0)" office:value-type="string" office:string-value="" calcext:value-type="error">
            <text:p>#N/D</text:p>
          </table:table-cell>
          <table:table-cell table:style-name="ce78" table:formula="of:=VLOOKUP([.L25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0];[$datos.$G$2:.$J$40];2;0)" office:value-type="string" office:string-value="" calcext:value-type="error">
            <text:p>#N/D</text:p>
          </table:table-cell>
          <table:table-cell table:style-name="ce78" table:formula="of:=VLOOKUP([.D260];[$datos.$G$2:.$J$40];3;0)" office:value-type="string" office:string-value="" calcext:value-type="error">
            <text:p>#N/D</text:p>
          </table:table-cell>
          <table:table-cell table:style-name="ce78" table:formula="of:=VLOOKUP([.D26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0];[$datos.$V$2:.$X$15];2;0)" office:value-type="string" office:string-value="" calcext:value-type="error">
            <text:p>#N/D</text:p>
          </table:table-cell>
          <table:table-cell table:style-name="ce78" table:formula="of:=VLOOKUP([.L26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1];[$datos.$G$2:.$J$40];2;0)" office:value-type="string" office:string-value="" calcext:value-type="error">
            <text:p>#N/D</text:p>
          </table:table-cell>
          <table:table-cell table:style-name="ce78" table:formula="of:=VLOOKUP([.D261];[$datos.$G$2:.$J$40];3;0)" office:value-type="string" office:string-value="" calcext:value-type="error">
            <text:p>#N/D</text:p>
          </table:table-cell>
          <table:table-cell table:style-name="ce78" table:formula="of:=VLOOKUP([.D26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1];[$datos.$V$2:.$X$15];2;0)" office:value-type="string" office:string-value="" calcext:value-type="error">
            <text:p>#N/D</text:p>
          </table:table-cell>
          <table:table-cell table:style-name="ce78" table:formula="of:=VLOOKUP([.L26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content-validation-name="val4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5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2];[$datos.$G$2:.$J$40];2;0)" office:value-type="string" office:string-value="" calcext:value-type="error">
            <text:p>#N/D</text:p>
          </table:table-cell>
          <table:table-cell table:style-name="ce78" table:formula="of:=VLOOKUP([.D262];[$datos.$G$2:.$J$40];3;0)" office:value-type="string" office:string-value="" calcext:value-type="error">
            <text:p>#N/D</text:p>
          </table:table-cell>
          <table:table-cell table:style-name="ce78" table:formula="of:=VLOOKUP([.D26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2];[$datos.$V$2:.$X$15];2;0)" office:value-type="string" office:string-value="" calcext:value-type="error">
            <text:p>#N/D</text:p>
          </table:table-cell>
          <table:table-cell table:style-name="ce78" table:formula="of:=VLOOKUP([.L26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5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3];[$datos.$G$2:.$J$40];2;0)" office:value-type="string" office:string-value="" calcext:value-type="error">
            <text:p>#N/D</text:p>
          </table:table-cell>
          <table:table-cell table:style-name="ce78" table:formula="of:=VLOOKUP([.D263];[$datos.$G$2:.$J$40];3;0)" office:value-type="string" office:string-value="" calcext:value-type="error">
            <text:p>#N/D</text:p>
          </table:table-cell>
          <table:table-cell table:style-name="ce78" table:formula="of:=VLOOKUP([.D26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3];[$datos.$V$2:.$X$15];2;0)" office:value-type="string" office:string-value="" calcext:value-type="error">
            <text:p>#N/D</text:p>
          </table:table-cell>
          <table:table-cell table:style-name="ce78" table:formula="of:=VLOOKUP([.L26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5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4];[$datos.$G$2:.$J$40];2;0)" office:value-type="string" office:string-value="" calcext:value-type="error">
            <text:p>#N/D</text:p>
          </table:table-cell>
          <table:table-cell table:style-name="ce78" table:formula="of:=VLOOKUP([.D264];[$datos.$G$2:.$J$40];3;0)" office:value-type="string" office:string-value="" calcext:value-type="error">
            <text:p>#N/D</text:p>
          </table:table-cell>
          <table:table-cell table:style-name="ce78" table:formula="of:=VLOOKUP([.D26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4];[$datos.$V$2:.$X$15];2;0)" office:value-type="string" office:string-value="" calcext:value-type="error">
            <text:p>#N/D</text:p>
          </table:table-cell>
          <table:table-cell table:style-name="ce78" table:formula="of:=VLOOKUP([.L26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5];[$datos.$G$2:.$J$40];2;0)" office:value-type="string" office:string-value="" calcext:value-type="error">
            <text:p>#N/D</text:p>
          </table:table-cell>
          <table:table-cell table:style-name="ce78" table:formula="of:=VLOOKUP([.D265];[$datos.$G$2:.$J$40];3;0)" office:value-type="string" office:string-value="" calcext:value-type="error">
            <text:p>#N/D</text:p>
          </table:table-cell>
          <table:table-cell table:style-name="ce78" table:formula="of:=VLOOKUP([.D26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5];[$datos.$V$2:.$X$15];2;0)" office:value-type="string" office:string-value="" calcext:value-type="error">
            <text:p>#N/D</text:p>
          </table:table-cell>
          <table:table-cell table:style-name="ce78" table:formula="of:=VLOOKUP([.L26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6];[$datos.$G$2:.$J$40];2;0)" office:value-type="string" office:string-value="" calcext:value-type="error">
            <text:p>#N/D</text:p>
          </table:table-cell>
          <table:table-cell table:style-name="ce78" table:formula="of:=VLOOKUP([.D266];[$datos.$G$2:.$J$40];3;0)" office:value-type="string" office:string-value="" calcext:value-type="error">
            <text:p>#N/D</text:p>
          </table:table-cell>
          <table:table-cell table:style-name="ce78" table:formula="of:=VLOOKUP([.D26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6];[$datos.$V$2:.$X$15];2;0)" office:value-type="string" office:string-value="" calcext:value-type="error">
            <text:p>#N/D</text:p>
          </table:table-cell>
          <table:table-cell table:style-name="ce78" table:formula="of:=VLOOKUP([.L26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7];[$datos.$G$2:.$J$40];2;0)" office:value-type="string" office:string-value="" calcext:value-type="error">
            <text:p>#N/D</text:p>
          </table:table-cell>
          <table:table-cell table:style-name="ce78" table:formula="of:=VLOOKUP([.D267];[$datos.$G$2:.$J$40];3;0)" office:value-type="string" office:string-value="" calcext:value-type="error">
            <text:p>#N/D</text:p>
          </table:table-cell>
          <table:table-cell table:style-name="ce78" table:formula="of:=VLOOKUP([.D26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7];[$datos.$V$2:.$X$15];2;0)" office:value-type="string" office:string-value="" calcext:value-type="error">
            <text:p>#N/D</text:p>
          </table:table-cell>
          <table:table-cell table:style-name="ce78" table:formula="of:=VLOOKUP([.L26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8];[$datos.$G$2:.$J$40];2;0)" office:value-type="string" office:string-value="" calcext:value-type="error">
            <text:p>#N/D</text:p>
          </table:table-cell>
          <table:table-cell table:style-name="ce78" table:formula="of:=VLOOKUP([.D268];[$datos.$G$2:.$J$40];3;0)" office:value-type="string" office:string-value="" calcext:value-type="error">
            <text:p>#N/D</text:p>
          </table:table-cell>
          <table:table-cell table:style-name="ce78" table:formula="of:=VLOOKUP([.D26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8];[$datos.$V$2:.$X$15];2;0)" office:value-type="string" office:string-value="" calcext:value-type="error">
            <text:p>#N/D</text:p>
          </table:table-cell>
          <table:table-cell table:style-name="ce78" table:formula="of:=VLOOKUP([.L26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69];[$datos.$G$2:.$J$40];2;0)" office:value-type="string" office:string-value="" calcext:value-type="error">
            <text:p>#N/D</text:p>
          </table:table-cell>
          <table:table-cell table:style-name="ce78" table:formula="of:=VLOOKUP([.D269];[$datos.$G$2:.$J$40];3;0)" office:value-type="string" office:string-value="" calcext:value-type="error">
            <text:p>#N/D</text:p>
          </table:table-cell>
          <table:table-cell table:style-name="ce78" table:formula="of:=VLOOKUP([.D26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69];[$datos.$V$2:.$X$15];2;0)" office:value-type="string" office:string-value="" calcext:value-type="error">
            <text:p>#N/D</text:p>
          </table:table-cell>
          <table:table-cell table:style-name="ce78" table:formula="of:=VLOOKUP([.L26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0];[$datos.$G$2:.$J$40];2;0)" office:value-type="string" office:string-value="" calcext:value-type="error">
            <text:p>#N/D</text:p>
          </table:table-cell>
          <table:table-cell table:style-name="ce78" table:formula="of:=VLOOKUP([.D270];[$datos.$G$2:.$J$40];3;0)" office:value-type="string" office:string-value="" calcext:value-type="error">
            <text:p>#N/D</text:p>
          </table:table-cell>
          <table:table-cell table:style-name="ce78" table:formula="of:=VLOOKUP([.D27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0];[$datos.$V$2:.$X$15];2;0)" office:value-type="string" office:string-value="" calcext:value-type="error">
            <text:p>#N/D</text:p>
          </table:table-cell>
          <table:table-cell table:style-name="ce78" table:formula="of:=VLOOKUP([.L27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1];[$datos.$G$2:.$J$40];2;0)" office:value-type="string" office:string-value="" calcext:value-type="error">
            <text:p>#N/D</text:p>
          </table:table-cell>
          <table:table-cell table:style-name="ce78" table:formula="of:=VLOOKUP([.D271];[$datos.$G$2:.$J$40];3;0)" office:value-type="string" office:string-value="" calcext:value-type="error">
            <text:p>#N/D</text:p>
          </table:table-cell>
          <table:table-cell table:style-name="ce78" table:formula="of:=VLOOKUP([.D27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1];[$datos.$V$2:.$X$15];2;0)" office:value-type="string" office:string-value="" calcext:value-type="error">
            <text:p>#N/D</text:p>
          </table:table-cell>
          <table:table-cell table:style-name="ce78" table:formula="of:=VLOOKUP([.L27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2];[$datos.$G$2:.$J$40];2;0)" office:value-type="string" office:string-value="" calcext:value-type="error">
            <text:p>#N/D</text:p>
          </table:table-cell>
          <table:table-cell table:style-name="ce78" table:formula="of:=VLOOKUP([.D272];[$datos.$G$2:.$J$40];3;0)" office:value-type="string" office:string-value="" calcext:value-type="error">
            <text:p>#N/D</text:p>
          </table:table-cell>
          <table:table-cell table:style-name="ce78" table:formula="of:=VLOOKUP([.D27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2];[$datos.$V$2:.$X$15];2;0)" office:value-type="string" office:string-value="" calcext:value-type="error">
            <text:p>#N/D</text:p>
          </table:table-cell>
          <table:table-cell table:style-name="ce78" table:formula="of:=VLOOKUP([.L27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3];[$datos.$G$2:.$J$40];2;0)" office:value-type="string" office:string-value="" calcext:value-type="error">
            <text:p>#N/D</text:p>
          </table:table-cell>
          <table:table-cell table:style-name="ce78" table:formula="of:=VLOOKUP([.D273];[$datos.$G$2:.$J$40];3;0)" office:value-type="string" office:string-value="" calcext:value-type="error">
            <text:p>#N/D</text:p>
          </table:table-cell>
          <table:table-cell table:style-name="ce78" table:formula="of:=VLOOKUP([.D27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3];[$datos.$V$2:.$X$15];2;0)" office:value-type="string" office:string-value="" calcext:value-type="error">
            <text:p>#N/D</text:p>
          </table:table-cell>
          <table:table-cell table:style-name="ce78" table:formula="of:=VLOOKUP([.L27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6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4];[$datos.$G$2:.$J$40];2;0)" office:value-type="string" office:string-value="" calcext:value-type="error">
            <text:p>#N/D</text:p>
          </table:table-cell>
          <table:table-cell table:style-name="ce78" table:formula="of:=VLOOKUP([.D274];[$datos.$G$2:.$J$40];3;0)" office:value-type="string" office:string-value="" calcext:value-type="error">
            <text:p>#N/D</text:p>
          </table:table-cell>
          <table:table-cell table:style-name="ce78" table:formula="of:=VLOOKUP([.D27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4];[$datos.$V$2:.$X$15];2;0)" office:value-type="string" office:string-value="" calcext:value-type="error">
            <text:p>#N/D</text:p>
          </table:table-cell>
          <table:table-cell table:style-name="ce78" table:formula="of:=VLOOKUP([.L27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5];[$datos.$G$2:.$J$40];2;0)" office:value-type="string" office:string-value="" calcext:value-type="error">
            <text:p>#N/D</text:p>
          </table:table-cell>
          <table:table-cell table:style-name="ce78" table:formula="of:=VLOOKUP([.D275];[$datos.$G$2:.$J$40];3;0)" office:value-type="string" office:string-value="" calcext:value-type="error">
            <text:p>#N/D</text:p>
          </table:table-cell>
          <table:table-cell table:style-name="ce78" table:formula="of:=VLOOKUP([.D27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5];[$datos.$V$2:.$X$15];2;0)" office:value-type="string" office:string-value="" calcext:value-type="error">
            <text:p>#N/D</text:p>
          </table:table-cell>
          <table:table-cell table:style-name="ce78" table:formula="of:=VLOOKUP([.L27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6];[$datos.$G$2:.$J$40];2;0)" office:value-type="string" office:string-value="" calcext:value-type="error">
            <text:p>#N/D</text:p>
          </table:table-cell>
          <table:table-cell table:style-name="ce78" table:formula="of:=VLOOKUP([.D276];[$datos.$G$2:.$J$40];3;0)" office:value-type="string" office:string-value="" calcext:value-type="error">
            <text:p>#N/D</text:p>
          </table:table-cell>
          <table:table-cell table:style-name="ce78" table:formula="of:=VLOOKUP([.D27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6];[$datos.$V$2:.$X$15];2;0)" office:value-type="string" office:string-value="" calcext:value-type="error">
            <text:p>#N/D</text:p>
          </table:table-cell>
          <table:table-cell table:style-name="ce78" table:formula="of:=VLOOKUP([.L27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7];[$datos.$G$2:.$J$40];2;0)" office:value-type="string" office:string-value="" calcext:value-type="error">
            <text:p>#N/D</text:p>
          </table:table-cell>
          <table:table-cell table:style-name="ce78" table:formula="of:=VLOOKUP([.D277];[$datos.$G$2:.$J$40];3;0)" office:value-type="string" office:string-value="" calcext:value-type="error">
            <text:p>#N/D</text:p>
          </table:table-cell>
          <table:table-cell table:style-name="ce78" table:formula="of:=VLOOKUP([.D27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7];[$datos.$V$2:.$X$15];2;0)" office:value-type="string" office:string-value="" calcext:value-type="error">
            <text:p>#N/D</text:p>
          </table:table-cell>
          <table:table-cell table:style-name="ce78" table:formula="of:=VLOOKUP([.L27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8];[$datos.$G$2:.$J$40];2;0)" office:value-type="string" office:string-value="" calcext:value-type="error">
            <text:p>#N/D</text:p>
          </table:table-cell>
          <table:table-cell table:style-name="ce78" table:formula="of:=VLOOKUP([.D278];[$datos.$G$2:.$J$40];3;0)" office:value-type="string" office:string-value="" calcext:value-type="error">
            <text:p>#N/D</text:p>
          </table:table-cell>
          <table:table-cell table:style-name="ce78" table:formula="of:=VLOOKUP([.D27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8];[$datos.$V$2:.$X$15];2;0)" office:value-type="string" office:string-value="" calcext:value-type="error">
            <text:p>#N/D</text:p>
          </table:table-cell>
          <table:table-cell table:style-name="ce78" table:formula="of:=VLOOKUP([.L27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79];[$datos.$G$2:.$J$40];2;0)" office:value-type="string" office:string-value="" calcext:value-type="error">
            <text:p>#N/D</text:p>
          </table:table-cell>
          <table:table-cell table:style-name="ce78" table:formula="of:=VLOOKUP([.D279];[$datos.$G$2:.$J$40];3;0)" office:value-type="string" office:string-value="" calcext:value-type="error">
            <text:p>#N/D</text:p>
          </table:table-cell>
          <table:table-cell table:style-name="ce78" table:formula="of:=VLOOKUP([.D27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79];[$datos.$V$2:.$X$15];2;0)" office:value-type="string" office:string-value="" calcext:value-type="error">
            <text:p>#N/D</text:p>
          </table:table-cell>
          <table:table-cell table:style-name="ce78" table:formula="of:=VLOOKUP([.L27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0];[$datos.$G$2:.$J$40];2;0)" office:value-type="string" office:string-value="" calcext:value-type="error">
            <text:p>#N/D</text:p>
          </table:table-cell>
          <table:table-cell table:style-name="ce78" table:formula="of:=VLOOKUP([.D280];[$datos.$G$2:.$J$40];3;0)" office:value-type="string" office:string-value="" calcext:value-type="error">
            <text:p>#N/D</text:p>
          </table:table-cell>
          <table:table-cell table:style-name="ce78" table:formula="of:=VLOOKUP([.D28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0];[$datos.$V$2:.$X$15];2;0)" office:value-type="string" office:string-value="" calcext:value-type="error">
            <text:p>#N/D</text:p>
          </table:table-cell>
          <table:table-cell table:style-name="ce78" table:formula="of:=VLOOKUP([.L28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1];[$datos.$G$2:.$J$40];2;0)" office:value-type="string" office:string-value="" calcext:value-type="error">
            <text:p>#N/D</text:p>
          </table:table-cell>
          <table:table-cell table:style-name="ce78" table:formula="of:=VLOOKUP([.D281];[$datos.$G$2:.$J$40];3;0)" office:value-type="string" office:string-value="" calcext:value-type="error">
            <text:p>#N/D</text:p>
          </table:table-cell>
          <table:table-cell table:style-name="ce78" table:formula="of:=VLOOKUP([.D28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1];[$datos.$V$2:.$X$15];2;0)" office:value-type="string" office:string-value="" calcext:value-type="error">
            <text:p>#N/D</text:p>
          </table:table-cell>
          <table:table-cell table:style-name="ce78" table:formula="of:=VLOOKUP([.L28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2];[$datos.$G$2:.$J$40];2;0)" office:value-type="string" office:string-value="" calcext:value-type="error">
            <text:p>#N/D</text:p>
          </table:table-cell>
          <table:table-cell table:style-name="ce78" table:formula="of:=VLOOKUP([.D282];[$datos.$G$2:.$J$40];3;0)" office:value-type="string" office:string-value="" calcext:value-type="error">
            <text:p>#N/D</text:p>
          </table:table-cell>
          <table:table-cell table:style-name="ce78" table:formula="of:=VLOOKUP([.D28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2];[$datos.$V$2:.$X$15];2;0)" office:value-type="string" office:string-value="" calcext:value-type="error">
            <text:p>#N/D</text:p>
          </table:table-cell>
          <table:table-cell table:style-name="ce78" table:formula="of:=VLOOKUP([.L28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3];[$datos.$G$2:.$J$40];2;0)" office:value-type="string" office:string-value="" calcext:value-type="error">
            <text:p>#N/D</text:p>
          </table:table-cell>
          <table:table-cell table:style-name="ce78" table:formula="of:=VLOOKUP([.D283];[$datos.$G$2:.$J$40];3;0)" office:value-type="string" office:string-value="" calcext:value-type="error">
            <text:p>#N/D</text:p>
          </table:table-cell>
          <table:table-cell table:style-name="ce78" table:formula="of:=VLOOKUP([.D28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3];[$datos.$V$2:.$X$15];2;0)" office:value-type="string" office:string-value="" calcext:value-type="error">
            <text:p>#N/D</text:p>
          </table:table-cell>
          <table:table-cell table:style-name="ce78" table:formula="of:=VLOOKUP([.L28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7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4];[$datos.$G$2:.$J$40];2;0)" office:value-type="string" office:string-value="" calcext:value-type="error">
            <text:p>#N/D</text:p>
          </table:table-cell>
          <table:table-cell table:style-name="ce78" table:formula="of:=VLOOKUP([.D284];[$datos.$G$2:.$J$40];3;0)" office:value-type="string" office:string-value="" calcext:value-type="error">
            <text:p>#N/D</text:p>
          </table:table-cell>
          <table:table-cell table:style-name="ce78" table:formula="of:=VLOOKUP([.D28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4];[$datos.$V$2:.$X$15];2;0)" office:value-type="string" office:string-value="" calcext:value-type="error">
            <text:p>#N/D</text:p>
          </table:table-cell>
          <table:table-cell table:style-name="ce78" table:formula="of:=VLOOKUP([.L28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5];[$datos.$G$2:.$J$40];2;0)" office:value-type="string" office:string-value="" calcext:value-type="error">
            <text:p>#N/D</text:p>
          </table:table-cell>
          <table:table-cell table:style-name="ce78" table:formula="of:=VLOOKUP([.D285];[$datos.$G$2:.$J$40];3;0)" office:value-type="string" office:string-value="" calcext:value-type="error">
            <text:p>#N/D</text:p>
          </table:table-cell>
          <table:table-cell table:style-name="ce78" table:formula="of:=VLOOKUP([.D28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5];[$datos.$V$2:.$X$15];2;0)" office:value-type="string" office:string-value="" calcext:value-type="error">
            <text:p>#N/D</text:p>
          </table:table-cell>
          <table:table-cell table:style-name="ce78" table:formula="of:=VLOOKUP([.L28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6];[$datos.$G$2:.$J$40];2;0)" office:value-type="string" office:string-value="" calcext:value-type="error">
            <text:p>#N/D</text:p>
          </table:table-cell>
          <table:table-cell table:style-name="ce78" table:formula="of:=VLOOKUP([.D286];[$datos.$G$2:.$J$40];3;0)" office:value-type="string" office:string-value="" calcext:value-type="error">
            <text:p>#N/D</text:p>
          </table:table-cell>
          <table:table-cell table:style-name="ce78" table:formula="of:=VLOOKUP([.D28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6];[$datos.$V$2:.$X$15];2;0)" office:value-type="string" office:string-value="" calcext:value-type="error">
            <text:p>#N/D</text:p>
          </table:table-cell>
          <table:table-cell table:style-name="ce78" table:formula="of:=VLOOKUP([.L28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7];[$datos.$G$2:.$J$40];2;0)" office:value-type="string" office:string-value="" calcext:value-type="error">
            <text:p>#N/D</text:p>
          </table:table-cell>
          <table:table-cell table:style-name="ce78" table:formula="of:=VLOOKUP([.D287];[$datos.$G$2:.$J$40];3;0)" office:value-type="string" office:string-value="" calcext:value-type="error">
            <text:p>#N/D</text:p>
          </table:table-cell>
          <table:table-cell table:style-name="ce78" table:formula="of:=VLOOKUP([.D28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7];[$datos.$V$2:.$X$15];2;0)" office:value-type="string" office:string-value="" calcext:value-type="error">
            <text:p>#N/D</text:p>
          </table:table-cell>
          <table:table-cell table:style-name="ce78" table:formula="of:=VLOOKUP([.L28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8];[$datos.$G$2:.$J$40];2;0)" office:value-type="string" office:string-value="" calcext:value-type="error">
            <text:p>#N/D</text:p>
          </table:table-cell>
          <table:table-cell table:style-name="ce78" table:formula="of:=VLOOKUP([.D288];[$datos.$G$2:.$J$40];3;0)" office:value-type="string" office:string-value="" calcext:value-type="error">
            <text:p>#N/D</text:p>
          </table:table-cell>
          <table:table-cell table:style-name="ce78" table:formula="of:=VLOOKUP([.D28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8];[$datos.$V$2:.$X$15];2;0)" office:value-type="string" office:string-value="" calcext:value-type="error">
            <text:p>#N/D</text:p>
          </table:table-cell>
          <table:table-cell table:style-name="ce78" table:formula="of:=VLOOKUP([.L28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89];[$datos.$G$2:.$J$40];2;0)" office:value-type="string" office:string-value="" calcext:value-type="error">
            <text:p>#N/D</text:p>
          </table:table-cell>
          <table:table-cell table:style-name="ce78" table:formula="of:=VLOOKUP([.D289];[$datos.$G$2:.$J$40];3;0)" office:value-type="string" office:string-value="" calcext:value-type="error">
            <text:p>#N/D</text:p>
          </table:table-cell>
          <table:table-cell table:style-name="ce78" table:formula="of:=VLOOKUP([.D28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89];[$datos.$V$2:.$X$15];2;0)" office:value-type="string" office:string-value="" calcext:value-type="error">
            <text:p>#N/D</text:p>
          </table:table-cell>
          <table:table-cell table:style-name="ce78" table:formula="of:=VLOOKUP([.L28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0];[$datos.$G$2:.$J$40];2;0)" office:value-type="string" office:string-value="" calcext:value-type="error">
            <text:p>#N/D</text:p>
          </table:table-cell>
          <table:table-cell table:style-name="ce78" table:formula="of:=VLOOKUP([.D290];[$datos.$G$2:.$J$40];3;0)" office:value-type="string" office:string-value="" calcext:value-type="error">
            <text:p>#N/D</text:p>
          </table:table-cell>
          <table:table-cell table:style-name="ce78" table:formula="of:=VLOOKUP([.D29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0];[$datos.$V$2:.$X$15];2;0)" office:value-type="string" office:string-value="" calcext:value-type="error">
            <text:p>#N/D</text:p>
          </table:table-cell>
          <table:table-cell table:style-name="ce78" table:formula="of:=VLOOKUP([.L29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1];[$datos.$G$2:.$J$40];2;0)" office:value-type="string" office:string-value="" calcext:value-type="error">
            <text:p>#N/D</text:p>
          </table:table-cell>
          <table:table-cell table:style-name="ce78" table:formula="of:=VLOOKUP([.D291];[$datos.$G$2:.$J$40];3;0)" office:value-type="string" office:string-value="" calcext:value-type="error">
            <text:p>#N/D</text:p>
          </table:table-cell>
          <table:table-cell table:style-name="ce78" table:formula="of:=VLOOKUP([.D29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1];[$datos.$V$2:.$X$15];2;0)" office:value-type="string" office:string-value="" calcext:value-type="error">
            <text:p>#N/D</text:p>
          </table:table-cell>
          <table:table-cell table:style-name="ce78" table:formula="of:=VLOOKUP([.L29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2];[$datos.$G$2:.$J$40];2;0)" office:value-type="string" office:string-value="" calcext:value-type="error">
            <text:p>#N/D</text:p>
          </table:table-cell>
          <table:table-cell table:style-name="ce78" table:formula="of:=VLOOKUP([.D292];[$datos.$G$2:.$J$40];3;0)" office:value-type="string" office:string-value="" calcext:value-type="error">
            <text:p>#N/D</text:p>
          </table:table-cell>
          <table:table-cell table:style-name="ce78" table:formula="of:=VLOOKUP([.D29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2];[$datos.$V$2:.$X$15];2;0)" office:value-type="string" office:string-value="" calcext:value-type="error">
            <text:p>#N/D</text:p>
          </table:table-cell>
          <table:table-cell table:style-name="ce78" table:formula="of:=VLOOKUP([.L29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3];[$datos.$G$2:.$J$40];2;0)" office:value-type="string" office:string-value="" calcext:value-type="error">
            <text:p>#N/D</text:p>
          </table:table-cell>
          <table:table-cell table:style-name="ce78" table:formula="of:=VLOOKUP([.D293];[$datos.$G$2:.$J$40];3;0)" office:value-type="string" office:string-value="" calcext:value-type="error">
            <text:p>#N/D</text:p>
          </table:table-cell>
          <table:table-cell table:style-name="ce78" table:formula="of:=VLOOKUP([.D29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3];[$datos.$V$2:.$X$15];2;0)" office:value-type="string" office:string-value="" calcext:value-type="error">
            <text:p>#N/D</text:p>
          </table:table-cell>
          <table:table-cell table:style-name="ce78" table:formula="of:=VLOOKUP([.L29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8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4];[$datos.$G$2:.$J$40];2;0)" office:value-type="string" office:string-value="" calcext:value-type="error">
            <text:p>#N/D</text:p>
          </table:table-cell>
          <table:table-cell table:style-name="ce78" table:formula="of:=VLOOKUP([.D294];[$datos.$G$2:.$J$40];3;0)" office:value-type="string" office:string-value="" calcext:value-type="error">
            <text:p>#N/D</text:p>
          </table:table-cell>
          <table:table-cell table:style-name="ce78" table:formula="of:=VLOOKUP([.D29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4];[$datos.$V$2:.$X$15];2;0)" office:value-type="string" office:string-value="" calcext:value-type="error">
            <text:p>#N/D</text:p>
          </table:table-cell>
          <table:table-cell table:style-name="ce78" table:formula="of:=VLOOKUP([.L29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5];[$datos.$G$2:.$J$40];2;0)" office:value-type="string" office:string-value="" calcext:value-type="error">
            <text:p>#N/D</text:p>
          </table:table-cell>
          <table:table-cell table:style-name="ce78" table:formula="of:=VLOOKUP([.D295];[$datos.$G$2:.$J$40];3;0)" office:value-type="string" office:string-value="" calcext:value-type="error">
            <text:p>#N/D</text:p>
          </table:table-cell>
          <table:table-cell table:style-name="ce78" table:formula="of:=VLOOKUP([.D29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5];[$datos.$V$2:.$X$15];2;0)" office:value-type="string" office:string-value="" calcext:value-type="error">
            <text:p>#N/D</text:p>
          </table:table-cell>
          <table:table-cell table:style-name="ce78" table:formula="of:=VLOOKUP([.L29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6];[$datos.$G$2:.$J$40];2;0)" office:value-type="string" office:string-value="" calcext:value-type="error">
            <text:p>#N/D</text:p>
          </table:table-cell>
          <table:table-cell table:style-name="ce78" table:formula="of:=VLOOKUP([.D296];[$datos.$G$2:.$J$40];3;0)" office:value-type="string" office:string-value="" calcext:value-type="error">
            <text:p>#N/D</text:p>
          </table:table-cell>
          <table:table-cell table:style-name="ce78" table:formula="of:=VLOOKUP([.D29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6];[$datos.$V$2:.$X$15];2;0)" office:value-type="string" office:string-value="" calcext:value-type="error">
            <text:p>#N/D</text:p>
          </table:table-cell>
          <table:table-cell table:style-name="ce78" table:formula="of:=VLOOKUP([.L29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7];[$datos.$G$2:.$J$40];2;0)" office:value-type="string" office:string-value="" calcext:value-type="error">
            <text:p>#N/D</text:p>
          </table:table-cell>
          <table:table-cell table:style-name="ce78" table:formula="of:=VLOOKUP([.D297];[$datos.$G$2:.$J$40];3;0)" office:value-type="string" office:string-value="" calcext:value-type="error">
            <text:p>#N/D</text:p>
          </table:table-cell>
          <table:table-cell table:style-name="ce78" table:formula="of:=VLOOKUP([.D29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7];[$datos.$V$2:.$X$15];2;0)" office:value-type="string" office:string-value="" calcext:value-type="error">
            <text:p>#N/D</text:p>
          </table:table-cell>
          <table:table-cell table:style-name="ce78" table:formula="of:=VLOOKUP([.L29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8];[$datos.$G$2:.$J$40];2;0)" office:value-type="string" office:string-value="" calcext:value-type="error">
            <text:p>#N/D</text:p>
          </table:table-cell>
          <table:table-cell table:style-name="ce78" table:formula="of:=VLOOKUP([.D298];[$datos.$G$2:.$J$40];3;0)" office:value-type="string" office:string-value="" calcext:value-type="error">
            <text:p>#N/D</text:p>
          </table:table-cell>
          <table:table-cell table:style-name="ce78" table:formula="of:=VLOOKUP([.D29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8];[$datos.$V$2:.$X$15];2;0)" office:value-type="string" office:string-value="" calcext:value-type="error">
            <text:p>#N/D</text:p>
          </table:table-cell>
          <table:table-cell table:style-name="ce78" table:formula="of:=VLOOKUP([.L29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299];[$datos.$G$2:.$J$40];2;0)" office:value-type="string" office:string-value="" calcext:value-type="error">
            <text:p>#N/D</text:p>
          </table:table-cell>
          <table:table-cell table:style-name="ce78" table:formula="of:=VLOOKUP([.D299];[$datos.$G$2:.$J$40];3;0)" office:value-type="string" office:string-value="" calcext:value-type="error">
            <text:p>#N/D</text:p>
          </table:table-cell>
          <table:table-cell table:style-name="ce78" table:formula="of:=VLOOKUP([.D29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299];[$datos.$V$2:.$X$15];2;0)" office:value-type="string" office:string-value="" calcext:value-type="error">
            <text:p>#N/D</text:p>
          </table:table-cell>
          <table:table-cell table:style-name="ce78" table:formula="of:=VLOOKUP([.L29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0];[$datos.$G$2:.$J$40];2;0)" office:value-type="string" office:string-value="" calcext:value-type="error">
            <text:p>#N/D</text:p>
          </table:table-cell>
          <table:table-cell table:style-name="ce78" table:formula="of:=VLOOKUP([.D300];[$datos.$G$2:.$J$40];3;0)" office:value-type="string" office:string-value="" calcext:value-type="error">
            <text:p>#N/D</text:p>
          </table:table-cell>
          <table:table-cell table:style-name="ce78" table:formula="of:=VLOOKUP([.D30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0];[$datos.$V$2:.$X$15];2;0)" office:value-type="string" office:string-value="" calcext:value-type="error">
            <text:p>#N/D</text:p>
          </table:table-cell>
          <table:table-cell table:style-name="ce78" table:formula="of:=VLOOKUP([.L30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1];[$datos.$G$2:.$J$40];2;0)" office:value-type="string" office:string-value="" calcext:value-type="error">
            <text:p>#N/D</text:p>
          </table:table-cell>
          <table:table-cell table:style-name="ce78" table:formula="of:=VLOOKUP([.D301];[$datos.$G$2:.$J$40];3;0)" office:value-type="string" office:string-value="" calcext:value-type="error">
            <text:p>#N/D</text:p>
          </table:table-cell>
          <table:table-cell table:style-name="ce78" table:formula="of:=VLOOKUP([.D30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1];[$datos.$V$2:.$X$15];2;0)" office:value-type="string" office:string-value="" calcext:value-type="error">
            <text:p>#N/D</text:p>
          </table:table-cell>
          <table:table-cell table:style-name="ce78" table:formula="of:=VLOOKUP([.L30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2];[$datos.$G$2:.$J$40];2;0)" office:value-type="string" office:string-value="" calcext:value-type="error">
            <text:p>#N/D</text:p>
          </table:table-cell>
          <table:table-cell table:style-name="ce78" table:formula="of:=VLOOKUP([.D302];[$datos.$G$2:.$J$40];3;0)" office:value-type="string" office:string-value="" calcext:value-type="error">
            <text:p>#N/D</text:p>
          </table:table-cell>
          <table:table-cell table:style-name="ce78" table:formula="of:=VLOOKUP([.D30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2];[$datos.$V$2:.$X$15];2;0)" office:value-type="string" office:string-value="" calcext:value-type="error">
            <text:p>#N/D</text:p>
          </table:table-cell>
          <table:table-cell table:style-name="ce78" table:formula="of:=VLOOKUP([.L30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3];[$datos.$G$2:.$J$40];2;0)" office:value-type="string" office:string-value="" calcext:value-type="error">
            <text:p>#N/D</text:p>
          </table:table-cell>
          <table:table-cell table:style-name="ce78" table:formula="of:=VLOOKUP([.D303];[$datos.$G$2:.$J$40];3;0)" office:value-type="string" office:string-value="" calcext:value-type="error">
            <text:p>#N/D</text:p>
          </table:table-cell>
          <table:table-cell table:style-name="ce78" table:formula="of:=VLOOKUP([.D30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3];[$datos.$V$2:.$X$15];2;0)" office:value-type="string" office:string-value="" calcext:value-type="error">
            <text:p>#N/D</text:p>
          </table:table-cell>
          <table:table-cell table:style-name="ce78" table:formula="of:=VLOOKUP([.L30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29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4];[$datos.$G$2:.$J$40];2;0)" office:value-type="string" office:string-value="" calcext:value-type="error">
            <text:p>#N/D</text:p>
          </table:table-cell>
          <table:table-cell table:style-name="ce78" table:formula="of:=VLOOKUP([.D304];[$datos.$G$2:.$J$40];3;0)" office:value-type="string" office:string-value="" calcext:value-type="error">
            <text:p>#N/D</text:p>
          </table:table-cell>
          <table:table-cell table:style-name="ce78" table:formula="of:=VLOOKUP([.D30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4];[$datos.$V$2:.$X$15];2;0)" office:value-type="string" office:string-value="" calcext:value-type="error">
            <text:p>#N/D</text:p>
          </table:table-cell>
          <table:table-cell table:style-name="ce78" table:formula="of:=VLOOKUP([.L30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5];[$datos.$G$2:.$J$40];2;0)" office:value-type="string" office:string-value="" calcext:value-type="error">
            <text:p>#N/D</text:p>
          </table:table-cell>
          <table:table-cell table:style-name="ce78" table:formula="of:=VLOOKUP([.D305];[$datos.$G$2:.$J$40];3;0)" office:value-type="string" office:string-value="" calcext:value-type="error">
            <text:p>#N/D</text:p>
          </table:table-cell>
          <table:table-cell table:style-name="ce78" table:formula="of:=VLOOKUP([.D30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5];[$datos.$V$2:.$X$15];2;0)" office:value-type="string" office:string-value="" calcext:value-type="error">
            <text:p>#N/D</text:p>
          </table:table-cell>
          <table:table-cell table:style-name="ce78" table:formula="of:=VLOOKUP([.L30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6];[$datos.$G$2:.$J$40];2;0)" office:value-type="string" office:string-value="" calcext:value-type="error">
            <text:p>#N/D</text:p>
          </table:table-cell>
          <table:table-cell table:style-name="ce78" table:formula="of:=VLOOKUP([.D306];[$datos.$G$2:.$J$40];3;0)" office:value-type="string" office:string-value="" calcext:value-type="error">
            <text:p>#N/D</text:p>
          </table:table-cell>
          <table:table-cell table:style-name="ce78" table:formula="of:=VLOOKUP([.D30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6];[$datos.$V$2:.$X$15];2;0)" office:value-type="string" office:string-value="" calcext:value-type="error">
            <text:p>#N/D</text:p>
          </table:table-cell>
          <table:table-cell table:style-name="ce78" table:formula="of:=VLOOKUP([.L30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7];[$datos.$G$2:.$J$40];2;0)" office:value-type="string" office:string-value="" calcext:value-type="error">
            <text:p>#N/D</text:p>
          </table:table-cell>
          <table:table-cell table:style-name="ce78" table:formula="of:=VLOOKUP([.D307];[$datos.$G$2:.$J$40];3;0)" office:value-type="string" office:string-value="" calcext:value-type="error">
            <text:p>#N/D</text:p>
          </table:table-cell>
          <table:table-cell table:style-name="ce78" table:formula="of:=VLOOKUP([.D30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7];[$datos.$V$2:.$X$15];2;0)" office:value-type="string" office:string-value="" calcext:value-type="error">
            <text:p>#N/D</text:p>
          </table:table-cell>
          <table:table-cell table:style-name="ce78" table:formula="of:=VLOOKUP([.L30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8];[$datos.$G$2:.$J$40];2;0)" office:value-type="string" office:string-value="" calcext:value-type="error">
            <text:p>#N/D</text:p>
          </table:table-cell>
          <table:table-cell table:style-name="ce78" table:formula="of:=VLOOKUP([.D308];[$datos.$G$2:.$J$40];3;0)" office:value-type="string" office:string-value="" calcext:value-type="error">
            <text:p>#N/D</text:p>
          </table:table-cell>
          <table:table-cell table:style-name="ce78" table:formula="of:=VLOOKUP([.D30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8];[$datos.$V$2:.$X$15];2;0)" office:value-type="string" office:string-value="" calcext:value-type="error">
            <text:p>#N/D</text:p>
          </table:table-cell>
          <table:table-cell table:style-name="ce78" table:formula="of:=VLOOKUP([.L30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09];[$datos.$G$2:.$J$40];2;0)" office:value-type="string" office:string-value="" calcext:value-type="error">
            <text:p>#N/D</text:p>
          </table:table-cell>
          <table:table-cell table:style-name="ce78" table:formula="of:=VLOOKUP([.D309];[$datos.$G$2:.$J$40];3;0)" office:value-type="string" office:string-value="" calcext:value-type="error">
            <text:p>#N/D</text:p>
          </table:table-cell>
          <table:table-cell table:style-name="ce78" table:formula="of:=VLOOKUP([.D30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09];[$datos.$V$2:.$X$15];2;0)" office:value-type="string" office:string-value="" calcext:value-type="error">
            <text:p>#N/D</text:p>
          </table:table-cell>
          <table:table-cell table:style-name="ce78" table:formula="of:=VLOOKUP([.L30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0];[$datos.$G$2:.$J$40];2;0)" office:value-type="string" office:string-value="" calcext:value-type="error">
            <text:p>#N/D</text:p>
          </table:table-cell>
          <table:table-cell table:style-name="ce78" table:formula="of:=VLOOKUP([.D310];[$datos.$G$2:.$J$40];3;0)" office:value-type="string" office:string-value="" calcext:value-type="error">
            <text:p>#N/D</text:p>
          </table:table-cell>
          <table:table-cell table:style-name="ce78" table:formula="of:=VLOOKUP([.D31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0];[$datos.$V$2:.$X$15];2;0)" office:value-type="string" office:string-value="" calcext:value-type="error">
            <text:p>#N/D</text:p>
          </table:table-cell>
          <table:table-cell table:style-name="ce78" table:formula="of:=VLOOKUP([.L31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1];[$datos.$G$2:.$J$40];2;0)" office:value-type="string" office:string-value="" calcext:value-type="error">
            <text:p>#N/D</text:p>
          </table:table-cell>
          <table:table-cell table:style-name="ce78" table:formula="of:=VLOOKUP([.D311];[$datos.$G$2:.$J$40];3;0)" office:value-type="string" office:string-value="" calcext:value-type="error">
            <text:p>#N/D</text:p>
          </table:table-cell>
          <table:table-cell table:style-name="ce78" table:formula="of:=VLOOKUP([.D31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1];[$datos.$V$2:.$X$15];2;0)" office:value-type="string" office:string-value="" calcext:value-type="error">
            <text:p>#N/D</text:p>
          </table:table-cell>
          <table:table-cell table:style-name="ce78" table:formula="of:=VLOOKUP([.L31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2];[$datos.$G$2:.$J$40];2;0)" office:value-type="string" office:string-value="" calcext:value-type="error">
            <text:p>#N/D</text:p>
          </table:table-cell>
          <table:table-cell table:style-name="ce78" table:formula="of:=VLOOKUP([.D312];[$datos.$G$2:.$J$40];3;0)" office:value-type="string" office:string-value="" calcext:value-type="error">
            <text:p>#N/D</text:p>
          </table:table-cell>
          <table:table-cell table:style-name="ce78" table:formula="of:=VLOOKUP([.D31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2];[$datos.$V$2:.$X$15];2;0)" office:value-type="string" office:string-value="" calcext:value-type="error">
            <text:p>#N/D</text:p>
          </table:table-cell>
          <table:table-cell table:style-name="ce78" table:formula="of:=VLOOKUP([.L31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3];[$datos.$G$2:.$J$40];2;0)" office:value-type="string" office:string-value="" calcext:value-type="error">
            <text:p>#N/D</text:p>
          </table:table-cell>
          <table:table-cell table:style-name="ce78" table:formula="of:=VLOOKUP([.D313];[$datos.$G$2:.$J$40];3;0)" office:value-type="string" office:string-value="" calcext:value-type="error">
            <text:p>#N/D</text:p>
          </table:table-cell>
          <table:table-cell table:style-name="ce78" table:formula="of:=VLOOKUP([.D31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3];[$datos.$V$2:.$X$15];2;0)" office:value-type="string" office:string-value="" calcext:value-type="error">
            <text:p>#N/D</text:p>
          </table:table-cell>
          <table:table-cell table:style-name="ce78" table:formula="of:=VLOOKUP([.L31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0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4];[$datos.$G$2:.$J$40];2;0)" office:value-type="string" office:string-value="" calcext:value-type="error">
            <text:p>#N/D</text:p>
          </table:table-cell>
          <table:table-cell table:style-name="ce78" table:formula="of:=VLOOKUP([.D314];[$datos.$G$2:.$J$40];3;0)" office:value-type="string" office:string-value="" calcext:value-type="error">
            <text:p>#N/D</text:p>
          </table:table-cell>
          <table:table-cell table:style-name="ce78" table:formula="of:=VLOOKUP([.D31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4];[$datos.$V$2:.$X$15];2;0)" office:value-type="string" office:string-value="" calcext:value-type="error">
            <text:p>#N/D</text:p>
          </table:table-cell>
          <table:table-cell table:style-name="ce78" table:formula="of:=VLOOKUP([.L31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5];[$datos.$G$2:.$J$40];2;0)" office:value-type="string" office:string-value="" calcext:value-type="error">
            <text:p>#N/D</text:p>
          </table:table-cell>
          <table:table-cell table:style-name="ce78" table:formula="of:=VLOOKUP([.D315];[$datos.$G$2:.$J$40];3;0)" office:value-type="string" office:string-value="" calcext:value-type="error">
            <text:p>#N/D</text:p>
          </table:table-cell>
          <table:table-cell table:style-name="ce78" table:formula="of:=VLOOKUP([.D31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5];[$datos.$V$2:.$X$15];2;0)" office:value-type="string" office:string-value="" calcext:value-type="error">
            <text:p>#N/D</text:p>
          </table:table-cell>
          <table:table-cell table:style-name="ce78" table:formula="of:=VLOOKUP([.L31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6];[$datos.$G$2:.$J$40];2;0)" office:value-type="string" office:string-value="" calcext:value-type="error">
            <text:p>#N/D</text:p>
          </table:table-cell>
          <table:table-cell table:style-name="ce78" table:formula="of:=VLOOKUP([.D316];[$datos.$G$2:.$J$40];3;0)" office:value-type="string" office:string-value="" calcext:value-type="error">
            <text:p>#N/D</text:p>
          </table:table-cell>
          <table:table-cell table:style-name="ce78" table:formula="of:=VLOOKUP([.D31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6];[$datos.$V$2:.$X$15];2;0)" office:value-type="string" office:string-value="" calcext:value-type="error">
            <text:p>#N/D</text:p>
          </table:table-cell>
          <table:table-cell table:style-name="ce78" table:formula="of:=VLOOKUP([.L31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7];[$datos.$G$2:.$J$40];2;0)" office:value-type="string" office:string-value="" calcext:value-type="error">
            <text:p>#N/D</text:p>
          </table:table-cell>
          <table:table-cell table:style-name="ce78" table:formula="of:=VLOOKUP([.D317];[$datos.$G$2:.$J$40];3;0)" office:value-type="string" office:string-value="" calcext:value-type="error">
            <text:p>#N/D</text:p>
          </table:table-cell>
          <table:table-cell table:style-name="ce78" table:formula="of:=VLOOKUP([.D31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7];[$datos.$V$2:.$X$15];2;0)" office:value-type="string" office:string-value="" calcext:value-type="error">
            <text:p>#N/D</text:p>
          </table:table-cell>
          <table:table-cell table:style-name="ce78" table:formula="of:=VLOOKUP([.L31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8];[$datos.$G$2:.$J$40];2;0)" office:value-type="string" office:string-value="" calcext:value-type="error">
            <text:p>#N/D</text:p>
          </table:table-cell>
          <table:table-cell table:style-name="ce78" table:formula="of:=VLOOKUP([.D318];[$datos.$G$2:.$J$40];3;0)" office:value-type="string" office:string-value="" calcext:value-type="error">
            <text:p>#N/D</text:p>
          </table:table-cell>
          <table:table-cell table:style-name="ce78" table:formula="of:=VLOOKUP([.D31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8];[$datos.$V$2:.$X$15];2;0)" office:value-type="string" office:string-value="" calcext:value-type="error">
            <text:p>#N/D</text:p>
          </table:table-cell>
          <table:table-cell table:style-name="ce78" table:formula="of:=VLOOKUP([.L31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19];[$datos.$G$2:.$J$40];2;0)" office:value-type="string" office:string-value="" calcext:value-type="error">
            <text:p>#N/D</text:p>
          </table:table-cell>
          <table:table-cell table:style-name="ce78" table:formula="of:=VLOOKUP([.D319];[$datos.$G$2:.$J$40];3;0)" office:value-type="string" office:string-value="" calcext:value-type="error">
            <text:p>#N/D</text:p>
          </table:table-cell>
          <table:table-cell table:style-name="ce78" table:formula="of:=VLOOKUP([.D31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19];[$datos.$V$2:.$X$15];2;0)" office:value-type="string" office:string-value="" calcext:value-type="error">
            <text:p>#N/D</text:p>
          </table:table-cell>
          <table:table-cell table:style-name="ce78" table:formula="of:=VLOOKUP([.L31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0];[$datos.$G$2:.$J$40];2;0)" office:value-type="string" office:string-value="" calcext:value-type="error">
            <text:p>#N/D</text:p>
          </table:table-cell>
          <table:table-cell table:style-name="ce78" table:formula="of:=VLOOKUP([.D320];[$datos.$G$2:.$J$40];3;0)" office:value-type="string" office:string-value="" calcext:value-type="error">
            <text:p>#N/D</text:p>
          </table:table-cell>
          <table:table-cell table:style-name="ce78" table:formula="of:=VLOOKUP([.D32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0];[$datos.$V$2:.$X$15];2;0)" office:value-type="string" office:string-value="" calcext:value-type="error">
            <text:p>#N/D</text:p>
          </table:table-cell>
          <table:table-cell table:style-name="ce78" table:formula="of:=VLOOKUP([.L32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1];[$datos.$G$2:.$J$40];2;0)" office:value-type="string" office:string-value="" calcext:value-type="error">
            <text:p>#N/D</text:p>
          </table:table-cell>
          <table:table-cell table:style-name="ce78" table:formula="of:=VLOOKUP([.D321];[$datos.$G$2:.$J$40];3;0)" office:value-type="string" office:string-value="" calcext:value-type="error">
            <text:p>#N/D</text:p>
          </table:table-cell>
          <table:table-cell table:style-name="ce78" table:formula="of:=VLOOKUP([.D32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1];[$datos.$V$2:.$X$15];2;0)" office:value-type="string" office:string-value="" calcext:value-type="error">
            <text:p>#N/D</text:p>
          </table:table-cell>
          <table:table-cell table:style-name="ce78" table:formula="of:=VLOOKUP([.L32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2];[$datos.$G$2:.$J$40];2;0)" office:value-type="string" office:string-value="" calcext:value-type="error">
            <text:p>#N/D</text:p>
          </table:table-cell>
          <table:table-cell table:style-name="ce78" table:formula="of:=VLOOKUP([.D322];[$datos.$G$2:.$J$40];3;0)" office:value-type="string" office:string-value="" calcext:value-type="error">
            <text:p>#N/D</text:p>
          </table:table-cell>
          <table:table-cell table:style-name="ce78" table:formula="of:=VLOOKUP([.D32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2];[$datos.$V$2:.$X$15];2;0)" office:value-type="string" office:string-value="" calcext:value-type="error">
            <text:p>#N/D</text:p>
          </table:table-cell>
          <table:table-cell table:style-name="ce78" table:formula="of:=VLOOKUP([.L32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3];[$datos.$G$2:.$J$40];2;0)" office:value-type="string" office:string-value="" calcext:value-type="error">
            <text:p>#N/D</text:p>
          </table:table-cell>
          <table:table-cell table:style-name="ce78" table:formula="of:=VLOOKUP([.D323];[$datos.$G$2:.$J$40];3;0)" office:value-type="string" office:string-value="" calcext:value-type="error">
            <text:p>#N/D</text:p>
          </table:table-cell>
          <table:table-cell table:style-name="ce78" table:formula="of:=VLOOKUP([.D32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3];[$datos.$V$2:.$X$15];2;0)" office:value-type="string" office:string-value="" calcext:value-type="error">
            <text:p>#N/D</text:p>
          </table:table-cell>
          <table:table-cell table:style-name="ce78" table:formula="of:=VLOOKUP([.L32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1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4];[$datos.$G$2:.$J$40];2;0)" office:value-type="string" office:string-value="" calcext:value-type="error">
            <text:p>#N/D</text:p>
          </table:table-cell>
          <table:table-cell table:style-name="ce78" table:formula="of:=VLOOKUP([.D324];[$datos.$G$2:.$J$40];3;0)" office:value-type="string" office:string-value="" calcext:value-type="error">
            <text:p>#N/D</text:p>
          </table:table-cell>
          <table:table-cell table:style-name="ce78" table:formula="of:=VLOOKUP([.D32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4];[$datos.$V$2:.$X$15];2;0)" office:value-type="string" office:string-value="" calcext:value-type="error">
            <text:p>#N/D</text:p>
          </table:table-cell>
          <table:table-cell table:style-name="ce78" table:formula="of:=VLOOKUP([.L32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5];[$datos.$G$2:.$J$40];2;0)" office:value-type="string" office:string-value="" calcext:value-type="error">
            <text:p>#N/D</text:p>
          </table:table-cell>
          <table:table-cell table:style-name="ce78" table:formula="of:=VLOOKUP([.D325];[$datos.$G$2:.$J$40];3;0)" office:value-type="string" office:string-value="" calcext:value-type="error">
            <text:p>#N/D</text:p>
          </table:table-cell>
          <table:table-cell table:style-name="ce78" table:formula="of:=VLOOKUP([.D32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5];[$datos.$V$2:.$X$15];2;0)" office:value-type="string" office:string-value="" calcext:value-type="error">
            <text:p>#N/D</text:p>
          </table:table-cell>
          <table:table-cell table:style-name="ce78" table:formula="of:=VLOOKUP([.L32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6];[$datos.$G$2:.$J$40];2;0)" office:value-type="string" office:string-value="" calcext:value-type="error">
            <text:p>#N/D</text:p>
          </table:table-cell>
          <table:table-cell table:style-name="ce78" table:formula="of:=VLOOKUP([.D326];[$datos.$G$2:.$J$40];3;0)" office:value-type="string" office:string-value="" calcext:value-type="error">
            <text:p>#N/D</text:p>
          </table:table-cell>
          <table:table-cell table:style-name="ce78" table:formula="of:=VLOOKUP([.D32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6];[$datos.$V$2:.$X$15];2;0)" office:value-type="string" office:string-value="" calcext:value-type="error">
            <text:p>#N/D</text:p>
          </table:table-cell>
          <table:table-cell table:style-name="ce78" table:formula="of:=VLOOKUP([.L32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7];[$datos.$G$2:.$J$40];2;0)" office:value-type="string" office:string-value="" calcext:value-type="error">
            <text:p>#N/D</text:p>
          </table:table-cell>
          <table:table-cell table:style-name="ce78" table:formula="of:=VLOOKUP([.D327];[$datos.$G$2:.$J$40];3;0)" office:value-type="string" office:string-value="" calcext:value-type="error">
            <text:p>#N/D</text:p>
          </table:table-cell>
          <table:table-cell table:style-name="ce78" table:formula="of:=VLOOKUP([.D32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7];[$datos.$V$2:.$X$15];2;0)" office:value-type="string" office:string-value="" calcext:value-type="error">
            <text:p>#N/D</text:p>
          </table:table-cell>
          <table:table-cell table:style-name="ce78" table:formula="of:=VLOOKUP([.L32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8];[$datos.$G$2:.$J$40];2;0)" office:value-type="string" office:string-value="" calcext:value-type="error">
            <text:p>#N/D</text:p>
          </table:table-cell>
          <table:table-cell table:style-name="ce78" table:formula="of:=VLOOKUP([.D328];[$datos.$G$2:.$J$40];3;0)" office:value-type="string" office:string-value="" calcext:value-type="error">
            <text:p>#N/D</text:p>
          </table:table-cell>
          <table:table-cell table:style-name="ce78" table:formula="of:=VLOOKUP([.D32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8];[$datos.$V$2:.$X$15];2;0)" office:value-type="string" office:string-value="" calcext:value-type="error">
            <text:p>#N/D</text:p>
          </table:table-cell>
          <table:table-cell table:style-name="ce78" table:formula="of:=VLOOKUP([.L32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29];[$datos.$G$2:.$J$40];2;0)" office:value-type="string" office:string-value="" calcext:value-type="error">
            <text:p>#N/D</text:p>
          </table:table-cell>
          <table:table-cell table:style-name="ce78" table:formula="of:=VLOOKUP([.D329];[$datos.$G$2:.$J$40];3;0)" office:value-type="string" office:string-value="" calcext:value-type="error">
            <text:p>#N/D</text:p>
          </table:table-cell>
          <table:table-cell table:style-name="ce78" table:formula="of:=VLOOKUP([.D32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29];[$datos.$V$2:.$X$15];2;0)" office:value-type="string" office:string-value="" calcext:value-type="error">
            <text:p>#N/D</text:p>
          </table:table-cell>
          <table:table-cell table:style-name="ce78" table:formula="of:=VLOOKUP([.L32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0];[$datos.$G$2:.$J$40];2;0)" office:value-type="string" office:string-value="" calcext:value-type="error">
            <text:p>#N/D</text:p>
          </table:table-cell>
          <table:table-cell table:style-name="ce78" table:formula="of:=VLOOKUP([.D330];[$datos.$G$2:.$J$40];3;0)" office:value-type="string" office:string-value="" calcext:value-type="error">
            <text:p>#N/D</text:p>
          </table:table-cell>
          <table:table-cell table:style-name="ce78" table:formula="of:=VLOOKUP([.D33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0];[$datos.$V$2:.$X$15];2;0)" office:value-type="string" office:string-value="" calcext:value-type="error">
            <text:p>#N/D</text:p>
          </table:table-cell>
          <table:table-cell table:style-name="ce78" table:formula="of:=VLOOKUP([.L33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1];[$datos.$G$2:.$J$40];2;0)" office:value-type="string" office:string-value="" calcext:value-type="error">
            <text:p>#N/D</text:p>
          </table:table-cell>
          <table:table-cell table:style-name="ce78" table:formula="of:=VLOOKUP([.D331];[$datos.$G$2:.$J$40];3;0)" office:value-type="string" office:string-value="" calcext:value-type="error">
            <text:p>#N/D</text:p>
          </table:table-cell>
          <table:table-cell table:style-name="ce78" table:formula="of:=VLOOKUP([.D33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1];[$datos.$V$2:.$X$15];2;0)" office:value-type="string" office:string-value="" calcext:value-type="error">
            <text:p>#N/D</text:p>
          </table:table-cell>
          <table:table-cell table:style-name="ce78" table:formula="of:=VLOOKUP([.L33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2];[$datos.$G$2:.$J$40];2;0)" office:value-type="string" office:string-value="" calcext:value-type="error">
            <text:p>#N/D</text:p>
          </table:table-cell>
          <table:table-cell table:style-name="ce78" table:formula="of:=VLOOKUP([.D332];[$datos.$G$2:.$J$40];3;0)" office:value-type="string" office:string-value="" calcext:value-type="error">
            <text:p>#N/D</text:p>
          </table:table-cell>
          <table:table-cell table:style-name="ce78" table:formula="of:=VLOOKUP([.D33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2];[$datos.$V$2:.$X$15];2;0)" office:value-type="string" office:string-value="" calcext:value-type="error">
            <text:p>#N/D</text:p>
          </table:table-cell>
          <table:table-cell table:style-name="ce78" table:formula="of:=VLOOKUP([.L33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3];[$datos.$G$2:.$J$40];2;0)" office:value-type="string" office:string-value="" calcext:value-type="error">
            <text:p>#N/D</text:p>
          </table:table-cell>
          <table:table-cell table:style-name="ce78" table:formula="of:=VLOOKUP([.D333];[$datos.$G$2:.$J$40];3;0)" office:value-type="string" office:string-value="" calcext:value-type="error">
            <text:p>#N/D</text:p>
          </table:table-cell>
          <table:table-cell table:style-name="ce78" table:formula="of:=VLOOKUP([.D33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3];[$datos.$V$2:.$X$15];2;0)" office:value-type="string" office:string-value="" calcext:value-type="error">
            <text:p>#N/D</text:p>
          </table:table-cell>
          <table:table-cell table:style-name="ce78" table:formula="of:=VLOOKUP([.L33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2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4];[$datos.$G$2:.$J$40];2;0)" office:value-type="string" office:string-value="" calcext:value-type="error">
            <text:p>#N/D</text:p>
          </table:table-cell>
          <table:table-cell table:style-name="ce78" table:formula="of:=VLOOKUP([.D334];[$datos.$G$2:.$J$40];3;0)" office:value-type="string" office:string-value="" calcext:value-type="error">
            <text:p>#N/D</text:p>
          </table:table-cell>
          <table:table-cell table:style-name="ce78" table:formula="of:=VLOOKUP([.D33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4];[$datos.$V$2:.$X$15];2;0)" office:value-type="string" office:string-value="" calcext:value-type="error">
            <text:p>#N/D</text:p>
          </table:table-cell>
          <table:table-cell table:style-name="ce78" table:formula="of:=VLOOKUP([.L33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5];[$datos.$G$2:.$J$40];2;0)" office:value-type="string" office:string-value="" calcext:value-type="error">
            <text:p>#N/D</text:p>
          </table:table-cell>
          <table:table-cell table:style-name="ce78" table:formula="of:=VLOOKUP([.D335];[$datos.$G$2:.$J$40];3;0)" office:value-type="string" office:string-value="" calcext:value-type="error">
            <text:p>#N/D</text:p>
          </table:table-cell>
          <table:table-cell table:style-name="ce78" table:formula="of:=VLOOKUP([.D33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5];[$datos.$V$2:.$X$15];2;0)" office:value-type="string" office:string-value="" calcext:value-type="error">
            <text:p>#N/D</text:p>
          </table:table-cell>
          <table:table-cell table:style-name="ce78" table:formula="of:=VLOOKUP([.L33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6];[$datos.$G$2:.$J$40];2;0)" office:value-type="string" office:string-value="" calcext:value-type="error">
            <text:p>#N/D</text:p>
          </table:table-cell>
          <table:table-cell table:style-name="ce78" table:formula="of:=VLOOKUP([.D336];[$datos.$G$2:.$J$40];3;0)" office:value-type="string" office:string-value="" calcext:value-type="error">
            <text:p>#N/D</text:p>
          </table:table-cell>
          <table:table-cell table:style-name="ce78" table:formula="of:=VLOOKUP([.D33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6];[$datos.$V$2:.$X$15];2;0)" office:value-type="string" office:string-value="" calcext:value-type="error">
            <text:p>#N/D</text:p>
          </table:table-cell>
          <table:table-cell table:style-name="ce78" table:formula="of:=VLOOKUP([.L33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7];[$datos.$G$2:.$J$40];2;0)" office:value-type="string" office:string-value="" calcext:value-type="error">
            <text:p>#N/D</text:p>
          </table:table-cell>
          <table:table-cell table:style-name="ce78" table:formula="of:=VLOOKUP([.D337];[$datos.$G$2:.$J$40];3;0)" office:value-type="string" office:string-value="" calcext:value-type="error">
            <text:p>#N/D</text:p>
          </table:table-cell>
          <table:table-cell table:style-name="ce78" table:formula="of:=VLOOKUP([.D33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7];[$datos.$V$2:.$X$15];2;0)" office:value-type="string" office:string-value="" calcext:value-type="error">
            <text:p>#N/D</text:p>
          </table:table-cell>
          <table:table-cell table:style-name="ce78" table:formula="of:=VLOOKUP([.L33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8];[$datos.$G$2:.$J$40];2;0)" office:value-type="string" office:string-value="" calcext:value-type="error">
            <text:p>#N/D</text:p>
          </table:table-cell>
          <table:table-cell table:style-name="ce78" table:formula="of:=VLOOKUP([.D338];[$datos.$G$2:.$J$40];3;0)" office:value-type="string" office:string-value="" calcext:value-type="error">
            <text:p>#N/D</text:p>
          </table:table-cell>
          <table:table-cell table:style-name="ce78" table:formula="of:=VLOOKUP([.D33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8];[$datos.$V$2:.$X$15];2;0)" office:value-type="string" office:string-value="" calcext:value-type="error">
            <text:p>#N/D</text:p>
          </table:table-cell>
          <table:table-cell table:style-name="ce78" table:formula="of:=VLOOKUP([.L33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39];[$datos.$G$2:.$J$40];2;0)" office:value-type="string" office:string-value="" calcext:value-type="error">
            <text:p>#N/D</text:p>
          </table:table-cell>
          <table:table-cell table:style-name="ce78" table:formula="of:=VLOOKUP([.D339];[$datos.$G$2:.$J$40];3;0)" office:value-type="string" office:string-value="" calcext:value-type="error">
            <text:p>#N/D</text:p>
          </table:table-cell>
          <table:table-cell table:style-name="ce78" table:formula="of:=VLOOKUP([.D33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39];[$datos.$V$2:.$X$15];2;0)" office:value-type="string" office:string-value="" calcext:value-type="error">
            <text:p>#N/D</text:p>
          </table:table-cell>
          <table:table-cell table:style-name="ce78" table:formula="of:=VLOOKUP([.L33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0];[$datos.$G$2:.$J$40];2;0)" office:value-type="string" office:string-value="" calcext:value-type="error">
            <text:p>#N/D</text:p>
          </table:table-cell>
          <table:table-cell table:style-name="ce78" table:formula="of:=VLOOKUP([.D340];[$datos.$G$2:.$J$40];3;0)" office:value-type="string" office:string-value="" calcext:value-type="error">
            <text:p>#N/D</text:p>
          </table:table-cell>
          <table:table-cell table:style-name="ce78" table:formula="of:=VLOOKUP([.D34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0];[$datos.$V$2:.$X$15];2;0)" office:value-type="string" office:string-value="" calcext:value-type="error">
            <text:p>#N/D</text:p>
          </table:table-cell>
          <table:table-cell table:style-name="ce78" table:formula="of:=VLOOKUP([.L34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1];[$datos.$G$2:.$J$40];2;0)" office:value-type="string" office:string-value="" calcext:value-type="error">
            <text:p>#N/D</text:p>
          </table:table-cell>
          <table:table-cell table:style-name="ce78" table:formula="of:=VLOOKUP([.D341];[$datos.$G$2:.$J$40];3;0)" office:value-type="string" office:string-value="" calcext:value-type="error">
            <text:p>#N/D</text:p>
          </table:table-cell>
          <table:table-cell table:style-name="ce78" table:formula="of:=VLOOKUP([.D34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1];[$datos.$V$2:.$X$15];2;0)" office:value-type="string" office:string-value="" calcext:value-type="error">
            <text:p>#N/D</text:p>
          </table:table-cell>
          <table:table-cell table:style-name="ce78" table:formula="of:=VLOOKUP([.L34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2];[$datos.$G$2:.$J$40];2;0)" office:value-type="string" office:string-value="" calcext:value-type="error">
            <text:p>#N/D</text:p>
          </table:table-cell>
          <table:table-cell table:style-name="ce78" table:formula="of:=VLOOKUP([.D342];[$datos.$G$2:.$J$40];3;0)" office:value-type="string" office:string-value="" calcext:value-type="error">
            <text:p>#N/D</text:p>
          </table:table-cell>
          <table:table-cell table:style-name="ce78" table:formula="of:=VLOOKUP([.D34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2];[$datos.$V$2:.$X$15];2;0)" office:value-type="string" office:string-value="" calcext:value-type="error">
            <text:p>#N/D</text:p>
          </table:table-cell>
          <table:table-cell table:style-name="ce78" table:formula="of:=VLOOKUP([.L34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3];[$datos.$G$2:.$J$40];2;0)" office:value-type="string" office:string-value="" calcext:value-type="error">
            <text:p>#N/D</text:p>
          </table:table-cell>
          <table:table-cell table:style-name="ce78" table:formula="of:=VLOOKUP([.D343];[$datos.$G$2:.$J$40];3;0)" office:value-type="string" office:string-value="" calcext:value-type="error">
            <text:p>#N/D</text:p>
          </table:table-cell>
          <table:table-cell table:style-name="ce78" table:formula="of:=VLOOKUP([.D34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3];[$datos.$V$2:.$X$15];2;0)" office:value-type="string" office:string-value="" calcext:value-type="error">
            <text:p>#N/D</text:p>
          </table:table-cell>
          <table:table-cell table:style-name="ce78" table:formula="of:=VLOOKUP([.L34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3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4];[$datos.$G$2:.$J$40];2;0)" office:value-type="string" office:string-value="" calcext:value-type="error">
            <text:p>#N/D</text:p>
          </table:table-cell>
          <table:table-cell table:style-name="ce78" table:formula="of:=VLOOKUP([.D344];[$datos.$G$2:.$J$40];3;0)" office:value-type="string" office:string-value="" calcext:value-type="error">
            <text:p>#N/D</text:p>
          </table:table-cell>
          <table:table-cell table:style-name="ce78" table:formula="of:=VLOOKUP([.D34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4];[$datos.$V$2:.$X$15];2;0)" office:value-type="string" office:string-value="" calcext:value-type="error">
            <text:p>#N/D</text:p>
          </table:table-cell>
          <table:table-cell table:style-name="ce78" table:formula="of:=VLOOKUP([.L34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5];[$datos.$G$2:.$J$40];2;0)" office:value-type="string" office:string-value="" calcext:value-type="error">
            <text:p>#N/D</text:p>
          </table:table-cell>
          <table:table-cell table:style-name="ce78" table:formula="of:=VLOOKUP([.D345];[$datos.$G$2:.$J$40];3;0)" office:value-type="string" office:string-value="" calcext:value-type="error">
            <text:p>#N/D</text:p>
          </table:table-cell>
          <table:table-cell table:style-name="ce78" table:formula="of:=VLOOKUP([.D34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5];[$datos.$V$2:.$X$15];2;0)" office:value-type="string" office:string-value="" calcext:value-type="error">
            <text:p>#N/D</text:p>
          </table:table-cell>
          <table:table-cell table:style-name="ce78" table:formula="of:=VLOOKUP([.L34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6];[$datos.$G$2:.$J$40];2;0)" office:value-type="string" office:string-value="" calcext:value-type="error">
            <text:p>#N/D</text:p>
          </table:table-cell>
          <table:table-cell table:style-name="ce78" table:formula="of:=VLOOKUP([.D346];[$datos.$G$2:.$J$40];3;0)" office:value-type="string" office:string-value="" calcext:value-type="error">
            <text:p>#N/D</text:p>
          </table:table-cell>
          <table:table-cell table:style-name="ce78" table:formula="of:=VLOOKUP([.D34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6];[$datos.$V$2:.$X$15];2;0)" office:value-type="string" office:string-value="" calcext:value-type="error">
            <text:p>#N/D</text:p>
          </table:table-cell>
          <table:table-cell table:style-name="ce78" table:formula="of:=VLOOKUP([.L34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7];[$datos.$G$2:.$J$40];2;0)" office:value-type="string" office:string-value="" calcext:value-type="error">
            <text:p>#N/D</text:p>
          </table:table-cell>
          <table:table-cell table:style-name="ce78" table:formula="of:=VLOOKUP([.D347];[$datos.$G$2:.$J$40];3;0)" office:value-type="string" office:string-value="" calcext:value-type="error">
            <text:p>#N/D</text:p>
          </table:table-cell>
          <table:table-cell table:style-name="ce78" table:formula="of:=VLOOKUP([.D34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7];[$datos.$V$2:.$X$15];2;0)" office:value-type="string" office:string-value="" calcext:value-type="error">
            <text:p>#N/D</text:p>
          </table:table-cell>
          <table:table-cell table:style-name="ce78" table:formula="of:=VLOOKUP([.L34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8];[$datos.$G$2:.$J$40];2;0)" office:value-type="string" office:string-value="" calcext:value-type="error">
            <text:p>#N/D</text:p>
          </table:table-cell>
          <table:table-cell table:style-name="ce78" table:formula="of:=VLOOKUP([.D348];[$datos.$G$2:.$J$40];3;0)" office:value-type="string" office:string-value="" calcext:value-type="error">
            <text:p>#N/D</text:p>
          </table:table-cell>
          <table:table-cell table:style-name="ce78" table:formula="of:=VLOOKUP([.D34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8];[$datos.$V$2:.$X$15];2;0)" office:value-type="string" office:string-value="" calcext:value-type="error">
            <text:p>#N/D</text:p>
          </table:table-cell>
          <table:table-cell table:style-name="ce78" table:formula="of:=VLOOKUP([.L34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49];[$datos.$G$2:.$J$40];2;0)" office:value-type="string" office:string-value="" calcext:value-type="error">
            <text:p>#N/D</text:p>
          </table:table-cell>
          <table:table-cell table:style-name="ce78" table:formula="of:=VLOOKUP([.D349];[$datos.$G$2:.$J$40];3;0)" office:value-type="string" office:string-value="" calcext:value-type="error">
            <text:p>#N/D</text:p>
          </table:table-cell>
          <table:table-cell table:style-name="ce78" table:formula="of:=VLOOKUP([.D34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49];[$datos.$V$2:.$X$15];2;0)" office:value-type="string" office:string-value="" calcext:value-type="error">
            <text:p>#N/D</text:p>
          </table:table-cell>
          <table:table-cell table:style-name="ce78" table:formula="of:=VLOOKUP([.L34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0];[$datos.$G$2:.$J$40];2;0)" office:value-type="string" office:string-value="" calcext:value-type="error">
            <text:p>#N/D</text:p>
          </table:table-cell>
          <table:table-cell table:style-name="ce78" table:formula="of:=VLOOKUP([.D350];[$datos.$G$2:.$J$40];3;0)" office:value-type="string" office:string-value="" calcext:value-type="error">
            <text:p>#N/D</text:p>
          </table:table-cell>
          <table:table-cell table:style-name="ce78" table:formula="of:=VLOOKUP([.D35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0];[$datos.$V$2:.$X$15];2;0)" office:value-type="string" office:string-value="" calcext:value-type="error">
            <text:p>#N/D</text:p>
          </table:table-cell>
          <table:table-cell table:style-name="ce78" table:formula="of:=VLOOKUP([.L35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1];[$datos.$G$2:.$J$40];2;0)" office:value-type="string" office:string-value="" calcext:value-type="error">
            <text:p>#N/D</text:p>
          </table:table-cell>
          <table:table-cell table:style-name="ce78" table:formula="of:=VLOOKUP([.D351];[$datos.$G$2:.$J$40];3;0)" office:value-type="string" office:string-value="" calcext:value-type="error">
            <text:p>#N/D</text:p>
          </table:table-cell>
          <table:table-cell table:style-name="ce78" table:formula="of:=VLOOKUP([.D35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1];[$datos.$V$2:.$X$15];2;0)" office:value-type="string" office:string-value="" calcext:value-type="error">
            <text:p>#N/D</text:p>
          </table:table-cell>
          <table:table-cell table:style-name="ce78" table:formula="of:=VLOOKUP([.L35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2];[$datos.$G$2:.$J$40];2;0)" office:value-type="string" office:string-value="" calcext:value-type="error">
            <text:p>#N/D</text:p>
          </table:table-cell>
          <table:table-cell table:style-name="ce78" table:formula="of:=VLOOKUP([.D352];[$datos.$G$2:.$J$40];3;0)" office:value-type="string" office:string-value="" calcext:value-type="error">
            <text:p>#N/D</text:p>
          </table:table-cell>
          <table:table-cell table:style-name="ce78" table:formula="of:=VLOOKUP([.D35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2];[$datos.$V$2:.$X$15];2;0)" office:value-type="string" office:string-value="" calcext:value-type="error">
            <text:p>#N/D</text:p>
          </table:table-cell>
          <table:table-cell table:style-name="ce78" table:formula="of:=VLOOKUP([.L35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3];[$datos.$G$2:.$J$40];2;0)" office:value-type="string" office:string-value="" calcext:value-type="error">
            <text:p>#N/D</text:p>
          </table:table-cell>
          <table:table-cell table:style-name="ce78" table:formula="of:=VLOOKUP([.D353];[$datos.$G$2:.$J$40];3;0)" office:value-type="string" office:string-value="" calcext:value-type="error">
            <text:p>#N/D</text:p>
          </table:table-cell>
          <table:table-cell table:style-name="ce78" table:formula="of:=VLOOKUP([.D35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3];[$datos.$V$2:.$X$15];2;0)" office:value-type="string" office:string-value="" calcext:value-type="error">
            <text:p>#N/D</text:p>
          </table:table-cell>
          <table:table-cell table:style-name="ce78" table:formula="of:=VLOOKUP([.L35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4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4];[$datos.$G$2:.$J$40];2;0)" office:value-type="string" office:string-value="" calcext:value-type="error">
            <text:p>#N/D</text:p>
          </table:table-cell>
          <table:table-cell table:style-name="ce78" table:formula="of:=VLOOKUP([.D354];[$datos.$G$2:.$J$40];3;0)" office:value-type="string" office:string-value="" calcext:value-type="error">
            <text:p>#N/D</text:p>
          </table:table-cell>
          <table:table-cell table:style-name="ce78" table:formula="of:=VLOOKUP([.D35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4];[$datos.$V$2:.$X$15];2;0)" office:value-type="string" office:string-value="" calcext:value-type="error">
            <text:p>#N/D</text:p>
          </table:table-cell>
          <table:table-cell table:style-name="ce78" table:formula="of:=VLOOKUP([.L35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5];[$datos.$G$2:.$J$40];2;0)" office:value-type="string" office:string-value="" calcext:value-type="error">
            <text:p>#N/D</text:p>
          </table:table-cell>
          <table:table-cell table:style-name="ce78" table:formula="of:=VLOOKUP([.D355];[$datos.$G$2:.$J$40];3;0)" office:value-type="string" office:string-value="" calcext:value-type="error">
            <text:p>#N/D</text:p>
          </table:table-cell>
          <table:table-cell table:style-name="ce78" table:formula="of:=VLOOKUP([.D35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5];[$datos.$V$2:.$X$15];2;0)" office:value-type="string" office:string-value="" calcext:value-type="error">
            <text:p>#N/D</text:p>
          </table:table-cell>
          <table:table-cell table:style-name="ce78" table:formula="of:=VLOOKUP([.L35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6];[$datos.$G$2:.$J$40];2;0)" office:value-type="string" office:string-value="" calcext:value-type="error">
            <text:p>#N/D</text:p>
          </table:table-cell>
          <table:table-cell table:style-name="ce78" table:formula="of:=VLOOKUP([.D356];[$datos.$G$2:.$J$40];3;0)" office:value-type="string" office:string-value="" calcext:value-type="error">
            <text:p>#N/D</text:p>
          </table:table-cell>
          <table:table-cell table:style-name="ce78" table:formula="of:=VLOOKUP([.D35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6];[$datos.$V$2:.$X$15];2;0)" office:value-type="string" office:string-value="" calcext:value-type="error">
            <text:p>#N/D</text:p>
          </table:table-cell>
          <table:table-cell table:style-name="ce78" table:formula="of:=VLOOKUP([.L35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7];[$datos.$G$2:.$J$40];2;0)" office:value-type="string" office:string-value="" calcext:value-type="error">
            <text:p>#N/D</text:p>
          </table:table-cell>
          <table:table-cell table:style-name="ce78" table:formula="of:=VLOOKUP([.D357];[$datos.$G$2:.$J$40];3;0)" office:value-type="string" office:string-value="" calcext:value-type="error">
            <text:p>#N/D</text:p>
          </table:table-cell>
          <table:table-cell table:style-name="ce78" table:formula="of:=VLOOKUP([.D35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7];[$datos.$V$2:.$X$15];2;0)" office:value-type="string" office:string-value="" calcext:value-type="error">
            <text:p>#N/D</text:p>
          </table:table-cell>
          <table:table-cell table:style-name="ce78" table:formula="of:=VLOOKUP([.L35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8];[$datos.$G$2:.$J$40];2;0)" office:value-type="string" office:string-value="" calcext:value-type="error">
            <text:p>#N/D</text:p>
          </table:table-cell>
          <table:table-cell table:style-name="ce78" table:formula="of:=VLOOKUP([.D358];[$datos.$G$2:.$J$40];3;0)" office:value-type="string" office:string-value="" calcext:value-type="error">
            <text:p>#N/D</text:p>
          </table:table-cell>
          <table:table-cell table:style-name="ce78" table:formula="of:=VLOOKUP([.D35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8];[$datos.$V$2:.$X$15];2;0)" office:value-type="string" office:string-value="" calcext:value-type="error">
            <text:p>#N/D</text:p>
          </table:table-cell>
          <table:table-cell table:style-name="ce78" table:formula="of:=VLOOKUP([.L35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59];[$datos.$G$2:.$J$40];2;0)" office:value-type="string" office:string-value="" calcext:value-type="error">
            <text:p>#N/D</text:p>
          </table:table-cell>
          <table:table-cell table:style-name="ce78" table:formula="of:=VLOOKUP([.D359];[$datos.$G$2:.$J$40];3;0)" office:value-type="string" office:string-value="" calcext:value-type="error">
            <text:p>#N/D</text:p>
          </table:table-cell>
          <table:table-cell table:style-name="ce78" table:formula="of:=VLOOKUP([.D35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59];[$datos.$V$2:.$X$15];2;0)" office:value-type="string" office:string-value="" calcext:value-type="error">
            <text:p>#N/D</text:p>
          </table:table-cell>
          <table:table-cell table:style-name="ce78" table:formula="of:=VLOOKUP([.L35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0];[$datos.$G$2:.$J$40];2;0)" office:value-type="string" office:string-value="" calcext:value-type="error">
            <text:p>#N/D</text:p>
          </table:table-cell>
          <table:table-cell table:style-name="ce78" table:formula="of:=VLOOKUP([.D360];[$datos.$G$2:.$J$40];3;0)" office:value-type="string" office:string-value="" calcext:value-type="error">
            <text:p>#N/D</text:p>
          </table:table-cell>
          <table:table-cell table:style-name="ce78" table:formula="of:=VLOOKUP([.D36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0];[$datos.$V$2:.$X$15];2;0)" office:value-type="string" office:string-value="" calcext:value-type="error">
            <text:p>#N/D</text:p>
          </table:table-cell>
          <table:table-cell table:style-name="ce78" table:formula="of:=VLOOKUP([.L36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1];[$datos.$G$2:.$J$40];2;0)" office:value-type="string" office:string-value="" calcext:value-type="error">
            <text:p>#N/D</text:p>
          </table:table-cell>
          <table:table-cell table:style-name="ce78" table:formula="of:=VLOOKUP([.D361];[$datos.$G$2:.$J$40];3;0)" office:value-type="string" office:string-value="" calcext:value-type="error">
            <text:p>#N/D</text:p>
          </table:table-cell>
          <table:table-cell table:style-name="ce78" table:formula="of:=VLOOKUP([.D36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1];[$datos.$V$2:.$X$15];2;0)" office:value-type="string" office:string-value="" calcext:value-type="error">
            <text:p>#N/D</text:p>
          </table:table-cell>
          <table:table-cell table:style-name="ce78" table:formula="of:=VLOOKUP([.L36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2];[$datos.$G$2:.$J$40];2;0)" office:value-type="string" office:string-value="" calcext:value-type="error">
            <text:p>#N/D</text:p>
          </table:table-cell>
          <table:table-cell table:style-name="ce78" table:formula="of:=VLOOKUP([.D362];[$datos.$G$2:.$J$40];3;0)" office:value-type="string" office:string-value="" calcext:value-type="error">
            <text:p>#N/D</text:p>
          </table:table-cell>
          <table:table-cell table:style-name="ce78" table:formula="of:=VLOOKUP([.D36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2];[$datos.$V$2:.$X$15];2;0)" office:value-type="string" office:string-value="" calcext:value-type="error">
            <text:p>#N/D</text:p>
          </table:table-cell>
          <table:table-cell table:style-name="ce78" table:formula="of:=VLOOKUP([.L36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3];[$datos.$G$2:.$J$40];2;0)" office:value-type="string" office:string-value="" calcext:value-type="error">
            <text:p>#N/D</text:p>
          </table:table-cell>
          <table:table-cell table:style-name="ce78" table:formula="of:=VLOOKUP([.D363];[$datos.$G$2:.$J$40];3;0)" office:value-type="string" office:string-value="" calcext:value-type="error">
            <text:p>#N/D</text:p>
          </table:table-cell>
          <table:table-cell table:style-name="ce78" table:formula="of:=VLOOKUP([.D36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3];[$datos.$V$2:.$X$15];2;0)" office:value-type="string" office:string-value="" calcext:value-type="error">
            <text:p>#N/D</text:p>
          </table:table-cell>
          <table:table-cell table:style-name="ce78" table:formula="of:=VLOOKUP([.L36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5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4];[$datos.$G$2:.$J$40];2;0)" office:value-type="string" office:string-value="" calcext:value-type="error">
            <text:p>#N/D</text:p>
          </table:table-cell>
          <table:table-cell table:style-name="ce78" table:formula="of:=VLOOKUP([.D364];[$datos.$G$2:.$J$40];3;0)" office:value-type="string" office:string-value="" calcext:value-type="error">
            <text:p>#N/D</text:p>
          </table:table-cell>
          <table:table-cell table:style-name="ce78" table:formula="of:=VLOOKUP([.D36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4];[$datos.$V$2:.$X$15];2;0)" office:value-type="string" office:string-value="" calcext:value-type="error">
            <text:p>#N/D</text:p>
          </table:table-cell>
          <table:table-cell table:style-name="ce78" table:formula="of:=VLOOKUP([.L36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5];[$datos.$G$2:.$J$40];2;0)" office:value-type="string" office:string-value="" calcext:value-type="error">
            <text:p>#N/D</text:p>
          </table:table-cell>
          <table:table-cell table:style-name="ce78" table:formula="of:=VLOOKUP([.D365];[$datos.$G$2:.$J$40];3;0)" office:value-type="string" office:string-value="" calcext:value-type="error">
            <text:p>#N/D</text:p>
          </table:table-cell>
          <table:table-cell table:style-name="ce78" table:formula="of:=VLOOKUP([.D36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5];[$datos.$V$2:.$X$15];2;0)" office:value-type="string" office:string-value="" calcext:value-type="error">
            <text:p>#N/D</text:p>
          </table:table-cell>
          <table:table-cell table:style-name="ce78" table:formula="of:=VLOOKUP([.L36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6];[$datos.$G$2:.$J$40];2;0)" office:value-type="string" office:string-value="" calcext:value-type="error">
            <text:p>#N/D</text:p>
          </table:table-cell>
          <table:table-cell table:style-name="ce78" table:formula="of:=VLOOKUP([.D366];[$datos.$G$2:.$J$40];3;0)" office:value-type="string" office:string-value="" calcext:value-type="error">
            <text:p>#N/D</text:p>
          </table:table-cell>
          <table:table-cell table:style-name="ce78" table:formula="of:=VLOOKUP([.D36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6];[$datos.$V$2:.$X$15];2;0)" office:value-type="string" office:string-value="" calcext:value-type="error">
            <text:p>#N/D</text:p>
          </table:table-cell>
          <table:table-cell table:style-name="ce78" table:formula="of:=VLOOKUP([.L36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7];[$datos.$G$2:.$J$40];2;0)" office:value-type="string" office:string-value="" calcext:value-type="error">
            <text:p>#N/D</text:p>
          </table:table-cell>
          <table:table-cell table:style-name="ce78" table:formula="of:=VLOOKUP([.D367];[$datos.$G$2:.$J$40];3;0)" office:value-type="string" office:string-value="" calcext:value-type="error">
            <text:p>#N/D</text:p>
          </table:table-cell>
          <table:table-cell table:style-name="ce78" table:formula="of:=VLOOKUP([.D36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7];[$datos.$V$2:.$X$15];2;0)" office:value-type="string" office:string-value="" calcext:value-type="error">
            <text:p>#N/D</text:p>
          </table:table-cell>
          <table:table-cell table:style-name="ce78" table:formula="of:=VLOOKUP([.L36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8];[$datos.$G$2:.$J$40];2;0)" office:value-type="string" office:string-value="" calcext:value-type="error">
            <text:p>#N/D</text:p>
          </table:table-cell>
          <table:table-cell table:style-name="ce78" table:formula="of:=VLOOKUP([.D368];[$datos.$G$2:.$J$40];3;0)" office:value-type="string" office:string-value="" calcext:value-type="error">
            <text:p>#N/D</text:p>
          </table:table-cell>
          <table:table-cell table:style-name="ce78" table:formula="of:=VLOOKUP([.D36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8];[$datos.$V$2:.$X$15];2;0)" office:value-type="string" office:string-value="" calcext:value-type="error">
            <text:p>#N/D</text:p>
          </table:table-cell>
          <table:table-cell table:style-name="ce78" table:formula="of:=VLOOKUP([.L36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69];[$datos.$G$2:.$J$40];2;0)" office:value-type="string" office:string-value="" calcext:value-type="error">
            <text:p>#N/D</text:p>
          </table:table-cell>
          <table:table-cell table:style-name="ce78" table:formula="of:=VLOOKUP([.D369];[$datos.$G$2:.$J$40];3;0)" office:value-type="string" office:string-value="" calcext:value-type="error">
            <text:p>#N/D</text:p>
          </table:table-cell>
          <table:table-cell table:style-name="ce78" table:formula="of:=VLOOKUP([.D36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69];[$datos.$V$2:.$X$15];2;0)" office:value-type="string" office:string-value="" calcext:value-type="error">
            <text:p>#N/D</text:p>
          </table:table-cell>
          <table:table-cell table:style-name="ce78" table:formula="of:=VLOOKUP([.L36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0];[$datos.$G$2:.$J$40];2;0)" office:value-type="string" office:string-value="" calcext:value-type="error">
            <text:p>#N/D</text:p>
          </table:table-cell>
          <table:table-cell table:style-name="ce78" table:formula="of:=VLOOKUP([.D370];[$datos.$G$2:.$J$40];3;0)" office:value-type="string" office:string-value="" calcext:value-type="error">
            <text:p>#N/D</text:p>
          </table:table-cell>
          <table:table-cell table:style-name="ce78" table:formula="of:=VLOOKUP([.D37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0];[$datos.$V$2:.$X$15];2;0)" office:value-type="string" office:string-value="" calcext:value-type="error">
            <text:p>#N/D</text:p>
          </table:table-cell>
          <table:table-cell table:style-name="ce78" table:formula="of:=VLOOKUP([.L37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1];[$datos.$G$2:.$J$40];2;0)" office:value-type="string" office:string-value="" calcext:value-type="error">
            <text:p>#N/D</text:p>
          </table:table-cell>
          <table:table-cell table:style-name="ce78" table:formula="of:=VLOOKUP([.D371];[$datos.$G$2:.$J$40];3;0)" office:value-type="string" office:string-value="" calcext:value-type="error">
            <text:p>#N/D</text:p>
          </table:table-cell>
          <table:table-cell table:style-name="ce78" table:formula="of:=VLOOKUP([.D37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1];[$datos.$V$2:.$X$15];2;0)" office:value-type="string" office:string-value="" calcext:value-type="error">
            <text:p>#N/D</text:p>
          </table:table-cell>
          <table:table-cell table:style-name="ce78" table:formula="of:=VLOOKUP([.L37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2];[$datos.$G$2:.$J$40];2;0)" office:value-type="string" office:string-value="" calcext:value-type="error">
            <text:p>#N/D</text:p>
          </table:table-cell>
          <table:table-cell table:style-name="ce78" table:formula="of:=VLOOKUP([.D372];[$datos.$G$2:.$J$40];3;0)" office:value-type="string" office:string-value="" calcext:value-type="error">
            <text:p>#N/D</text:p>
          </table:table-cell>
          <table:table-cell table:style-name="ce78" table:formula="of:=VLOOKUP([.D37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2];[$datos.$V$2:.$X$15];2;0)" office:value-type="string" office:string-value="" calcext:value-type="error">
            <text:p>#N/D</text:p>
          </table:table-cell>
          <table:table-cell table:style-name="ce78" table:formula="of:=VLOOKUP([.L37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3];[$datos.$G$2:.$J$40];2;0)" office:value-type="string" office:string-value="" calcext:value-type="error">
            <text:p>#N/D</text:p>
          </table:table-cell>
          <table:table-cell table:style-name="ce78" table:formula="of:=VLOOKUP([.D373];[$datos.$G$2:.$J$40];3;0)" office:value-type="string" office:string-value="" calcext:value-type="error">
            <text:p>#N/D</text:p>
          </table:table-cell>
          <table:table-cell table:style-name="ce78" table:formula="of:=VLOOKUP([.D37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3];[$datos.$V$2:.$X$15];2;0)" office:value-type="string" office:string-value="" calcext:value-type="error">
            <text:p>#N/D</text:p>
          </table:table-cell>
          <table:table-cell table:style-name="ce78" table:formula="of:=VLOOKUP([.L37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6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4];[$datos.$G$2:.$J$40];2;0)" office:value-type="string" office:string-value="" calcext:value-type="error">
            <text:p>#N/D</text:p>
          </table:table-cell>
          <table:table-cell table:style-name="ce78" table:formula="of:=VLOOKUP([.D374];[$datos.$G$2:.$J$40];3;0)" office:value-type="string" office:string-value="" calcext:value-type="error">
            <text:p>#N/D</text:p>
          </table:table-cell>
          <table:table-cell table:style-name="ce78" table:formula="of:=VLOOKUP([.D37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4];[$datos.$V$2:.$X$15];2;0)" office:value-type="string" office:string-value="" calcext:value-type="error">
            <text:p>#N/D</text:p>
          </table:table-cell>
          <table:table-cell table:style-name="ce78" table:formula="of:=VLOOKUP([.L37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5];[$datos.$G$2:.$J$40];2;0)" office:value-type="string" office:string-value="" calcext:value-type="error">
            <text:p>#N/D</text:p>
          </table:table-cell>
          <table:table-cell table:style-name="ce78" table:formula="of:=VLOOKUP([.D375];[$datos.$G$2:.$J$40];3;0)" office:value-type="string" office:string-value="" calcext:value-type="error">
            <text:p>#N/D</text:p>
          </table:table-cell>
          <table:table-cell table:style-name="ce78" table:formula="of:=VLOOKUP([.D37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5];[$datos.$V$2:.$X$15];2;0)" office:value-type="string" office:string-value="" calcext:value-type="error">
            <text:p>#N/D</text:p>
          </table:table-cell>
          <table:table-cell table:style-name="ce78" table:formula="of:=VLOOKUP([.L37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6];[$datos.$G$2:.$J$40];2;0)" office:value-type="string" office:string-value="" calcext:value-type="error">
            <text:p>#N/D</text:p>
          </table:table-cell>
          <table:table-cell table:style-name="ce78" table:formula="of:=VLOOKUP([.D376];[$datos.$G$2:.$J$40];3;0)" office:value-type="string" office:string-value="" calcext:value-type="error">
            <text:p>#N/D</text:p>
          </table:table-cell>
          <table:table-cell table:style-name="ce78" table:formula="of:=VLOOKUP([.D37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6];[$datos.$V$2:.$X$15];2;0)" office:value-type="string" office:string-value="" calcext:value-type="error">
            <text:p>#N/D</text:p>
          </table:table-cell>
          <table:table-cell table:style-name="ce78" table:formula="of:=VLOOKUP([.L37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7];[$datos.$G$2:.$J$40];2;0)" office:value-type="string" office:string-value="" calcext:value-type="error">
            <text:p>#N/D</text:p>
          </table:table-cell>
          <table:table-cell table:style-name="ce78" table:formula="of:=VLOOKUP([.D377];[$datos.$G$2:.$J$40];3;0)" office:value-type="string" office:string-value="" calcext:value-type="error">
            <text:p>#N/D</text:p>
          </table:table-cell>
          <table:table-cell table:style-name="ce78" table:formula="of:=VLOOKUP([.D37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7];[$datos.$V$2:.$X$15];2;0)" office:value-type="string" office:string-value="" calcext:value-type="error">
            <text:p>#N/D</text:p>
          </table:table-cell>
          <table:table-cell table:style-name="ce78" table:formula="of:=VLOOKUP([.L37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8];[$datos.$G$2:.$J$40];2;0)" office:value-type="string" office:string-value="" calcext:value-type="error">
            <text:p>#N/D</text:p>
          </table:table-cell>
          <table:table-cell table:style-name="ce78" table:formula="of:=VLOOKUP([.D378];[$datos.$G$2:.$J$40];3;0)" office:value-type="string" office:string-value="" calcext:value-type="error">
            <text:p>#N/D</text:p>
          </table:table-cell>
          <table:table-cell table:style-name="ce78" table:formula="of:=VLOOKUP([.D37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8];[$datos.$V$2:.$X$15];2;0)" office:value-type="string" office:string-value="" calcext:value-type="error">
            <text:p>#N/D</text:p>
          </table:table-cell>
          <table:table-cell table:style-name="ce78" table:formula="of:=VLOOKUP([.L37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79];[$datos.$G$2:.$J$40];2;0)" office:value-type="string" office:string-value="" calcext:value-type="error">
            <text:p>#N/D</text:p>
          </table:table-cell>
          <table:table-cell table:style-name="ce78" table:formula="of:=VLOOKUP([.D379];[$datos.$G$2:.$J$40];3;0)" office:value-type="string" office:string-value="" calcext:value-type="error">
            <text:p>#N/D</text:p>
          </table:table-cell>
          <table:table-cell table:style-name="ce78" table:formula="of:=VLOOKUP([.D37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79];[$datos.$V$2:.$X$15];2;0)" office:value-type="string" office:string-value="" calcext:value-type="error">
            <text:p>#N/D</text:p>
          </table:table-cell>
          <table:table-cell table:style-name="ce78" table:formula="of:=VLOOKUP([.L37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0];[$datos.$G$2:.$J$40];2;0)" office:value-type="string" office:string-value="" calcext:value-type="error">
            <text:p>#N/D</text:p>
          </table:table-cell>
          <table:table-cell table:style-name="ce78" table:formula="of:=VLOOKUP([.D380];[$datos.$G$2:.$J$40];3;0)" office:value-type="string" office:string-value="" calcext:value-type="error">
            <text:p>#N/D</text:p>
          </table:table-cell>
          <table:table-cell table:style-name="ce78" table:formula="of:=VLOOKUP([.D38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0];[$datos.$V$2:.$X$15];2;0)" office:value-type="string" office:string-value="" calcext:value-type="error">
            <text:p>#N/D</text:p>
          </table:table-cell>
          <table:table-cell table:style-name="ce78" table:formula="of:=VLOOKUP([.L38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1];[$datos.$G$2:.$J$40];2;0)" office:value-type="string" office:string-value="" calcext:value-type="error">
            <text:p>#N/D</text:p>
          </table:table-cell>
          <table:table-cell table:style-name="ce78" table:formula="of:=VLOOKUP([.D381];[$datos.$G$2:.$J$40];3;0)" office:value-type="string" office:string-value="" calcext:value-type="error">
            <text:p>#N/D</text:p>
          </table:table-cell>
          <table:table-cell table:style-name="ce78" table:formula="of:=VLOOKUP([.D38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1];[$datos.$V$2:.$X$15];2;0)" office:value-type="string" office:string-value="" calcext:value-type="error">
            <text:p>#N/D</text:p>
          </table:table-cell>
          <table:table-cell table:style-name="ce78" table:formula="of:=VLOOKUP([.L38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2];[$datos.$G$2:.$J$40];2;0)" office:value-type="string" office:string-value="" calcext:value-type="error">
            <text:p>#N/D</text:p>
          </table:table-cell>
          <table:table-cell table:style-name="ce78" table:formula="of:=VLOOKUP([.D382];[$datos.$G$2:.$J$40];3;0)" office:value-type="string" office:string-value="" calcext:value-type="error">
            <text:p>#N/D</text:p>
          </table:table-cell>
          <table:table-cell table:style-name="ce78" table:formula="of:=VLOOKUP([.D38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2];[$datos.$V$2:.$X$15];2;0)" office:value-type="string" office:string-value="" calcext:value-type="error">
            <text:p>#N/D</text:p>
          </table:table-cell>
          <table:table-cell table:style-name="ce78" table:formula="of:=VLOOKUP([.L38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3];[$datos.$G$2:.$J$40];2;0)" office:value-type="string" office:string-value="" calcext:value-type="error">
            <text:p>#N/D</text:p>
          </table:table-cell>
          <table:table-cell table:style-name="ce78" table:formula="of:=VLOOKUP([.D383];[$datos.$G$2:.$J$40];3;0)" office:value-type="string" office:string-value="" calcext:value-type="error">
            <text:p>#N/D</text:p>
          </table:table-cell>
          <table:table-cell table:style-name="ce78" table:formula="of:=VLOOKUP([.D38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3];[$datos.$V$2:.$X$15];2;0)" office:value-type="string" office:string-value="" calcext:value-type="error">
            <text:p>#N/D</text:p>
          </table:table-cell>
          <table:table-cell table:style-name="ce78" table:formula="of:=VLOOKUP([.L38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7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4];[$datos.$G$2:.$J$40];2;0)" office:value-type="string" office:string-value="" calcext:value-type="error">
            <text:p>#N/D</text:p>
          </table:table-cell>
          <table:table-cell table:style-name="ce78" table:formula="of:=VLOOKUP([.D384];[$datos.$G$2:.$J$40];3;0)" office:value-type="string" office:string-value="" calcext:value-type="error">
            <text:p>#N/D</text:p>
          </table:table-cell>
          <table:table-cell table:style-name="ce78" table:formula="of:=VLOOKUP([.D38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4];[$datos.$V$2:.$X$15];2;0)" office:value-type="string" office:string-value="" calcext:value-type="error">
            <text:p>#N/D</text:p>
          </table:table-cell>
          <table:table-cell table:style-name="ce78" table:formula="of:=VLOOKUP([.L38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5];[$datos.$G$2:.$J$40];2;0)" office:value-type="string" office:string-value="" calcext:value-type="error">
            <text:p>#N/D</text:p>
          </table:table-cell>
          <table:table-cell table:style-name="ce78" table:formula="of:=VLOOKUP([.D385];[$datos.$G$2:.$J$40];3;0)" office:value-type="string" office:string-value="" calcext:value-type="error">
            <text:p>#N/D</text:p>
          </table:table-cell>
          <table:table-cell table:style-name="ce78" table:formula="of:=VLOOKUP([.D38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5];[$datos.$V$2:.$X$15];2;0)" office:value-type="string" office:string-value="" calcext:value-type="error">
            <text:p>#N/D</text:p>
          </table:table-cell>
          <table:table-cell table:style-name="ce78" table:formula="of:=VLOOKUP([.L38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6];[$datos.$G$2:.$J$40];2;0)" office:value-type="string" office:string-value="" calcext:value-type="error">
            <text:p>#N/D</text:p>
          </table:table-cell>
          <table:table-cell table:style-name="ce78" table:formula="of:=VLOOKUP([.D386];[$datos.$G$2:.$J$40];3;0)" office:value-type="string" office:string-value="" calcext:value-type="error">
            <text:p>#N/D</text:p>
          </table:table-cell>
          <table:table-cell table:style-name="ce78" table:formula="of:=VLOOKUP([.D38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6];[$datos.$V$2:.$X$15];2;0)" office:value-type="string" office:string-value="" calcext:value-type="error">
            <text:p>#N/D</text:p>
          </table:table-cell>
          <table:table-cell table:style-name="ce78" table:formula="of:=VLOOKUP([.L38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7];[$datos.$G$2:.$J$40];2;0)" office:value-type="string" office:string-value="" calcext:value-type="error">
            <text:p>#N/D</text:p>
          </table:table-cell>
          <table:table-cell table:style-name="ce78" table:formula="of:=VLOOKUP([.D387];[$datos.$G$2:.$J$40];3;0)" office:value-type="string" office:string-value="" calcext:value-type="error">
            <text:p>#N/D</text:p>
          </table:table-cell>
          <table:table-cell table:style-name="ce78" table:formula="of:=VLOOKUP([.D38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7];[$datos.$V$2:.$X$15];2;0)" office:value-type="string" office:string-value="" calcext:value-type="error">
            <text:p>#N/D</text:p>
          </table:table-cell>
          <table:table-cell table:style-name="ce78" table:formula="of:=VLOOKUP([.L38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3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8];[$datos.$G$2:.$J$40];2;0)" office:value-type="string" office:string-value="" calcext:value-type="error">
            <text:p>#N/D</text:p>
          </table:table-cell>
          <table:table-cell table:style-name="ce78" table:formula="of:=VLOOKUP([.D388];[$datos.$G$2:.$J$40];3;0)" office:value-type="string" office:string-value="" calcext:value-type="error">
            <text:p>#N/D</text:p>
          </table:table-cell>
          <table:table-cell table:style-name="ce78" table:formula="of:=VLOOKUP([.D388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8];[$datos.$V$2:.$X$15];2;0)" office:value-type="string" office:string-value="" calcext:value-type="error">
            <text:p>#N/D</text:p>
          </table:table-cell>
          <table:table-cell table:style-name="ce78" table:formula="of:=VLOOKUP([.L388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4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89];[$datos.$G$2:.$J$40];2;0)" office:value-type="string" office:string-value="" calcext:value-type="error">
            <text:p>#N/D</text:p>
          </table:table-cell>
          <table:table-cell table:style-name="ce78" table:formula="of:=VLOOKUP([.D389];[$datos.$G$2:.$J$40];3;0)" office:value-type="string" office:string-value="" calcext:value-type="error">
            <text:p>#N/D</text:p>
          </table:table-cell>
          <table:table-cell table:style-name="ce78" table:formula="of:=VLOOKUP([.D389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89];[$datos.$V$2:.$X$15];2;0)" office:value-type="string" office:string-value="" calcext:value-type="error">
            <text:p>#N/D</text:p>
          </table:table-cell>
          <table:table-cell table:style-name="ce78" table:formula="of:=VLOOKUP([.L389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5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0];[$datos.$G$2:.$J$40];2;0)" office:value-type="string" office:string-value="" calcext:value-type="error">
            <text:p>#N/D</text:p>
          </table:table-cell>
          <table:table-cell table:style-name="ce78" table:formula="of:=VLOOKUP([.D390];[$datos.$G$2:.$J$40];3;0)" office:value-type="string" office:string-value="" calcext:value-type="error">
            <text:p>#N/D</text:p>
          </table:table-cell>
          <table:table-cell table:style-name="ce78" table:formula="of:=VLOOKUP([.D390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0];[$datos.$V$2:.$X$15];2;0)" office:value-type="string" office:string-value="" calcext:value-type="error">
            <text:p>#N/D</text:p>
          </table:table-cell>
          <table:table-cell table:style-name="ce78" table:formula="of:=VLOOKUP([.L390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6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1];[$datos.$G$2:.$J$40];2;0)" office:value-type="string" office:string-value="" calcext:value-type="error">
            <text:p>#N/D</text:p>
          </table:table-cell>
          <table:table-cell table:style-name="ce78" table:formula="of:=VLOOKUP([.D391];[$datos.$G$2:.$J$40];3;0)" office:value-type="string" office:string-value="" calcext:value-type="error">
            <text:p>#N/D</text:p>
          </table:table-cell>
          <table:table-cell table:style-name="ce78" table:formula="of:=VLOOKUP([.D391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1];[$datos.$V$2:.$X$15];2;0)" office:value-type="string" office:string-value="" calcext:value-type="error">
            <text:p>#N/D</text:p>
          </table:table-cell>
          <table:table-cell table:style-name="ce78" table:formula="of:=VLOOKUP([.L391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7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2];[$datos.$G$2:.$J$40];2;0)" office:value-type="string" office:string-value="" calcext:value-type="error">
            <text:p>#N/D</text:p>
          </table:table-cell>
          <table:table-cell table:style-name="ce78" table:formula="of:=VLOOKUP([.D392];[$datos.$G$2:.$J$40];3;0)" office:value-type="string" office:string-value="" calcext:value-type="error">
            <text:p>#N/D</text:p>
          </table:table-cell>
          <table:table-cell table:style-name="ce78" table:formula="of:=VLOOKUP([.D392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2];[$datos.$V$2:.$X$15];2;0)" office:value-type="string" office:string-value="" calcext:value-type="error">
            <text:p>#N/D</text:p>
          </table:table-cell>
          <table:table-cell table:style-name="ce78" table:formula="of:=VLOOKUP([.L392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8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3];[$datos.$G$2:.$J$40];2;0)" office:value-type="string" office:string-value="" calcext:value-type="error">
            <text:p>#N/D</text:p>
          </table:table-cell>
          <table:table-cell table:style-name="ce78" table:formula="of:=VLOOKUP([.D393];[$datos.$G$2:.$J$40];3;0)" office:value-type="string" office:string-value="" calcext:value-type="error">
            <text:p>#N/D</text:p>
          </table:table-cell>
          <table:table-cell table:style-name="ce78" table:formula="of:=VLOOKUP([.D393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3];[$datos.$V$2:.$X$15];2;0)" office:value-type="string" office:string-value="" calcext:value-type="error">
            <text:p>#N/D</text:p>
          </table:table-cell>
          <table:table-cell table:style-name="ce78" table:formula="of:=VLOOKUP([.L393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89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4];[$datos.$G$2:.$J$40];2;0)" office:value-type="string" office:string-value="" calcext:value-type="error">
            <text:p>#N/D</text:p>
          </table:table-cell>
          <table:table-cell table:style-name="ce78" table:formula="of:=VLOOKUP([.D394];[$datos.$G$2:.$J$40];3;0)" office:value-type="string" office:string-value="" calcext:value-type="error">
            <text:p>#N/D</text:p>
          </table:table-cell>
          <table:table-cell table:style-name="ce78" table:formula="of:=VLOOKUP([.D394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4];[$datos.$V$2:.$X$15];2;0)" office:value-type="string" office:string-value="" calcext:value-type="error">
            <text:p>#N/D</text:p>
          </table:table-cell>
          <table:table-cell table:style-name="ce78" table:formula="of:=VLOOKUP([.L394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90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5];[$datos.$G$2:.$J$40];2;0)" office:value-type="string" office:string-value="" calcext:value-type="error">
            <text:p>#N/D</text:p>
          </table:table-cell>
          <table:table-cell table:style-name="ce78" table:formula="of:=VLOOKUP([.D395];[$datos.$G$2:.$J$40];3;0)" office:value-type="string" office:string-value="" calcext:value-type="error">
            <text:p>#N/D</text:p>
          </table:table-cell>
          <table:table-cell table:style-name="ce78" table:formula="of:=VLOOKUP([.D395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5];[$datos.$V$2:.$X$15];2;0)" office:value-type="string" office:string-value="" calcext:value-type="error">
            <text:p>#N/D</text:p>
          </table:table-cell>
          <table:table-cell table:style-name="ce78" table:formula="of:=VLOOKUP([.L395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91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6];[$datos.$G$2:.$J$40];2;0)" office:value-type="string" office:string-value="" calcext:value-type="error">
            <text:p>#N/D</text:p>
          </table:table-cell>
          <table:table-cell table:style-name="ce78" table:formula="of:=VLOOKUP([.D396];[$datos.$G$2:.$J$40];3;0)" office:value-type="string" office:string-value="" calcext:value-type="error">
            <text:p>#N/D</text:p>
          </table:table-cell>
          <table:table-cell table:style-name="ce78" table:formula="of:=VLOOKUP([.D396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6];[$datos.$V$2:.$X$15];2;0)" office:value-type="string" office:string-value="" calcext:value-type="error">
            <text:p>#N/D</text:p>
          </table:table-cell>
          <table:table-cell table:style-name="ce78" table:formula="of:=VLOOKUP([.L396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20">
          <table:table-cell/>
          <table:table-cell table:style-name="ce6" office:value-type="string" calcext:value-type="string">
            <text:p>WL_392</text:p>
          </table:table-cell>
          <table:table-cell table:style-name="ce74" table:content-validation-name="val11"/>
          <table:table-cell table:style-name="ce76" table:content-validation-name="val23"/>
          <table:table-cell table:style-name="ce78" table:formula="of:=VLOOKUP([.D397];[$datos.$G$2:.$J$40];2;0)" office:value-type="string" office:string-value="" calcext:value-type="error">
            <text:p>#N/D</text:p>
          </table:table-cell>
          <table:table-cell table:style-name="ce78" table:formula="of:=VLOOKUP([.D397];[$datos.$G$2:.$J$40];3;0)" office:value-type="string" office:string-value="" calcext:value-type="error">
            <text:p>#N/D</text:p>
          </table:table-cell>
          <table:table-cell table:style-name="ce78" table:formula="of:=VLOOKUP([.D397];[$datos.$G$2:.$J$40];4;0)" office:value-type="string" office:string-value="" calcext:value-type="error">
            <text:p>#N/D</text:p>
          </table:table-cell>
          <table:table-cell table:style-name="ce36" table:content-validation-name="val3"/>
          <table:table-cell table:style-name="ce74" table:number-columns-repeated="2"/>
          <table:table-cell table:style-name="ce63" table:content-validation-name="val18"/>
          <table:table-cell table:style-name="ce84" table:content-validation-name="val27"/>
          <table:table-cell table:style-name="ce78" table:formula="of:=VLOOKUP([.L397];[$datos.$V$2:.$X$15];2;0)" office:value-type="string" office:string-value="" calcext:value-type="error">
            <text:p>#N/D</text:p>
          </table:table-cell>
          <table:table-cell table:style-name="ce78" table:formula="of:=VLOOKUP([.L397];[$datos.$V$2:.$X$15];3;0)" office:value-type="string" office:string-value="" calcext:value-type="error">
            <text:p>#N/D</text:p>
          </table:table-cell>
          <table:table-cell table:style-name="ce86" table:content-validation-name="val22"/>
          <table:table-cell table:style-name="ce86" table:content-validation-name="val29"/>
          <table:table-cell table:style-name="ce86"/>
          <table:table-cell table:style-name="ce87"/>
          <table:table-cell table:style-name="ce74" table:number-columns-repeated="2"/>
          <table:table-cell table:number-columns-repeated="1004"/>
        </table:table-row>
        <table:table-row table:style-name="ro18" table:number-rows-repeated="402">
          <table:table-cell table:number-columns-repeated="7"/>
          <table:table-cell table:content-validation-name="val13"/>
          <table:table-cell table:number-columns-repeated="2"/>
          <table:table-cell table:style-name="ce7"/>
          <table:table-cell table:number-columns-repeated="1013"/>
        </table:table-row>
        <table:table-row table:style-name="ro18" table:number-rows-repeated="1047776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table:table-row table:style-name="ro18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calcext:conditional-formats>
          <calcext:conditional-format calcext:target-range-address="'Oracle Weblogic'.D6:'Oracle Weblogic'.D397 'Oracle Weblogic'.L6:'Oracle Weblogic'.L397">
            <calcext:condition calcext:apply-style-name="NO_ENCONTRADO" calcext:value="=&quot;-- NO ENCUENTRO MI OPCIÓN --&quot;" calcext:base-cell-address="'Oracle Weblogic'.D6"/>
          </calcext:conditional-format>
        </calcext:conditional-formats>
      </table:table>
      <table:table table:name="datos" table:style-name="ta3" table:print="false">
        <table:table-column table:style-name="co64" table:default-cell-style-name="ce97"/>
        <table:table-column table:style-name="co65" table:default-cell-style-name="ce97"/>
        <table:table-column table:style-name="co66" table:default-cell-style-name="ce97"/>
        <table:table-column table:style-name="co67" table:default-cell-style-name="ce97"/>
        <table:table-column table:style-name="co68" table:default-cell-style-name="ce113"/>
        <table:table-column table:style-name="co69" table:default-cell-style-name="ce113"/>
        <table:table-column table:style-name="co70" table:default-cell-style-name="ce97"/>
        <table:table-column table:style-name="co71" table:default-cell-style-name="ce97"/>
        <table:table-column table:style-name="co72" table:number-columns-repeated="2" table:default-cell-style-name="ce97"/>
        <table:table-column table:style-name="co73" table:default-cell-style-name="ce97"/>
        <table:table-column table:style-name="co74" table:default-cell-style-name="ce97"/>
        <table:table-column table:style-name="co75" table:default-cell-style-name="ce97"/>
        <table:table-column table:style-name="co76" table:default-cell-style-name="ce97"/>
        <table:table-column table:style-name="co77" table:default-cell-style-name="ce97"/>
        <table:table-column table:style-name="co78" table:default-cell-style-name="ce97"/>
        <table:table-column table:style-name="co79" table:default-cell-style-name="ce97"/>
        <table:table-column table:style-name="co80" table:default-cell-style-name="ce97"/>
        <table:table-column table:style-name="co81" table:default-cell-style-name="ce97"/>
        <table:table-column table:style-name="co22" table:default-cell-style-name="ce97"/>
        <table:table-column table:style-name="co82" table:default-cell-style-name="ce97"/>
        <table:table-column table:style-name="co83" table:default-cell-style-name="ce97"/>
        <table:table-column table:style-name="co84" table:default-cell-style-name="ce113"/>
        <table:table-column table:style-name="co85" table:default-cell-style-name="ce113"/>
        <table:table-column table:style-name="co86" table:default-cell-style-name="ce97"/>
        <table:table-column table:style-name="co87" table:default-cell-style-name="ce97"/>
        <table:table-column table:style-name="co88" table:default-cell-style-name="ce97"/>
        <table:table-column table:style-name="co23" table:number-columns-repeated="996" table:default-cell-style-name="ce142"/>
        <table:table-column table:style-name="co23" table:default-cell-style-name="Default"/>
        <table:table-row table:style-name="ro24">
          <table:table-cell table:style-name="ce93" office:value-type="string" calcext:value-type="string">
            <text:p>Criticidad</text:p>
          </table:table-cell>
          <table:table-cell table:style-name="ce93" office:value-type="string" calcext:value-type="string">
            <text:p>Disponibilidad</text:p>
          </table:table-cell>
          <table:table-cell table:style-name="ce93" office:value-type="string" calcext:value-type="string">
            <text:p>Entorno</text:p>
          </table:table-cell>
          <table:table-cell table:style-name="ce102" office:value-type="string" calcext:value-type="string">
            <text:p>BBDD versiones</text:p>
          </table:table-cell>
          <table:table-cell table:style-name="ce108" office:value-type="string" calcext:value-type="string">
            <text:p>Mayor</text:p>
          </table:table-cell>
          <table:table-cell table:style-name="ce114" office:value-type="string" calcext:value-type="string">
            <text:p>Minor</text:p>
          </table:table-cell>
          <table:table-cell table:style-name="ce102" office:value-type="string" calcext:value-type="string">
            <text:p>Servidores Versiones</text:p>
          </table:table-cell>
          <table:table-cell table:style-name="ce119" office:value-type="string" calcext:value-type="string">
            <text:p>Producto</text:p>
          </table:table-cell>
          <table:table-cell table:style-name="ce119" office:value-type="string" calcext:value-type="string">
            <text:p>Mayor</text:p>
          </table:table-cell>
          <table:table-cell table:style-name="ce119" office:value-type="string" calcext:value-type="string">
            <text:p>Minor</text:p>
          </table:table-cell>
          <table:table-cell table:style-name="ce102" office:value-type="string" calcext:value-type="string">
            <text:p>Sistema Operativo</text:p>
          </table:table-cell>
          <table:table-cell table:style-name="ce102" office:value-type="string" calcext:value-type="string">
            <text:p>Método de respaldo</text:p>
          </table:table-cell>
          <table:table-cell table:style-name="ce102" office:value-type="string" calcext:value-type="string">
            <text:p>Plan de Backup</text:p>
          </table:table-cell>
          <table:table-cell table:style-name="ce102" office:value-type="string" calcext:value-type="string">
            <text:p>SI/NO</text:p>
          </table:table-cell>
          <table:table-cell table:style-name="ce130" office:value-type="string" calcext:value-type="string">
            <text:p>Infraestructura de Alta Disponibilidad</text:p>
          </table:table-cell>
          <table:table-cell table:style-name="ce130" office:value-type="string" calcext:value-type="string">
            <text:p>¿Virtualizado?</text:p>
          </table:table-cell>
          <table:table-cell table:style-name="ce130" office:value-type="string" calcext:value-type="string">
            <text:p>Tecnología servidor</text:p>
          </table:table-cell>
          <table:table-cell table:style-name="ce119" office:value-type="string" calcext:value-type="string">
            <text:p>Factor Conversion</text:p>
          </table:table-cell>
          <table:table-cell table:style-name="ce102" office:value-type="string" calcext:value-type="string">
            <text:p>Activo/Pasivo</text:p>
          </table:table-cell>
          <table:table-cell table:style-name="ce102" office:value-type="string" calcext:value-type="string">
            <text:p>Tipo de nodo</text:p>
          </table:table-cell>
          <table:table-cell table:style-name="ce102" office:value-type="string" calcext:value-type="string">
            <text:p>Arquitectura servidores</text:p>
          </table:table-cell>
          <table:table-cell table:style-name="ce102" office:value-type="string" calcext:value-type="string">
            <text:p>Version_Forms_Reports</text:p>
          </table:table-cell>
          <table:table-cell table:style-name="ce108" office:value-type="string" calcext:value-type="string">
            <text:p>Mayor</text:p>
          </table:table-cell>
          <table:table-cell table:style-name="ce114" office:value-type="string" calcext:value-type="string">
            <text:p>Minor</text:p>
          </table:table-cell>
          <table:table-cell table:style-name="ce102" office:value-type="string" calcext:value-type="string">
            <text:p>Consola de Administración</text:p>
          </table:table-cell>
          <table:table-cell table:style-name="ce102" office:value-type="string" calcext:value-type="string">
            <text:p>Servidores</text:p>
          </table:table-cell>
          <table:table-cell table:style-name="ce102" office:value-type="string" calcext:value-type="string">
            <text:p>Tipo de Cluster</text:p>
          </table:table-cell>
          <table:table-cell table:number-columns-repeated="997"/>
        </table:table-row>
        <table:table-row table:style-name="ro25">
          <table:table-cell table:style-name="ce94" office:value-type="string" calcext:value-type="string">
            <text:p>MUY ALTA</text:p>
          </table:table-cell>
          <table:table-cell table:style-name="ce94" office:value-type="string" calcext:value-type="string">
            <text:p>24x7</text:p>
          </table:table-cell>
          <table:table-cell table:style-name="ce94" office:value-type="string" calcext:value-type="string">
            <text:p>PRODUCCIÓN</text:p>
          </table:table-cell>
          <table:table-cell table:style-name="ce103" office:value-type="string" calcext:value-type="string">
            <text:p>Oracle Database Enterprise Edition 12.1.0.1</text:p>
          </table:table-cell>
          <table:table-cell table:style-name="ce109" office:value-type="string" calcext:value-type="string">
            <text:p>12.1</text:p>
          </table:table-cell>
          <table:table-cell table:style-name="ce115" office:value-type="string" calcext:value-type="string">
            <text:p>0.1</text:p>
          </table:table-cell>
          <table:table-cell table:style-name="ce103" office:value-type="string" calcext:value-type="string">
            <text:p>Oracle WebLogic Server 12.1.3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2.1</text:p>
          </table:table-cell>
          <table:table-cell table:style-name="ce100" office:value-type="string" calcext:value-type="string">
            <text:p>3.x</text:p>
          </table:table-cell>
          <table:table-cell table:style-name="ce121" office:value-type="string" calcext:value-type="string">
            <text:p>CentOS <text:s/>5.5</text:p>
          </table:table-cell>
          <table:table-cell table:style-name="ce121" office:value-type="string" calcext:value-type="string">
            <text:p>Sin Respaldo</text:p>
          </table:table-cell>
          <table:table-cell table:style-name="ce129" office:value-type="string" calcext:value-type="string">
            <text:p>NO TIENE</text:p>
          </table:table-cell>
          <table:table-cell table:style-name="ce94" office:value-type="string" calcext:value-type="string">
            <text:p>SI</text:p>
          </table:table-cell>
          <table:table-cell table:style-name="ce94" office:value-type="string" calcext:value-type="string">
            <text:p>Single Instance</text:p>
          </table:table-cell>
          <table:table-cell table:style-name="ce94" office:value-type="string" calcext:value-type="string">
            <text:p>No virtualizado</text:p>
          </table:table-cell>
          <table:table-cell table:style-name="ce94" office:value-type="string" calcext:value-type="string">
            <text:p>Sun Fire T1000 Server, SPARC Enterprise T1000 Server, with 6 or 8-core 1.0 GHz UltraSPARC T1 processor</text:p>
          </table:table-cell>
          <table:table-cell table:style-name="ce96" office:value-type="float" office:value="0.25" calcext:value-type="float">
            <text:p>0,25</text:p>
          </table:table-cell>
          <table:table-cell table:style-name="ce94" office:value-type="string" calcext:value-type="string">
            <text:p>Activo</text:p>
          </table:table-cell>
          <table:table-cell table:number-columns-repeated="2" table:style-name="ce94" office:value-type="string" calcext:value-type="string">
            <text:p>Standalone</text:p>
          </table:table-cell>
          <table:table-cell table:style-name="ce134" office:value-type="string" calcext:value-type="string">
            <text:p>NO INSTALADO</text:p>
          </table:table-cell>
          <table:table-cell table:style-name="ce135"/>
          <table:table-cell table:style-name="ce137"/>
          <table:table-cell table:style-name="ce134" office:value-type="string" calcext:value-type="string">
            <text:p>NO INSTALADO</text:p>
          </table:table-cell>
          <table:table-cell table:style-name="ce139" table:formula="of:=IF(ISBLANK([Servidores.K6]);IF(ISBLANK([Servidores.C6]);&quot;&quot;;[Servidores.C6]);[Servidores.K6])" office:value-type="string" office:string-value="vmhttpic01" calcext:value-type="string">
            <text:p>vmhttpic01</text:p>
          </table:table-cell>
          <table:table-cell table:style-name="ce140" office:value-type="string" calcext:value-type="string">
            <text:p>Cluster virtual VMWare Vsphere HA</text:p>
          </table:table-cell>
          <table:table-cell table:number-columns-repeated="997"/>
        </table:table-row>
        <table:table-row table:style-name="ro26"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12x5</text:p>
          </table:table-cell>
          <table:table-cell table:style-name="ce94" office:value-type="string" calcext:value-type="string">
            <text:p>PREPRODUCCIÓN</text:p>
          </table:table-cell>
          <table:table-cell table:style-name="ce103" office:value-type="string" calcext:value-type="string">
            <text:p>Oracle Database Enterprise Edition 11.2.0.4</text:p>
          </table:table-cell>
          <table:table-cell table:style-name="ce109" office:value-type="string" calcext:value-type="string">
            <text:p>11.2</text:p>
          </table:table-cell>
          <table:table-cell table:style-name="ce115" office:value-type="string" calcext:value-type="string">
            <text:p>0.4</text:p>
          </table:table-cell>
          <table:table-cell table:style-name="ce103" office:value-type="string" calcext:value-type="string">
            <text:p>Oracle WebLogic Server 12.1.2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2.1</text:p>
          </table:table-cell>
          <table:table-cell table:style-name="ce100" office:value-type="string" calcext:value-type="string">
            <text:p>2.x</text:p>
          </table:table-cell>
          <table:table-cell table:style-name="ce122" office:value-type="string" calcext:value-type="string">
            <text:p>CentOS <text:s/>5.9</text:p>
          </table:table-cell>
          <table:table-cell table:style-name="ce122" office:value-type="string" calcext:value-type="string">
            <text:p>Réplica EMC SRDF</text:p>
          </table:table-cell>
          <table:table-cell table:style-name="ce103" office:value-type="string" calcext:value-type="string">
            <text:p>DESCONOCIDO</text:p>
          </table:table-cell>
          <table:table-cell table:style-name="ce95" office:value-type="string" calcext:value-type="string">
            <text:p>NO</text:p>
          </table:table-cell>
          <table:table-cell table:style-name="ce94" office:value-type="string" calcext:value-type="string">
            <text:p>RAC (Activo-Activo)</text:p>
          </table:table-cell>
          <table:table-cell table:style-name="ce94" office:value-type="string" calcext:value-type="string">
            <text:p>Virtualización lógica</text:p>
          </table:table-cell>
          <table:table-cell table:style-name="ce94" office:value-type="string" calcext:value-type="string">
            <text:p>Sun Fire T2000 Server, SPARC Enterprise T2000 Server, with 4, 6, or 8-core 1.0 GHz, or 8 core 1.2 GHz UltraSPARC T1 processor</text:p>
          </table:table-cell>
          <table:table-cell table:style-name="ce96" office:value-type="float" office:value="0.25" calcext:value-type="float">
            <text:p>0,25</text:p>
          </table:table-cell>
          <table:table-cell table:style-name="ce95" office:value-type="string" calcext:value-type="string">
            <text:p>Pasivo</text:p>
          </table:table-cell>
          <table:table-cell table:style-name="ce94" office:value-type="string" calcext:value-type="string">
            <text:p>Primario</text:p>
          </table:table-cell>
          <table:table-cell table:style-name="ce95" office:value-type="string" calcext:value-type="string">
            <text:p>Cluster</text:p>
          </table:table-cell>
          <table:table-cell table:style-name="ce94" office:value-type="string" calcext:value-type="string">
            <text:p>Oracle Forms and Reports 11gR2 (11.1.2.2.0)</text:p>
          </table:table-cell>
          <table:table-cell table:style-name="ce136" office:value-type="string" calcext:value-type="string">
            <text:p>11.1</text:p>
          </table:table-cell>
          <table:table-cell table:style-name="ce138" office:value-type="string" calcext:value-type="string">
            <text:p>2.2.0</text:p>
          </table:table-cell>
          <table:table-cell table:style-name="ce94" office:value-type="string" calcext:value-type="string">
            <text:p>Cloud Control 12c Release 4 (12.1.0.4)</text:p>
          </table:table-cell>
          <table:table-cell table:style-name="ce139" table:formula="of:=IF(ISBLANK([Servidores.K7]);IF(ISBLANK([Servidores.C7]);&quot;&quot;;[Servidores.C7]);[Servidores.K7])" office:value-type="string" office:string-value="vmhttpic02" calcext:value-type="string">
            <text:p>vmhttpic02</text:p>
          </table:table-cell>
          <table:table-cell table:style-name="ce139" office:value-type="string" calcext:value-type="string">
            <text:p>Cluster virtual HP ServiceGuard</text:p>
          </table:table-cell>
          <table:table-cell table:number-columns-repeated="997"/>
        </table:table-row>
        <table:table-row table:style-name="ro25">
          <table:table-cell table:style-name="ce94" office:value-type="string" calcext:value-type="string">
            <text:p>MEDIA</text:p>
          </table:table-cell>
          <table:table-cell table:style-name="ce94" office:value-type="string" calcext:value-type="string">
            <text:p>8x5</text:p>
          </table:table-cell>
          <table:table-cell table:style-name="ce94" office:value-type="string" calcext:value-type="string">
            <text:p>FORMACIÓN</text:p>
          </table:table-cell>
          <table:table-cell table:style-name="ce103" office:value-type="string" calcext:value-type="string">
            <text:p>Oracle Database Enterprise Edition 11.2.0.3</text:p>
          </table:table-cell>
          <table:table-cell table:style-name="ce109" office:value-type="string" calcext:value-type="string">
            <text:p>11.2</text:p>
          </table:table-cell>
          <table:table-cell table:style-name="ce115" office:value-type="string" calcext:value-type="string">
            <text:p>0.3</text:p>
          </table:table-cell>
          <table:table-cell table:style-name="ce103" office:value-type="string" calcext:value-type="string">
            <text:p>Oracle WebLogic Server 12.1.1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2.1</text:p>
          </table:table-cell>
          <table:table-cell table:style-name="ce100" office:value-type="string" calcext:value-type="string">
            <text:p>1.x</text:p>
          </table:table-cell>
          <table:table-cell table:style-name="ce103" office:value-type="string" calcext:value-type="string">
            <text:p>HP-UX Itanium(11.23)</text:p>
          </table:table-cell>
          <table:table-cell table:style-name="ce103" office:value-type="string" calcext:value-type="string">
            <text:p>Réplica EMC Recover Point</text:p>
          </table:table-cell>
          <table:table-cell table:style-name="ce103" office:value-type="string" calcext:value-type="string">
            <text:p>DG</text:p>
          </table:table-cell>
          <table:table-cell table:style-name="ce96"/>
          <table:table-cell table:style-name="ce94" office:value-type="string" calcext:value-type="string">
            <text:p>RAC One Node</text:p>
          </table:table-cell>
          <table:table-cell table:style-name="ce95" office:value-type="string" calcext:value-type="string">
            <text:p>Virtualización física</text:p>
          </table:table-cell>
          <table:table-cell table:style-name="ce94" office:value-type="string" calcext:value-type="string">
            <text:p>Sun Netra T2000, 1.0 or 1.2 GHz UltraSPARC T1 processor</text:p>
          </table:table-cell>
          <table:table-cell table:style-name="ce96" office:value-type="float" office:value="0.25" calcext:value-type="float">
            <text:p>0,25</text:p>
          </table:table-cell>
          <table:table-cell table:style-name="ce96"/>
          <table:table-cell table:style-name="ce94" office:value-type="string" calcext:value-type="string">
            <text:p>Secundario/Standby</text:p>
          </table:table-cell>
          <table:table-cell table:style-name="ce96"/>
          <table:table-cell table:style-name="ce94" office:value-type="string" calcext:value-type="string">
            <text:p>Oracle Forms and Reports 11R1 (11.1.1.7)</text:p>
          </table:table-cell>
          <table:table-cell table:style-name="ce136" office:value-type="string" calcext:value-type="string">
            <text:p>11.1</text:p>
          </table:table-cell>
          <table:table-cell table:style-name="ce138" office:value-type="string" calcext:value-type="string">
            <text:p>1.7</text:p>
          </table:table-cell>
          <table:table-cell table:style-name="ce94" office:value-type="string" calcext:value-type="string">
            <text:p>Cloud Control 12c Release 3 (12.1.0.3)</text:p>
          </table:table-cell>
          <table:table-cell table:style-name="ce139" table:formula="of:=IF(ISBLANK([Servidores.K8]);IF(ISBLANK([Servidores.C8]);&quot;&quot;;[Servidores.C8]);[Servidores.K8])" office:value-type="string" office:string-value="vmhttpic03" calcext:value-type="string">
            <text:p>vmhttpic03</text:p>
          </table:table-cell>
          <table:table-cell table:style-name="ce104" office:value-type="string" calcext:value-type="string">
            <text:p>-- NO ENCUENTRO MI OPCIÓN --</text:p>
          </table:table-cell>
          <table:table-cell table:number-columns-repeated="997"/>
        </table:table-row>
        <table:table-row table:style-name="ro27">
          <table:table-cell table:style-name="ce95" office:value-type="string" calcext:value-type="string">
            <text:p>BAJA</text:p>
          </table:table-cell>
          <table:table-cell table:style-name="ce98" office:value-type="string" calcext:value-type="string">
            <text:p>N/A</text:p>
          </table:table-cell>
          <table:table-cell table:style-name="ce94" office:value-type="string" calcext:value-type="string">
            <text:p>TESTING / PRUEBAS / INTEGRACIÓN</text:p>
          </table:table-cell>
          <table:table-cell table:style-name="ce103" office:value-type="string" calcext:value-type="string">
            <text:p>Oracle Database Enterprise Edition 11.2.0.2</text:p>
          </table:table-cell>
          <table:table-cell table:style-name="ce109" office:value-type="string" calcext:value-type="string">
            <text:p>11.2</text:p>
          </table:table-cell>
          <table:table-cell table:style-name="ce115" office:value-type="string" calcext:value-type="string">
            <text:p>0.2</text:p>
          </table:table-cell>
          <table:table-cell table:style-name="ce103" office:value-type="string" calcext:value-type="string">
            <text:p>Oracle WebLogic Server 10.3.6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0.3</text:p>
          </table:table-cell>
          <table:table-cell table:style-name="ce100" office:value-type="string" calcext:value-type="string">
            <text:p>6.x</text:p>
          </table:table-cell>
          <table:table-cell table:style-name="ce103" office:value-type="string" calcext:value-type="string">
            <text:p>HP-UX Itanium(11.31)</text:p>
          </table:table-cell>
          <table:table-cell table:style-name="ce103" office:value-type="string" calcext:value-type="string">
            <text:p>Réplica Veritas Volume Replicator (VVR)</text:p>
          </table:table-cell>
          <table:table-cell table:style-name="ce103" office:value-type="string" calcext:value-type="string">
            <text:p>SNAPSHOT</text:p>
          </table:table-cell>
          <table:table-cell table:style-name="ce96"/>
          <table:table-cell table:style-name="ce94" office:value-type="string" calcext:value-type="string">
            <text:p>Activo-Pasivo (Clusterware oracle)</text:p>
          </table:table-cell>
          <table:table-cell table:style-name="ce96"/>
          <table:table-cell table:style-name="ce94" office:value-type="string" calcext:value-type="string">
            <text:p>SPARC T3 processor</text:p>
          </table:table-cell>
          <table:table-cell table:style-name="ce96" office:value-type="float" office:value="0.25" calcext:value-type="float">
            <text:p>0,25</text:p>
          </table:table-cell>
          <table:table-cell table:style-name="ce96"/>
          <table:table-cell table:style-name="ce94" office:value-type="string" calcext:value-type="string">
            <text:p>Secundario/Dataguard</text:p>
          </table:table-cell>
          <table:table-cell table:style-name="ce96"/>
          <table:table-cell table:style-name="ce94" office:value-type="string" calcext:value-type="string">
            <text:p>Oracle Forms and Reports 10.1.3</text:p>
          </table:table-cell>
          <table:table-cell table:style-name="ce136" office:value-type="string" calcext:value-type="string">
            <text:p>10.1</text:p>
          </table:table-cell>
          <table:table-cell table:style-name="ce138" office:value-type="string" calcext:value-type="string">
            <text:p>3.x</text:p>
          </table:table-cell>
          <table:table-cell table:style-name="ce94" office:value-type="string" calcext:value-type="string">
            <text:p>Cloud Control 12c Release 2 (12.1.0.2)</text:p>
          </table:table-cell>
          <table:table-cell table:style-name="ce139" table:formula="of:=IF(ISBLANK([Servidores.K9]);IF(ISBLANK([Servidores.C9]);&quot;&quot;;[Servidores.C9]);[Servidores.K9])" office:value-type="string" office:string-value="vmhttpic04" calcext:value-type="string">
            <text:p>vmhttpic04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94" office:value-type="string" calcext:value-type="string">
            <text:p>DESARROLLO</text:p>
          </table:table-cell>
          <table:table-cell table:style-name="ce103" office:value-type="string" calcext:value-type="string">
            <text:p>Oracle Database Enterprise Edition 11.2.0.1</text:p>
          </table:table-cell>
          <table:table-cell table:style-name="ce109" office:value-type="string" calcext:value-type="string">
            <text:p>11.2</text:p>
          </table:table-cell>
          <table:table-cell table:style-name="ce115" office:value-type="string" calcext:value-type="string">
            <text:p>0.1</text:p>
          </table:table-cell>
          <table:table-cell table:style-name="ce103" office:value-type="string" calcext:value-type="string">
            <text:p>Oracle WebLogic Server 10.3.5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0.3</text:p>
          </table:table-cell>
          <table:table-cell table:style-name="ce100" office:value-type="string" calcext:value-type="string">
            <text:p>5.x</text:p>
          </table:table-cell>
          <table:table-cell table:style-name="ce103" office:value-type="string" calcext:value-type="string">
            <text:p>IBM AIX on POWER Systems (64-bit)(5.3)</text:p>
          </table:table-cell>
          <table:table-cell table:style-name="ce103" office:value-type="string" calcext:value-type="string">
            <text:p>Réplica otras</text:p>
          </table:table-cell>
          <table:table-cell table:style-name="ce103" office:value-type="string" calcext:value-type="string">
            <text:p>EXPORTS</text:p>
          </table:table-cell>
          <table:table-cell table:style-name="ce96"/>
          <table:table-cell table:style-name="ce94" office:value-type="string" calcext:value-type="string">
            <text:p>Activo-Pasivo (Cluster terceros)</text:p>
          </table:table-cell>
          <table:table-cell table:style-name="ce96"/>
          <table:table-cell table:style-name="ce94" office:value-type="string" calcext:value-type="string">
            <text:p>Sun Fire T2000 Server and SPARC Enterprise T2000 Server, with 8-core, 1.4 GHz UltraSPARC T1 processor</text:p>
          </table:table-cell>
          <table:table-cell table:style-name="ce96" office:value-type="float" office:value="0.5" calcext:value-type="float">
            <text:p>0,5</text:p>
          </table:table-cell>
          <table:table-cell table:style-name="ce96"/>
          <table:table-cell table:style-name="ce94" office:value-type="string" calcext:value-type="string">
            <text:p>Secundario/RAC</text:p>
          </table:table-cell>
          <table:table-cell table:style-name="ce96"/>
          <table:table-cell table:style-name="ce94" office:value-type="string" calcext:value-type="string">
            <text:p>Oracle Forms and Reports 10.1.2</text:p>
          </table:table-cell>
          <table:table-cell table:style-name="ce136" office:value-type="string" calcext:value-type="string">
            <text:p>10.1</text:p>
          </table:table-cell>
          <table:table-cell table:style-name="ce138" office:value-type="string" calcext:value-type="string">
            <text:p>2.x</text:p>
          </table:table-cell>
          <table:table-cell table:style-name="ce94" office:value-type="string" calcext:value-type="string">
            <text:p>Cloud Control 12c Release 1 (12.1.0.1)</text:p>
          </table:table-cell>
          <table:table-cell table:style-name="ce139" table:formula="of:=IF(ISBLANK([Servidores.K10]);IF(ISBLANK([Servidores.C10]);&quot;&quot;;[Servidores.C10]);[Servidores.K10])" office:value-type="string" office:string-value="vmhttpp01" calcext:value-type="string">
            <text:p>vmhttpp01</text:p>
          </table:table-cell>
          <table:table-cell table:style-name="ce139"/>
          <table:table-cell table:number-columns-repeated="997"/>
        </table:table-row>
        <table:table-row table:style-name="ro28">
          <table:table-cell table:style-name="ce96" table:number-columns-repeated="2"/>
          <table:table-cell table:style-name="ce95" office:value-type="string" calcext:value-type="string">
            <text:p>ESTADÍSTICAS</text:p>
          </table:table-cell>
          <table:table-cell table:style-name="ce103" office:value-type="string" calcext:value-type="string">
            <text:p>Oracle Database Enterprise Edition 11.1.0.7</text:p>
          </table:table-cell>
          <table:table-cell table:style-name="ce109" office:value-type="string" calcext:value-type="string">
            <text:p>11.1</text:p>
          </table:table-cell>
          <table:table-cell table:style-name="ce115" office:value-type="string" calcext:value-type="string">
            <text:p>0.7</text:p>
          </table:table-cell>
          <table:table-cell table:style-name="ce103" office:value-type="string" calcext:value-type="string">
            <text:p>Oracle WebLogic Server 10.3.4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0.3</text:p>
          </table:table-cell>
          <table:table-cell table:style-name="ce100" office:value-type="string" calcext:value-type="string">
            <text:p>4.x</text:p>
          </table:table-cell>
          <table:table-cell table:style-name="ce103" office:value-type="string" calcext:value-type="string">
            <text:p>IBM AIX on POWER Systems (64-bit)(6.1)</text:p>
          </table:table-cell>
          <table:table-cell table:style-name="ce103" office:value-type="string" calcext:value-type="string">
            <text:p>Dataguard</text:p>
          </table:table-cell>
          <table:table-cell table:style-name="ce103" office:value-type="string" calcext:value-type="string">
            <text:p>COLD BACKUP</text:p>
          </table:table-cell>
          <table:table-cell table:style-name="ce96"/>
          <table:table-cell table:style-name="ce104" office:value-type="string" calcext:value-type="string">
            <text:p>-- NO ENCUENTRO MI OPCIÓN --</text:p>
          </table:table-cell>
          <table:table-cell table:style-name="ce96"/>
          <table:table-cell table:style-name="ce94" office:value-type="string" calcext:value-type="string">
            <text:p>Sun T6300, 1.4 GHz UltraSPARC T1 processor</text:p>
          </table:table-cell>
          <table:table-cell table:style-name="ce96" office:value-type="float" office:value="0.5" calcext:value-type="float">
            <text:p>0,5</text:p>
          </table:table-cell>
          <table:table-cell table:style-name="ce96"/>
          <table:table-cell table:style-name="ce94"/>
          <table:table-cell table:style-name="ce96"/>
          <table:table-cell table:style-name="ce94" office:value-type="string" calcext:value-type="string">
            <text:p>Oracle Forms and Reports 9i</text:p>
          </table:table-cell>
          <table:table-cell table:style-name="ce136" office:value-type="float" office:value="9" calcext:value-type="float">
            <text:p>9</text:p>
          </table:table-cell>
          <table:table-cell table:style-name="ce138" office:value-type="string" calcext:value-type="string">
            <text:p>x.x</text:p>
          </table:table-cell>
          <table:table-cell table:style-name="ce94" office:value-type="string" calcext:value-type="string">
            <text:p>Enterprise Manager 11g Grid Control Release 1 (11.1.0.1.0)</text:p>
          </table:table-cell>
          <table:table-cell table:style-name="ce139" table:formula="of:=IF(ISBLANK([Servidores.K11]);IF(ISBLANK([Servidores.C11]);&quot;&quot;;[Servidores.C11]);[Servidores.K11])" office:value-type="string" office:string-value="vmhttpp02" calcext:value-type="string">
            <text:p>vmhttpp02</text:p>
          </table:table-cell>
          <table:table-cell table:style-name="ce139"/>
          <table:table-cell table:number-columns-repeated="997"/>
        </table:table-row>
        <table:table-row table:style-name="ro27">
          <table:table-cell table:style-name="ce96" table:number-columns-repeated="2"/>
          <table:table-cell table:style-name="ce99"/>
          <table:table-cell table:style-name="ce103" office:value-type="string" calcext:value-type="string">
            <text:p>Oracle Database Enterprise Edition 11.1.0.6</text:p>
          </table:table-cell>
          <table:table-cell table:style-name="ce109" office:value-type="string" calcext:value-type="string">
            <text:p>11.1</text:p>
          </table:table-cell>
          <table:table-cell table:style-name="ce115" office:value-type="string" calcext:value-type="string">
            <text:p>0.6</text:p>
          </table:table-cell>
          <table:table-cell table:style-name="ce103" office:value-type="string" calcext:value-type="string">
            <text:p>Oracle WebLogic Server 10.3.3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0.3</text:p>
          </table:table-cell>
          <table:table-cell table:style-name="ce100" office:value-type="string" calcext:value-type="string">
            <text:p>3.x</text:p>
          </table:table-cell>
          <table:table-cell table:style-name="ce103" office:value-type="string" calcext:value-type="string">
            <text:p>IBM AIX on POWER Systems (64-bit)(7.1)</text:p>
          </table:table-cell>
          <table:table-cell table:style-name="ce103" office:value-type="string" calcext:value-type="string">
            <text:p>Active Dataguard</text:p>
          </table:table-cell>
          <table:table-cell table:style-name="ce103" office:value-type="string" calcext:value-type="string">
            <text:p>EXPORTS + COLD BACKUP</text:p>
          </table:table-cell>
          <table:table-cell table:style-name="ce96"/>
          <table:table-cell table:style-name="ce106"/>
          <table:table-cell table:style-name="ce96"/>
          <table:table-cell table:style-name="ce94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96" office:value-type="float" office:value="0.5" calcext:value-type="float">
            <text:p>0,5</text:p>
          </table:table-cell>
          <table:table-cell table:style-name="ce96"/>
          <table:table-cell table:style-name="ce94"/>
          <table:table-cell table:style-name="ce96"/>
          <table:table-cell table:style-name="ce94" office:value-type="string" calcext:value-type="string">
            <text:p>Oracle Forms and Reports 6i</text:p>
          </table:table-cell>
          <table:table-cell table:style-name="ce136" office:value-type="float" office:value="6" calcext:value-type="float">
            <text:p>6</text:p>
          </table:table-cell>
          <table:table-cell table:style-name="ce138" office:value-type="string" calcext:value-type="string">
            <text:p>x.x</text:p>
          </table:table-cell>
          <table:table-cell table:style-name="ce94" office:value-type="string" calcext:value-type="string">
            <text:p>Enterprise Manager 10g Grid Control Release 2 (10.2.0.x.0)</text:p>
          </table:table-cell>
          <table:table-cell table:style-name="ce139" table:formula="of:=IF(ISBLANK([Servidores.K12]);IF(ISBLANK([Servidores.C12]);&quot;&quot;;[Servidores.C12]);[Servidores.K12])" office:value-type="string" office:string-value="vmhttpp03" calcext:value-type="string">
            <text:p>vmhttpp03</text:p>
          </table:table-cell>
          <table:table-cell table:style-name="ce139"/>
          <table:table-cell table:number-columns-repeated="997"/>
        </table:table-row>
        <table:table-row table:style-name="ro29">
          <table:table-cell table:style-name="ce96" table:number-columns-repeated="3"/>
          <table:table-cell table:style-name="ce103" office:value-type="string" calcext:value-type="string">
            <text:p>Oracle Database Enterprise Edition 10.2.0.5</text:p>
          </table:table-cell>
          <table:table-cell table:style-name="ce109" office:value-type="string" calcext:value-type="string">
            <text:p>10.2</text:p>
          </table:table-cell>
          <table:table-cell table:style-name="ce115" office:value-type="string" calcext:value-type="string">
            <text:p>0.5</text:p>
          </table:table-cell>
          <table:table-cell table:style-name="ce103" office:value-type="string" calcext:value-type="string">
            <text:p>Oracle WebLogic Server 10.3.2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0.3</text:p>
          </table:table-cell>
          <table:table-cell table:style-name="ce100" office:value-type="string" calcext:value-type="string">
            <text:p>2.x</text:p>
          </table:table-cell>
          <table:table-cell table:style-name="ce103" office:value-type="string" calcext:value-type="string">
            <text:p>Linux Itanium(Red Hat Enterprise 4)</text:p>
          </table:table-cell>
          <table:table-cell table:style-name="ce104" office:value-type="string" calcext:value-type="string">
            <text:p>-- NO ENCUENTRO MI OPCIÓN --</text:p>
          </table:table-cell>
          <table:table-cell table:style-name="ce103" office:value-type="string" calcext:value-type="string">
            <text:p>RMAN</text:p>
          </table:table-cell>
          <table:table-cell table:style-name="ce96"/>
          <table:table-cell table:style-name="ce94"/>
          <table:table-cell table:style-name="ce96"/>
          <table:table-cell table:style-name="ce94" office:value-type="string" calcext:value-type="string">
            <text:p>Intel Xeon Series 56XX, 65XX, 75XX, E7-28XX, E7-28XX v2, E7-48XX, E7-48XX v2/v3, E7-88XX, E7-88XX v2/v3, E5-16XX, E5-16XX v2/v3, E5-24XX, E5-24XX v2, E5-26XX, E5-26XX v2/v3, E5-46XX, E5-46XX v2, E3-12XX, or earlier Multicore chips</text:p>
          </table:table-cell>
          <table:table-cell table:style-name="ce96" office:value-type="float" office:value="0.5" calcext:value-type="float">
            <text:p>0,5</text:p>
          </table:table-cell>
          <table:table-cell table:style-name="ce96"/>
          <table:table-cell table:style-name="ce94"/>
          <table:table-cell table:style-name="ce96"/>
          <table:table-cell table:style-name="ce104" office:value-type="string" calcext:value-type="string">
            <text:p>-- NO ENCUENTRO MI OPCIÓN --</text:p>
          </table:table-cell>
          <table:table-cell table:style-name="ce111"/>
          <table:table-cell table:style-name="ce117"/>
          <table:table-cell table:style-name="ce94" office:value-type="string" calcext:value-type="string">
            <text:p>Enterprise Manager 10g Grid Control Release 1 (10.1.0.x.0)</text:p>
          </table:table-cell>
          <table:table-cell table:style-name="ce139" table:formula="of:=IF(ISBLANK([Servidores.K13]);IF(ISBLANK([Servidores.C13]);&quot;&quot;;[Servidores.C13]);[Servidores.K13])" office:value-type="string" office:string-value="vmhttpp04" calcext:value-type="string">
            <text:p>vmhttpp04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3"/>
          <table:table-cell table:style-name="ce103" office:value-type="string" calcext:value-type="string">
            <text:p>Oracle Database Enterprise Edition 10.2.0.4</text:p>
          </table:table-cell>
          <table:table-cell table:style-name="ce109" office:value-type="string" calcext:value-type="string">
            <text:p>10.2</text:p>
          </table:table-cell>
          <table:table-cell table:style-name="ce115" office:value-type="string" calcext:value-type="string">
            <text:p>0.4</text:p>
          </table:table-cell>
          <table:table-cell table:style-name="ce103" office:value-type="string" calcext:value-type="string">
            <text:p>Oracle WebLogic Server 10.3.1</text:p>
          </table:table-cell>
          <table:table-cell table:style-name="ce100" office:value-type="string" calcext:value-type="string">
            <text:p>Oracle WebLogic Server</text:p>
          </table:table-cell>
          <table:table-cell table:style-name="ce100" office:value-type="string" calcext:value-type="string">
            <text:p>10.3</text:p>
          </table:table-cell>
          <table:table-cell table:style-name="ce100" office:value-type="string" calcext:value-type="string">
            <text:p>1.x</text:p>
          </table:table-cell>
          <table:table-cell table:style-name="ce103" office:value-type="string" calcext:value-type="string">
            <text:p>Linux x86(Oracle Linux 4)</text:p>
          </table:table-cell>
          <table:table-cell table:style-name="ce106"/>
          <table:table-cell table:style-name="ce103" office:value-type="string" calcext:value-type="string">
            <text:p>RMAN LEGATO</text:p>
          </table:table-cell>
          <table:table-cell table:style-name="ce96"/>
          <table:table-cell table:style-name="ce94"/>
          <table:table-cell table:style-name="ce96"/>
          <table:table-cell table:style-name="ce94" office:value-type="string" calcext:value-type="string">
            <text:p>Intel Itanium Series 93XX or earlier Multicore chips (For servers purchased prior to Dec 1st, 2010)</text:p>
          </table:table-cell>
          <table:table-cell table:style-name="ce96" office:value-type="float" office:value="0.5" calcext:value-type="float">
            <text:p>0,5</text:p>
          </table:table-cell>
          <table:table-cell table:style-name="ce96"/>
          <table:table-cell table:style-name="ce95"/>
          <table:table-cell table:style-name="ce96"/>
          <table:table-cell table:style-name="ce106"/>
          <table:table-cell table:style-name="ce111"/>
          <table:table-cell table:style-name="ce117"/>
          <table:table-cell table:style-name="ce104" office:value-type="string" calcext:value-type="string">
            <text:p>-- NO ENCUENTRO MI OPCIÓN --</text:p>
          </table:table-cell>
          <table:table-cell table:style-name="ce139" table:formula="of:=IF(ISBLANK([Servidores.K14]);IF(ISBLANK([Servidores.C14]);&quot;&quot;;[Servidores.C14]);[Servidores.K14])" office:value-type="string" office:string-value="vmwlsadm" calcext:value-type="string">
            <text:p>vmwlsadm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3"/>
          <table:table-cell table:style-name="ce103" office:value-type="string" calcext:value-type="string">
            <text:p>Oracle Database Enterprise Edition 10.2.0.3</text:p>
          </table:table-cell>
          <table:table-cell table:style-name="ce109" office:value-type="string" calcext:value-type="string">
            <text:p>10.2</text:p>
          </table:table-cell>
          <table:table-cell table:style-name="ce115" office:value-type="string" calcext:value-type="string">
            <text:p>0.3</text:p>
          </table:table-cell>
          <table:table-cell table:style-name="ce103" office:value-type="string" calcext:value-type="string">
            <text:p>Oracle Application Server  10.1.3.x</text:p>
          </table:table-cell>
          <table:table-cell table:style-name="ce100" office:value-type="string" calcext:value-type="string">
            <text:p>Oracle Application Server </text:p>
          </table:table-cell>
          <table:table-cell table:style-name="ce100" office:value-type="string" calcext:value-type="string">
            <text:p>10.1</text:p>
          </table:table-cell>
          <table:table-cell table:style-name="ce100" office:value-type="string" calcext:value-type="string">
            <text:p>3.x</text:p>
          </table:table-cell>
          <table:table-cell table:style-name="ce103" office:value-type="string" calcext:value-type="string">
            <text:p>Linux x86(Oracle Linux 5)</text:p>
          </table:table-cell>
          <table:table-cell table:style-name="ce103"/>
          <table:table-cell table:style-name="ce103" office:value-type="string" calcext:value-type="string">
            <text:p>RMAN DATAPROTECTOR</text:p>
          </table:table-cell>
          <table:table-cell table:style-name="ce96"/>
          <table:table-cell table:style-name="ce131"/>
          <table:table-cell table:style-name="ce96"/>
          <table:table-cell table:style-name="ce94" office:value-type="string" calcext:value-type="string">
            <text:p>Intel or AMD Desktop, Laptop/Notebook, or Netbook Multicore chips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3"/>
          <table:table-cell table:style-name="ce94"/>
          <table:table-cell table:style-name="ce111"/>
          <table:table-cell table:style-name="ce117"/>
          <table:table-cell table:style-name="ce94"/>
          <table:table-cell table:style-name="ce139" table:formula="of:=IF(ISBLANK([Servidores.K15]);IF(ISBLANK([Servidores.C15]);&quot;&quot;;[Servidores.C15]);[Servidores.K15])" office:value-type="string" office:string-value="vmwlsadmin" calcext:value-type="string">
            <text:p>vmwlsadmin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3"/>
          <table:table-cell table:style-name="ce103" office:value-type="string" calcext:value-type="string">
            <text:p>Oracle Database Enterprise Edition 10.2.0.2</text:p>
          </table:table-cell>
          <table:table-cell table:style-name="ce109" office:value-type="string" calcext:value-type="string">
            <text:p>10.2</text:p>
          </table:table-cell>
          <table:table-cell table:style-name="ce115" office:value-type="string" calcext:value-type="string">
            <text:p>0.2</text:p>
          </table:table-cell>
          <table:table-cell table:style-name="ce103" office:value-type="string" calcext:value-type="string">
            <text:p>Oracle Application Server 10.1.2.x</text:p>
          </table:table-cell>
          <table:table-cell table:style-name="ce100" office:value-type="string" calcext:value-type="string">
            <text:p>Oracle Application Server </text:p>
          </table:table-cell>
          <table:table-cell table:style-name="ce120" office:value-type="string" calcext:value-type="string">
            <text:p>10.1</text:p>
          </table:table-cell>
          <table:table-cell table:style-name="ce100" office:value-type="string" calcext:value-type="string">
            <text:p>2.x</text:p>
          </table:table-cell>
          <table:table-cell table:style-name="ce103" office:value-type="string" calcext:value-type="string">
            <text:p>Linux x86(Oracle Linux 6)</text:p>
          </table:table-cell>
          <table:table-cell table:style-name="ce103"/>
          <table:table-cell table:style-name="ce103" office:value-type="string" calcext:value-type="string">
            <text:p>RMAN NETBACKUP</text:p>
          </table:table-cell>
          <table:table-cell table:style-name="ce96"/>
          <table:table-cell table:style-name="ce131"/>
          <table:table-cell table:style-name="ce96"/>
          <table:table-cell table:style-name="ce94" office:value-type="string" calcext:value-type="string">
            <text:p>Sun UltraSPARC T2+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3"/>
          <table:table-cell table:style-name="ce94"/>
          <table:table-cell table:style-name="ce111"/>
          <table:table-cell table:style-name="ce117"/>
          <table:table-cell table:style-name="ce94"/>
          <table:table-cell table:style-name="ce139" table:formula="of:=IF(ISBLANK([Servidores.K16]);IF(ISBLANK([Servidores.C16]);&quot;&quot;;[Servidores.C16]);[Servidores.K16])" office:value-type="string" office:string-value="vmwlsc01" calcext:value-type="string">
            <text:p>vmwlsc01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3"/>
          <table:table-cell table:style-name="ce103" office:value-type="string" calcext:value-type="string">
            <text:p>Oracle Database Enterprise Edition 10.2.0.1</text:p>
          </table:table-cell>
          <table:table-cell table:style-name="ce109" office:value-type="string" calcext:value-type="string">
            <text:p>10.2</text:p>
          </table:table-cell>
          <table:table-cell table:style-name="ce115" office:value-type="string" calcext:value-type="string">
            <text:p>0.1</text:p>
          </table:table-cell>
          <table:table-cell table:style-name="ce104" office:value-type="string" calcext:value-type="string">
            <text:p>-- NO ENCUENTRO MI OPCIÓN --</text:p>
          </table:table-cell>
          <table:table-cell table:style-name="Default" table:number-columns-repeated="3"/>
          <table:table-cell table:style-name="ce103" office:value-type="string" calcext:value-type="string">
            <text:p>Linux x86(Oracle Linux 7)</text:p>
          </table:table-cell>
          <table:table-cell table:style-name="ce103"/>
          <table:table-cell table:style-name="ce103" office:value-type="string" calcext:value-type="string">
            <text:p>RMAN + EXPORTS</text:p>
          </table:table-cell>
          <table:table-cell table:style-name="ce96"/>
          <table:table-cell table:style-name="ce131"/>
          <table:table-cell table:style-name="ce96"/>
          <table:table-cell table:style-name="ce94" office:value-type="string" calcext:value-type="string">
            <text:p>SPARC64 VII+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3"/>
          <table:table-cell table:style-name="ce94"/>
          <table:table-cell table:style-name="ce111"/>
          <table:table-cell table:style-name="ce117"/>
          <table:table-cell table:style-name="ce94"/>
          <table:table-cell table:style-name="ce139" table:formula="of:=IF(ISBLANK([Servidores.K17]);IF(ISBLANK([Servidores.C17]);&quot;&quot;;[Servidores.C17]);[Servidores.K17])" office:value-type="string" office:string-value="vmwlsc02" calcext:value-type="string">
            <text:p>vmwlsc02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3"/>
          <table:table-cell table:style-name="ce103" office:value-type="string" calcext:value-type="string">
            <text:p>Oracle Database Enterprise Edition 9.2.0.8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8</text:p>
          </table:table-cell>
          <table:table-cell table:style-name="ce106"/>
          <table:table-cell table:style-name="Default" table:number-columns-repeated="3"/>
          <table:table-cell table:style-name="ce103" office:value-type="string" calcext:value-type="string">
            <text:p>Linux x86(Red Hat Enterprise 3)</text:p>
          </table:table-cell>
          <table:table-cell table:style-name="ce103"/>
          <table:table-cell table:style-name="ce103" office:value-type="string" calcext:value-type="string">
            <text:p>RMAN LEGATO + EXPORTS</text:p>
          </table:table-cell>
          <table:table-cell table:style-name="ce96"/>
          <table:table-cell table:style-name="ce131"/>
          <table:table-cell table:style-name="ce96"/>
          <table:table-cell table:style-name="ce94" office:value-type="string" calcext:value-type="string">
            <text:p>SPARC64 X, SPARC64 X+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3"/>
          <table:table-cell table:style-name="ce94"/>
          <table:table-cell table:style-name="ce111"/>
          <table:table-cell table:style-name="ce117"/>
          <table:table-cell table:style-name="ce94"/>
          <table:table-cell table:style-name="ce139" table:formula="of:=IF(ISBLANK([Servidores.K18]);IF(ISBLANK([Servidores.C18]);&quot;&quot;;[Servidores.C18]);[Servidores.K18])" office:value-type="string" office:string-value="vmwlsc03" calcext:value-type="string">
            <text:p>vmwlsc03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2.0.7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7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(Red Hat Enterprise 4)</text:p>
          </table:table-cell>
          <table:table-cell table:style-name="ce107"/>
          <table:table-cell table:style-name="ce103" office:value-type="string" calcext:value-type="string">
            <text:p>RMAN DATAPROTECTOR + EXPORTS</text:p>
          </table:table-cell>
          <table:table-cell table:style-name="ce96"/>
          <table:table-cell table:style-name="ce132"/>
          <table:table-cell table:style-name="ce96"/>
          <table:table-cell table:style-name="ce94" office:value-type="string" calcext:value-type="string">
            <text:p>SPARC T4 processor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3"/>
          <table:table-cell table:style-name="ce95"/>
          <table:table-cell table:style-name="ce112"/>
          <table:table-cell table:style-name="ce118"/>
          <table:table-cell table:style-name="ce94"/>
          <table:table-cell table:style-name="ce139" table:formula="of:=IF(ISBLANK([Servidores.K19]);IF(ISBLANK([Servidores.C19]);&quot;&quot;;[Servidores.C19]);[Servidores.K19])" office:value-type="string" office:string-value="vmwlsc04" calcext:value-type="string">
            <text:p>vmwlsc04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2.0.6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6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(Red Hat Enterprise 5)</text:p>
          </table:table-cell>
          <table:table-cell table:style-name="ce100"/>
          <table:table-cell table:style-name="ce103" office:value-type="string" calcext:value-type="string">
            <text:p>RMAN NETBACKUP + EXPORTS</text:p>
          </table:table-cell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SPARC T5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4"/>
          <table:table-cell table:style-name="ce100" table:number-columns-repeated="2"/>
          <table:table-cell table:style-name="ce94"/>
          <table:table-cell table:style-name="ce139" table:formula="of:=IF(ISBLANK([Servidores.K20]);IF(ISBLANK([Servidores.C20]);&quot;&quot;;[Servidores.C20]);[Servidores.K20])" office:value-type="string" office:string-value="vmwlsc64b02" calcext:value-type="string">
            <text:p>vmwlsc64b02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9.2.0.5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5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(Red Hat Enterprise 6)</text:p>
          </table:table-cell>
          <table:table-cell table:style-name="ce100"/>
          <table:table-cell table:style-name="ce103" office:value-type="string" calcext:value-type="string">
            <text:p>RMAN + COLD BACKUP</text:p>
          </table:table-cell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SPARC M5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4"/>
          <table:table-cell table:style-name="ce100" table:number-columns-repeated="2"/>
          <table:table-cell table:style-name="ce94"/>
          <table:table-cell table:style-name="ce139" table:formula="of:=IF(ISBLANK([Servidores.K21]);IF(ISBLANK([Servidores.C21]);&quot;&quot;;[Servidores.C21]);[Servidores.K21])" office:value-type="string" office:string-value="vmwlsc64b03" calcext:value-type="string">
            <text:p>vmwlsc64b03</text:p>
          </table:table-cell>
          <table:table-cell table:style-name="ce139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2.0.4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4</text:p>
          </table:table-cell>
          <table:table-cell table:style-name="ce105"/>
          <table:table-cell table:style-name="ce101" table:number-columns-repeated="3"/>
          <table:table-cell table:style-name="ce121" office:value-type="string" calcext:value-type="string">
            <text:p>Linux x86(SLES-10)</text:p>
          </table:table-cell>
          <table:table-cell table:style-name="ce125"/>
          <table:table-cell table:style-name="ce103" office:value-type="string" calcext:value-type="string">
            <text:p>RMAN + EXPORTS + COLD BACKUP</text:p>
          </table:table-cell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SPARC M6</text:p>
          </table:table-cell>
          <table:table-cell table:style-name="ce96" office:value-type="float" office:value="0.5" calcext:value-type="float">
            <text:p>0,5</text:p>
          </table:table-cell>
          <table:table-cell table:style-name="ce96" table:number-columns-repeated="4"/>
          <table:table-cell table:style-name="ce100" table:number-columns-repeated="2"/>
          <table:table-cell table:style-name="ce94"/>
          <table:table-cell table:style-name="ce139" table:formula="of:=IF(ISBLANK([Servidores.K22]);IF(ISBLANK([Servidores.C22]);&quot;&quot;;[Servidores.C22]);[Servidores.K22])" office:value-type="string" office:string-value="vmwlsi01" calcext:value-type="string">
            <text:p>vmwlsi01</text:p>
          </table:table-cell>
          <table:table-cell table:style-name="ce139"/>
          <table:table-cell table:number-columns-repeated="997"/>
        </table:table-row>
        <table:table-row table:style-name="ro20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2.0.3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3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-64(Oracle Linux 4)</text:p>
          </table:table-cell>
          <table:table-cell table:style-name="ce100"/>
          <table:table-cell table:style-name="ce103" office:value-type="string" calcext:value-type="string">
            <text:p>SAP BRTOOLS</text:p>
          </table:table-cell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Sun and Fujitsu SPARC64 VI, VII</text:p>
          </table:table-cell>
          <table:table-cell table:style-name="ce96" office:value-type="float" office:value="0.75" calcext:value-type="float">
            <text:p>0,75</text:p>
          </table:table-cell>
          <table:table-cell table:style-name="ce96" table:number-columns-repeated="4"/>
          <table:table-cell table:style-name="ce100" table:number-columns-repeated="2"/>
          <table:table-cell table:style-name="ce94"/>
          <table:table-cell table:style-name="ce139" table:formula="of:=IF(ISBLANK([Servidores.K23]);IF(ISBLANK([Servidores.C23]);&quot;&quot;;[Servidores.C23]);[Servidores.K23])" office:value-type="string" office:string-value="vmwlsi02" calcext:value-type="string">
            <text:p>vmwlsi02</text:p>
          </table:table-cell>
          <table:table-cell table:style-name="ce139"/>
          <table:table-cell table:number-columns-repeated="997"/>
        </table:table-row>
        <table:table-row table:style-name="ro20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2.0.2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2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-64(Oracle Linux 5)</text:p>
          </table:table-cell>
          <table:table-cell table:style-name="ce100"/>
          <table:table-cell table:style-name="ce104" office:value-type="string" calcext:value-type="string">
            <text:p>-- NO ENCUENTRO MI OPCIÓN --</text:p>
          </table:table-cell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Sun UltraSPARC IV, IV+, or earlier Multicore chips</text:p>
          </table:table-cell>
          <table:table-cell table:style-name="ce96" office:value-type="float" office:value="0.75" calcext:value-type="float">
            <text:p>0,75</text:p>
          </table:table-cell>
          <table:table-cell table:style-name="ce96" table:number-columns-repeated="4"/>
          <table:table-cell table:style-name="ce100" table:number-columns-repeated="2"/>
          <table:table-cell table:style-name="ce95"/>
          <table:table-cell table:style-name="ce139" table:formula="of:=IF(ISBLANK([Servidores.K24]);IF(ISBLANK([Servidores.C24]);&quot;&quot;;[Servidores.C24]);[Servidores.K24])" office:value-type="string" office:string-value="vmwlsi03" calcext:value-type="string">
            <text:p>vmwlsi03</text:p>
          </table:table-cell>
          <table:table-cell table:style-name="ce141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9.2.0.1</text:p>
          </table:table-cell>
          <table:table-cell table:style-name="ce109" office:value-type="string" calcext:value-type="string">
            <text:p>9.2</text:p>
          </table:table-cell>
          <table:table-cell table:style-name="ce115" office:value-type="string" calcext:value-type="string">
            <text:p>0.1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-64(Oracle Linux 6)</text:p>
          </table:table-cell>
          <table:table-cell table:style-name="ce100"/>
          <table:table-cell table:style-name="ce106"/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Sun UltraSPARC T2</text:p>
          </table:table-cell>
          <table:table-cell table:style-name="ce96" office:value-type="float" office:value="0.75" calcext:value-type="float">
            <text:p>0,75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25]);IF(ISBLANK([Servidores.C25]);&quot;&quot;;[Servidores.C25]);[Servidores.K25])" office:value-type="string" office:string-value="vmwlsi04" calcext:value-type="string">
            <text:p>vmwlsi04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0.1.5</text:p>
          </table:table-cell>
          <table:table-cell table:style-name="ce109" office:value-type="string" calcext:value-type="string">
            <text:p>9.0</text:p>
          </table:table-cell>
          <table:table-cell table:style-name="ce115" office:value-type="string" calcext:value-type="string">
            <text:p>1.5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-64(Oracle Linux 7)</text:p>
          </table:table-cell>
          <table:table-cell table:style-name="ce100"/>
          <table:table-cell table:style-name="ce105"/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HP PA-RISC</text:p>
          </table:table-cell>
          <table:table-cell table:style-name="ce96" office:value-type="float" office:value="0.75" calcext:value-type="float">
            <text:p>0,75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26]);IF(ISBLANK([Servidores.C26]);&quot;&quot;;[Servidores.C26]);[Servidores.K26])" office:value-type="string" office:string-value="vmwlsp01" calcext:value-type="string">
            <text:p>vmwlsp01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0.1.4</text:p>
          </table:table-cell>
          <table:table-cell table:style-name="ce109" office:value-type="string" calcext:value-type="string">
            <text:p>9.0</text:p>
          </table:table-cell>
          <table:table-cell table:style-name="ce115" office:value-type="string" calcext:value-type="string">
            <text:p>1.4</text:p>
          </table:table-cell>
          <table:table-cell table:style-name="ce105"/>
          <table:table-cell table:style-name="ce101" table:number-columns-repeated="3"/>
          <table:table-cell table:style-name="ce103" office:value-type="string" calcext:value-type="string">
            <text:p>Linux x86-64(Red Hat Enterprise 3)</text:p>
          </table:table-cell>
          <table:table-cell table:style-name="ce100"/>
          <table:table-cell table:style-name="ce105"/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IBM POWER5+ or earlier Multicore chips</text:p>
          </table:table-cell>
          <table:table-cell table:style-name="ce96" office:value-type="float" office:value="0.75" calcext:value-type="float">
            <text:p>0,75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27]);IF(ISBLANK([Servidores.C27]);&quot;&quot;;[Servidores.C27]);[Servidores.K27])" office:value-type="string" office:string-value="vmwlsp02" calcext:value-type="string">
            <text:p>vmwlsp02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0.1.3</text:p>
          </table:table-cell>
          <table:table-cell table:style-name="ce109" office:value-type="string" calcext:value-type="string">
            <text:p>9.0</text:p>
          </table:table-cell>
          <table:table-cell table:style-name="ce115" office:value-type="string" calcext:value-type="string">
            <text:p>1.3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Linux x86-64(Red Hat Enterprise 4)</text:p>
          </table:table-cell>
          <table:table-cell table:style-name="ce100"/>
          <table:table-cell table:style-name="ce105"/>
          <table:table-cell table:style-name="ce96"/>
          <table:table-cell table:style-name="ce133"/>
          <table:table-cell table:style-name="ce96"/>
          <table:table-cell table:style-name="ce94" office:value-type="string" calcext:value-type="string">
            <text:p>All Single Core Chips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28]);IF(ISBLANK([Servidores.C28]);&quot;&quot;;[Servidores.C28]);[Servidores.K28])" office:value-type="string" office:string-value="vmwlsp03" calcext:value-type="string">
            <text:p>vmwlsp03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0"/>
          <table:table-cell table:style-name="ce103" office:value-type="string" calcext:value-type="string">
            <text:p>Oracle Database Enterprise Edition 9.0.1.2</text:p>
          </table:table-cell>
          <table:table-cell table:style-name="ce109" office:value-type="string" calcext:value-type="string">
            <text:p>9.0</text:p>
          </table:table-cell>
          <table:table-cell table:style-name="ce115" office:value-type="string" calcext:value-type="string">
            <text:p>1.2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Linux x86-64(Red Hat Enterprise 5)</text:p>
          </table:table-cell>
          <table:table-cell table:style-name="ce100"/>
          <table:table-cell table:style-name="ce105"/>
          <table:table-cell table:style-name="ce96" table:number-columns-repeated="3"/>
          <table:table-cell table:style-name="ce94" office:value-type="string" calcext:value-type="string">
            <text:p>Intel Itanium Series 93XX (For servers purchased on or after Dec 1st, 2010)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29]);IF(ISBLANK([Servidores.C29]);&quot;&quot;;[Servidores.C29]);[Servidores.K29])" office:value-type="string" office:string-value="vmwlsp04" calcext:value-type="string">
            <text:p>vmwlsp04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9.0.1.1</text:p>
          </table:table-cell>
          <table:table-cell table:style-name="ce109" office:value-type="string" calcext:value-type="string">
            <text:p>9.0</text:p>
          </table:table-cell>
          <table:table-cell table:style-name="ce115" office:value-type="string" calcext:value-type="string">
            <text:p>1.1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Linux x86-64(Red Hat Enterprise 6)</text:p>
          </table:table-cell>
          <table:table-cell table:style-name="ce100"/>
          <table:table-cell table:style-name="ce105"/>
          <table:table-cell table:style-name="ce96" table:number-columns-repeated="3"/>
          <table:table-cell table:style-name="ce94" office:value-type="string" calcext:value-type="string">
            <text:p>Intel Itanium Series 95XX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30]);IF(ISBLANK([Servidores.C30]);&quot;&quot;;[Servidores.C30]);[Servidores.K30])" office:value-type="string" office:string-value="vmwlsp05" calcext:value-type="string">
            <text:p>vmwlsp05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9.0.1.0</text:p>
          </table:table-cell>
          <table:table-cell table:style-name="ce109" office:value-type="string" calcext:value-type="string">
            <text:p>9.0</text:p>
          </table:table-cell>
          <table:table-cell table:style-name="ce115" office:value-type="string" calcext:value-type="string">
            <text:p>1.0</text:p>
          </table:table-cell>
          <table:table-cell table:style-name="ce103"/>
          <table:table-cell table:style-name="ce100" table:number-columns-repeated="3"/>
          <table:table-cell table:style-name="ce123" office:value-type="string" calcext:value-type="string">
            <text:p>Microsoft Windows x86 (32-bit)(Server 2003)</text:p>
          </table:table-cell>
          <table:table-cell table:style-name="ce100"/>
          <table:table-cell table:style-name="ce103"/>
          <table:table-cell table:style-name="ce96" table:number-columns-repeated="3"/>
          <table:table-cell table:style-name="ce94" office:value-type="string" calcext:value-type="string">
            <text:p>IBM POWER6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31]);IF(ISBLANK([Servidores.C31]);&quot;&quot;;[Servidores.C31]);[Servidores.K31])" office:value-type="string" office:string-value="vmwlsp06" calcext:value-type="string">
            <text:p>vmwlsp06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8.1.7.4</text:p>
          </table:table-cell>
          <table:table-cell table:style-name="ce109" office:value-type="string" calcext:value-type="string">
            <text:p>8.1</text:p>
          </table:table-cell>
          <table:table-cell table:style-name="ce115" office:value-type="string" calcext:value-type="string">
            <text:p>7.4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Microsoft Windows x64 (64-bit)(2000)</text:p>
          </table:table-cell>
          <table:table-cell table:style-name="ce100"/>
          <table:table-cell table:style-name="ce103"/>
          <table:table-cell table:style-name="ce96" table:number-columns-repeated="3"/>
          <table:table-cell table:style-name="ce94" office:value-type="string" calcext:value-type="string">
            <text:p>IBM POWER7, IBM POWER7+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32]);IF(ISBLANK([Servidores.C32]);&quot;&quot;;[Servidores.C32]);[Servidores.K32])" office:value-type="string" office:string-value="vmwlsp07" calcext:value-type="string">
            <text:p>vmwlsp07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8.1.7.3</text:p>
          </table:table-cell>
          <table:table-cell table:style-name="ce109" office:value-type="string" calcext:value-type="string">
            <text:p>8.1</text:p>
          </table:table-cell>
          <table:table-cell table:style-name="ce115" office:value-type="string" calcext:value-type="string">
            <text:p>7.3</text:p>
          </table:table-cell>
          <table:table-cell table:style-name="ce103"/>
          <table:table-cell table:style-name="ce100" table:number-columns-repeated="3"/>
          <table:table-cell table:style-name="ce124" office:value-type="string" calcext:value-type="string">
            <text:p>Microsoft Windows x64 (64-bit)(Server 2003)</text:p>
          </table:table-cell>
          <table:table-cell table:style-name="ce126"/>
          <table:table-cell table:style-name="ce103"/>
          <table:table-cell table:style-name="ce96" table:number-columns-repeated="3"/>
          <table:table-cell table:style-name="ce94" office:value-type="string" calcext:value-type="string">
            <text:p>IBM POWER8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33]);IF(ISBLANK([Servidores.C33]);&quot;&quot;;[Servidores.C33]);[Servidores.K33])" office:value-type="string" office:string-value="vmwlsp08" calcext:value-type="string">
            <text:p>vmwlsp08</text:p>
          </table:table-cell>
          <table:table-cell table:style-name="ce96"/>
          <table:table-cell table:number-columns-repeated="997"/>
        </table:table-row>
        <table:table-row table:style-name="ro27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8.1.7.2</text:p>
          </table:table-cell>
          <table:table-cell table:style-name="ce109" office:value-type="string" calcext:value-type="string">
            <text:p>8.1</text:p>
          </table:table-cell>
          <table:table-cell table:style-name="ce115" office:value-type="string" calcext:value-type="string">
            <text:p>7.2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Microsoft Windows x64 (64-bit)(Server 2003 R2)</text:p>
          </table:table-cell>
          <table:table-cell table:style-name="ce100"/>
          <table:table-cell table:style-name="ce107"/>
          <table:table-cell table:style-name="ce96" table:number-columns-repeated="3"/>
          <table:table-cell table:style-name="ce94" office:value-type="string" calcext:value-type="string">
            <text:p>IBM System z (z10 and earlier)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34]);IF(ISBLANK([Servidores.C34]);&quot;&quot;;[Servidores.C34]);[Servidores.K34])" office:value-type="string" office:string-value="cl10vp01" calcext:value-type="string">
            <text:p>cl10vp01</text:p>
          </table:table-cell>
          <table:table-cell table:style-name="ce96"/>
          <table:table-cell table:number-columns-repeated="997"/>
        </table:table-row>
        <table:table-row table:style-name="ro27">
          <table:table-cell table:style-name="ce96" table:number-columns-repeated="2"/>
          <table:table-cell table:style-name="ce101"/>
          <table:table-cell table:style-name="ce103" office:value-type="string" calcext:value-type="string">
            <text:p>Oracle Database Enterprise Edition 8.1.7.1</text:p>
          </table:table-cell>
          <table:table-cell table:style-name="ce109" office:value-type="string" calcext:value-type="string">
            <text:p>8.1</text:p>
          </table:table-cell>
          <table:table-cell table:style-name="ce115" office:value-type="string" calcext:value-type="string">
            <text:p>7.1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Microsoft Windows x64 (64-bit)(Server 2008 R2)</text:p>
          </table:table-cell>
          <table:table-cell table:style-name="ce125"/>
          <table:table-cell table:style-name="ce100"/>
          <table:table-cell table:style-name="ce96" table:number-columns-repeated="3"/>
          <table:table-cell table:style-name="ce94" office:value-type="string" calcext:value-type="string">
            <text:p>All Other Multicore chips</text:p>
          </table:table-cell>
          <table:table-cell table:style-name="ce96" office:value-type="float" office:value="1" calcext:value-type="float">
            <text:p>1</text:p>
          </table:table-cell>
          <table:table-cell table:style-name="ce96" table:number-columns-repeated="4"/>
          <table:table-cell table:style-name="ce100" table:number-columns-repeated="2"/>
          <table:table-cell table:style-name="ce96"/>
          <table:table-cell table:style-name="ce139" table:formula="of:=IF(ISBLANK([Servidores.K35]);IF(ISBLANK([Servidores.C35]);&quot;&quot;;[Servidores.C35]);[Servidores.K35])" office:value-type="string" office:string-value="cl10vp02" calcext:value-type="string">
            <text:p>cl10vp02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3"/>
          <table:table-cell table:style-name="ce103" office:value-type="string" calcext:value-type="string">
            <text:p>Oracle Database Enterprise Edition 8.1.7.0</text:p>
          </table:table-cell>
          <table:table-cell table:style-name="ce109" office:value-type="string" calcext:value-type="string">
            <text:p>8.1</text:p>
          </table:table-cell>
          <table:table-cell table:style-name="ce115" office:value-type="string" calcext:value-type="string">
            <text:p>7.0</text:p>
          </table:table-cell>
          <table:table-cell table:style-name="ce103"/>
          <table:table-cell table:style-name="ce100" table:number-columns-repeated="3"/>
          <table:table-cell table:style-name="ce121" office:value-type="string" calcext:value-type="string">
            <text:p>Microsoft Windows x64 (64-bit)(XP)</text:p>
          </table:table-cell>
          <table:table-cell table:style-name="ce127"/>
          <table:table-cell table:style-name="ce100"/>
          <table:table-cell table:style-name="ce96" table:number-columns-repeated="3"/>
          <table:table-cell table:style-name="ce105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36]);IF(ISBLANK([Servidores.C36]);&quot;&quot;;[Servidores.C36]);[Servidores.K36])" office:value-type="string" office:string-value="cl10vp03" calcext:value-type="string">
            <text:p>cl10vp03</text:p>
          </table:table-cell>
          <table:table-cell table:style-name="ce96"/>
          <table:table-cell table:number-columns-repeated="997"/>
        </table:table-row>
        <table:table-row table:style-name="ro25">
          <table:table-cell table:style-name="ce96" table:number-columns-repeated="3"/>
          <table:table-cell table:style-name="ce103" office:value-type="string" calcext:value-type="string">
            <text:p>Oracle Database Enterprise Edition 8.0.6.3</text:p>
          </table:table-cell>
          <table:table-cell table:style-name="ce109" office:value-type="string" calcext:value-type="string">
            <text:p>8.0</text:p>
          </table:table-cell>
          <table:table-cell table:style-name="ce115" office:value-type="string" calcext:value-type="string">
            <text:p>6.3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Oracle Solaris on x86 (32-bit)(10)</text:p>
          </table:table-cell>
          <table:table-cell table:style-name="ce100" table:number-columns-repeated="2"/>
          <table:table-cell table:style-name="ce96" table:number-columns-repeated="3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37]);IF(ISBLANK([Servidores.C37]);&quot;&quot;;[Servidores.C37]);[Servidores.K37])" office:value-type="string" office:string-value="cl11vp01" calcext:value-type="string">
            <text:p>cl11vp01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 office:value-type="string" calcext:value-type="string">
            <text:p>Oracle Database Enterprise Edition 8.0.6.2</text:p>
          </table:table-cell>
          <table:table-cell table:style-name="ce109" office:value-type="string" calcext:value-type="string">
            <text:p>8.0</text:p>
          </table:table-cell>
          <table:table-cell table:style-name="ce115" office:value-type="string" calcext:value-type="string">
            <text:p>6.2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Oracle Solaris on SPARC (64-bit)(9)</text:p>
          </table:table-cell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38]);IF(ISBLANK([Servidores.C38]);&quot;&quot;;[Servidores.C38]);[Servidores.K38])" office:value-type="string" office:string-value="cl11vp02" calcext:value-type="string">
            <text:p>cl11vp02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 office:value-type="string" calcext:value-type="string">
            <text:p>Oracle Database Enterprise Edition 8.0.6.1</text:p>
          </table:table-cell>
          <table:table-cell table:style-name="ce109" office:value-type="string" calcext:value-type="string">
            <text:p>8.0</text:p>
          </table:table-cell>
          <table:table-cell table:style-name="ce115" office:value-type="string" calcext:value-type="string">
            <text:p>6.1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Oracle Solaris on SPARC (64-bit)(10)</text:p>
          </table:table-cell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39]);IF(ISBLANK([Servidores.C39]);&quot;&quot;;[Servidores.C39]);[Servidores.K39])" office:value-type="string" office:string-value="cl11vp03" calcext:value-type="string">
            <text:p>cl11vp03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 office:value-type="string" calcext:value-type="string">
            <text:p>Oracle Database Enterprise Edition 8.0.6.0</text:p>
          </table:table-cell>
          <table:table-cell table:style-name="ce109" office:value-type="string" calcext:value-type="string">
            <text:p>8.0</text:p>
          </table:table-cell>
          <table:table-cell table:style-name="ce115" office:value-type="string" calcext:value-type="string">
            <text:p>6.0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Oracle Solaris on SPARC (64-bit)(11)</text:p>
          </table:table-cell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0]);IF(ISBLANK([Servidores.C40]);&quot;&quot;;[Servidores.C40]);[Servidores.K40])" office:value-type="string" office:string-value="clivmwlsp01" calcext:value-type="string">
            <text:p>clivmwlsp01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 office:value-type="string" calcext:value-type="string">
            <text:p>Oracle Database Enterprise Edition 7.3.4</text:p>
          </table:table-cell>
          <table:table-cell table:style-name="ce109" office:value-type="string" calcext:value-type="string">
            <text:p>7.3</text:p>
          </table:table-cell>
          <table:table-cell table:style-name="ce115" office:value-type="string" calcext:value-type="string">
            <text:p>4.x</text:p>
          </table:table-cell>
          <table:table-cell table:style-name="ce103"/>
          <table:table-cell table:style-name="ce100" table:number-columns-repeated="3"/>
          <table:table-cell table:style-name="ce103" office:value-type="string" calcext:value-type="string">
            <text:p>SunOS 5.9 Generic (64-bit)</text:p>
          </table:table-cell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1]);IF(ISBLANK([Servidores.C41]);&quot;&quot;;[Servidores.C41]);[Servidores.K41])" office:value-type="string" office:string-value="clivmwlsc01" calcext:value-type="string">
            <text:p>clivmwlsc01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4" office:value-type="string" calcext:value-type="string">
            <text:p>-- NO ENCUENTRO MI OPCIÓN --</text:p>
          </table:table-cell>
          <table:table-cell table:style-name="ce110"/>
          <table:table-cell table:style-name="ce116"/>
          <table:table-cell table:style-name="ce103"/>
          <table:table-cell table:style-name="ce100" table:number-columns-repeated="3"/>
          <table:table-cell table:style-name="ce104" office:value-type="string" calcext:value-type="string">
            <text:p>-- NO ENCUENTRO MI OPCIÓN --</text:p>
          </table:table-cell>
          <table:table-cell table:style-name="ce128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2]);IF(ISBLANK([Servidores.C42]);&quot;&quot;;[Servidores.C42]);[Servidores.K42])" office:value-type="string" office:string-value="clivmwlsi01" calcext:value-type="string">
            <text:p>clivmwlsi01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10"/>
          <table:table-cell table:style-name="ce116"/>
          <table:table-cell table:style-name="ce103"/>
          <table:table-cell table:style-name="ce100" table:number-columns-repeated="3"/>
          <table:table-cell table:style-name="ce106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3]);IF(ISBLANK([Servidores.C43]);&quot;&quot;;[Servidores.C43]);[Servidores.K43])" office:value-type="string" office:string-value="gen.bd" calcext:value-type="string">
            <text:p>gen.bd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6"/>
          <table:table-cell table:style-name="ce110"/>
          <table:table-cell table:style-name="ce116"/>
          <table:table-cell table:style-name="ce107"/>
          <table:table-cell table:style-name="ce100" table:number-columns-repeated="3"/>
          <table:table-cell table:style-name="ce106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4]);IF(ISBLANK([Servidores.C44]);&quot;&quot;;[Servidores.C44]);[Servidores.K44])" office:value-type="string" office:string-value="vmceroas01" calcext:value-type="string">
            <text:p>vmceroas01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6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5]);IF(ISBLANK([Servidores.C45]);&quot;&quot;;[Servidores.C45]);[Servidores.K45])" office:value-type="string" office:string-value="vmceroas02" calcext:value-type="string">
            <text:p>vmceroas02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6]);IF(ISBLANK([Servidores.C46]);&quot;&quot;;[Servidores.C46]);[Servidores.K46])" office:value-type="string" office:string-value="vminfra" calcext:value-type="string">
            <text:p>vminfra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7]);IF(ISBLANK([Servidores.C47]);&quot;&quot;;[Servidores.C47]);[Servidores.K47])" office:value-type="string" office:string-value="vmintoas01" calcext:value-type="string">
            <text:p>vmintoas01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8]);IF(ISBLANK([Servidores.C48]);&quot;&quot;;[Servidores.C48]);[Servidores.K48])" office:value-type="string" office:string-value="vmoas01" calcext:value-type="string">
            <text:p>vmoas01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49]);IF(ISBLANK([Servidores.C49]);&quot;&quot;;[Servidores.C49]);[Servidores.K49])" office:value-type="string" office:string-value="vmoas02" calcext:value-type="string">
            <text:p>vmoas02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50]);IF(ISBLANK([Servidores.C50]);&quot;&quot;;[Servidores.C50]);[Servidores.K50])" office:value-type="string" office:string-value="vmseges" calcext:value-type="string">
            <text:p>vmseges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51]);IF(ISBLANK([Servidores.C51]);&quot;&quot;;[Servidores.C51]);[Servidores.K51])" office:value-type="string" office:string-value="vmcloud" calcext:value-type="string">
            <text:p>vmcloud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21"/>
          <table:table-cell table:style-name="ce125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52]);IF(ISBLANK([Servidores.C52]);&quot;&quot;;[Servidores.C52]);[Servidores.K52])" office:value-type="string" office:string-value="clivmstexplopac" calcext:value-type="string">
            <text:p>clivmstexplopac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21"/>
          <table:table-cell table:style-name="ce125"/>
          <table:table-cell table:style-name="ce96" table:number-columns-repeated="4"/>
          <table:table-cell table:style-name="ce94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53]);IF(ISBLANK([Servidores.C53]);&quot;&quot;;[Servidores.C53]);[Servidores.K53])" office:value-type="string" office:string-value="clivmoasg" calcext:value-type="string">
            <text:p>clivmoasg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4"/>
          <table:table-cell table:style-name="ce95"/>
          <table:table-cell table:style-name="ce96" table:number-columns-repeated="5"/>
          <table:table-cell table:style-name="ce100" table:number-columns-repeated="2"/>
          <table:table-cell table:style-name="ce96"/>
          <table:table-cell table:style-name="ce139" table:formula="of:=IF(ISBLANK([Servidores.K54]);IF(ISBLANK([Servidores.C54]);&quot;&quot;;[Servidores.C54]);[Servidores.K54])" office:value-type="string" office:string-value="clivmoasp" calcext:value-type="string">
            <text:p>clivmoasp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3"/>
          <table:table-cell table:style-name="ce100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55]);IF(ISBLANK([Servidores.C55]);&quot;&quot;;[Servidores.C55]);[Servidores.K55])" office:value-type="string" office:string-value="clivmdesa" calcext:value-type="string">
            <text:p>clivmdesa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7"/>
          <table:table-cell table:style-name="ce100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56]);IF(ISBLANK([Servidores.C56]);&quot;&quot;;[Servidores.C56]);[Servidores.K56])" office:value-type="string" office:string-value="clivmcertif" calcext:value-type="string">
            <text:p>clivmcertif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6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57]);IF(ISBLANK([Servidores.C57]);&quot;&quot;;[Servidores.C57]);[Servidores.K57])" office:value-type="string" office:string-value="clivmstpac" calcext:value-type="string">
            <text:p>clivmstpac</text:p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6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58]);IF(ISBLANK([Servidores.C58]);&quot;&quot;;[Servidores.C58]);[Servidores.K58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6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59]);IF(ISBLANK([Servidores.C59]);&quot;&quot;;[Servidores.C59]);[Servidores.K59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6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60]);IF(ISBLANK([Servidores.C60]);&quot;&quot;;[Servidores.C60]);[Servidores.K60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6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61]);IF(ISBLANK([Servidores.C61]);&quot;&quot;;[Servidores.C61]);[Servidores.K61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6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62]);IF(ISBLANK([Servidores.C62]);&quot;&quot;;[Servidores.C62]);[Servidores.K62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63]);IF(ISBLANK([Servidores.C63]);&quot;&quot;;[Servidores.C63]);[Servidores.K63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64]);IF(ISBLANK([Servidores.C64]);&quot;&quot;;[Servidores.C64]);[Servidores.K64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65]);IF(ISBLANK([Servidores.C65]);&quot;&quot;;[Servidores.C65]);[Servidores.K65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5"/>
          <table:table-cell table:style-name="ce109"/>
          <table:table-cell table:style-name="ce115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66]);IF(ISBLANK([Servidores.C66]);&quot;&quot;;[Servidores.C66]);[Servidores.K66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67]);IF(ISBLANK([Servidores.C67]);&quot;&quot;;[Servidores.C67]);[Servidores.K67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68]);IF(ISBLANK([Servidores.C68]);&quot;&quot;;[Servidores.C68]);[Servidores.K68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69]);IF(ISBLANK([Servidores.C69]);&quot;&quot;;[Servidores.C69]);[Servidores.K69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0]);IF(ISBLANK([Servidores.C70]);&quot;&quot;;[Servidores.C70]);[Servidores.K70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1]);IF(ISBLANK([Servidores.C71]);&quot;&quot;;[Servidores.C71]);[Servidores.K71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2]);IF(ISBLANK([Servidores.C72]);&quot;&quot;;[Servidores.C72]);[Servidores.K72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3]);IF(ISBLANK([Servidores.C73]);&quot;&quot;;[Servidores.C73]);[Servidores.K73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4]);IF(ISBLANK([Servidores.C74]);&quot;&quot;;[Servidores.C74]);[Servidores.K74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5]);IF(ISBLANK([Servidores.C75]);&quot;&quot;;[Servidores.C75]);[Servidores.K75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6]);IF(ISBLANK([Servidores.C76]);&quot;&quot;;[Servidores.C76]);[Servidores.K76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number-columns-repeated="2" table:style-name="ce96" office:value-type="string" calcext:value-type="string">
            <text:p><text:s/></text:p>
          </table:table-cell>
          <table:table-cell table:style-name="ce96" table:number-columns-repeated="8"/>
          <table:table-cell table:style-name="ce100" table:number-columns-repeated="2"/>
          <table:table-cell table:style-name="ce96"/>
          <table:table-cell table:style-name="ce139" table:formula="of:=IF(ISBLANK([Servidores.K77]);IF(ISBLANK([Servidores.C77]);&quot;&quot;;[Servidores.C77]);[Servidores.K77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3"/>
          <table:table-cell table:style-name="ce111"/>
          <table:table-cell table:style-name="ce117"/>
          <table:table-cell table:style-name="ce100" table:number-columns-repeated="4"/>
          <table:table-cell table:style-name="ce101" table:number-columns-repeated="2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78]);IF(ISBLANK([Servidores.C78]);&quot;&quot;;[Servidores.C78]);[Servidores.K78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3"/>
          <table:table-cell table:style-name="ce107"/>
          <table:table-cell table:style-name="ce112"/>
          <table:table-cell table:style-name="ce118"/>
          <table:table-cell table:style-name="ce100" table:number-columns-repeated="6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79]);IF(ISBLANK([Servidores.C79]);&quot;&quot;;[Servidores.C79]);[Servidores.K79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style-name="ce96" table:number-columns-repeated="4"/>
          <table:table-cell table:style-name="ce100" table:number-columns-repeated="2"/>
          <table:table-cell table:style-name="ce96" table:number-columns-repeated="4"/>
          <table:table-cell table:style-name="ce100" table:number-columns-repeated="2"/>
          <table:table-cell table:style-name="ce96" table:number-columns-repeated="10"/>
          <table:table-cell table:style-name="ce100" table:number-columns-repeated="2"/>
          <table:table-cell table:style-name="ce96"/>
          <table:table-cell table:style-name="ce139" table:formula="of:=IF(ISBLANK([Servidores.K80]);IF(ISBLANK([Servidores.C80]);&quot;&quot;;[Servidores.C80]);[Servidores.K80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number-columns-repeated="2"/>
          <table:table-cell table:style-name="ce96" table:number-columns-repeated="2"/>
          <table:table-cell table:style-name="ce100" table:number-columns-repeated="2"/>
          <table:table-cell table:style-name="ce96" table:number-columns-repeated="4"/>
          <table:table-cell table:style-name="ce100" table:number-columns-repeated="2"/>
          <table:table-cell table:style-name="ce96"/>
          <table:table-cell table:number-columns-repeated="3"/>
          <table:table-cell table:style-name="ce96" table:number-columns-repeated="6"/>
          <table:table-cell table:style-name="ce100" table:number-columns-repeated="2"/>
          <table:table-cell table:style-name="ce96"/>
          <table:table-cell table:style-name="ce139" table:formula="of:=IF(ISBLANK([Servidores.K81]);IF(ISBLANK([Servidores.C81]);&quot;&quot;;[Servidores.C81]);[Servidores.K81])">
            <text:p/>
          </table:table-cell>
          <table:table-cell table:style-name="ce96"/>
          <table:table-cell table:number-columns-repeated="997"/>
        </table:table-row>
        <table:table-row table:style-name="ro18">
          <table:table-cell table:number-columns-repeated="10"/>
          <table:table-cell table:style-name="ce100" table:number-columns-repeated="2"/>
          <table:table-cell table:number-columns-repeated="4"/>
          <table:table-cell table:style-name="ce96" table:number-columns-repeated="6"/>
          <table:table-cell table:style-name="ce100" table:number-columns-repeated="2"/>
          <table:table-cell table:style-name="ce96"/>
          <table:table-cell table:style-name="ce139" table:formula="of:=IF(ISBLANK([Servidores.K82]);IF(ISBLANK([Servidores.C82]);&quot;&quot;;[Servidores.C82]);[Servidores.K8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83]);IF(ISBLANK([Servidores.C83]);&quot;&quot;;[Servidores.C83]);[Servidores.K8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84]);IF(ISBLANK([Servidores.C84]);&quot;&quot;;[Servidores.C84]);[Servidores.K8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85]);IF(ISBLANK([Servidores.C85]);&quot;&quot;;[Servidores.C85]);[Servidores.K8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86]);IF(ISBLANK([Servidores.C86]);&quot;&quot;;[Servidores.C86]);[Servidores.K8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87]);IF(ISBLANK([Servidores.C87]);&quot;&quot;;[Servidores.C87]);[Servidores.K8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88]);IF(ISBLANK([Servidores.C88]);&quot;&quot;;[Servidores.C88]);[Servidores.K8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89]);IF(ISBLANK([Servidores.C89]);&quot;&quot;;[Servidores.C89]);[Servidores.K8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0]);IF(ISBLANK([Servidores.C90]);&quot;&quot;;[Servidores.C90]);[Servidores.K9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1]);IF(ISBLANK([Servidores.C91]);&quot;&quot;;[Servidores.C91]);[Servidores.K9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2]);IF(ISBLANK([Servidores.C92]);&quot;&quot;;[Servidores.C92]);[Servidores.K9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3]);IF(ISBLANK([Servidores.C93]);&quot;&quot;;[Servidores.C93]);[Servidores.K9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4]);IF(ISBLANK([Servidores.C94]);&quot;&quot;;[Servidores.C94]);[Servidores.K9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5]);IF(ISBLANK([Servidores.C95]);&quot;&quot;;[Servidores.C95]);[Servidores.K9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6]);IF(ISBLANK([Servidores.C96]);&quot;&quot;;[Servidores.C96]);[Servidores.K9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7]);IF(ISBLANK([Servidores.C97]);&quot;&quot;;[Servidores.C97]);[Servidores.K9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8]);IF(ISBLANK([Servidores.C98]);&quot;&quot;;[Servidores.C98]);[Servidores.K9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99]);IF(ISBLANK([Servidores.C99]);&quot;&quot;;[Servidores.C99]);[Servidores.K9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100]);IF(ISBLANK([Servidores.C100]);&quot;&quot;;[Servidores.C100]);[Servidores.K10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101]);IF(ISBLANK([Servidores.C101]);&quot;&quot;;[Servidores.C101]);[Servidores.K10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102]);IF(ISBLANK([Servidores.C102]);&quot;&quot;;[Servidores.C102]);[Servidores.K10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103]);IF(ISBLANK([Servidores.C103]);&quot;&quot;;[Servidores.C103]);[Servidores.K10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104]);IF(ISBLANK([Servidores.C104]);&quot;&quot;;[Servidores.C104]);[Servidores.K10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39" table:formula="of:=IF(ISBLANK([Servidores.K105]);IF(ISBLANK([Servidores.C105]);&quot;&quot;;[Servidores.C105]);[Servidores.K1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06]);IF(ISBLANK([Servidores.C106]);&quot;&quot;;[Servidores.C106]);[Servidores.K1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07]);IF(ISBLANK([Servidores.C107]);&quot;&quot;;[Servidores.C107]);[Servidores.K1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08]);IF(ISBLANK([Servidores.C108]);&quot;&quot;;[Servidores.C108]);[Servidores.K1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09]);IF(ISBLANK([Servidores.C109]);&quot;&quot;;[Servidores.C109]);[Servidores.K1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0]);IF(ISBLANK([Servidores.C110]);&quot;&quot;;[Servidores.C110]);[Servidores.K1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1]);IF(ISBLANK([Servidores.C111]);&quot;&quot;;[Servidores.C111]);[Servidores.K1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2]);IF(ISBLANK([Servidores.C112]);&quot;&quot;;[Servidores.C112]);[Servidores.K1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3]);IF(ISBLANK([Servidores.C113]);&quot;&quot;;[Servidores.C113]);[Servidores.K1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4]);IF(ISBLANK([Servidores.C114]);&quot;&quot;;[Servidores.C114]);[Servidores.K1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5]);IF(ISBLANK([Servidores.C115]);&quot;&quot;;[Servidores.C115]);[Servidores.K1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6]);IF(ISBLANK([Servidores.C116]);&quot;&quot;;[Servidores.C116]);[Servidores.K1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7]);IF(ISBLANK([Servidores.C117]);&quot;&quot;;[Servidores.C117]);[Servidores.K1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8]);IF(ISBLANK([Servidores.C118]);&quot;&quot;;[Servidores.C118]);[Servidores.K1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19]);IF(ISBLANK([Servidores.C119]);&quot;&quot;;[Servidores.C119]);[Servidores.K1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0]);IF(ISBLANK([Servidores.C120]);&quot;&quot;;[Servidores.C120]);[Servidores.K1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1]);IF(ISBLANK([Servidores.C121]);&quot;&quot;;[Servidores.C121]);[Servidores.K1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2]);IF(ISBLANK([Servidores.C122]);&quot;&quot;;[Servidores.C122]);[Servidores.K1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3]);IF(ISBLANK([Servidores.C123]);&quot;&quot;;[Servidores.C123]);[Servidores.K1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4]);IF(ISBLANK([Servidores.C124]);&quot;&quot;;[Servidores.C124]);[Servidores.K1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5]);IF(ISBLANK([Servidores.C125]);&quot;&quot;;[Servidores.C125]);[Servidores.K1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6]);IF(ISBLANK([Servidores.C126]);&quot;&quot;;[Servidores.C126]);[Servidores.K1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7]);IF(ISBLANK([Servidores.C127]);&quot;&quot;;[Servidores.C127]);[Servidores.K1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8]);IF(ISBLANK([Servidores.C128]);&quot;&quot;;[Servidores.C128]);[Servidores.K1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29]);IF(ISBLANK([Servidores.C129]);&quot;&quot;;[Servidores.C129]);[Servidores.K1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0]);IF(ISBLANK([Servidores.C130]);&quot;&quot;;[Servidores.C130]);[Servidores.K1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1]);IF(ISBLANK([Servidores.C131]);&quot;&quot;;[Servidores.C131]);[Servidores.K1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2]);IF(ISBLANK([Servidores.C132]);&quot;&quot;;[Servidores.C132]);[Servidores.K1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3]);IF(ISBLANK([Servidores.C133]);&quot;&quot;;[Servidores.C133]);[Servidores.K1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4]);IF(ISBLANK([Servidores.C134]);&quot;&quot;;[Servidores.C134]);[Servidores.K1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5]);IF(ISBLANK([Servidores.C135]);&quot;&quot;;[Servidores.C135]);[Servidores.K1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6]);IF(ISBLANK([Servidores.C136]);&quot;&quot;;[Servidores.C136]);[Servidores.K1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7]);IF(ISBLANK([Servidores.C137]);&quot;&quot;;[Servidores.C137]);[Servidores.K1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8]);IF(ISBLANK([Servidores.C138]);&quot;&quot;;[Servidores.C138]);[Servidores.K1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39]);IF(ISBLANK([Servidores.C139]);&quot;&quot;;[Servidores.C139]);[Servidores.K1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0]);IF(ISBLANK([Servidores.C140]);&quot;&quot;;[Servidores.C140]);[Servidores.K1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1]);IF(ISBLANK([Servidores.C141]);&quot;&quot;;[Servidores.C141]);[Servidores.K1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2]);IF(ISBLANK([Servidores.C142]);&quot;&quot;;[Servidores.C142]);[Servidores.K1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3]);IF(ISBLANK([Servidores.C143]);&quot;&quot;;[Servidores.C143]);[Servidores.K1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4]);IF(ISBLANK([Servidores.C144]);&quot;&quot;;[Servidores.C144]);[Servidores.K1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5]);IF(ISBLANK([Servidores.C145]);&quot;&quot;;[Servidores.C145]);[Servidores.K1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6]);IF(ISBLANK([Servidores.C146]);&quot;&quot;;[Servidores.C146]);[Servidores.K1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7]);IF(ISBLANK([Servidores.C147]);&quot;&quot;;[Servidores.C147]);[Servidores.K1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8]);IF(ISBLANK([Servidores.C148]);&quot;&quot;;[Servidores.C148]);[Servidores.K1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49]);IF(ISBLANK([Servidores.C149]);&quot;&quot;;[Servidores.C149]);[Servidores.K1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0]);IF(ISBLANK([Servidores.C150]);&quot;&quot;;[Servidores.C150]);[Servidores.K1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1]);IF(ISBLANK([Servidores.C151]);&quot;&quot;;[Servidores.C151]);[Servidores.K1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2]);IF(ISBLANK([Servidores.C152]);&quot;&quot;;[Servidores.C152]);[Servidores.K1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3]);IF(ISBLANK([Servidores.C153]);&quot;&quot;;[Servidores.C153]);[Servidores.K1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4]);IF(ISBLANK([Servidores.C154]);&quot;&quot;;[Servidores.C154]);[Servidores.K1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5]);IF(ISBLANK([Servidores.C155]);&quot;&quot;;[Servidores.C155]);[Servidores.K1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6]);IF(ISBLANK([Servidores.C156]);&quot;&quot;;[Servidores.C156]);[Servidores.K1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7]);IF(ISBLANK([Servidores.C157]);&quot;&quot;;[Servidores.C157]);[Servidores.K1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8]);IF(ISBLANK([Servidores.C158]);&quot;&quot;;[Servidores.C158]);[Servidores.K1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59]);IF(ISBLANK([Servidores.C159]);&quot;&quot;;[Servidores.C159]);[Servidores.K1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0]);IF(ISBLANK([Servidores.C160]);&quot;&quot;;[Servidores.C160]);[Servidores.K1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1]);IF(ISBLANK([Servidores.C161]);&quot;&quot;;[Servidores.C161]);[Servidores.K1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2]);IF(ISBLANK([Servidores.C162]);&quot;&quot;;[Servidores.C162]);[Servidores.K1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3]);IF(ISBLANK([Servidores.C163]);&quot;&quot;;[Servidores.C163]);[Servidores.K1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4]);IF(ISBLANK([Servidores.C164]);&quot;&quot;;[Servidores.C164]);[Servidores.K1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5]);IF(ISBLANK([Servidores.C165]);&quot;&quot;;[Servidores.C165]);[Servidores.K1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6]);IF(ISBLANK([Servidores.C166]);&quot;&quot;;[Servidores.C166]);[Servidores.K1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7]);IF(ISBLANK([Servidores.C167]);&quot;&quot;;[Servidores.C167]);[Servidores.K1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8]);IF(ISBLANK([Servidores.C168]);&quot;&quot;;[Servidores.C168]);[Servidores.K1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69]);IF(ISBLANK([Servidores.C169]);&quot;&quot;;[Servidores.C169]);[Servidores.K1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0]);IF(ISBLANK([Servidores.C170]);&quot;&quot;;[Servidores.C170]);[Servidores.K1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1]);IF(ISBLANK([Servidores.C171]);&quot;&quot;;[Servidores.C171]);[Servidores.K1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2]);IF(ISBLANK([Servidores.C172]);&quot;&quot;;[Servidores.C172]);[Servidores.K1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3]);IF(ISBLANK([Servidores.C173]);&quot;&quot;;[Servidores.C173]);[Servidores.K1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4]);IF(ISBLANK([Servidores.C174]);&quot;&quot;;[Servidores.C174]);[Servidores.K1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5]);IF(ISBLANK([Servidores.C175]);&quot;&quot;;[Servidores.C175]);[Servidores.K1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6]);IF(ISBLANK([Servidores.C176]);&quot;&quot;;[Servidores.C176]);[Servidores.K1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7]);IF(ISBLANK([Servidores.C177]);&quot;&quot;;[Servidores.C177]);[Servidores.K1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8]);IF(ISBLANK([Servidores.C178]);&quot;&quot;;[Servidores.C178]);[Servidores.K1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79]);IF(ISBLANK([Servidores.C179]);&quot;&quot;;[Servidores.C179]);[Servidores.K1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0]);IF(ISBLANK([Servidores.C180]);&quot;&quot;;[Servidores.C180]);[Servidores.K1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1]);IF(ISBLANK([Servidores.C181]);&quot;&quot;;[Servidores.C181]);[Servidores.K1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2]);IF(ISBLANK([Servidores.C182]);&quot;&quot;;[Servidores.C182]);[Servidores.K1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3]);IF(ISBLANK([Servidores.C183]);&quot;&quot;;[Servidores.C183]);[Servidores.K1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4]);IF(ISBLANK([Servidores.C184]);&quot;&quot;;[Servidores.C184]);[Servidores.K1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5]);IF(ISBLANK([Servidores.C185]);&quot;&quot;;[Servidores.C185]);[Servidores.K1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6]);IF(ISBLANK([Servidores.C186]);&quot;&quot;;[Servidores.C186]);[Servidores.K1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7]);IF(ISBLANK([Servidores.C187]);&quot;&quot;;[Servidores.C187]);[Servidores.K1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8]);IF(ISBLANK([Servidores.C188]);&quot;&quot;;[Servidores.C188]);[Servidores.K1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89]);IF(ISBLANK([Servidores.C189]);&quot;&quot;;[Servidores.C189]);[Servidores.K1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0]);IF(ISBLANK([Servidores.C190]);&quot;&quot;;[Servidores.C190]);[Servidores.K1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1]);IF(ISBLANK([Servidores.C191]);&quot;&quot;;[Servidores.C191]);[Servidores.K1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2]);IF(ISBLANK([Servidores.C192]);&quot;&quot;;[Servidores.C192]);[Servidores.K1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3]);IF(ISBLANK([Servidores.C193]);&quot;&quot;;[Servidores.C193]);[Servidores.K1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4]);IF(ISBLANK([Servidores.C194]);&quot;&quot;;[Servidores.C194]);[Servidores.K1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5]);IF(ISBLANK([Servidores.C195]);&quot;&quot;;[Servidores.C195]);[Servidores.K1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6]);IF(ISBLANK([Servidores.C196]);&quot;&quot;;[Servidores.C196]);[Servidores.K1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7]);IF(ISBLANK([Servidores.C197]);&quot;&quot;;[Servidores.C197]);[Servidores.K1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8]);IF(ISBLANK([Servidores.C198]);&quot;&quot;;[Servidores.C198]);[Servidores.K1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199]);IF(ISBLANK([Servidores.C199]);&quot;&quot;;[Servidores.C199]);[Servidores.K1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0]);IF(ISBLANK([Servidores.C200]);&quot;&quot;;[Servidores.C200]);[Servidores.K2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1]);IF(ISBLANK([Servidores.C201]);&quot;&quot;;[Servidores.C201]);[Servidores.K2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2]);IF(ISBLANK([Servidores.C202]);&quot;&quot;;[Servidores.C202]);[Servidores.K2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3]);IF(ISBLANK([Servidores.C203]);&quot;&quot;;[Servidores.C203]);[Servidores.K2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4]);IF(ISBLANK([Servidores.C204]);&quot;&quot;;[Servidores.C204]);[Servidores.K2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5]);IF(ISBLANK([Servidores.C205]);&quot;&quot;;[Servidores.C205]);[Servidores.K2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6]);IF(ISBLANK([Servidores.C206]);&quot;&quot;;[Servidores.C206]);[Servidores.K2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7]);IF(ISBLANK([Servidores.C207]);&quot;&quot;;[Servidores.C207]);[Servidores.K2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8]);IF(ISBLANK([Servidores.C208]);&quot;&quot;;[Servidores.C208]);[Servidores.K2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09]);IF(ISBLANK([Servidores.C209]);&quot;&quot;;[Servidores.C209]);[Servidores.K2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0]);IF(ISBLANK([Servidores.C210]);&quot;&quot;;[Servidores.C210]);[Servidores.K2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1]);IF(ISBLANK([Servidores.C211]);&quot;&quot;;[Servidores.C211]);[Servidores.K2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2]);IF(ISBLANK([Servidores.C212]);&quot;&quot;;[Servidores.C212]);[Servidores.K2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3]);IF(ISBLANK([Servidores.C213]);&quot;&quot;;[Servidores.C213]);[Servidores.K2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4]);IF(ISBLANK([Servidores.C214]);&quot;&quot;;[Servidores.C214]);[Servidores.K2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5]);IF(ISBLANK([Servidores.C215]);&quot;&quot;;[Servidores.C215]);[Servidores.K2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6]);IF(ISBLANK([Servidores.C216]);&quot;&quot;;[Servidores.C216]);[Servidores.K2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7]);IF(ISBLANK([Servidores.C217]);&quot;&quot;;[Servidores.C217]);[Servidores.K2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8]);IF(ISBLANK([Servidores.C218]);&quot;&quot;;[Servidores.C218]);[Servidores.K2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19]);IF(ISBLANK([Servidores.C219]);&quot;&quot;;[Servidores.C219]);[Servidores.K2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0]);IF(ISBLANK([Servidores.C220]);&quot;&quot;;[Servidores.C220]);[Servidores.K2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1]);IF(ISBLANK([Servidores.C221]);&quot;&quot;;[Servidores.C221]);[Servidores.K2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2]);IF(ISBLANK([Servidores.C222]);&quot;&quot;;[Servidores.C222]);[Servidores.K2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3]);IF(ISBLANK([Servidores.C223]);&quot;&quot;;[Servidores.C223]);[Servidores.K2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4]);IF(ISBLANK([Servidores.C224]);&quot;&quot;;[Servidores.C224]);[Servidores.K2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5]);IF(ISBLANK([Servidores.C225]);&quot;&quot;;[Servidores.C225]);[Servidores.K2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6]);IF(ISBLANK([Servidores.C226]);&quot;&quot;;[Servidores.C226]);[Servidores.K2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7]);IF(ISBLANK([Servidores.C227]);&quot;&quot;;[Servidores.C227]);[Servidores.K2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8]);IF(ISBLANK([Servidores.C228]);&quot;&quot;;[Servidores.C228]);[Servidores.K2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29]);IF(ISBLANK([Servidores.C229]);&quot;&quot;;[Servidores.C229]);[Servidores.K2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0]);IF(ISBLANK([Servidores.C230]);&quot;&quot;;[Servidores.C230]);[Servidores.K2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1]);IF(ISBLANK([Servidores.C231]);&quot;&quot;;[Servidores.C231]);[Servidores.K2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2]);IF(ISBLANK([Servidores.C232]);&quot;&quot;;[Servidores.C232]);[Servidores.K2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3]);IF(ISBLANK([Servidores.C233]);&quot;&quot;;[Servidores.C233]);[Servidores.K2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4]);IF(ISBLANK([Servidores.C234]);&quot;&quot;;[Servidores.C234]);[Servidores.K2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5]);IF(ISBLANK([Servidores.C235]);&quot;&quot;;[Servidores.C235]);[Servidores.K2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6]);IF(ISBLANK([Servidores.C236]);&quot;&quot;;[Servidores.C236]);[Servidores.K2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7]);IF(ISBLANK([Servidores.C237]);&quot;&quot;;[Servidores.C237]);[Servidores.K2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8]);IF(ISBLANK([Servidores.C238]);&quot;&quot;;[Servidores.C238]);[Servidores.K2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39]);IF(ISBLANK([Servidores.C239]);&quot;&quot;;[Servidores.C239]);[Servidores.K2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0]);IF(ISBLANK([Servidores.C240]);&quot;&quot;;[Servidores.C240]);[Servidores.K2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1]);IF(ISBLANK([Servidores.C241]);&quot;&quot;;[Servidores.C241]);[Servidores.K2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2]);IF(ISBLANK([Servidores.C242]);&quot;&quot;;[Servidores.C242]);[Servidores.K2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3]);IF(ISBLANK([Servidores.C243]);&quot;&quot;;[Servidores.C243]);[Servidores.K2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4]);IF(ISBLANK([Servidores.C244]);&quot;&quot;;[Servidores.C244]);[Servidores.K2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5]);IF(ISBLANK([Servidores.C245]);&quot;&quot;;[Servidores.C245]);[Servidores.K2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6]);IF(ISBLANK([Servidores.C246]);&quot;&quot;;[Servidores.C246]);[Servidores.K2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7]);IF(ISBLANK([Servidores.C247]);&quot;&quot;;[Servidores.C247]);[Servidores.K2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8]);IF(ISBLANK([Servidores.C248]);&quot;&quot;;[Servidores.C248]);[Servidores.K2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49]);IF(ISBLANK([Servidores.C249]);&quot;&quot;;[Servidores.C249]);[Servidores.K2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0]);IF(ISBLANK([Servidores.C250]);&quot;&quot;;[Servidores.C250]);[Servidores.K2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1]);IF(ISBLANK([Servidores.C251]);&quot;&quot;;[Servidores.C251]);[Servidores.K2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2]);IF(ISBLANK([Servidores.C252]);&quot;&quot;;[Servidores.C252]);[Servidores.K2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3]);IF(ISBLANK([Servidores.C253]);&quot;&quot;;[Servidores.C253]);[Servidores.K2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4]);IF(ISBLANK([Servidores.C254]);&quot;&quot;;[Servidores.C254]);[Servidores.K2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5]);IF(ISBLANK([Servidores.C255]);&quot;&quot;;[Servidores.C255]);[Servidores.K2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6]);IF(ISBLANK([Servidores.C256]);&quot;&quot;;[Servidores.C256]);[Servidores.K2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7]);IF(ISBLANK([Servidores.C257]);&quot;&quot;;[Servidores.C257]);[Servidores.K2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8]);IF(ISBLANK([Servidores.C258]);&quot;&quot;;[Servidores.C258]);[Servidores.K2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59]);IF(ISBLANK([Servidores.C259]);&quot;&quot;;[Servidores.C259]);[Servidores.K2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0]);IF(ISBLANK([Servidores.C260]);&quot;&quot;;[Servidores.C260]);[Servidores.K2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1]);IF(ISBLANK([Servidores.C261]);&quot;&quot;;[Servidores.C261]);[Servidores.K2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2]);IF(ISBLANK([Servidores.C262]);&quot;&quot;;[Servidores.C262]);[Servidores.K2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3]);IF(ISBLANK([Servidores.C263]);&quot;&quot;;[Servidores.C263]);[Servidores.K2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4]);IF(ISBLANK([Servidores.C264]);&quot;&quot;;[Servidores.C264]);[Servidores.K2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5]);IF(ISBLANK([Servidores.C265]);&quot;&quot;;[Servidores.C265]);[Servidores.K2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6]);IF(ISBLANK([Servidores.C266]);&quot;&quot;;[Servidores.C266]);[Servidores.K2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7]);IF(ISBLANK([Servidores.C267]);&quot;&quot;;[Servidores.C267]);[Servidores.K2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8]);IF(ISBLANK([Servidores.C268]);&quot;&quot;;[Servidores.C268]);[Servidores.K2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69]);IF(ISBLANK([Servidores.C269]);&quot;&quot;;[Servidores.C269]);[Servidores.K2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0]);IF(ISBLANK([Servidores.C270]);&quot;&quot;;[Servidores.C270]);[Servidores.K2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1]);IF(ISBLANK([Servidores.C271]);&quot;&quot;;[Servidores.C271]);[Servidores.K2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2]);IF(ISBLANK([Servidores.C272]);&quot;&quot;;[Servidores.C272]);[Servidores.K2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3]);IF(ISBLANK([Servidores.C273]);&quot;&quot;;[Servidores.C273]);[Servidores.K2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4]);IF(ISBLANK([Servidores.C274]);&quot;&quot;;[Servidores.C274]);[Servidores.K2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5]);IF(ISBLANK([Servidores.C275]);&quot;&quot;;[Servidores.C275]);[Servidores.K2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6]);IF(ISBLANK([Servidores.C276]);&quot;&quot;;[Servidores.C276]);[Servidores.K2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7]);IF(ISBLANK([Servidores.C277]);&quot;&quot;;[Servidores.C277]);[Servidores.K2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8]);IF(ISBLANK([Servidores.C278]);&quot;&quot;;[Servidores.C278]);[Servidores.K2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79]);IF(ISBLANK([Servidores.C279]);&quot;&quot;;[Servidores.C279]);[Servidores.K2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0]);IF(ISBLANK([Servidores.C280]);&quot;&quot;;[Servidores.C280]);[Servidores.K2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1]);IF(ISBLANK([Servidores.C281]);&quot;&quot;;[Servidores.C281]);[Servidores.K2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2]);IF(ISBLANK([Servidores.C282]);&quot;&quot;;[Servidores.C282]);[Servidores.K2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3]);IF(ISBLANK([Servidores.C283]);&quot;&quot;;[Servidores.C283]);[Servidores.K2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4]);IF(ISBLANK([Servidores.C284]);&quot;&quot;;[Servidores.C284]);[Servidores.K2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5]);IF(ISBLANK([Servidores.C285]);&quot;&quot;;[Servidores.C285]);[Servidores.K2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6]);IF(ISBLANK([Servidores.C286]);&quot;&quot;;[Servidores.C286]);[Servidores.K2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7]);IF(ISBLANK([Servidores.C287]);&quot;&quot;;[Servidores.C287]);[Servidores.K2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8]);IF(ISBLANK([Servidores.C288]);&quot;&quot;;[Servidores.C288]);[Servidores.K2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89]);IF(ISBLANK([Servidores.C289]);&quot;&quot;;[Servidores.C289]);[Servidores.K2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0]);IF(ISBLANK([Servidores.C290]);&quot;&quot;;[Servidores.C290]);[Servidores.K2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1]);IF(ISBLANK([Servidores.C291]);&quot;&quot;;[Servidores.C291]);[Servidores.K2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2]);IF(ISBLANK([Servidores.C292]);&quot;&quot;;[Servidores.C292]);[Servidores.K2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3]);IF(ISBLANK([Servidores.C293]);&quot;&quot;;[Servidores.C293]);[Servidores.K2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4]);IF(ISBLANK([Servidores.C294]);&quot;&quot;;[Servidores.C294]);[Servidores.K2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5]);IF(ISBLANK([Servidores.C295]);&quot;&quot;;[Servidores.C295]);[Servidores.K2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6]);IF(ISBLANK([Servidores.C296]);&quot;&quot;;[Servidores.C296]);[Servidores.K2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7]);IF(ISBLANK([Servidores.C297]);&quot;&quot;;[Servidores.C297]);[Servidores.K2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8]);IF(ISBLANK([Servidores.C298]);&quot;&quot;;[Servidores.C298]);[Servidores.K2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299]);IF(ISBLANK([Servidores.C299]);&quot;&quot;;[Servidores.C299]);[Servidores.K2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0]);IF(ISBLANK([Servidores.C300]);&quot;&quot;;[Servidores.C300]);[Servidores.K3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1]);IF(ISBLANK([Servidores.C301]);&quot;&quot;;[Servidores.C301]);[Servidores.K3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2]);IF(ISBLANK([Servidores.C302]);&quot;&quot;;[Servidores.C302]);[Servidores.K3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3]);IF(ISBLANK([Servidores.C303]);&quot;&quot;;[Servidores.C303]);[Servidores.K3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4]);IF(ISBLANK([Servidores.C304]);&quot;&quot;;[Servidores.C304]);[Servidores.K3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5]);IF(ISBLANK([Servidores.C305]);&quot;&quot;;[Servidores.C305]);[Servidores.K3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6]);IF(ISBLANK([Servidores.C306]);&quot;&quot;;[Servidores.C306]);[Servidores.K3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7]);IF(ISBLANK([Servidores.C307]);&quot;&quot;;[Servidores.C307]);[Servidores.K3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8]);IF(ISBLANK([Servidores.C308]);&quot;&quot;;[Servidores.C308]);[Servidores.K3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09]);IF(ISBLANK([Servidores.C309]);&quot;&quot;;[Servidores.C309]);[Servidores.K3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0]);IF(ISBLANK([Servidores.C310]);&quot;&quot;;[Servidores.C310]);[Servidores.K3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1]);IF(ISBLANK([Servidores.C311]);&quot;&quot;;[Servidores.C311]);[Servidores.K3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2]);IF(ISBLANK([Servidores.C312]);&quot;&quot;;[Servidores.C312]);[Servidores.K3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3]);IF(ISBLANK([Servidores.C313]);&quot;&quot;;[Servidores.C313]);[Servidores.K3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4]);IF(ISBLANK([Servidores.C314]);&quot;&quot;;[Servidores.C314]);[Servidores.K3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5]);IF(ISBLANK([Servidores.C315]);&quot;&quot;;[Servidores.C315]);[Servidores.K3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6]);IF(ISBLANK([Servidores.C316]);&quot;&quot;;[Servidores.C316]);[Servidores.K3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7]);IF(ISBLANK([Servidores.C317]);&quot;&quot;;[Servidores.C317]);[Servidores.K3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8]);IF(ISBLANK([Servidores.C318]);&quot;&quot;;[Servidores.C318]);[Servidores.K3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19]);IF(ISBLANK([Servidores.C319]);&quot;&quot;;[Servidores.C319]);[Servidores.K3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0]);IF(ISBLANK([Servidores.C320]);&quot;&quot;;[Servidores.C320]);[Servidores.K3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1]);IF(ISBLANK([Servidores.C321]);&quot;&quot;;[Servidores.C321]);[Servidores.K3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2]);IF(ISBLANK([Servidores.C322]);&quot;&quot;;[Servidores.C322]);[Servidores.K3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3]);IF(ISBLANK([Servidores.C323]);&quot;&quot;;[Servidores.C323]);[Servidores.K3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4]);IF(ISBLANK([Servidores.C324]);&quot;&quot;;[Servidores.C324]);[Servidores.K3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5]);IF(ISBLANK([Servidores.C325]);&quot;&quot;;[Servidores.C325]);[Servidores.K3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6]);IF(ISBLANK([Servidores.C326]);&quot;&quot;;[Servidores.C326]);[Servidores.K3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7]);IF(ISBLANK([Servidores.C327]);&quot;&quot;;[Servidores.C327]);[Servidores.K3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8]);IF(ISBLANK([Servidores.C328]);&quot;&quot;;[Servidores.C328]);[Servidores.K3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29]);IF(ISBLANK([Servidores.C329]);&quot;&quot;;[Servidores.C329]);[Servidores.K3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0]);IF(ISBLANK([Servidores.C330]);&quot;&quot;;[Servidores.C330]);[Servidores.K3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1]);IF(ISBLANK([Servidores.C331]);&quot;&quot;;[Servidores.C331]);[Servidores.K3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2]);IF(ISBLANK([Servidores.C332]);&quot;&quot;;[Servidores.C332]);[Servidores.K3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3]);IF(ISBLANK([Servidores.C333]);&quot;&quot;;[Servidores.C333]);[Servidores.K3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4]);IF(ISBLANK([Servidores.C334]);&quot;&quot;;[Servidores.C334]);[Servidores.K3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5]);IF(ISBLANK([Servidores.C335]);&quot;&quot;;[Servidores.C335]);[Servidores.K3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6]);IF(ISBLANK([Servidores.C336]);&quot;&quot;;[Servidores.C336]);[Servidores.K3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7]);IF(ISBLANK([Servidores.C337]);&quot;&quot;;[Servidores.C337]);[Servidores.K3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8]);IF(ISBLANK([Servidores.C338]);&quot;&quot;;[Servidores.C338]);[Servidores.K3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39]);IF(ISBLANK([Servidores.C339]);&quot;&quot;;[Servidores.C339]);[Servidores.K3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0]);IF(ISBLANK([Servidores.C340]);&quot;&quot;;[Servidores.C340]);[Servidores.K3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1]);IF(ISBLANK([Servidores.C341]);&quot;&quot;;[Servidores.C341]);[Servidores.K3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2]);IF(ISBLANK([Servidores.C342]);&quot;&quot;;[Servidores.C342]);[Servidores.K3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3]);IF(ISBLANK([Servidores.C343]);&quot;&quot;;[Servidores.C343]);[Servidores.K3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4]);IF(ISBLANK([Servidores.C344]);&quot;&quot;;[Servidores.C344]);[Servidores.K3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5]);IF(ISBLANK([Servidores.C345]);&quot;&quot;;[Servidores.C345]);[Servidores.K3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6]);IF(ISBLANK([Servidores.C346]);&quot;&quot;;[Servidores.C346]);[Servidores.K3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7]);IF(ISBLANK([Servidores.C347]);&quot;&quot;;[Servidores.C347]);[Servidores.K3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8]);IF(ISBLANK([Servidores.C348]);&quot;&quot;;[Servidores.C348]);[Servidores.K3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49]);IF(ISBLANK([Servidores.C349]);&quot;&quot;;[Servidores.C349]);[Servidores.K3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50]);IF(ISBLANK([Servidores.C350]);&quot;&quot;;[Servidores.C350]);[Servidores.K3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51]);IF(ISBLANK([Servidores.C351]);&quot;&quot;;[Servidores.C351]);[Servidores.K3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52]);IF(ISBLANK([Servidores.C352]);&quot;&quot;;[Servidores.C352]);[Servidores.K3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53]);IF(ISBLANK([Servidores.C353]);&quot;&quot;;[Servidores.C353]);[Servidores.K3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39" table:formula="of:=IF(ISBLANK([Servidores.K354]);IF(ISBLANK([Servidores.C354]);&quot;&quot;;[Servidores.C354]);[Servidores.K354])">
            <text:p/>
          </table:table-cell>
          <table:table-cell table:number-columns-repeated="998"/>
        </table:table-row>
        <table:table-row table:style-name="ro18" table:number-rows-repeated="104822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activo_pasivo" table:base-cell-address="$datos.$T$2" table:cell-range-address="$datos.$S$2:.$S$3"/>
        <table:named-range table:name="arq_serv" table:base-cell-address="$datos.$V$2" table:cell-range-address="$datos.$U$2:.$U$7"/>
        <table:named-range table:name="Criticidad" table:base-cell-address="$'Oracle Weblogic'.$B$6" table:cell-range-address="$datos.$A$2:.$A$5"/>
        <table:named-range table:name="Disponibilidad" table:base-cell-address="$'Oracle Weblogic'.$C$7" table:cell-range-address="$datos.$B$2:.$B$5"/>
        <table:named-range table:name="forms_reports" table:base-cell-address="$datos.$V$5" table:cell-range-address="$datos.$V$2:.$V$13"/>
        <table:named-range table:name="infraestructura" table:base-cell-address="$datos.$O$2" table:cell-range-address="$datos.$O$2:.$O$12"/>
        <table:named-range table:name="Metodo_de_Respaldo" table:base-cell-address="$datos.$M$2" table:cell-range-address="$datos.$L$2:.$L$17"/>
        <table:named-expression table:name="Organismos" table:base-cell-address="$Servidores.$B$5" table:expression="$datos.$#REF!#REF!#REF!#REF!#REF!#REF!$2:$#REF!$50"/>
        <table:named-range table:name="Plan_Backup" table:base-cell-address="$datos.$X$17" table:cell-range-address="$datos.$M$2:.$M$30"/>
        <table:named-range table:name="SAVersiones" table:base-cell-address="$datos.$H$2" table:cell-range-address="$datos.$G$2:.$G$38"/>
        <table:named-range table:name="Servidores" table:base-cell-address="$Servidores.$L$10" table:cell-range-address="$datos.$Z$2:.$Z$340"/>
        <table:named-range table:name="Sistemas_Operativo" table:base-cell-address="$datos.$X$17" table:cell-range-address="$datos.$K$2:.$K$51"/>
        <table:named-range table:name="Si_No" table:base-cell-address="$Servidores.$I$2" table:cell-range-address="$datos.$N$2:.$N$3"/>
        <table:named-range table:name="Tecnologia" table:base-cell-address="$datos.$X$17" table:cell-range-address="$datos.$Q$2:.$Q$50"/>
        <table:named-range table:name="Tipo_de_cluster" table:base-cell-address="$datos.$AB$35" table:cell-range-address="$datos.$AA$2:.$AA$20"/>
        <table:named-range table:name="Tipo_de_entorno" table:base-cell-address="$datos.$M$2" table:cell-range-address="$datos.$C$2:.$C$7"/>
        <table:named-range table:name="Tipo_de_nodo" table:base-cell-address="$datos.$T$12" table:cell-range-address="$datos.$T$2:.$T$10"/>
        <table:named-range table:name="versiones" table:base-cell-address="$'Oracle Weblogic'.$F$2" table:cell-range-address="$datos.$D$2:.$D$74"/>
        <table:named-range table:name="version_EM" table:base-cell-address="$datos.$X$1" table:cell-range-address="$datos.$Y$2:.$Y$20"/>
        <table:named-range table:name="Virtualizado" table:base-cell-address="$datos.$V$5" table:cell-range-address="$datos.$P$2:.$P$4"/>
        <table:named-range table:name="_xlnm._FilterDatabase_1" table:base-cell-address="$datos.$Y$7" table:cell-range-address="$'Oracle Database'.$V$5:.$AD$474"/>
      </table:named-expressions>
      <table:database-ranges>
        <table:database-range table:name="__Anonymous_Sheet_DB__0" table:target-range-address="Servidores.B5:Servidores.W218" table:display-filter-buttons="true" table:orientation="column"/>
        <table:database-range table:name="__Anonymous_Sheet_DB__1" table:target-range-address="'Oracle Database'.B5:'Oracle Database'.Y402" table:display-filter-buttons="true" table:orientation="column"/>
        <table:database-range table:name="__Anonymous_Sheet_DB__2" table:target-range-address="'Oracle Weblogic'.A5:'Oracle Weblogic'.AMJ397" table:display-filter-buttons="true" table:orientation="column"/>
        <table:database-range table:name="__Anonymous_Sheet_DB__3" table:target-range-address="datos.A1:datos.R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number:number-style style:name="N10144P0" style:volatile="true" number:language="es" number:country="ES">
      <number:number number:decimal-places="0" number:min-integer-digits="1" number:grouping="true"/>
      <number:text>    </number:text>
    </number:number-style>
    <number:number-style style:name="N10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44P2" style:volatile="true" number:language="es" number:country="ES">
      <number:text>-    </number:text>
    </number:number-style>
    <number:text-style style:name="N10144" number:language="es" number:country="E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s" number:country="ES">
      <number:number number:decimal-places="0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46P2" style:volatile="true" number:language="es" number:country="ES">
      <number:text>-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8P0" style:volatile="true" number:language="es" number:country="ES">
      <number:number number:decimal-places="2" number:min-integer-digits="1" number:grouping="true"/>
      <number:text>    </number:text>
    </number:number-style>
    <number:number-style style:name="N10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48" number:language="es" number:country="E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es" number:country="ES">
      <number:number number:decimal-places="2" number:min-integer-digits="1" number:grouping="true"/>
      <number:text> € </number:text>
    </number:number-style>
    <number:number-style style:name="N10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50" number:language="es" number:country="E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style:style style:name="Correto" style:family="table-cell" style:parent-style-name="Default">
      <style:table-cell-properties fo:background-color="#00ff00"/>
    </style:style>
    <style:style style:name="NO_5f_ENCONTRADO" style:display-name="NO_ENCONTRADO" style:family="table-cell" style:parent-style-name="Default">
      <style:table-cell-properties fo:background-color="#ffb515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1:21:34.5754847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a22f674fd25a3b6f45bdebf25400ed2adff0ff99</meta:generator>
    <dc:date>2015-09-08T11:34:35.242830781</dc:date>
    <meta:editing-duration>P2DT19H59M56S</meta:editing-duration>
    <meta:editing-cycles>230</meta:editing-cycles>
    <dc:creator>laura </dc:creator>
    <meta:document-statistic meta:table-count="4" meta:cell-count="6805" meta:object-count="0"/>
  </office:meta>
</office:document-meta>
</file>